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d116713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d277be5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style:font-size-asian="18.3500003814697pt" style:font-size-complex="21pt"/>
    </style:style>
    <style:style style:name="T15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2" style:family="text">
      <style:text-properties officeooo:rsid="0016fbe0"/>
    </style:style>
    <style:style style:name="T153" style:family="text">
      <style:text-properties officeooo:rsid="0018134a"/>
    </style:style>
    <style:style style:name="T154" style:family="text">
      <style:text-properties officeooo:rsid="001a0367"/>
    </style:style>
    <style:style style:name="T155" style:family="text">
      <style:text-properties officeooo:rsid="001ca9f9"/>
    </style:style>
    <style:style style:name="T156" style:family="text">
      <style:text-properties officeooo:rsid="001cb7e0"/>
    </style:style>
    <style:style style:name="T157" style:family="text">
      <style:text-properties officeooo:rsid="001f13e5"/>
    </style:style>
    <style:style style:name="T158" style:family="text">
      <style:text-properties officeooo:rsid="0021733d"/>
    </style:style>
    <style:style style:name="T159" style:family="text">
      <style:text-properties officeooo:rsid="00232251"/>
    </style:style>
    <style:style style:name="T160" style:family="text">
      <style:text-properties officeooo:rsid="0025f754"/>
    </style:style>
    <style:style style:name="T161" style:family="text">
      <style:text-properties officeooo:rsid="002742a4"/>
    </style:style>
    <style:style style:name="T162" style:family="text">
      <style:text-properties officeooo:rsid="00293e81"/>
    </style:style>
    <style:style style:name="T163" style:family="text">
      <style:text-properties officeooo:rsid="002a4d3c"/>
    </style:style>
    <style:style style:name="T164" style:family="text">
      <style:text-properties officeooo:rsid="002aee95"/>
    </style:style>
    <style:style style:name="T165" style:family="text">
      <style:text-properties officeooo:rsid="002ca089"/>
    </style:style>
    <style:style style:name="T166" style:family="text">
      <style:text-properties officeooo:rsid="002dd248"/>
    </style:style>
    <style:style style:name="T167" style:family="text">
      <style:text-properties officeooo:rsid="003a9237"/>
    </style:style>
    <style:style style:name="T168" style:family="text">
      <style:text-properties officeooo:rsid="003b676a"/>
    </style:style>
    <style:style style:name="T169" style:family="text">
      <style:text-properties officeooo:rsid="003d8f2b"/>
    </style:style>
    <style:style style:name="T170" style:family="text">
      <style:text-properties officeooo:rsid="0040f11c"/>
    </style:style>
    <style:style style:name="T171" style:family="text">
      <style:text-properties officeooo:rsid="004442d3"/>
    </style:style>
    <style:style style:name="T172" style:family="text">
      <style:text-properties officeooo:rsid="00453d38"/>
    </style:style>
    <style:style style:name="T173" style:family="text">
      <style:text-properties officeooo:rsid="0047590e"/>
    </style:style>
    <style:style style:name="T174" style:family="text">
      <style:text-properties officeooo:rsid="00495385"/>
    </style:style>
    <style:style style:name="T175" style:family="text">
      <style:text-properties officeooo:rsid="004a5474"/>
    </style:style>
    <style:style style:name="T176" style:family="text">
      <style:text-properties officeooo:rsid="004aa6d6"/>
    </style:style>
    <style:style style:name="T177" style:family="text">
      <style:text-properties officeooo:rsid="004d02e6"/>
    </style:style>
    <style:style style:name="T178" style:family="text">
      <style:text-properties officeooo:rsid="004ec73b"/>
    </style:style>
    <style:style style:name="T179" style:family="text">
      <style:text-properties officeooo:rsid="005065f8"/>
    </style:style>
    <style:style style:name="T180" style:family="text">
      <style:text-properties officeooo:rsid="0052a132"/>
    </style:style>
    <style:style style:name="T181" style:family="text">
      <style:text-properties officeooo:rsid="0053753f"/>
    </style:style>
    <style:style style:name="T182" style:family="text">
      <style:text-properties officeooo:rsid="005696d6"/>
    </style:style>
    <style:style style:name="T183" style:family="text">
      <style:text-properties officeooo:rsid="005a8a9c"/>
    </style:style>
    <style:style style:name="T184" style:family="text">
      <style:text-properties officeooo:rsid="005b8c2e"/>
    </style:style>
    <style:style style:name="T185" style:family="text">
      <style:text-properties officeooo:rsid="005c5abd"/>
    </style:style>
    <style:style style:name="T186" style:family="text">
      <style:text-properties officeooo:rsid="005caacc"/>
    </style:style>
    <style:style style:name="T187" style:family="text">
      <style:text-properties officeooo:rsid="005e34e6"/>
    </style:style>
    <style:style style:name="T188" style:family="text">
      <style:text-properties officeooo:rsid="006028c5"/>
    </style:style>
    <style:style style:name="T189" style:family="text">
      <style:text-properties officeooo:rsid="0064a6b7"/>
    </style:style>
    <style:style style:name="T190" style:family="text">
      <style:text-properties officeooo:rsid="0065e749"/>
    </style:style>
    <style:style style:name="T191" style:family="text">
      <style:text-properties officeooo:rsid="00669a85"/>
    </style:style>
    <style:style style:name="T192" style:family="text">
      <style:text-properties officeooo:rsid="00678c2d"/>
    </style:style>
    <style:style style:name="T193" style:family="text">
      <style:text-properties officeooo:rsid="0069197e"/>
    </style:style>
    <style:style style:name="T194" style:family="text">
      <style:text-properties officeooo:rsid="006b7472"/>
    </style:style>
    <style:style style:name="T195" style:family="text">
      <style:text-properties officeooo:rsid="006cb295"/>
    </style:style>
    <style:style style:name="T196" style:family="text">
      <style:text-properties officeooo:rsid="006d5764"/>
    </style:style>
    <style:style style:name="T197" style:family="text">
      <style:text-properties officeooo:rsid="007aa42d"/>
    </style:style>
    <style:style style:name="T198" style:family="text">
      <style:text-properties officeooo:rsid="007eab95"/>
    </style:style>
    <style:style style:name="T199" style:family="text">
      <style:text-properties officeooo:rsid="00851981"/>
    </style:style>
    <style:style style:name="T200" style:family="text">
      <style:text-properties officeooo:rsid="0085f0bc"/>
    </style:style>
    <style:style style:name="T201" style:family="text">
      <style:text-properties officeooo:rsid="0086af44"/>
    </style:style>
    <style:style style:name="T202" style:family="text">
      <style:text-properties officeooo:rsid="008704b2"/>
    </style:style>
    <style:style style:name="T203" style:family="text">
      <style:text-properties officeooo:rsid="0088241a"/>
    </style:style>
    <style:style style:name="T204" style:family="text">
      <style:text-properties officeooo:rsid="0089d86b"/>
    </style:style>
    <style:style style:name="T205" style:family="text">
      <style:text-properties officeooo:rsid="008acfba"/>
    </style:style>
    <style:style style:name="T206" style:family="text">
      <style:text-properties officeooo:rsid="008cc26b"/>
    </style:style>
    <style:style style:name="T207" style:family="text">
      <style:text-properties officeooo:rsid="008eaef4"/>
    </style:style>
    <style:style style:name="T208" style:family="text">
      <style:text-properties officeooo:rsid="0091b6a3"/>
    </style:style>
    <style:style style:name="T209" style:family="text">
      <style:text-properties officeooo:rsid="0093cf64"/>
    </style:style>
    <style:style style:name="T210" style:family="text">
      <style:text-properties officeooo:rsid="0097e388"/>
    </style:style>
    <style:style style:name="T211" style:family="text">
      <style:text-properties officeooo:rsid="00995a6b"/>
    </style:style>
    <style:style style:name="T212" style:family="text">
      <style:text-properties officeooo:rsid="009b75cf"/>
    </style:style>
    <style:style style:name="T213" style:family="text">
      <style:text-properties officeooo:rsid="009bf31f"/>
    </style:style>
    <style:style style:name="T214" style:family="text">
      <style:text-properties officeooo:rsid="009d7a25"/>
    </style:style>
    <style:style style:name="T215" style:family="text">
      <style:text-properties officeooo:rsid="009fd45b"/>
    </style:style>
    <style:style style:name="T216" style:family="text">
      <style:text-properties officeooo:rsid="00a3f49a"/>
    </style:style>
    <style:style style:name="T217" style:family="text">
      <style:text-properties officeooo:rsid="00a6b081"/>
    </style:style>
    <style:style style:name="T218" style:family="text">
      <style:text-properties officeooo:rsid="00ad5438"/>
    </style:style>
    <style:style style:name="T219" style:family="text">
      <style:text-properties officeooo:rsid="00adf683"/>
    </style:style>
    <style:style style:name="T220" style:family="text">
      <style:text-properties officeooo:rsid="00af2e88"/>
    </style:style>
    <style:style style:name="T221" style:family="text">
      <style:text-properties officeooo:rsid="00ba1234"/>
    </style:style>
    <style:style style:name="T222" style:family="text">
      <style:text-properties officeooo:rsid="00bef9d2"/>
    </style:style>
    <style:style style:name="T223" style:family="text">
      <style:text-properties officeooo:rsid="00c9957e"/>
    </style:style>
    <style:style style:name="T224" style:family="text">
      <style:text-properties officeooo:rsid="00ca42bd"/>
    </style:style>
    <style:style style:name="T225" style:family="text">
      <style:text-properties officeooo:rsid="00ccca26"/>
    </style:style>
    <style:style style:name="T226" style:family="text">
      <style:text-properties officeooo:rsid="00cf6129"/>
    </style:style>
    <style:style style:name="T227" style:family="text">
      <style:text-properties officeooo:rsid="00dd4c5d"/>
    </style:style>
    <style:style style:name="T228" style:family="text">
      <style:text-properties officeooo:rsid="00ddcbfb"/>
    </style:style>
    <style:style style:name="T229" style:family="text">
      <style:text-properties officeooo:rsid="00de5a86"/>
    </style:style>
    <style:style style:name="T230" style:family="text">
      <style:text-properties officeooo:rsid="00dfc6a1"/>
    </style:style>
    <style:style style:name="T231" style:family="text">
      <style:text-properties officeooo:rsid="00e03f53"/>
    </style:style>
    <style:style style:name="T232" style:family="text">
      <style:text-properties officeooo:rsid="00e0bd3e"/>
    </style:style>
    <style:style style:name="T233" style:family="text">
      <style:text-properties officeooo:rsid="00e0c4a3"/>
    </style:style>
    <style:style style:name="T234" style:family="text">
      <style:text-properties officeooo:rsid="00e1f1ac"/>
    </style:style>
    <style:style style:name="T235" style:family="text">
      <style:text-properties officeooo:rsid="00e205b3"/>
    </style:style>
    <style:style style:name="T236" style:family="text">
      <style:text-properties officeooo:rsid="00e2f838"/>
    </style:style>
    <style:style style:name="T237" style:family="text">
      <style:text-properties officeooo:rsid="00e4d6b9"/>
    </style:style>
    <style:style style:name="T238" style:family="text">
      <style:text-properties officeooo:rsid="00e6933d"/>
    </style:style>
    <style:style style:name="T239" style:family="text">
      <style:text-properties officeooo:rsid="00e76d62"/>
    </style:style>
    <style:style style:name="T240" style:family="text">
      <style:text-properties officeooo:rsid="00e8539b"/>
    </style:style>
    <style:style style:name="T241" style:family="text">
      <style:text-properties officeooo:rsid="00e91e30"/>
    </style:style>
    <style:style style:name="T242" style:family="text">
      <style:text-properties officeooo:rsid="00e9afc7"/>
    </style:style>
    <style:style style:name="T243" style:family="text">
      <style:text-properties officeooo:rsid="00e9b9ce"/>
    </style:style>
    <style:style style:name="T244" style:family="text">
      <style:text-properties officeooo:rsid="00ea59c8"/>
    </style:style>
    <style:style style:name="T245" style:family="text">
      <style:text-properties officeooo:rsid="00ec034d"/>
    </style:style>
    <style:style style:name="T246" style:family="text">
      <style:text-properties officeooo:rsid="00ee9c0f"/>
    </style:style>
    <style:style style:name="T247" style:family="text">
      <style:text-properties officeooo:rsid="00ef2363"/>
    </style:style>
    <style:style style:name="T248" style:family="text">
      <style:text-properties officeooo:rsid="00f04aa6"/>
    </style:style>
    <style:style style:name="T249" style:family="text">
      <style:text-properties officeooo:rsid="00f147d3"/>
    </style:style>
    <style:style style:name="T250" style:family="text">
      <style:text-properties officeooo:rsid="00f2225e"/>
    </style:style>
    <style:style style:name="T251" style:family="text">
      <style:text-properties officeooo:rsid="00f3eb6d"/>
    </style:style>
    <style:style style:name="T252" style:family="text">
      <style:text-properties officeooo:rsid="00f5b5e8"/>
    </style:style>
    <style:style style:name="T253" style:family="text">
      <style:text-properties officeooo:rsid="00f6bed4"/>
    </style:style>
    <style:style style:name="T254" style:family="text">
      <style:text-properties officeooo:rsid="00f759c5"/>
    </style:style>
    <style:style style:name="T255" style:family="text">
      <style:text-properties officeooo:rsid="00f7755f"/>
    </style:style>
    <style:style style:name="T256" style:family="text">
      <style:text-properties officeooo:rsid="00f78829"/>
    </style:style>
    <style:style style:name="T257" style:family="text">
      <style:text-properties officeooo:rsid="00f80b15"/>
    </style:style>
    <style:style style:name="T258" style:family="text">
      <style:text-properties officeooo:rsid="00f82f58"/>
    </style:style>
    <style:style style:name="T259" style:family="text">
      <style:text-properties officeooo:rsid="00f9129a"/>
    </style:style>
    <style:style style:name="T260" style:family="text">
      <style:text-properties officeooo:rsid="00faa901"/>
    </style:style>
    <style:style style:name="T261" style:family="text">
      <style:text-properties officeooo:rsid="00fc5832"/>
    </style:style>
    <style:style style:name="T262" style:family="text">
      <style:text-properties officeooo:rsid="00fe0473"/>
    </style:style>
    <style:style style:name="T263" style:family="text">
      <style:text-properties officeooo:rsid="00fe141e"/>
    </style:style>
    <style:style style:name="T264" style:family="text">
      <style:text-properties officeooo:rsid="00ff4d89"/>
    </style:style>
    <style:style style:name="T265" style:family="text">
      <style:text-properties officeooo:rsid="01005772"/>
    </style:style>
    <style:style style:name="T266" style:family="text">
      <style:text-properties officeooo:rsid="01007ea2"/>
    </style:style>
    <style:style style:name="T267" style:family="text">
      <style:text-properties officeooo:rsid="0103b4ed"/>
    </style:style>
    <style:style style:name="T268" style:family="text">
      <style:text-properties officeooo:rsid="0103c865"/>
    </style:style>
    <style:style style:name="T269" style:family="text">
      <style:text-properties officeooo:rsid="01074ada"/>
    </style:style>
    <style:style style:name="T270" style:family="text">
      <style:text-properties officeooo:rsid="0108a383"/>
    </style:style>
    <style:style style:name="T271" style:family="text">
      <style:text-properties officeooo:rsid="010a1e85"/>
    </style:style>
    <style:style style:name="T272" style:family="text">
      <style:text-properties officeooo:rsid="010fa2b9"/>
    </style:style>
    <style:style style:name="T273" style:family="text">
      <style:text-properties officeooo:rsid="010fbac0"/>
    </style:style>
    <style:style style:name="T274" style:family="text">
      <style:text-properties officeooo:rsid="01111a73"/>
    </style:style>
    <style:style style:name="T275" style:family="text">
      <style:text-properties officeooo:rsid="0111cd84"/>
    </style:style>
    <style:style style:name="T276" style:family="text">
      <style:text-properties officeooo:rsid="01197e57"/>
    </style:style>
    <style:style style:name="T277" style:family="text">
      <style:text-properties officeooo:rsid="011b57a1"/>
    </style:style>
    <style:style style:name="T278" style:family="text">
      <style:text-properties officeooo:rsid="011ce240"/>
    </style:style>
    <style:style style:name="T279" style:family="text">
      <style:text-properties officeooo:rsid="011d1bdc"/>
    </style:style>
    <style:style style:name="T280" style:family="text">
      <style:text-properties officeooo:rsid="011da263"/>
    </style:style>
    <style:style style:name="T281" style:family="text">
      <style:text-properties officeooo:rsid="011dc478"/>
    </style:style>
    <style:style style:name="T282" style:family="text">
      <style:text-properties officeooo:rsid="011e34fe"/>
    </style:style>
    <style:style style:name="T283" style:family="text">
      <style:text-properties officeooo:rsid="011fe4cc"/>
    </style:style>
    <style:style style:name="T284" style:family="text">
      <style:text-properties officeooo:rsid="01211db5"/>
    </style:style>
    <style:style style:name="T285" style:family="text">
      <style:text-properties officeooo:rsid="01219141"/>
    </style:style>
    <style:style style:name="T286" style:family="text">
      <style:text-properties officeooo:rsid="01237f4a"/>
    </style:style>
    <style:style style:name="T287" style:family="text">
      <style:text-properties officeooo:rsid="0124bf99"/>
    </style:style>
    <style:style style:name="T288" style:family="text">
      <style:text-properties officeooo:rsid="0127ec69"/>
    </style:style>
    <style:style style:name="T289" style:family="text">
      <style:text-properties officeooo:rsid="0127fed7"/>
    </style:style>
    <style:style style:name="T290" style:family="text">
      <style:text-properties officeooo:rsid="01290466"/>
    </style:style>
    <style:style style:name="T291" style:family="text">
      <style:text-properties officeooo:rsid="0129e154"/>
    </style:style>
    <style:style style:name="T292" style:family="text">
      <style:text-properties officeooo:rsid="012b115a"/>
    </style:style>
    <style:style style:name="T293" style:family="text">
      <style:text-properties officeooo:rsid="012c9a9a"/>
    </style:style>
    <style:style style:name="T294" style:family="text">
      <style:text-properties officeooo:rsid="012d623a"/>
    </style:style>
    <style:style style:name="T295" style:family="text">
      <style:text-properties officeooo:rsid="012f7abf"/>
    </style:style>
    <style:style style:name="T296" style:family="text">
      <style:text-properties officeooo:rsid="0133a0db"/>
    </style:style>
    <style:style style:name="T297" style:family="text">
      <style:text-properties officeooo:rsid="0136a720"/>
    </style:style>
    <style:style style:name="T298" style:family="text">
      <style:text-properties officeooo:rsid="013773dc"/>
    </style:style>
    <style:style style:name="T299" style:family="text">
      <style:text-properties officeooo:rsid="01392c61"/>
    </style:style>
    <style:style style:name="T300" style:family="text">
      <style:text-properties officeooo:rsid="013a7be4"/>
    </style:style>
    <style:style style:name="T301" style:family="text">
      <style:text-properties officeooo:rsid="013baaee"/>
    </style:style>
    <style:style style:name="T302" style:family="text">
      <style:text-properties officeooo:rsid="013c0b66"/>
    </style:style>
    <style:style style:name="T303" style:family="text">
      <style:text-properties officeooo:rsid="013c2ed1"/>
    </style:style>
    <style:style style:name="T304" style:family="text">
      <style:text-properties officeooo:rsid="013ce322"/>
    </style:style>
    <style:style style:name="T305" style:family="text">
      <style:text-properties officeooo:rsid="013df436"/>
    </style:style>
    <style:style style:name="T306" style:family="text">
      <style:text-properties officeooo:rsid="01403779"/>
    </style:style>
    <style:style style:name="T307" style:family="text">
      <style:text-properties officeooo:rsid="0143ecfe"/>
    </style:style>
    <style:style style:name="T308" style:family="text">
      <style:text-properties officeooo:rsid="01464ac3"/>
    </style:style>
    <style:style style:name="T309" style:family="text">
      <style:text-properties officeooo:rsid="0147f1d4"/>
    </style:style>
    <style:style style:name="T310" style:family="text">
      <style:text-properties officeooo:rsid="0149e417"/>
    </style:style>
    <style:style style:name="T311" style:family="text">
      <style:text-properties officeooo:rsid="014aa71d"/>
    </style:style>
    <style:style style:name="T312" style:family="text">
      <style:text-properties officeooo:rsid="01531c57"/>
    </style:style>
    <style:style style:name="T313" style:family="text">
      <style:text-properties officeooo:rsid="01533c71"/>
    </style:style>
    <style:style style:name="T314" style:family="text">
      <style:text-properties officeooo:rsid="015724da"/>
    </style:style>
    <style:style style:name="T315" style:family="text">
      <style:text-properties officeooo:rsid="0158f397"/>
    </style:style>
    <style:style style:name="T316" style:family="text">
      <style:text-properties officeooo:rsid="0159131a"/>
    </style:style>
    <style:style style:name="T317" style:family="text">
      <style:text-properties officeooo:rsid="0159cd10"/>
    </style:style>
    <style:style style:name="T318" style:family="text">
      <style:text-properties officeooo:rsid="015c12c5"/>
    </style:style>
    <style:style style:name="T319" style:family="text">
      <style:text-properties officeooo:rsid="015cf302"/>
    </style:style>
    <style:style style:name="T320" style:family="text">
      <style:text-properties officeooo:rsid="015dbe63"/>
    </style:style>
    <style:style style:name="T321" style:family="text">
      <style:text-properties officeooo:rsid="015dca55"/>
    </style:style>
    <style:style style:name="T322" style:family="text">
      <style:text-properties officeooo:rsid="015ded63"/>
    </style:style>
    <style:style style:name="T323" style:family="text">
      <style:text-properties officeooo:rsid="015ef745"/>
    </style:style>
    <style:style style:name="T324" style:family="text">
      <style:text-properties officeooo:rsid="016249cb"/>
    </style:style>
    <style:style style:name="T325" style:family="text">
      <style:text-properties officeooo:rsid="0165ca67"/>
    </style:style>
    <style:style style:name="T326" style:family="text">
      <style:text-properties officeooo:rsid="0166e42b"/>
    </style:style>
    <style:style style:name="T327" style:family="text">
      <style:text-properties officeooo:rsid="0169fe65"/>
    </style:style>
    <style:style style:name="T328" style:family="text">
      <style:text-properties officeooo:rsid="016afa3b"/>
    </style:style>
    <style:style style:name="T329" style:family="text">
      <style:text-properties officeooo:rsid="016bbc04"/>
    </style:style>
    <style:style style:name="T330" style:family="text">
      <style:text-properties officeooo:rsid="016dd0d4"/>
    </style:style>
    <style:style style:name="T331" style:family="text">
      <style:text-properties officeooo:rsid="016f62b1"/>
    </style:style>
    <style:style style:name="T332" style:family="text">
      <style:text-properties officeooo:rsid="01708fd2"/>
    </style:style>
    <style:style style:name="T333" style:family="text">
      <style:text-properties officeooo:rsid="01731fca"/>
    </style:style>
    <style:style style:name="T334" style:family="text">
      <style:text-properties officeooo:rsid="0173ef8e"/>
    </style:style>
    <style:style style:name="T335" style:family="text">
      <style:text-properties officeooo:rsid="01751e8e"/>
    </style:style>
    <style:style style:name="T336" style:family="text">
      <style:text-properties officeooo:rsid="01767326"/>
    </style:style>
    <style:style style:name="T337" style:family="text">
      <style:text-properties officeooo:rsid="01797077"/>
    </style:style>
    <style:style style:name="T338" style:family="text">
      <style:text-properties officeooo:rsid="017a94cb"/>
    </style:style>
    <style:style style:name="T339" style:family="text">
      <style:text-properties officeooo:rsid="017c3e57"/>
    </style:style>
    <style:style style:name="T340" style:family="text">
      <style:text-properties officeooo:rsid="017d572c"/>
    </style:style>
    <style:style style:name="T341" style:family="text">
      <style:text-properties officeooo:rsid="017f4789"/>
    </style:style>
    <style:style style:name="T342" style:family="text">
      <style:text-properties officeooo:rsid="018105aa"/>
    </style:style>
    <style:style style:name="T343" style:family="text">
      <style:text-properties officeooo:rsid="0181647e"/>
    </style:style>
    <style:style style:name="T344" style:family="text">
      <style:text-properties officeooo:rsid="01822e3c"/>
    </style:style>
    <style:style style:name="T345" style:family="text">
      <style:text-properties officeooo:rsid="0182e470"/>
    </style:style>
    <style:style style:name="T346" style:family="text">
      <style:text-properties officeooo:rsid="0182e742"/>
    </style:style>
    <style:style style:name="T347" style:family="text">
      <style:text-properties officeooo:rsid="0185e2ee"/>
    </style:style>
    <style:style style:name="T348" style:family="text">
      <style:text-properties officeooo:rsid="0186b5fe"/>
    </style:style>
    <style:style style:name="T349" style:family="text">
      <style:text-properties officeooo:rsid="01870bee"/>
    </style:style>
    <style:style style:name="T350" style:family="text">
      <style:text-properties officeooo:rsid="01881ca4"/>
    </style:style>
    <style:style style:name="T351" style:family="text">
      <style:text-properties officeooo:rsid="0189c359"/>
    </style:style>
    <style:style style:name="T352" style:family="text">
      <style:text-properties officeooo:rsid="018abc8e"/>
    </style:style>
    <style:style style:name="T353" style:family="text">
      <style:text-properties officeooo:rsid="018b9001"/>
    </style:style>
    <style:style style:name="T354" style:family="text">
      <style:text-properties officeooo:rsid="018c69a3"/>
    </style:style>
    <style:style style:name="T355" style:family="text">
      <style:text-properties officeooo:rsid="018e95ee"/>
    </style:style>
    <style:style style:name="T356" style:family="text">
      <style:text-properties officeooo:rsid="018f5577"/>
    </style:style>
    <style:style style:name="T357" style:family="text">
      <style:text-properties officeooo:rsid="01902bed"/>
    </style:style>
    <style:style style:name="T358" style:family="text">
      <style:text-properties officeooo:rsid="0191fb43"/>
    </style:style>
    <style:style style:name="T359" style:family="text">
      <style:text-properties officeooo:rsid="0192fd9b"/>
    </style:style>
    <style:style style:name="T360" style:family="text">
      <style:text-properties officeooo:rsid="0196965d"/>
    </style:style>
    <style:style style:name="T361" style:family="text">
      <style:text-properties officeooo:rsid="0198916b"/>
    </style:style>
    <style:style style:name="T362" style:family="text">
      <style:text-properties officeooo:rsid="019bbbe5"/>
    </style:style>
    <style:style style:name="T363" style:family="text">
      <style:text-properties officeooo:rsid="019d8ff3"/>
    </style:style>
    <style:style style:name="T364" style:family="text">
      <style:text-properties officeooo:rsid="019efe05"/>
    </style:style>
    <style:style style:name="T365" style:family="text">
      <style:text-properties officeooo:rsid="01a0187f"/>
    </style:style>
    <style:style style:name="T366" style:family="text">
      <style:text-properties officeooo:rsid="01a20cda"/>
    </style:style>
    <style:style style:name="T367" style:family="text">
      <style:text-properties officeooo:rsid="01a363d4"/>
    </style:style>
    <style:style style:name="T368" style:family="text">
      <style:text-properties officeooo:rsid="01a4cb4a"/>
    </style:style>
    <style:style style:name="T369" style:family="text">
      <style:text-properties officeooo:rsid="01a6499a"/>
    </style:style>
    <style:style style:name="T370" style:family="text">
      <style:text-properties officeooo:rsid="01abbf1d"/>
    </style:style>
    <style:style style:name="T371" style:family="text">
      <style:text-properties officeooo:rsid="01ac7eca"/>
    </style:style>
    <style:style style:name="T372" style:family="text">
      <style:text-properties officeooo:rsid="01ae3e51"/>
    </style:style>
    <style:style style:name="T373" style:family="text">
      <style:text-properties officeooo:rsid="01ae5fa7"/>
    </style:style>
    <style:style style:name="T374" style:family="text">
      <style:text-properties officeooo:rsid="01b00aac"/>
    </style:style>
    <style:style style:name="T375" style:family="text">
      <style:text-properties officeooo:rsid="01b10208"/>
    </style:style>
    <style:style style:name="T376" style:family="text">
      <style:text-properties officeooo:rsid="01b2b611"/>
    </style:style>
    <style:style style:name="T377" style:family="text">
      <style:text-properties officeooo:rsid="01b371c0"/>
    </style:style>
    <style:style style:name="T378" style:family="text">
      <style:text-properties officeooo:rsid="01b65d76"/>
    </style:style>
    <style:style style:name="T379" style:family="text">
      <style:text-properties officeooo:rsid="01b72c14"/>
    </style:style>
    <style:style style:name="T380" style:family="text">
      <style:text-properties officeooo:rsid="01b81062"/>
    </style:style>
    <style:style style:name="T381" style:family="text">
      <style:text-properties officeooo:rsid="01b907c5"/>
    </style:style>
    <style:style style:name="T382" style:family="text">
      <style:text-properties officeooo:rsid="01bc80bb"/>
    </style:style>
    <style:style style:name="T383" style:family="text">
      <style:text-properties officeooo:rsid="01be62bd"/>
    </style:style>
    <style:style style:name="T384" style:family="text">
      <style:text-properties officeooo:rsid="01be88a8"/>
    </style:style>
    <style:style style:name="T385" style:family="text">
      <style:text-properties officeooo:rsid="01c40dbd"/>
    </style:style>
    <style:style style:name="T386" style:family="text">
      <style:text-properties officeooo:rsid="01c4ec59"/>
    </style:style>
    <style:style style:name="T387" style:family="text">
      <style:text-properties officeooo:rsid="01c50357"/>
    </style:style>
    <style:style style:name="T388" style:family="text">
      <style:text-properties officeooo:rsid="01c5cf5a"/>
    </style:style>
    <style:style style:name="T389" style:family="text">
      <style:text-properties officeooo:rsid="01c6ddf0"/>
    </style:style>
    <style:style style:name="T390" style:family="text">
      <style:text-properties officeooo:rsid="01c81040"/>
    </style:style>
    <style:style style:name="T391" style:family="text">
      <style:text-properties officeooo:rsid="01c93d88"/>
    </style:style>
    <style:style style:name="T392" style:family="text">
      <style:text-properties officeooo:rsid="01cc42ce"/>
    </style:style>
    <style:style style:name="T393" style:family="text">
      <style:text-properties officeooo:rsid="01cca82c"/>
    </style:style>
    <style:style style:name="T394" style:family="text">
      <style:text-properties officeooo:rsid="01cd4a47"/>
    </style:style>
    <style:style style:name="T395" style:family="text">
      <style:text-properties officeooo:rsid="01cec830"/>
    </style:style>
    <style:style style:name="T396" style:family="text">
      <style:text-properties officeooo:rsid="01d23177"/>
    </style:style>
    <style:style style:name="T397" style:family="text">
      <style:text-properties officeooo:rsid="01d32cc8"/>
    </style:style>
    <style:style style:name="T398" style:family="text">
      <style:text-properties officeooo:rsid="01d4fe16"/>
    </style:style>
    <style:style style:name="T399" style:family="text">
      <style:text-properties officeooo:rsid="01d76c6a"/>
    </style:style>
    <style:style style:name="T400" style:family="text">
      <style:text-properties officeooo:rsid="01d7e693"/>
    </style:style>
    <style:style style:name="T401" style:family="text">
      <style:text-properties officeooo:rsid="01d85184"/>
    </style:style>
    <style:style style:name="T402" style:family="text">
      <style:text-properties officeooo:rsid="01d8d0be"/>
    </style:style>
    <style:style style:name="T403" style:family="text">
      <style:text-properties officeooo:rsid="01d97003"/>
    </style:style>
    <style:style style:name="T404" style:family="text">
      <style:text-properties officeooo:rsid="01da82d5"/>
    </style:style>
    <style:style style:name="T405" style:family="text">
      <style:text-properties officeooo:rsid="01dacdcd"/>
    </style:style>
    <style:style style:name="T406" style:family="text">
      <style:text-properties officeooo:rsid="01dc4232"/>
    </style:style>
    <style:style style:name="T407" style:family="text">
      <style:text-properties officeooo:rsid="01de8114"/>
    </style:style>
    <style:style style:name="T408" style:family="text">
      <style:text-properties officeooo:rsid="01df6931"/>
    </style:style>
    <style:style style:name="T409" style:family="text">
      <style:text-properties officeooo:rsid="01e0ffcc"/>
    </style:style>
    <style:style style:name="T410" style:family="text">
      <style:text-properties officeooo:rsid="01e164cf"/>
    </style:style>
    <style:style style:name="T411" style:family="text">
      <style:text-properties officeooo:rsid="01e4b549"/>
    </style:style>
    <style:style style:name="T412" style:family="text">
      <style:text-properties officeooo:rsid="01e5299b"/>
    </style:style>
    <style:style style:name="T413" style:family="text">
      <style:text-properties officeooo:rsid="01e5f424"/>
    </style:style>
    <style:style style:name="T414" style:family="text">
      <style:text-properties officeooo:rsid="01e767cd"/>
    </style:style>
    <style:style style:name="T415" style:family="text">
      <style:text-properties officeooo:rsid="01ec705f"/>
    </style:style>
    <style:style style:name="T416" style:family="text">
      <style:text-properties officeooo:rsid="01edee63"/>
    </style:style>
    <style:style style:name="T417" style:family="text">
      <style:text-properties officeooo:rsid="01ee2ed9"/>
    </style:style>
    <style:style style:name="T418" style:family="text">
      <style:text-properties officeooo:rsid="01ef1247"/>
    </style:style>
    <style:style style:name="T419" style:family="text">
      <style:text-properties officeooo:rsid="01ef65c0"/>
    </style:style>
    <style:style style:name="T420" style:family="text">
      <style:text-properties officeooo:rsid="01f08c3b"/>
    </style:style>
    <style:style style:name="T421" style:family="text">
      <style:text-properties officeooo:rsid="01f95ce0"/>
    </style:style>
    <style:style style:name="T422" style:family="text">
      <style:text-properties officeooo:rsid="01f97c91"/>
    </style:style>
    <style:style style:name="T423" style:family="text">
      <style:text-properties officeooo:rsid="01fd8781"/>
    </style:style>
    <style:style style:name="T424" style:family="text">
      <style:text-properties officeooo:rsid="01fea9aa"/>
    </style:style>
    <style:style style:name="T425" style:family="text">
      <style:text-properties officeooo:rsid="01ff8cd0"/>
    </style:style>
    <style:style style:name="T426" style:family="text">
      <style:text-properties officeooo:rsid="0204f00e"/>
    </style:style>
    <style:style style:name="T427" style:family="text">
      <style:text-properties officeooo:rsid="020520f3"/>
    </style:style>
    <style:style style:name="T428" style:family="text">
      <style:text-properties officeooo:rsid="0207e096"/>
    </style:style>
    <style:style style:name="T429" style:family="text">
      <style:text-properties officeooo:rsid="020909c8"/>
    </style:style>
    <style:style style:name="T430" style:family="text">
      <style:text-properties officeooo:rsid="020fe971"/>
    </style:style>
    <style:style style:name="T431" style:family="text">
      <style:text-properties officeooo:rsid="0217a24a"/>
    </style:style>
    <style:style style:name="T432" style:family="text">
      <style:text-properties officeooo:rsid="0218d377"/>
    </style:style>
    <style:style style:name="T433" style:family="text">
      <style:text-properties officeooo:rsid="02197e7e"/>
    </style:style>
    <style:style style:name="T434" style:family="text">
      <style:text-properties officeooo:rsid="021a04d0"/>
    </style:style>
    <style:style style:name="T435" style:family="text">
      <style:text-properties officeooo:rsid="021ade7c"/>
    </style:style>
    <style:style style:name="T436" style:family="text">
      <style:text-properties officeooo:rsid="021c1be8"/>
    </style:style>
    <style:style style:name="T437" style:family="text">
      <style:text-properties officeooo:rsid="021c8be1"/>
    </style:style>
    <style:style style:name="T438" style:family="text">
      <style:text-properties officeooo:rsid="021e0030"/>
    </style:style>
    <style:style style:name="T439" style:family="text">
      <style:text-properties officeooo:rsid="021e4ae1"/>
    </style:style>
    <style:style style:name="T440" style:family="text">
      <style:text-properties officeooo:rsid="021f56e4"/>
    </style:style>
    <style:style style:name="T441" style:family="text">
      <style:text-properties officeooo:rsid="022064dd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223d987" style:font-weight-asian="normal" style:font-weight-complex="normal"/>
    </style:style>
    <style:style style:name="T444" style:family="text">
      <style:text-properties fo:font-weight="normal" officeooo:rsid="02248a08" style:font-weight-asian="normal" style:font-weight-complex="normal"/>
    </style:style>
    <style:style style:name="T445" style:family="text">
      <style:text-properties fo:font-weight="normal" officeooo:rsid="02267e91" style:font-weight-asian="normal" style:font-weight-complex="normal"/>
    </style:style>
    <style:style style:name="T446" style:family="text">
      <style:text-properties fo:font-weight="normal" officeooo:rsid="02270352" style:font-weight-asian="normal" style:font-weight-complex="normal"/>
    </style:style>
    <style:style style:name="T447" style:family="text">
      <style:text-properties fo:font-weight="normal" officeooo:rsid="0227a323" style:font-weight-asian="normal" style:font-weight-complex="normal"/>
    </style:style>
    <style:style style:name="T448" style:family="text">
      <style:text-properties fo:font-weight="normal" officeooo:rsid="02289387" style:font-weight-asian="normal" style:font-weight-complex="normal"/>
    </style:style>
    <style:style style:name="T449" style:family="text">
      <style:text-properties fo:font-weight="normal" officeooo:rsid="022b1163" style:font-weight-asian="normal" style:font-weight-complex="normal"/>
    </style:style>
    <style:style style:name="T450" style:family="text">
      <style:text-properties fo:font-weight="normal" officeooo:rsid="022ba355" style:font-weight-asian="normal" style:font-weight-complex="normal"/>
    </style:style>
    <style:style style:name="T451" style:family="text">
      <style:text-properties fo:font-weight="normal" officeooo:rsid="022ef092" style:font-weight-asian="normal" style:font-weight-complex="normal"/>
    </style:style>
    <style:style style:name="T452" style:family="text">
      <style:text-properties fo:font-weight="normal" officeooo:rsid="0230e008" style:font-weight-asian="normal" style:font-weight-complex="normal"/>
    </style:style>
    <style:style style:name="T453" style:family="text">
      <style:text-properties fo:font-weight="normal" officeooo:rsid="02337660" style:font-weight-asian="normal" style:font-weight-complex="normal"/>
    </style:style>
    <style:style style:name="T454" style:family="text">
      <style:text-properties fo:font-weight="normal" officeooo:rsid="0235197b" style:font-weight-asian="normal" style:font-weight-complex="normal"/>
    </style:style>
    <style:style style:name="T455" style:family="text">
      <style:text-properties fo:font-weight="normal" officeooo:rsid="02366c49" style:font-weight-asian="normal" style:font-weight-complex="normal"/>
    </style:style>
    <style:style style:name="T456" style:family="text">
      <style:text-properties fo:font-weight="normal" officeooo:rsid="02375a1c" style:font-weight-asian="normal" style:font-weight-complex="normal"/>
    </style:style>
    <style:style style:name="T457" style:family="text">
      <style:text-properties fo:font-weight="normal" officeooo:rsid="02390944" style:font-weight-asian="normal" style:font-weight-complex="normal"/>
    </style:style>
    <style:style style:name="T458" style:family="text">
      <style:text-properties fo:font-weight="normal" officeooo:rsid="023909cd" style:font-weight-asian="normal" style:font-weight-complex="normal"/>
    </style:style>
    <style:style style:name="T459" style:family="text">
      <style:text-properties fo:font-weight="normal" officeooo:rsid="02398cc1" style:font-weight-asian="normal" style:font-weight-complex="normal"/>
    </style:style>
    <style:style style:name="T460" style:family="text">
      <style:text-properties fo:font-weight="normal" officeooo:rsid="023b1d2c" style:font-weight-asian="normal" style:font-weight-complex="normal"/>
    </style:style>
    <style:style style:name="T461" style:family="text">
      <style:text-properties fo:font-weight="normal" officeooo:rsid="023c73bc" style:font-weight-asian="normal" style:font-weight-complex="normal"/>
    </style:style>
    <style:style style:name="T462" style:family="text">
      <style:text-properties fo:font-weight="normal" officeooo:rsid="023e50f9" style:font-weight-asian="normal" style:font-weight-complex="normal"/>
    </style:style>
    <style:style style:name="T463" style:family="text">
      <style:text-properties fo:font-weight="normal" officeooo:rsid="02403306" style:font-weight-asian="normal" style:font-weight-complex="normal"/>
    </style:style>
    <style:style style:name="T464" style:family="text">
      <style:text-properties fo:font-weight="normal" officeooo:rsid="02416668" style:font-weight-asian="normal" style:font-weight-complex="normal"/>
    </style:style>
    <style:style style:name="T465" style:family="text">
      <style:text-properties fo:font-weight="normal" officeooo:rsid="0244ec56" style:font-weight-asian="normal" style:font-weight-complex="normal"/>
    </style:style>
    <style:style style:name="T466" style:family="text">
      <style:text-properties fo:font-weight="normal" officeooo:rsid="0246e9b5" style:font-weight-asian="normal" style:font-weight-complex="normal"/>
    </style:style>
    <style:style style:name="T467" style:family="text">
      <style:text-properties fo:font-weight="normal" officeooo:rsid="0247df71" style:font-weight-asian="normal" style:font-weight-complex="normal"/>
    </style:style>
    <style:style style:name="T468" style:family="text">
      <style:text-properties fo:font-weight="normal" officeooo:rsid="0247e1f7" style:font-weight-asian="normal" style:font-weight-complex="normal"/>
    </style:style>
    <style:style style:name="T469" style:family="text">
      <style:text-properties fo:font-weight="normal" officeooo:rsid="024a1219" style:font-weight-asian="normal" style:font-weight-complex="normal"/>
    </style:style>
    <style:style style:name="T470" style:family="text">
      <style:text-properties fo:font-weight="normal" officeooo:rsid="024a3009" style:font-weight-asian="normal" style:font-weight-complex="normal"/>
    </style:style>
    <style:style style:name="T471" style:family="text">
      <style:text-properties fo:font-weight="normal" officeooo:rsid="024d30fa" style:font-weight-asian="normal" style:font-weight-complex="normal"/>
    </style:style>
    <style:style style:name="T472" style:family="text">
      <style:text-properties fo:font-weight="normal" officeooo:rsid="024f2ec0" style:font-weight-asian="normal" style:font-weight-complex="normal"/>
    </style:style>
    <style:style style:name="T473" style:family="text">
      <style:text-properties fo:font-weight="normal" officeooo:rsid="0250f3bc" style:font-weight-asian="normal" style:font-weight-complex="normal"/>
    </style:style>
    <style:style style:name="T474" style:family="text">
      <style:text-properties fo:font-weight="normal" officeooo:rsid="0251854b" style:font-weight-asian="normal" style:font-weight-complex="normal"/>
    </style:style>
    <style:style style:name="T475" style:family="text">
      <style:text-properties fo:font-weight="normal" officeooo:rsid="02528b07" style:font-weight-asian="normal" style:font-weight-complex="normal"/>
    </style:style>
    <style:style style:name="T476" style:family="text">
      <style:text-properties fo:font-weight="normal" officeooo:rsid="0253b349" style:font-weight-asian="normal" style:font-weight-complex="normal"/>
    </style:style>
    <style:style style:name="T477" style:family="text">
      <style:text-properties fo:font-weight="normal" officeooo:rsid="0256f997" style:font-weight-asian="normal" style:font-weight-complex="normal"/>
    </style:style>
    <style:style style:name="T478" style:family="text">
      <style:text-properties fo:font-weight="normal" officeooo:rsid="02580f23" style:font-weight-asian="normal" style:font-weight-complex="normal"/>
    </style:style>
    <style:style style:name="T479" style:family="text">
      <style:text-properties fo:font-weight="normal" officeooo:rsid="025aecb3" style:font-weight-asian="normal" style:font-weight-complex="normal"/>
    </style:style>
    <style:style style:name="T480" style:family="text">
      <style:text-properties fo:font-weight="normal" officeooo:rsid="025c9b4d" style:font-weight-asian="normal" style:font-weight-complex="normal"/>
    </style:style>
    <style:style style:name="T481" style:family="text">
      <style:text-properties fo:font-weight="normal" officeooo:rsid="025efffe" style:font-weight-asian="normal" style:font-weight-complex="normal"/>
    </style:style>
    <style:style style:name="T482" style:family="text">
      <style:text-properties fo:font-weight="normal" officeooo:rsid="0260f611" style:font-weight-asian="normal" style:font-weight-complex="normal"/>
    </style:style>
    <style:style style:name="T483" style:family="text">
      <style:text-properties fo:font-weight="normal" officeooo:rsid="0263422e" style:font-weight-asian="normal" style:font-weight-complex="normal"/>
    </style:style>
    <style:style style:name="T484" style:family="text">
      <style:text-properties fo:font-weight="normal" officeooo:rsid="0264a4e5" style:font-weight-asian="normal" style:font-weight-complex="normal"/>
    </style:style>
    <style:style style:name="T485" style:family="text">
      <style:text-properties fo:font-weight="normal" officeooo:rsid="02668b91" style:font-weight-asian="normal" style:font-weight-complex="normal"/>
    </style:style>
    <style:style style:name="T486" style:family="text">
      <style:text-properties fo:font-weight="normal" officeooo:rsid="02674929" style:font-weight-asian="normal" style:font-weight-complex="normal"/>
    </style:style>
    <style:style style:name="T487" style:family="text">
      <style:text-properties fo:font-weight="normal" officeooo:rsid="026896c0" style:font-weight-asian="normal" style:font-weight-complex="normal"/>
    </style:style>
    <style:style style:name="T488" style:family="text">
      <style:text-properties fo:font-weight="normal" officeooo:rsid="026a5194" style:font-weight-asian="normal" style:font-weight-complex="normal"/>
    </style:style>
    <style:style style:name="T489" style:family="text">
      <style:text-properties fo:font-weight="normal" officeooo:rsid="026c6d22" style:font-weight-asian="normal" style:font-weight-complex="normal"/>
    </style:style>
    <style:style style:name="T490" style:family="text">
      <style:text-properties fo:font-weight="normal" officeooo:rsid="026ed809" style:font-weight-asian="normal" style:font-weight-complex="normal"/>
    </style:style>
    <style:style style:name="T491" style:family="text">
      <style:text-properties fo:font-weight="normal" officeooo:rsid="026fb156" style:font-weight-asian="normal" style:font-weight-complex="normal"/>
    </style:style>
    <style:style style:name="T492" style:family="text">
      <style:text-properties fo:font-weight="normal" officeooo:rsid="02719c61" style:font-weight-asian="normal" style:font-weight-complex="normal"/>
    </style:style>
    <style:style style:name="T493" style:family="text">
      <style:text-properties fo:font-weight="normal" officeooo:rsid="0273496c" style:font-weight-asian="normal" style:font-weight-complex="normal"/>
    </style:style>
    <style:style style:name="T494" style:family="text">
      <style:text-properties fo:font-weight="normal" officeooo:rsid="02743a2a" style:font-weight-asian="normal" style:font-weight-complex="normal"/>
    </style:style>
    <style:style style:name="T495" style:family="text">
      <style:text-properties fo:font-weight="normal" officeooo:rsid="02752a9c" style:font-weight-asian="normal" style:font-weight-complex="normal"/>
    </style:style>
    <style:style style:name="T496" style:family="text">
      <style:text-properties fo:font-weight="normal" officeooo:rsid="02752d26" style:font-weight-asian="normal" style:font-weight-complex="normal"/>
    </style:style>
    <style:style style:name="T497" style:family="text">
      <style:text-properties fo:font-weight="normal" officeooo:rsid="02771d98" style:font-weight-asian="normal" style:font-weight-complex="normal"/>
    </style:style>
    <style:style style:name="T498" style:family="text">
      <style:text-properties fo:font-weight="normal" officeooo:rsid="0277de7d" style:font-weight-asian="normal" style:font-weight-complex="normal"/>
    </style:style>
    <style:style style:name="T499" style:family="text">
      <style:text-properties fo:font-weight="normal" officeooo:rsid="027909bb" style:font-weight-asian="normal" style:font-weight-complex="normal"/>
    </style:style>
    <style:style style:name="T500" style:family="text">
      <style:text-properties fo:font-weight="normal" officeooo:rsid="027a1aa2" style:font-weight-asian="normal" style:font-weight-complex="normal"/>
    </style:style>
    <style:style style:name="T501" style:family="text">
      <style:text-properties fo:font-weight="normal" officeooo:rsid="027ba20d" style:font-weight-asian="normal" style:font-weight-complex="normal"/>
    </style:style>
    <style:style style:name="T502" style:family="text">
      <style:text-properties fo:font-weight="normal" officeooo:rsid="027bf128" style:font-weight-asian="normal" style:font-weight-complex="normal"/>
    </style:style>
    <style:style style:name="T503" style:family="text">
      <style:text-properties fo:font-weight="normal" officeooo:rsid="027c8c4e" style:font-weight-asian="normal" style:font-weight-complex="normal"/>
    </style:style>
    <style:style style:name="T504" style:family="text">
      <style:text-properties fo:font-weight="normal" officeooo:rsid="027d2802" style:font-weight-asian="normal" style:font-weight-complex="normal"/>
    </style:style>
    <style:style style:name="T505" style:family="text">
      <style:text-properties fo:font-weight="normal" officeooo:rsid="027e093a" style:font-weight-asian="normal" style:font-weight-complex="normal"/>
    </style:style>
    <style:style style:name="T506" style:family="text">
      <style:text-properties fo:font-weight="normal" officeooo:rsid="027fe655" style:font-weight-asian="normal" style:font-weight-complex="normal"/>
    </style:style>
    <style:style style:name="T507" style:family="text">
      <style:text-properties fo:font-weight="normal" officeooo:rsid="02804892" style:font-weight-asian="normal" style:font-weight-complex="normal"/>
    </style:style>
    <style:style style:name="T508" style:family="text">
      <style:text-properties fo:font-weight="normal" officeooo:rsid="02834ffe" style:font-weight-asian="normal" style:font-weight-complex="normal"/>
    </style:style>
    <style:style style:name="T509" style:family="text">
      <style:text-properties fo:font-weight="normal" officeooo:rsid="02849815" style:font-weight-asian="normal" style:font-weight-complex="normal"/>
    </style:style>
    <style:style style:name="T510" style:family="text">
      <style:text-properties fo:font-weight="normal" officeooo:rsid="0285cd06" style:font-weight-asian="normal" style:font-weight-complex="normal"/>
    </style:style>
    <style:style style:name="T511" style:family="text">
      <style:text-properties fo:font-weight="normal" officeooo:rsid="028675e4" style:font-weight-asian="normal" style:font-weight-complex="normal"/>
    </style:style>
    <style:style style:name="T512" style:family="text">
      <style:text-properties fo:font-weight="normal" officeooo:rsid="0288701b" style:font-weight-asian="normal" style:font-weight-complex="normal"/>
    </style:style>
    <style:style style:name="T513" style:family="text">
      <style:text-properties fo:font-weight="normal" officeooo:rsid="028a6ad5" style:font-weight-asian="normal" style:font-weight-complex="normal"/>
    </style:style>
    <style:style style:name="T514" style:family="text">
      <style:text-properties fo:font-weight="normal" officeooo:rsid="028aa03b" style:font-weight-asian="normal" style:font-weight-complex="normal"/>
    </style:style>
    <style:style style:name="T515" style:family="text">
      <style:text-properties fo:font-weight="normal" officeooo:rsid="028b451b" style:font-weight-asian="normal" style:font-weight-complex="normal"/>
    </style:style>
    <style:style style:name="T516" style:family="text">
      <style:text-properties fo:font-weight="normal" officeooo:rsid="028c4e34" style:font-weight-asian="normal" style:font-weight-complex="normal"/>
    </style:style>
    <style:style style:name="T517" style:family="text">
      <style:text-properties fo:font-weight="normal" officeooo:rsid="028d691b" style:font-weight-asian="normal" style:font-weight-complex="normal"/>
    </style:style>
    <style:style style:name="T518" style:family="text">
      <style:text-properties fo:font-weight="normal" officeooo:rsid="028e3a41" style:font-weight-asian="normal" style:font-weight-complex="normal"/>
    </style:style>
    <style:style style:name="T519" style:family="text">
      <style:text-properties fo:font-weight="normal" officeooo:rsid="02920abb" style:font-weight-asian="normal" style:font-weight-complex="normal"/>
    </style:style>
    <style:style style:name="T520" style:family="text">
      <style:text-properties fo:font-weight="normal" officeooo:rsid="02936360" style:font-weight-asian="normal" style:font-weight-complex="normal"/>
    </style:style>
    <style:style style:name="T521" style:family="text">
      <style:text-properties fo:font-weight="normal" officeooo:rsid="029968b2" style:font-weight-asian="normal" style:font-weight-complex="normal"/>
    </style:style>
    <style:style style:name="T522" style:family="text">
      <style:text-properties fo:font-weight="normal" officeooo:rsid="029b260d" style:font-weight-asian="normal" style:font-weight-complex="normal"/>
    </style:style>
    <style:style style:name="T523" style:family="text">
      <style:text-properties fo:font-weight="normal" officeooo:rsid="029c4c90" style:font-weight-asian="normal" style:font-weight-complex="normal"/>
    </style:style>
    <style:style style:name="T524" style:family="text">
      <style:text-properties fo:font-weight="normal" officeooo:rsid="029d4b32" style:font-weight-asian="normal" style:font-weight-complex="normal"/>
    </style:style>
    <style:style style:name="T525" style:family="text">
      <style:text-properties fo:font-weight="normal" officeooo:rsid="029dc115" style:font-weight-asian="normal" style:font-weight-complex="normal"/>
    </style:style>
    <style:style style:name="T526" style:family="text">
      <style:text-properties fo:font-weight="normal" officeooo:rsid="029dea54" style:font-weight-asian="normal" style:font-weight-complex="normal"/>
    </style:style>
    <style:style style:name="T527" style:family="text">
      <style:text-properties fo:font-weight="normal" officeooo:rsid="029f9172" style:font-weight-asian="normal" style:font-weight-complex="normal"/>
    </style:style>
    <style:style style:name="T528" style:family="text">
      <style:text-properties fo:font-weight="normal" officeooo:rsid="02a05ca9" style:font-weight-asian="normal" style:font-weight-complex="normal"/>
    </style:style>
    <style:style style:name="T529" style:family="text">
      <style:text-properties fo:font-weight="normal" officeooo:rsid="02a1afe3" style:font-weight-asian="normal" style:font-weight-complex="normal"/>
    </style:style>
    <style:style style:name="T530" style:family="text">
      <style:text-properties fo:font-weight="normal" officeooo:rsid="02a6c6a9" style:font-weight-asian="normal" style:font-weight-complex="normal"/>
    </style:style>
    <style:style style:name="T531" style:family="text">
      <style:text-properties fo:font-weight="normal" officeooo:rsid="02a7411e" style:font-weight-asian="normal" style:font-weight-complex="normal"/>
    </style:style>
    <style:style style:name="T532" style:family="text">
      <style:text-properties fo:font-weight="normal" officeooo:rsid="02a7f2f9" style:font-weight-asian="normal" style:font-weight-complex="normal"/>
    </style:style>
    <style:style style:name="T533" style:family="text">
      <style:text-properties fo:font-weight="normal" officeooo:rsid="02a9444e" style:font-weight-asian="normal" style:font-weight-complex="normal"/>
    </style:style>
    <style:style style:name="T534" style:family="text">
      <style:text-properties fo:font-weight="normal" officeooo:rsid="02a9c32a" style:font-weight-asian="normal" style:font-weight-complex="normal"/>
    </style:style>
    <style:style style:name="T535" style:family="text">
      <style:text-properties fo:font-weight="normal" officeooo:rsid="02ab3a7d" style:font-weight-asian="normal" style:font-weight-complex="normal"/>
    </style:style>
    <style:style style:name="T536" style:family="text">
      <style:text-properties fo:font-weight="normal" officeooo:rsid="02acad7c" style:font-weight-asian="normal" style:font-weight-complex="normal"/>
    </style:style>
    <style:style style:name="T537" style:family="text">
      <style:text-properties fo:font-weight="normal" officeooo:rsid="02ae3a93" style:font-weight-asian="normal" style:font-weight-complex="normal"/>
    </style:style>
    <style:style style:name="T538" style:family="text">
      <style:text-properties fo:font-weight="normal" officeooo:rsid="02af41e3" style:font-weight-asian="normal" style:font-weight-complex="normal"/>
    </style:style>
    <style:style style:name="T539" style:family="text">
      <style:text-properties fo:font-weight="normal" officeooo:rsid="02afd504" style:font-weight-asian="normal" style:font-weight-complex="normal"/>
    </style:style>
    <style:style style:name="T540" style:family="text">
      <style:text-properties fo:font-weight="normal" officeooo:rsid="02b0cf7e" style:font-weight-asian="normal" style:font-weight-complex="normal"/>
    </style:style>
    <style:style style:name="T541" style:family="text">
      <style:text-properties fo:font-weight="normal" officeooo:rsid="02b13900" style:font-weight-asian="normal" style:font-weight-complex="normal"/>
    </style:style>
    <style:style style:name="T542" style:family="text">
      <style:text-properties fo:font-weight="normal" officeooo:rsid="02b1b364" style:font-weight-asian="normal" style:font-weight-complex="normal"/>
    </style:style>
    <style:style style:name="T543" style:family="text">
      <style:text-properties fo:font-weight="normal" officeooo:rsid="02b2cac6" style:font-weight-asian="normal" style:font-weight-complex="normal"/>
    </style:style>
    <style:style style:name="T544" style:family="text">
      <style:text-properties fo:font-weight="normal" officeooo:rsid="02b36d30" style:font-weight-asian="normal" style:font-weight-complex="normal"/>
    </style:style>
    <style:style style:name="T545" style:family="text">
      <style:text-properties fo:font-weight="normal" officeooo:rsid="02b5f4c7" style:font-weight-asian="normal" style:font-weight-complex="normal"/>
    </style:style>
    <style:style style:name="T546" style:family="text">
      <style:text-properties fo:font-weight="normal" officeooo:rsid="02b9ae9d" style:font-weight-asian="normal" style:font-weight-complex="normal"/>
    </style:style>
    <style:style style:name="T547" style:family="text">
      <style:text-properties fo:font-weight="normal" officeooo:rsid="02ba0798" style:font-weight-asian="normal" style:font-weight-complex="normal"/>
    </style:style>
    <style:style style:name="T548" style:family="text">
      <style:text-properties fo:font-weight="normal" officeooo:rsid="02bb0f7a" style:font-weight-asian="normal" style:font-weight-complex="normal"/>
    </style:style>
    <style:style style:name="T549" style:family="text">
      <style:text-properties fo:font-weight="normal" officeooo:rsid="02bbad42" style:font-weight-asian="normal" style:font-weight-complex="normal"/>
    </style:style>
    <style:style style:name="T550" style:family="text">
      <style:text-properties fo:font-weight="normal" officeooo:rsid="02bd7441" style:font-weight-asian="normal" style:font-weight-complex="normal"/>
    </style:style>
    <style:style style:name="T551" style:family="text">
      <style:text-properties fo:font-weight="normal" officeooo:rsid="02bf0ef1" style:font-weight-asian="normal" style:font-weight-complex="normal"/>
    </style:style>
    <style:style style:name="T552" style:family="text">
      <style:text-properties fo:font-weight="normal" officeooo:rsid="02c1081b" style:font-weight-asian="normal" style:font-weight-complex="normal"/>
    </style:style>
    <style:style style:name="T553" style:family="text">
      <style:text-properties fo:font-weight="normal" officeooo:rsid="02c16d50" style:font-weight-asian="normal" style:font-weight-complex="normal"/>
    </style:style>
    <style:style style:name="T554" style:family="text">
      <style:text-properties fo:font-weight="normal" officeooo:rsid="02c59247" style:font-weight-asian="normal" style:font-weight-complex="normal"/>
    </style:style>
    <style:style style:name="T555" style:family="text">
      <style:text-properties fo:font-weight="normal" officeooo:rsid="02c77fb2" style:font-weight-asian="normal" style:font-weight-complex="normal"/>
    </style:style>
    <style:style style:name="T556" style:family="text">
      <style:text-properties fo:font-weight="normal" officeooo:rsid="02c8379b" style:font-weight-asian="normal" style:font-weight-complex="normal"/>
    </style:style>
    <style:style style:name="T557" style:family="text">
      <style:text-properties fo:font-weight="normal" officeooo:rsid="02c8e6f0" style:font-weight-asian="normal" style:font-weight-complex="normal"/>
    </style:style>
    <style:style style:name="T558" style:family="text">
      <style:text-properties fo:font-weight="normal" officeooo:rsid="02c926ea" style:font-weight-asian="normal" style:font-weight-complex="normal"/>
    </style:style>
    <style:style style:name="T559" style:family="text">
      <style:text-properties fo:font-weight="normal" officeooo:rsid="02c9fe0c" style:font-weight-asian="normal" style:font-weight-complex="normal"/>
    </style:style>
    <style:style style:name="T560" style:family="text">
      <style:text-properties fo:font-weight="normal" officeooo:rsid="02cd5735" style:font-weight-asian="normal" style:font-weight-complex="normal"/>
    </style:style>
    <style:style style:name="T561" style:family="text">
      <style:text-properties fo:font-weight="normal" officeooo:rsid="02cde49c" style:font-weight-asian="normal" style:font-weight-complex="normal"/>
    </style:style>
    <style:style style:name="T562" style:family="text">
      <style:text-properties fo:font-weight="normal" officeooo:rsid="02cf0485" style:font-weight-asian="normal" style:font-weight-complex="normal"/>
    </style:style>
    <style:style style:name="T563" style:family="text">
      <style:text-properties fo:font-weight="normal" officeooo:rsid="02d100db" style:font-weight-asian="normal" style:font-weight-complex="normal"/>
    </style:style>
    <style:style style:name="T564" style:family="text">
      <style:text-properties fo:font-weight="normal" officeooo:rsid="02d4444a" style:font-weight-asian="normal" style:font-weight-complex="normal"/>
    </style:style>
    <style:style style:name="T565" style:family="text">
      <style:text-properties fo:font-weight="normal" officeooo:rsid="02d53752" style:font-weight-asian="normal" style:font-weight-complex="normal"/>
    </style:style>
    <style:style style:name="T566" style:family="text">
      <style:text-properties fo:font-weight="normal" officeooo:rsid="02d54f9d" style:font-weight-asian="normal" style:font-weight-complex="normal"/>
    </style:style>
    <style:style style:name="T567" style:family="text">
      <style:text-properties fo:font-weight="normal" officeooo:rsid="02d8df3d" style:font-weight-asian="normal" style:font-weight-complex="normal"/>
    </style:style>
    <style:style style:name="T568" style:family="text">
      <style:text-properties fo:font-weight="normal" officeooo:rsid="02dd5671" style:font-weight-asian="normal" style:font-weight-complex="normal"/>
    </style:style>
    <style:style style:name="T569" style:family="text">
      <style:text-properties fo:font-weight="normal" officeooo:rsid="02de832f" style:font-weight-asian="normal" style:font-weight-complex="normal"/>
    </style:style>
    <style:style style:name="T570" style:family="text">
      <style:text-properties fo:font-weight="normal" officeooo:rsid="02e07c12" style:font-weight-asian="normal" style:font-weight-complex="normal"/>
    </style:style>
    <style:style style:name="T571" style:family="text">
      <style:text-properties fo:font-weight="normal" officeooo:rsid="0793e4f9" style:font-weight-asian="normal" style:font-weight-complex="normal"/>
    </style:style>
    <style:style style:name="T572" style:family="text">
      <style:text-properties fo:font-weight="normal" officeooo:rsid="07950362" style:font-weight-asian="normal" style:font-weight-complex="normal"/>
    </style:style>
    <style:style style:name="T573" style:family="text">
      <style:text-properties fo:font-weight="normal" officeooo:rsid="0797e046" style:font-weight-asian="normal" style:font-weight-complex="normal"/>
    </style:style>
    <style:style style:name="T574" style:family="text">
      <style:text-properties fo:font-weight="normal" officeooo:rsid="07990afd" style:font-weight-asian="normal" style:font-weight-complex="normal"/>
    </style:style>
    <style:style style:name="T575" style:family="text">
      <style:text-properties fo:font-weight="normal" officeooo:rsid="079c2586" style:font-weight-asian="normal" style:font-weight-complex="normal"/>
    </style:style>
    <style:style style:name="T576" style:family="text">
      <style:text-properties fo:font-weight="normal" officeooo:rsid="079ef516" style:font-weight-asian="normal" style:font-weight-complex="normal"/>
    </style:style>
    <style:style style:name="T577" style:family="text">
      <style:text-properties fo:font-weight="normal" officeooo:rsid="079f2148" style:font-weight-asian="normal" style:font-weight-complex="normal"/>
    </style:style>
    <style:style style:name="T578" style:family="text">
      <style:text-properties fo:font-weight="normal" officeooo:rsid="07a14667" style:font-weight-asian="normal" style:font-weight-complex="normal"/>
    </style:style>
    <style:style style:name="T579" style:family="text">
      <style:text-properties fo:font-weight="normal" officeooo:rsid="07a1e79d" style:font-weight-asian="normal" style:font-weight-complex="normal"/>
    </style:style>
    <style:style style:name="T580" style:family="text">
      <style:text-properties fo:font-weight="normal" officeooo:rsid="07a3ed65" style:font-weight-asian="normal" style:font-weight-complex="normal"/>
    </style:style>
    <style:style style:name="T581" style:family="text">
      <style:text-properties fo:font-weight="normal" officeooo:rsid="07a6a2f0" style:font-weight-asian="normal" style:font-weight-complex="normal"/>
    </style:style>
    <style:style style:name="T582" style:family="text">
      <style:text-properties fo:font-weight="normal" officeooo:rsid="07a8f582" style:font-weight-asian="normal" style:font-weight-complex="normal"/>
    </style:style>
    <style:style style:name="T583" style:family="text">
      <style:text-properties fo:font-weight="normal" officeooo:rsid="07aa46bb" style:font-weight-asian="normal" style:font-weight-complex="normal"/>
    </style:style>
    <style:style style:name="T584" style:family="text">
      <style:text-properties fo:font-weight="normal" officeooo:rsid="07aac267" style:font-weight-asian="normal" style:font-weight-complex="normal"/>
    </style:style>
    <style:style style:name="T585" style:family="text">
      <style:text-properties fo:font-weight="normal" officeooo:rsid="07afc0cb" style:font-weight-asian="normal" style:font-weight-complex="normal"/>
    </style:style>
    <style:style style:name="T586" style:family="text">
      <style:text-properties fo:font-weight="normal" officeooo:rsid="07b239ae" style:font-weight-asian="normal" style:font-weight-complex="normal"/>
    </style:style>
    <style:style style:name="T587" style:family="text">
      <style:text-properties fo:font-weight="normal" officeooo:rsid="07b2b440" style:font-weight-asian="normal" style:font-weight-complex="normal"/>
    </style:style>
    <style:style style:name="T588" style:family="text">
      <style:text-properties fo:font-weight="normal" officeooo:rsid="07b431c7" style:font-weight-asian="normal" style:font-weight-complex="normal"/>
    </style:style>
    <style:style style:name="T589" style:family="text">
      <style:text-properties fo:font-weight="normal" officeooo:rsid="07b57982" style:font-weight-asian="normal" style:font-weight-complex="normal"/>
    </style:style>
    <style:style style:name="T590" style:family="text">
      <style:text-properties fo:font-weight="normal" officeooo:rsid="07b6a9ee" style:font-weight-asian="normal" style:font-weight-complex="normal"/>
    </style:style>
    <style:style style:name="T591" style:family="text">
      <style:text-properties fo:font-weight="normal" officeooo:rsid="0ab7c8cc" style:font-weight-asian="normal" style:font-weight-complex="normal"/>
    </style:style>
    <style:style style:name="T592" style:family="text">
      <style:text-properties fo:font-weight="normal" officeooo:rsid="0ab9a442" style:font-weight-asian="normal" style:font-weight-complex="normal"/>
    </style:style>
    <style:style style:name="T593" style:family="text">
      <style:text-properties fo:font-weight="normal" officeooo:rsid="0abb93fc" style:font-weight-asian="normal" style:font-weight-complex="normal"/>
    </style:style>
    <style:style style:name="T594" style:family="text">
      <style:text-properties fo:font-weight="normal" officeooo:rsid="0abd79d1" style:font-weight-asian="normal" style:font-weight-complex="normal"/>
    </style:style>
    <style:style style:name="T595" style:family="text">
      <style:text-properties fo:font-weight="normal" officeooo:rsid="0abe7e3a" style:font-weight-asian="normal" style:font-weight-complex="normal"/>
    </style:style>
    <style:style style:name="T596" style:family="text">
      <style:text-properties fo:font-weight="normal" officeooo:rsid="0abf530d" style:font-weight-asian="normal" style:font-weight-complex="normal"/>
    </style:style>
    <style:style style:name="T597" style:family="text">
      <style:text-properties fo:font-weight="normal" officeooo:rsid="0ac029ed" style:font-weight-asian="normal" style:font-weight-complex="normal"/>
    </style:style>
    <style:style style:name="T598" style:family="text">
      <style:text-properties fo:font-weight="normal" officeooo:rsid="0ac0db48" style:font-weight-asian="normal" style:font-weight-complex="normal"/>
    </style:style>
    <style:style style:name="T599" style:family="text">
      <style:text-properties fo:font-weight="normal" officeooo:rsid="0ac0f4fa" style:font-weight-asian="normal" style:font-weight-complex="normal"/>
    </style:style>
    <style:style style:name="T600" style:family="text">
      <style:text-properties fo:font-weight="normal" officeooo:rsid="0ac31bea" style:font-weight-asian="normal" style:font-weight-complex="normal"/>
    </style:style>
    <style:style style:name="T601" style:family="text">
      <style:text-properties fo:font-weight="normal" officeooo:rsid="0ac39e2e" style:font-weight-asian="normal" style:font-weight-complex="normal"/>
    </style:style>
    <style:style style:name="T602" style:family="text">
      <style:text-properties fo:font-weight="normal" officeooo:rsid="0ac5930e" style:font-weight-asian="normal" style:font-weight-complex="normal"/>
    </style:style>
    <style:style style:name="T603" style:family="text">
      <style:text-properties fo:font-weight="normal" officeooo:rsid="0ac6cba4" style:font-weight-asian="normal" style:font-weight-complex="normal"/>
    </style:style>
    <style:style style:name="T604" style:family="text">
      <style:text-properties fo:font-weight="normal" officeooo:rsid="0ac8f267" style:font-weight-asian="normal" style:font-weight-complex="normal"/>
    </style:style>
    <style:style style:name="T605" style:family="text">
      <style:text-properties fo:font-weight="normal" officeooo:rsid="0ac923dc" style:font-weight-asian="normal" style:font-weight-complex="normal"/>
    </style:style>
    <style:style style:name="T606" style:family="text">
      <style:text-properties fo:font-weight="normal" officeooo:rsid="0ac9d921" style:font-weight-asian="normal" style:font-weight-complex="normal"/>
    </style:style>
    <style:style style:name="T607" style:family="text">
      <style:text-properties fo:font-weight="normal" officeooo:rsid="0acb1e75" style:font-weight-asian="normal" style:font-weight-complex="normal"/>
    </style:style>
    <style:style style:name="T608" style:family="text">
      <style:text-properties fo:font-weight="normal" officeooo:rsid="0accacd9" style:font-weight-asian="normal" style:font-weight-complex="normal"/>
    </style:style>
    <style:style style:name="T609" style:family="text">
      <style:text-properties fo:font-weight="normal" officeooo:rsid="0acdcf71" style:font-weight-asian="normal" style:font-weight-complex="normal"/>
    </style:style>
    <style:style style:name="T610" style:family="text">
      <style:text-properties fo:font-weight="normal" officeooo:rsid="0ace65d1" style:font-weight-asian="normal" style:font-weight-complex="normal"/>
    </style:style>
    <style:style style:name="T611" style:family="text">
      <style:text-properties fo:font-weight="normal" officeooo:rsid="0ace7719" style:font-weight-asian="normal" style:font-weight-complex="normal"/>
    </style:style>
    <style:style style:name="T612" style:family="text">
      <style:text-properties fo:font-weight="normal" officeooo:rsid="0acf8006" style:font-weight-asian="normal" style:font-weight-complex="normal"/>
    </style:style>
    <style:style style:name="T613" style:family="text">
      <style:text-properties fo:font-weight="normal" officeooo:rsid="0ad0b556" style:font-weight-asian="normal" style:font-weight-complex="normal"/>
    </style:style>
    <style:style style:name="T614" style:family="text">
      <style:text-properties fo:font-weight="normal" officeooo:rsid="0ad264a4" style:font-weight-asian="normal" style:font-weight-complex="normal"/>
    </style:style>
    <style:style style:name="T615" style:family="text">
      <style:text-properties fo:font-weight="normal" officeooo:rsid="0ad3f5f3" style:font-weight-asian="normal" style:font-weight-complex="normal"/>
    </style:style>
    <style:style style:name="T616" style:family="text">
      <style:text-properties fo:font-weight="normal" officeooo:rsid="0ad42ad0" style:font-weight-asian="normal" style:font-weight-complex="normal"/>
    </style:style>
    <style:style style:name="T617" style:family="text">
      <style:text-properties fo:font-weight="normal" officeooo:rsid="0ad79611" style:font-weight-asian="normal" style:font-weight-complex="normal"/>
    </style:style>
    <style:style style:name="T618" style:family="text">
      <style:text-properties fo:font-weight="normal" officeooo:rsid="0ad9434a" style:font-weight-asian="normal" style:font-weight-complex="normal"/>
    </style:style>
    <style:style style:name="T619" style:family="text">
      <style:text-properties fo:font-weight="normal" officeooo:rsid="0adb1c33" style:font-weight-asian="normal" style:font-weight-complex="normal"/>
    </style:style>
    <style:style style:name="T620" style:family="text">
      <style:text-properties fo:font-weight="normal" officeooo:rsid="0adcb9d4" style:font-weight-asian="normal" style:font-weight-complex="normal"/>
    </style:style>
    <style:style style:name="T621" style:family="text">
      <style:text-properties fo:font-weight="normal" officeooo:rsid="0adf1487" style:font-weight-asian="normal" style:font-weight-complex="normal"/>
    </style:style>
    <style:style style:name="T622" style:family="text">
      <style:text-properties fo:font-weight="normal" officeooo:rsid="0ae0c800" style:font-weight-asian="normal" style:font-weight-complex="normal"/>
    </style:style>
    <style:style style:name="T623" style:family="text">
      <style:text-properties fo:font-weight="normal" officeooo:rsid="0ae1b2b1" style:font-weight-asian="normal" style:font-weight-complex="normal"/>
    </style:style>
    <style:style style:name="T624" style:family="text">
      <style:text-properties fo:font-weight="normal" officeooo:rsid="0ae24fc9" style:font-weight-asian="normal" style:font-weight-complex="normal"/>
    </style:style>
    <style:style style:name="T625" style:family="text">
      <style:text-properties fo:font-weight="normal" officeooo:rsid="0ae61029" style:font-weight-asian="normal" style:font-weight-complex="normal"/>
    </style:style>
    <style:style style:name="T626" style:family="text">
      <style:text-properties fo:font-weight="normal" officeooo:rsid="0ae72586" style:font-weight-asian="normal" style:font-weight-complex="normal"/>
    </style:style>
    <style:style style:name="T627" style:family="text">
      <style:text-properties fo:font-weight="normal" officeooo:rsid="0aed4167" style:font-weight-asian="normal" style:font-weight-complex="normal"/>
    </style:style>
    <style:style style:name="T628" style:family="text">
      <style:text-properties fo:font-weight="normal" officeooo:rsid="0aef5c8e" style:font-weight-asian="normal" style:font-weight-complex="normal"/>
    </style:style>
    <style:style style:name="T629" style:family="text">
      <style:text-properties fo:font-weight="normal" officeooo:rsid="0af0bcd2" style:font-weight-asian="normal" style:font-weight-complex="normal"/>
    </style:style>
    <style:style style:name="T630" style:family="text">
      <style:text-properties fo:font-weight="normal" officeooo:rsid="0af18d6a" style:font-weight-asian="normal" style:font-weight-complex="normal"/>
    </style:style>
    <style:style style:name="T631" style:family="text">
      <style:text-properties fo:font-weight="normal" officeooo:rsid="0af255fd" style:font-weight-asian="normal" style:font-weight-complex="normal"/>
    </style:style>
    <style:style style:name="T632" style:family="text">
      <style:text-properties fo:font-weight="normal" officeooo:rsid="0af3547b" style:font-weight-asian="normal" style:font-weight-complex="normal"/>
    </style:style>
    <style:style style:name="T633" style:family="text">
      <style:text-properties fo:font-weight="normal" officeooo:rsid="0af39140" style:font-weight-asian="normal" style:font-weight-complex="normal"/>
    </style:style>
    <style:style style:name="T634" style:family="text">
      <style:text-properties fo:font-weight="normal" officeooo:rsid="0af44d85" style:font-weight-asian="normal" style:font-weight-complex="normal"/>
    </style:style>
    <style:style style:name="T635" style:family="text">
      <style:text-properties fo:font-weight="normal" officeooo:rsid="0af4dffd" style:font-weight-asian="normal" style:font-weight-complex="normal"/>
    </style:style>
    <style:style style:name="T636" style:family="text">
      <style:text-properties fo:font-weight="normal" officeooo:rsid="0af67d2f" style:font-weight-asian="normal" style:font-weight-complex="normal"/>
    </style:style>
    <style:style style:name="T637" style:family="text">
      <style:text-properties fo:font-weight="normal" officeooo:rsid="0af7853c" style:font-weight-asian="normal" style:font-weight-complex="normal"/>
    </style:style>
    <style:style style:name="T638" style:family="text">
      <style:text-properties fo:font-weight="normal" officeooo:rsid="0afa394f" style:font-weight-asian="normal" style:font-weight-complex="normal"/>
    </style:style>
    <style:style style:name="T639" style:family="text">
      <style:text-properties fo:font-weight="normal" officeooo:rsid="0afd2b78" style:font-weight-asian="normal" style:font-weight-complex="normal"/>
    </style:style>
    <style:style style:name="T640" style:family="text">
      <style:text-properties fo:font-weight="normal" officeooo:rsid="0afd51c6" style:font-weight-asian="normal" style:font-weight-complex="normal"/>
    </style:style>
    <style:style style:name="T641" style:family="text">
      <style:text-properties fo:font-weight="normal" officeooo:rsid="0aff5861" style:font-weight-asian="normal" style:font-weight-complex="normal"/>
    </style:style>
    <style:style style:name="T642" style:family="text">
      <style:text-properties fo:font-weight="normal" officeooo:rsid="0b00b639" style:font-weight-asian="normal" style:font-weight-complex="normal"/>
    </style:style>
    <style:style style:name="T643" style:family="text">
      <style:text-properties fo:font-weight="normal" officeooo:rsid="0b0175e8" style:font-weight-asian="normal" style:font-weight-complex="normal"/>
    </style:style>
    <style:style style:name="T644" style:family="text">
      <style:text-properties fo:font-weight="normal" officeooo:rsid="0b02e640" style:font-weight-asian="normal" style:font-weight-complex="normal"/>
    </style:style>
    <style:style style:name="T645" style:family="text">
      <style:text-properties fo:font-weight="normal" officeooo:rsid="0b048ef3" style:font-weight-asian="normal" style:font-weight-complex="normal"/>
    </style:style>
    <style:style style:name="T646" style:family="text">
      <style:text-properties fo:font-weight="normal" officeooo:rsid="0b067f32" style:font-weight-asian="normal" style:font-weight-complex="normal"/>
    </style:style>
    <style:style style:name="T647" style:family="text">
      <style:text-properties fo:font-weight="normal" officeooo:rsid="0b096441" style:font-weight-asian="normal" style:font-weight-complex="normal"/>
    </style:style>
    <style:style style:name="T648" style:family="text">
      <style:text-properties fo:font-weight="normal" officeooo:rsid="0b0c1130" style:font-weight-asian="normal" style:font-weight-complex="normal"/>
    </style:style>
    <style:style style:name="T649" style:family="text">
      <style:text-properties fo:font-weight="normal" officeooo:rsid="0b0e5823" style:font-weight-asian="normal" style:font-weight-complex="normal"/>
    </style:style>
    <style:style style:name="T650" style:family="text">
      <style:text-properties fo:font-weight="normal" officeooo:rsid="0b0fd4dc" style:font-weight-asian="normal" style:font-weight-complex="normal"/>
    </style:style>
    <style:style style:name="T651" style:family="text">
      <style:text-properties fo:font-weight="normal" officeooo:rsid="0b106942" style:font-weight-asian="normal" style:font-weight-complex="normal"/>
    </style:style>
    <style:style style:name="T652" style:family="text">
      <style:text-properties fo:font-weight="normal" officeooo:rsid="0b120639" style:font-weight-asian="normal" style:font-weight-complex="normal"/>
    </style:style>
    <style:style style:name="T653" style:family="text">
      <style:text-properties fo:font-weight="normal" officeooo:rsid="0b12b00e" style:font-weight-asian="normal" style:font-weight-complex="normal"/>
    </style:style>
    <style:style style:name="T654" style:family="text">
      <style:text-properties fo:font-weight="normal" officeooo:rsid="0b13951c" style:font-weight-asian="normal" style:font-weight-complex="normal"/>
    </style:style>
    <style:style style:name="T655" style:family="text">
      <style:text-properties fo:font-weight="normal" officeooo:rsid="0b13fec3" style:font-weight-asian="normal" style:font-weight-complex="normal"/>
    </style:style>
    <style:style style:name="T656" style:family="text">
      <style:text-properties fo:font-weight="normal" officeooo:rsid="0b19486a" style:font-weight-asian="normal" style:font-weight-complex="normal"/>
    </style:style>
    <style:style style:name="T657" style:family="text">
      <style:text-properties fo:font-weight="normal" officeooo:rsid="0b1a6b7b" style:font-weight-asian="normal" style:font-weight-complex="normal"/>
    </style:style>
    <style:style style:name="T658" style:family="text">
      <style:text-properties fo:font-weight="normal" officeooo:rsid="0b1bb9e8" style:font-weight-asian="normal" style:font-weight-complex="normal"/>
    </style:style>
    <style:style style:name="T659" style:family="text">
      <style:text-properties fo:font-weight="normal" officeooo:rsid="0b1d7b8d" style:font-weight-asian="normal" style:font-weight-complex="normal"/>
    </style:style>
    <style:style style:name="T660" style:family="text">
      <style:text-properties fo:font-weight="normal" officeooo:rsid="0b1e57d2" style:font-weight-asian="normal" style:font-weight-complex="normal"/>
    </style:style>
    <style:style style:name="T661" style:family="text">
      <style:text-properties fo:font-weight="normal" officeooo:rsid="0b1f466e" style:font-weight-asian="normal" style:font-weight-complex="normal"/>
    </style:style>
    <style:style style:name="T662" style:family="text">
      <style:text-properties fo:font-weight="normal" officeooo:rsid="0b214af3" style:font-weight-asian="normal" style:font-weight-complex="normal"/>
    </style:style>
    <style:style style:name="T663" style:family="text">
      <style:text-properties fo:font-weight="normal" officeooo:rsid="0b21b1db" style:font-weight-asian="normal" style:font-weight-complex="normal"/>
    </style:style>
    <style:style style:name="T664" style:family="text">
      <style:text-properties fo:font-weight="normal" officeooo:rsid="0b22a8f4" style:font-weight-asian="normal" style:font-weight-complex="normal"/>
    </style:style>
    <style:style style:name="T665" style:family="text">
      <style:text-properties fo:font-weight="normal" officeooo:rsid="0b24a674" style:font-weight-asian="normal" style:font-weight-complex="normal"/>
    </style:style>
    <style:style style:name="T666" style:family="text">
      <style:text-properties fo:font-weight="normal" officeooo:rsid="0b25a11d" style:font-weight-asian="normal" style:font-weight-complex="normal"/>
    </style:style>
    <style:style style:name="T667" style:family="text">
      <style:text-properties fo:font-weight="normal" officeooo:rsid="0b272c4f" style:font-weight-asian="normal" style:font-weight-complex="normal"/>
    </style:style>
    <style:style style:name="T668" style:family="text">
      <style:text-properties fo:font-weight="normal" officeooo:rsid="0b277312" style:font-weight-asian="normal" style:font-weight-complex="normal"/>
    </style:style>
    <style:style style:name="T669" style:family="text">
      <style:text-properties fo:font-weight="normal" officeooo:rsid="0b27b13d" style:font-weight-asian="normal" style:font-weight-complex="normal"/>
    </style:style>
    <style:style style:name="T670" style:family="text">
      <style:text-properties fo:font-weight="normal" officeooo:rsid="0b286207" style:font-weight-asian="normal" style:font-weight-complex="normal"/>
    </style:style>
    <style:style style:name="T671" style:family="text">
      <style:text-properties fo:font-weight="normal" officeooo:rsid="0b295de6" style:font-weight-asian="normal" style:font-weight-complex="normal"/>
    </style:style>
    <style:style style:name="T672" style:family="text">
      <style:text-properties fo:font-weight="normal" officeooo:rsid="0b2a12f4" style:font-weight-asian="normal" style:font-weight-complex="normal"/>
    </style:style>
    <style:style style:name="T673" style:family="text">
      <style:text-properties fo:font-weight="normal" officeooo:rsid="0b2f8655" style:font-weight-asian="normal" style:font-weight-complex="normal"/>
    </style:style>
    <style:style style:name="T674" style:family="text">
      <style:text-properties fo:font-weight="normal" officeooo:rsid="0c6c81cc" style:font-weight-asian="normal" style:font-weight-complex="normal"/>
    </style:style>
    <style:style style:name="T675" style:family="text">
      <style:text-properties fo:font-weight="normal" officeooo:rsid="0d116713" style:font-weight-asian="normal" style:font-weight-complex="normal"/>
    </style:style>
    <style:style style:name="T676" style:family="text">
      <style:text-properties fo:font-weight="normal" officeooo:rsid="0d1333b0" style:font-weight-asian="normal" style:font-weight-complex="normal"/>
    </style:style>
    <style:style style:name="T677" style:family="text">
      <style:text-properties fo:font-weight="normal" officeooo:rsid="0d147b55" style:font-weight-asian="normal" style:font-weight-complex="normal"/>
    </style:style>
    <style:style style:name="T678" style:family="text">
      <style:text-properties fo:font-weight="normal" officeooo:rsid="0d14ed3f" style:font-weight-asian="normal" style:font-weight-complex="normal"/>
    </style:style>
    <style:style style:name="T679" style:family="text">
      <style:text-properties fo:font-weight="normal" officeooo:rsid="0d166e29" style:font-weight-asian="normal" style:font-weight-complex="normal"/>
    </style:style>
    <style:style style:name="T680" style:family="text">
      <style:text-properties fo:font-weight="normal" officeooo:rsid="0d176e40" style:font-weight-asian="normal" style:font-weight-complex="normal"/>
    </style:style>
    <style:style style:name="T681" style:family="text">
      <style:text-properties fo:font-weight="normal" officeooo:rsid="0d1cfbbb" style:font-weight-asian="normal" style:font-weight-complex="normal"/>
    </style:style>
    <style:style style:name="T682" style:family="text">
      <style:text-properties fo:font-weight="normal" officeooo:rsid="0d1e9c8b" style:font-weight-asian="normal" style:font-weight-complex="normal"/>
    </style:style>
    <style:style style:name="T683" style:family="text">
      <style:text-properties fo:font-weight="normal" officeooo:rsid="0d1eaf33" style:font-weight-asian="normal" style:font-weight-complex="normal"/>
    </style:style>
    <style:style style:name="T684" style:family="text">
      <style:text-properties fo:font-weight="normal" officeooo:rsid="0d209ad6" style:font-weight-asian="normal" style:font-weight-complex="normal"/>
    </style:style>
    <style:style style:name="T685" style:family="text">
      <style:text-properties fo:font-weight="normal" officeooo:rsid="0d217f80" style:font-weight-asian="normal" style:font-weight-complex="normal"/>
    </style:style>
    <style:style style:name="T686" style:family="text">
      <style:text-properties fo:font-weight="normal" officeooo:rsid="0d218f26" style:font-weight-asian="normal" style:font-weight-complex="normal"/>
    </style:style>
    <style:style style:name="T687" style:family="text">
      <style:text-properties fo:font-weight="normal" officeooo:rsid="0d21cb21" style:font-weight-asian="normal" style:font-weight-complex="normal"/>
    </style:style>
    <style:style style:name="T688" style:family="text">
      <style:text-properties fo:font-weight="normal" officeooo:rsid="0d23c3b4" style:font-weight-asian="normal" style:font-weight-complex="normal"/>
    </style:style>
    <style:style style:name="T689" style:family="text">
      <style:text-properties fo:font-weight="normal" officeooo:rsid="0d2544f7" style:font-weight-asian="normal" style:font-weight-complex="normal"/>
    </style:style>
    <style:style style:name="T690" style:family="text">
      <style:text-properties fo:font-weight="normal" officeooo:rsid="0d256989" style:font-weight-asian="normal" style:font-weight-complex="normal"/>
    </style:style>
    <style:style style:name="T691" style:family="text">
      <style:text-properties fo:font-weight="normal" officeooo:rsid="0d277be5" style:font-weight-asian="normal" style:font-weight-complex="normal"/>
    </style:style>
    <style:style style:name="T692" style:family="text">
      <style:text-properties fo:font-weight="normal" officeooo:rsid="0d29247d" style:font-weight-asian="normal" style:font-weight-complex="normal"/>
    </style:style>
    <style:style style:name="T693" style:family="text">
      <style:text-properties fo:font-weight="normal" officeooo:rsid="0d2a5c90" style:font-weight-asian="normal" style:font-weight-complex="normal"/>
    </style:style>
    <style:style style:name="T694" style:family="text">
      <style:text-properties officeooo:rsid="025c9b4d"/>
    </style:style>
    <style:style style:name="T695" style:family="text">
      <style:text-properties officeooo:rsid="02e8bb09"/>
    </style:style>
    <style:style style:name="T696" style:family="text">
      <style:text-properties officeooo:rsid="02e984bc"/>
    </style:style>
    <style:style style:name="T697" style:family="text">
      <style:text-properties officeooo:rsid="02ea460b"/>
    </style:style>
    <style:style style:name="T698" style:family="text">
      <style:text-properties officeooo:rsid="02ebfcc2"/>
    </style:style>
    <style:style style:name="T699" style:family="text">
      <style:text-properties officeooo:rsid="02ed77fe"/>
    </style:style>
    <style:style style:name="T700" style:family="text">
      <style:text-properties officeooo:rsid="02eee2cf"/>
    </style:style>
    <style:style style:name="T701" style:family="text">
      <style:text-properties officeooo:rsid="02f08148"/>
    </style:style>
    <style:style style:name="T702" style:family="text">
      <style:text-properties officeooo:rsid="02f085c9"/>
    </style:style>
    <style:style style:name="T703" style:family="text">
      <style:text-properties officeooo:rsid="02f571fc"/>
    </style:style>
    <style:style style:name="T704" style:family="text">
      <style:text-properties officeooo:rsid="02f646b0"/>
    </style:style>
    <style:style style:name="T705" style:family="text">
      <style:text-properties officeooo:rsid="02f92347"/>
    </style:style>
    <style:style style:name="T706" style:family="text">
      <style:text-properties officeooo:rsid="02f96c9c"/>
    </style:style>
    <style:style style:name="T707" style:family="text">
      <style:text-properties officeooo:rsid="02fa0cc1"/>
    </style:style>
    <style:style style:name="T708" style:family="text">
      <style:text-properties officeooo:rsid="02fb6f49"/>
    </style:style>
    <style:style style:name="T709" style:family="text">
      <style:text-properties officeooo:rsid="02fcafc4"/>
    </style:style>
    <style:style style:name="T710" style:family="text">
      <style:text-properties officeooo:rsid="02fdc0f9"/>
    </style:style>
    <style:style style:name="T711" style:family="text">
      <style:text-properties officeooo:rsid="02ff6a2b"/>
    </style:style>
    <style:style style:name="T712" style:family="text">
      <style:text-properties officeooo:rsid="0300a81f"/>
    </style:style>
    <style:style style:name="T713" style:family="text">
      <style:text-properties officeooo:rsid="0300c806"/>
    </style:style>
    <style:style style:name="T714" style:family="text">
      <style:text-properties officeooo:rsid="0300d8ea"/>
    </style:style>
    <style:style style:name="T715" style:family="text">
      <style:text-properties officeooo:rsid="0301784a"/>
    </style:style>
    <style:style style:name="T716" style:family="text">
      <style:text-properties officeooo:rsid="0304a671"/>
    </style:style>
    <style:style style:name="T717" style:family="text">
      <style:text-properties officeooo:rsid="0305123e"/>
    </style:style>
    <style:style style:name="T718" style:family="text">
      <style:text-properties officeooo:rsid="0305fbbe"/>
    </style:style>
    <style:style style:name="T719" style:family="text">
      <style:text-properties officeooo:rsid="030718e1"/>
    </style:style>
    <style:style style:name="T720" style:family="text">
      <style:text-properties officeooo:rsid="0307f43e"/>
    </style:style>
    <style:style style:name="T721" style:family="text">
      <style:text-properties officeooo:rsid="0309cb1a"/>
    </style:style>
    <style:style style:name="T722" style:family="text">
      <style:text-properties officeooo:rsid="030afd3d"/>
    </style:style>
    <style:style style:name="T723" style:family="text">
      <style:text-properties officeooo:rsid="030b2d6b"/>
    </style:style>
    <style:style style:name="T724" style:family="text">
      <style:text-properties officeooo:rsid="030d18da"/>
    </style:style>
    <style:style style:name="T725" style:family="text">
      <style:text-properties officeooo:rsid="030dc97b"/>
    </style:style>
    <style:style style:name="T726" style:family="text">
      <style:text-properties officeooo:rsid="030eb848"/>
    </style:style>
    <style:style style:name="T727" style:family="text">
      <style:text-properties officeooo:rsid="030fe72f"/>
    </style:style>
    <style:style style:name="T728" style:family="text">
      <style:text-properties officeooo:rsid="0311255d"/>
    </style:style>
    <style:style style:name="T729" style:family="text">
      <style:text-properties officeooo:rsid="031265a0"/>
    </style:style>
    <style:style style:name="T730" style:family="text">
      <style:text-properties officeooo:rsid="03135679"/>
    </style:style>
    <style:style style:name="T731" style:family="text">
      <style:text-properties officeooo:rsid="03152fdb"/>
    </style:style>
    <style:style style:name="T732" style:family="text">
      <style:text-properties officeooo:rsid="0316d51e"/>
    </style:style>
    <style:style style:name="T733" style:family="text">
      <style:text-properties officeooo:rsid="031a2680"/>
    </style:style>
    <style:style style:name="T734" style:family="text">
      <style:text-properties officeooo:rsid="031a72bf"/>
    </style:style>
    <style:style style:name="T735" style:family="text">
      <style:text-properties officeooo:rsid="031a83bc"/>
    </style:style>
    <style:style style:name="T736" style:family="text">
      <style:text-properties officeooo:rsid="031b0923"/>
    </style:style>
    <style:style style:name="T737" style:family="text">
      <style:text-properties officeooo:rsid="031b9894"/>
    </style:style>
    <style:style style:name="T738" style:family="text">
      <style:text-properties officeooo:rsid="031e829e"/>
    </style:style>
    <style:style style:name="T739" style:family="text">
      <style:text-properties officeooo:rsid="03217cfa"/>
    </style:style>
    <style:style style:name="T740" style:family="text">
      <style:text-properties officeooo:rsid="03224a23"/>
    </style:style>
    <style:style style:name="T741" style:family="text">
      <style:text-properties officeooo:rsid="03241d08"/>
    </style:style>
    <style:style style:name="T742" style:family="text">
      <style:text-properties officeooo:rsid="032cb6af"/>
    </style:style>
    <style:style style:name="T743" style:family="text">
      <style:text-properties officeooo:rsid="0333f91d"/>
    </style:style>
    <style:style style:name="T744" style:family="text">
      <style:text-properties officeooo:rsid="033f85bc"/>
    </style:style>
    <style:style style:name="T745" style:family="text">
      <style:text-properties officeooo:rsid="033fead6"/>
    </style:style>
    <style:style style:name="T746" style:family="text">
      <style:text-properties officeooo:rsid="034267be"/>
    </style:style>
    <style:style style:name="T747" style:family="text">
      <style:text-properties officeooo:rsid="034394f4"/>
    </style:style>
    <style:style style:name="T748" style:family="text">
      <style:text-properties officeooo:rsid="0344ae84"/>
    </style:style>
    <style:style style:name="T749" style:family="text">
      <style:text-properties officeooo:rsid="0346511a"/>
    </style:style>
    <style:style style:name="T750" style:family="text">
      <style:text-properties officeooo:rsid="0346e101"/>
    </style:style>
    <style:style style:name="T751" style:family="text">
      <style:text-properties officeooo:rsid="0348857e"/>
    </style:style>
    <style:style style:name="T752" style:family="text">
      <style:text-properties officeooo:rsid="034c2943"/>
    </style:style>
    <style:style style:name="T753" style:family="text">
      <style:text-properties officeooo:rsid="034cef2b"/>
    </style:style>
    <style:style style:name="T754" style:family="text">
      <style:text-properties officeooo:rsid="034d8914"/>
    </style:style>
    <style:style style:name="T755" style:family="text">
      <style:text-properties officeooo:rsid="034df4a4"/>
    </style:style>
    <style:style style:name="T756" style:family="text">
      <style:text-properties officeooo:rsid="034e5696"/>
    </style:style>
    <style:style style:name="T757" style:family="text">
      <style:text-properties officeooo:rsid="0350edb4"/>
    </style:style>
    <style:style style:name="T758" style:family="text">
      <style:text-properties officeooo:rsid="035243b5"/>
    </style:style>
    <style:style style:name="T759" style:family="text">
      <style:text-properties officeooo:rsid="03538794"/>
    </style:style>
    <style:style style:name="T760" style:family="text">
      <style:text-properties officeooo:rsid="0355c925"/>
    </style:style>
    <style:style style:name="T761" style:family="text">
      <style:text-properties officeooo:rsid="0355d560"/>
    </style:style>
    <style:style style:name="T762" style:family="text">
      <style:text-properties officeooo:rsid="0357bfac"/>
    </style:style>
    <style:style style:name="T763" style:family="text">
      <style:text-properties officeooo:rsid="03595fd4"/>
    </style:style>
    <style:style style:name="T764" style:family="text">
      <style:text-properties officeooo:rsid="035ac0ba"/>
    </style:style>
    <style:style style:name="T765" style:family="text">
      <style:text-properties officeooo:rsid="035c5a78"/>
    </style:style>
    <style:style style:name="T766" style:family="text">
      <style:text-properties officeooo:rsid="035d9a57"/>
    </style:style>
    <style:style style:name="T767" style:family="text">
      <style:text-properties officeooo:rsid="035f17f8"/>
    </style:style>
    <style:style style:name="T768" style:family="text">
      <style:text-properties officeooo:rsid="0361d4b1"/>
    </style:style>
    <style:style style:name="T769" style:family="text">
      <style:text-properties officeooo:rsid="036239be"/>
    </style:style>
    <style:style style:name="T770" style:family="text">
      <style:text-properties officeooo:rsid="0363a828"/>
    </style:style>
    <style:style style:name="T771" style:family="text">
      <style:text-properties officeooo:rsid="0364f382"/>
    </style:style>
    <style:style style:name="T772" style:family="text">
      <style:text-properties officeooo:rsid="0366b0f4"/>
    </style:style>
    <style:style style:name="T773" style:family="text">
      <style:text-properties officeooo:rsid="03672b51"/>
    </style:style>
    <style:style style:name="T774" style:family="text">
      <style:text-properties officeooo:rsid="03687f6e"/>
    </style:style>
    <style:style style:name="T775" style:family="text">
      <style:text-properties officeooo:rsid="036bffb6"/>
    </style:style>
    <style:style style:name="T776" style:family="text">
      <style:text-properties officeooo:rsid="036c8fce"/>
    </style:style>
    <style:style style:name="T777" style:family="text">
      <style:text-properties officeooo:rsid="036d10b4"/>
    </style:style>
    <style:style style:name="T778" style:family="text">
      <style:text-properties officeooo:rsid="036e3f79"/>
    </style:style>
    <style:style style:name="T779" style:family="text">
      <style:text-properties officeooo:rsid="036fb1ea"/>
    </style:style>
    <style:style style:name="T780" style:family="text">
      <style:text-properties officeooo:rsid="0370ecc7"/>
    </style:style>
    <style:style style:name="T781" style:family="text">
      <style:text-properties officeooo:rsid="0373b97f"/>
    </style:style>
    <style:style style:name="T782" style:family="text">
      <style:text-properties officeooo:rsid="037543a4"/>
    </style:style>
    <style:style style:name="T783" style:family="text">
      <style:text-properties officeooo:rsid="0375b195"/>
    </style:style>
    <style:style style:name="T784" style:family="text">
      <style:text-properties officeooo:rsid="0376e21a"/>
    </style:style>
    <style:style style:name="T785" style:family="text">
      <style:text-properties officeooo:rsid="03782b82"/>
    </style:style>
    <style:style style:name="T786" style:family="text">
      <style:text-properties officeooo:rsid="037b5bda"/>
    </style:style>
    <style:style style:name="T787" style:family="text">
      <style:text-properties officeooo:rsid="037f025e"/>
    </style:style>
    <style:style style:name="T788" style:family="text">
      <style:text-properties officeooo:rsid="0380cbd0"/>
    </style:style>
    <style:style style:name="T789" style:family="text">
      <style:text-properties officeooo:rsid="03850b12"/>
    </style:style>
    <style:style style:name="T790" style:family="text">
      <style:text-properties officeooo:rsid="03874173"/>
    </style:style>
    <style:style style:name="T791" style:family="text">
      <style:text-properties officeooo:rsid="038c1f64"/>
    </style:style>
    <style:style style:name="T792" style:family="text">
      <style:text-properties officeooo:rsid="0390c8c0"/>
    </style:style>
    <style:style style:name="T793" style:family="text">
      <style:text-properties officeooo:rsid="03955fbe"/>
    </style:style>
    <style:style style:name="T794" style:family="text">
      <style:text-properties officeooo:rsid="039749b1"/>
    </style:style>
    <style:style style:name="T795" style:family="text">
      <style:text-properties officeooo:rsid="03981778"/>
    </style:style>
    <style:style style:name="T796" style:family="text">
      <style:text-properties officeooo:rsid="039a0628"/>
    </style:style>
    <style:style style:name="T797" style:family="text">
      <style:text-properties officeooo:rsid="039a7ad0"/>
    </style:style>
    <style:style style:name="T798" style:family="text">
      <style:text-properties officeooo:rsid="039dae28"/>
    </style:style>
    <style:style style:name="T799" style:family="text">
      <style:text-properties officeooo:rsid="039e5c4c"/>
    </style:style>
    <style:style style:name="T800" style:family="text">
      <style:text-properties officeooo:rsid="039ffd56"/>
    </style:style>
    <style:style style:name="T801" style:family="text">
      <style:text-properties officeooo:rsid="03a57fa4"/>
    </style:style>
    <style:style style:name="T802" style:family="text">
      <style:text-properties officeooo:rsid="03a7342b"/>
    </style:style>
    <style:style style:name="T803" style:family="text">
      <style:text-properties officeooo:rsid="03a73747"/>
    </style:style>
    <style:style style:name="T804" style:family="text">
      <style:text-properties officeooo:rsid="03a817de"/>
    </style:style>
    <style:style style:name="T805" style:family="text">
      <style:text-properties officeooo:rsid="03a84f38"/>
    </style:style>
    <style:style style:name="T806" style:family="text">
      <style:text-properties officeooo:rsid="03a9b7ba"/>
    </style:style>
    <style:style style:name="T807" style:family="text">
      <style:text-properties officeooo:rsid="03aa69ab"/>
    </style:style>
    <style:style style:name="T808" style:family="text">
      <style:text-properties officeooo:rsid="03aafd2e"/>
    </style:style>
    <style:style style:name="T809" style:family="text">
      <style:text-properties officeooo:rsid="03ac39c9"/>
    </style:style>
    <style:style style:name="T810" style:family="text">
      <style:text-properties officeooo:rsid="03ac60fe"/>
    </style:style>
    <style:style style:name="T811" style:family="text">
      <style:text-properties officeooo:rsid="03aedac1"/>
    </style:style>
    <style:style style:name="T812" style:family="text">
      <style:text-properties officeooo:rsid="03b1307d"/>
    </style:style>
    <style:style style:name="T813" style:family="text">
      <style:text-properties officeooo:rsid="03b2be0f"/>
    </style:style>
    <style:style style:name="T814" style:family="text">
      <style:text-properties officeooo:rsid="03b42414"/>
    </style:style>
    <style:style style:name="T815" style:family="text">
      <style:text-properties officeooo:rsid="03b685b1"/>
    </style:style>
    <style:style style:name="T816" style:family="text">
      <style:text-properties officeooo:rsid="03b704ba"/>
    </style:style>
    <style:style style:name="T817" style:family="text">
      <style:text-properties officeooo:rsid="03b8f2d2"/>
    </style:style>
    <style:style style:name="T818" style:family="text">
      <style:text-properties officeooo:rsid="03ba5d8a"/>
    </style:style>
    <style:style style:name="T819" style:family="text">
      <style:text-properties officeooo:rsid="03bb2130"/>
    </style:style>
    <style:style style:name="T820" style:family="text">
      <style:text-properties officeooo:rsid="03bc94e1"/>
    </style:style>
    <style:style style:name="T821" style:family="text">
      <style:text-properties officeooo:rsid="03bdb57b"/>
    </style:style>
    <style:style style:name="T822" style:family="text">
      <style:text-properties officeooo:rsid="03be1f6d"/>
    </style:style>
    <style:style style:name="T823" style:family="text">
      <style:text-properties officeooo:rsid="03c1d92b"/>
    </style:style>
    <style:style style:name="T824" style:family="text">
      <style:text-properties officeooo:rsid="03c2c339"/>
    </style:style>
    <style:style style:name="T825" style:family="text">
      <style:text-properties officeooo:rsid="03c37969"/>
    </style:style>
    <style:style style:name="T826" style:family="text">
      <style:text-properties officeooo:rsid="03c4764d"/>
    </style:style>
    <style:style style:name="T827" style:family="text">
      <style:text-properties officeooo:rsid="03c5dfe5"/>
    </style:style>
    <style:style style:name="T828" style:family="text">
      <style:text-properties officeooo:rsid="03c8c432"/>
    </style:style>
    <style:style style:name="T829" style:family="text">
      <style:text-properties officeooo:rsid="03ca30c1"/>
    </style:style>
    <style:style style:name="T830" style:family="text">
      <style:text-properties officeooo:rsid="03cd4f8a"/>
    </style:style>
    <style:style style:name="T831" style:family="text">
      <style:text-properties officeooo:rsid="03cd7994"/>
    </style:style>
    <style:style style:name="T832" style:family="text">
      <style:text-properties officeooo:rsid="03ced4b2"/>
    </style:style>
    <style:style style:name="T833" style:family="text">
      <style:text-properties officeooo:rsid="03d08dae"/>
    </style:style>
    <style:style style:name="T834" style:family="text">
      <style:text-properties officeooo:rsid="03d1b8fb"/>
    </style:style>
    <style:style style:name="T835" style:family="text">
      <style:text-properties officeooo:rsid="03d41b16"/>
    </style:style>
    <style:style style:name="T836" style:family="text">
      <style:text-properties officeooo:rsid="03d56a3c"/>
    </style:style>
    <style:style style:name="T837" style:family="text">
      <style:text-properties officeooo:rsid="03d5ef5d"/>
    </style:style>
    <style:style style:name="T838" style:family="text">
      <style:text-properties officeooo:rsid="03d7baf0"/>
    </style:style>
    <style:style style:name="T839" style:family="text">
      <style:text-properties officeooo:rsid="03d916f8"/>
    </style:style>
    <style:style style:name="T840" style:family="text">
      <style:text-properties officeooo:rsid="03e043a0"/>
    </style:style>
    <style:style style:name="T841" style:family="text">
      <style:text-properties officeooo:rsid="03e179c0"/>
    </style:style>
    <style:style style:name="T842" style:family="text">
      <style:text-properties officeooo:rsid="03e467d2"/>
    </style:style>
    <style:style style:name="T843" style:family="text">
      <style:text-properties officeooo:rsid="03e622bf"/>
    </style:style>
    <style:style style:name="T844" style:family="text">
      <style:text-properties officeooo:rsid="03e65471"/>
    </style:style>
    <style:style style:name="T845" style:family="text">
      <style:text-properties officeooo:rsid="03e7f211"/>
    </style:style>
    <style:style style:name="T846" style:family="text">
      <style:text-properties officeooo:rsid="03ecaba9"/>
    </style:style>
    <style:style style:name="T847" style:family="text">
      <style:text-properties officeooo:rsid="03ee29e5"/>
    </style:style>
    <style:style style:name="T848" style:family="text">
      <style:text-properties officeooo:rsid="03ee96a2"/>
    </style:style>
    <style:style style:name="T849" style:family="text">
      <style:text-properties officeooo:rsid="03f0a645"/>
    </style:style>
    <style:style style:name="T850" style:family="text">
      <style:text-properties officeooo:rsid="03f13d21"/>
    </style:style>
    <style:style style:name="T851" style:family="text">
      <style:text-properties officeooo:rsid="03f3ace9"/>
    </style:style>
    <style:style style:name="T852" style:family="text">
      <style:text-properties officeooo:rsid="03f67b42"/>
    </style:style>
    <style:style style:name="T853" style:family="text">
      <style:text-properties officeooo:rsid="03f7295f"/>
    </style:style>
    <style:style style:name="T854" style:family="text">
      <style:text-properties officeooo:rsid="03f76ea1"/>
    </style:style>
    <style:style style:name="T855" style:family="text">
      <style:text-properties officeooo:rsid="03f9473c"/>
    </style:style>
    <style:style style:name="T856" style:family="text">
      <style:text-properties officeooo:rsid="03fadc91"/>
    </style:style>
    <style:style style:name="T857" style:family="text">
      <style:text-properties officeooo:rsid="03fc167e"/>
    </style:style>
    <style:style style:name="T858" style:family="text">
      <style:text-properties officeooo:rsid="03fdad14"/>
    </style:style>
    <style:style style:name="T859" style:family="text">
      <style:text-properties officeooo:rsid="04015998"/>
    </style:style>
    <style:style style:name="T860" style:family="text">
      <style:text-properties officeooo:rsid="0401d73d"/>
    </style:style>
    <style:style style:name="T861" style:family="text">
      <style:text-properties officeooo:rsid="0402e381"/>
    </style:style>
    <style:style style:name="T862" style:family="text">
      <style:text-properties officeooo:rsid="04043eaf"/>
    </style:style>
    <style:style style:name="T863" style:family="text">
      <style:text-properties officeooo:rsid="040544f2"/>
    </style:style>
    <style:style style:name="T864" style:family="text">
      <style:text-properties officeooo:rsid="04058be3"/>
    </style:style>
    <style:style style:name="T865" style:family="text">
      <style:text-properties officeooo:rsid="040779c7"/>
    </style:style>
    <style:style style:name="T866" style:family="text">
      <style:text-properties officeooo:rsid="04091490"/>
    </style:style>
    <style:style style:name="T867" style:family="text">
      <style:text-properties officeooo:rsid="040d0eab"/>
    </style:style>
    <style:style style:name="T868" style:family="text">
      <style:text-properties officeooo:rsid="040dc735"/>
    </style:style>
    <style:style style:name="T869" style:family="text">
      <style:text-properties officeooo:rsid="040e4c15"/>
    </style:style>
    <style:style style:name="T870" style:family="text">
      <style:text-properties officeooo:rsid="040ff623"/>
    </style:style>
    <style:style style:name="T871" style:family="text">
      <style:text-properties officeooo:rsid="041110e2"/>
    </style:style>
    <style:style style:name="T872" style:family="text">
      <style:text-properties officeooo:rsid="04133305"/>
    </style:style>
    <style:style style:name="T873" style:family="text">
      <style:text-properties officeooo:rsid="0416281c"/>
    </style:style>
    <style:style style:name="T874" style:family="text">
      <style:text-properties officeooo:rsid="04180d8d"/>
    </style:style>
    <style:style style:name="T875" style:family="text">
      <style:text-properties officeooo:rsid="041956e0"/>
    </style:style>
    <style:style style:name="T876" style:family="text">
      <style:text-properties officeooo:rsid="041ac226"/>
    </style:style>
    <style:style style:name="T877" style:family="text">
      <style:text-properties officeooo:rsid="041afba8"/>
    </style:style>
    <style:style style:name="T878" style:family="text">
      <style:text-properties officeooo:rsid="041cd574"/>
    </style:style>
    <style:style style:name="T879" style:family="text">
      <style:text-properties officeooo:rsid="041d19cf"/>
    </style:style>
    <style:style style:name="T880" style:family="text">
      <style:text-properties officeooo:rsid="041d5d50"/>
    </style:style>
    <style:style style:name="T881" style:family="text">
      <style:text-properties officeooo:rsid="041e0a7b"/>
    </style:style>
    <style:style style:name="T882" style:family="text">
      <style:text-properties officeooo:rsid="041e780f"/>
    </style:style>
    <style:style style:name="T883" style:family="text">
      <style:text-properties officeooo:rsid="041fd543"/>
    </style:style>
    <style:style style:name="T884" style:family="text">
      <style:text-properties officeooo:rsid="04208dee"/>
    </style:style>
    <style:style style:name="T885" style:family="text">
      <style:text-properties officeooo:rsid="04242b0b"/>
    </style:style>
    <style:style style:name="T886" style:family="text">
      <style:text-properties officeooo:rsid="0424f135"/>
    </style:style>
    <style:style style:name="T887" style:family="text">
      <style:text-properties officeooo:rsid="04291d3b"/>
    </style:style>
    <style:style style:name="T888" style:family="text">
      <style:text-properties officeooo:rsid="042a2cec"/>
    </style:style>
    <style:style style:name="T889" style:family="text">
      <style:text-properties officeooo:rsid="042be2ec"/>
    </style:style>
    <style:style style:name="T890" style:family="text">
      <style:text-properties officeooo:rsid="042bf946"/>
    </style:style>
    <style:style style:name="T891" style:family="text">
      <style:text-properties officeooo:rsid="042eeb28"/>
    </style:style>
    <style:style style:name="T892" style:family="text">
      <style:text-properties officeooo:rsid="0430901a"/>
    </style:style>
    <style:style style:name="T893" style:family="text">
      <style:text-properties officeooo:rsid="0431745b"/>
    </style:style>
    <style:style style:name="T894" style:family="text">
      <style:text-properties officeooo:rsid="043185d6"/>
    </style:style>
    <style:style style:name="T895" style:family="text">
      <style:text-properties officeooo:rsid="0432c42f"/>
    </style:style>
    <style:style style:name="T896" style:family="text">
      <style:text-properties officeooo:rsid="04360019"/>
    </style:style>
    <style:style style:name="T897" style:family="text">
      <style:text-properties officeooo:rsid="04386501"/>
    </style:style>
    <style:style style:name="T898" style:family="text">
      <style:text-properties officeooo:rsid="043ecd71"/>
    </style:style>
    <style:style style:name="T899" style:family="text">
      <style:text-properties officeooo:rsid="044165aa"/>
    </style:style>
    <style:style style:name="T900" style:family="text">
      <style:text-properties officeooo:rsid="044206cc"/>
    </style:style>
    <style:style style:name="T901" style:family="text">
      <style:text-properties officeooo:rsid="04426cf2"/>
    </style:style>
    <style:style style:name="T902" style:family="text">
      <style:text-properties officeooo:rsid="044306cc"/>
    </style:style>
    <style:style style:name="T903" style:family="text">
      <style:text-properties officeooo:rsid="04445c55"/>
    </style:style>
    <style:style style:name="T904" style:family="text">
      <style:text-properties officeooo:rsid="0445ea37"/>
    </style:style>
    <style:style style:name="T905" style:family="text">
      <style:text-properties officeooo:rsid="0447b043"/>
    </style:style>
    <style:style style:name="T906" style:family="text">
      <style:text-properties officeooo:rsid="044911cd"/>
    </style:style>
    <style:style style:name="T907" style:family="text">
      <style:text-properties officeooo:rsid="044b131d"/>
    </style:style>
    <style:style style:name="T908" style:family="text">
      <style:text-properties officeooo:rsid="044c0fcd"/>
    </style:style>
    <style:style style:name="T909" style:family="text">
      <style:text-properties officeooo:rsid="044ca1c2"/>
    </style:style>
    <style:style style:name="T910" style:family="text">
      <style:text-properties officeooo:rsid="044d24a3"/>
    </style:style>
    <style:style style:name="T911" style:family="text">
      <style:text-properties officeooo:rsid="044f19e7"/>
    </style:style>
    <style:style style:name="T912" style:family="text">
      <style:text-properties officeooo:rsid="0450bf87"/>
    </style:style>
    <style:style style:name="T913" style:family="text">
      <style:text-properties officeooo:rsid="0453307b"/>
    </style:style>
    <style:style style:name="T914" style:family="text">
      <style:text-properties officeooo:rsid="04584a66"/>
    </style:style>
    <style:style style:name="T915" style:family="text">
      <style:text-properties officeooo:rsid="0459deb9"/>
    </style:style>
    <style:style style:name="T916" style:family="text">
      <style:text-properties officeooo:rsid="045a09cf"/>
    </style:style>
    <style:style style:name="T917" style:family="text">
      <style:text-properties officeooo:rsid="045a3a20"/>
    </style:style>
    <style:style style:name="T918" style:family="text">
      <style:text-properties officeooo:rsid="045cef8d"/>
    </style:style>
    <style:style style:name="T919" style:family="text">
      <style:text-properties officeooo:rsid="045edb6b"/>
    </style:style>
    <style:style style:name="T920" style:family="text">
      <style:text-properties officeooo:rsid="04604d73"/>
    </style:style>
    <style:style style:name="T921" style:family="text">
      <style:text-properties officeooo:rsid="04612a18"/>
    </style:style>
    <style:style style:name="T922" style:family="text">
      <style:text-properties officeooo:rsid="0462a647"/>
    </style:style>
    <style:style style:name="T923" style:family="text">
      <style:text-properties officeooo:rsid="04651d2b"/>
    </style:style>
    <style:style style:name="T924" style:family="text">
      <style:text-properties officeooo:rsid="04654a07"/>
    </style:style>
    <style:style style:name="T925" style:family="text">
      <style:text-properties officeooo:rsid="04663749"/>
    </style:style>
    <style:style style:name="T926" style:family="text">
      <style:text-properties officeooo:rsid="0468aff2"/>
    </style:style>
    <style:style style:name="T927" style:family="text">
      <style:text-properties officeooo:rsid="046a05a3"/>
    </style:style>
    <style:style style:name="T928" style:family="text">
      <style:text-properties officeooo:rsid="046c6be2"/>
    </style:style>
    <style:style style:name="T929" style:family="text">
      <style:text-properties officeooo:rsid="046ddb3c"/>
    </style:style>
    <style:style style:name="T930" style:family="text">
      <style:text-properties officeooo:rsid="046effc5"/>
    </style:style>
    <style:style style:name="T931" style:family="text">
      <style:text-properties officeooo:rsid="047109de"/>
    </style:style>
    <style:style style:name="T932" style:family="text">
      <style:text-properties officeooo:rsid="04711453"/>
    </style:style>
    <style:style style:name="T933" style:family="text">
      <style:text-properties officeooo:rsid="04718b5f"/>
    </style:style>
    <style:style style:name="T934" style:family="text">
      <style:text-properties officeooo:rsid="0471aa2c"/>
    </style:style>
    <style:style style:name="T935" style:family="text">
      <style:text-properties officeooo:rsid="0473e66f"/>
    </style:style>
    <style:style style:name="T936" style:family="text">
      <style:text-properties officeooo:rsid="0473e757"/>
    </style:style>
    <style:style style:name="T937" style:family="text">
      <style:text-properties officeooo:rsid="0474fe21"/>
    </style:style>
    <style:style style:name="T938" style:family="text">
      <style:text-properties officeooo:rsid="04765f59"/>
    </style:style>
    <style:style style:name="T939" style:family="text">
      <style:text-properties officeooo:rsid="0477f101"/>
    </style:style>
    <style:style style:name="T940" style:family="text">
      <style:text-properties officeooo:rsid="047bc1df"/>
    </style:style>
    <style:style style:name="T941" style:family="text">
      <style:text-properties officeooo:rsid="047dae8c"/>
    </style:style>
    <style:style style:name="T942" style:family="text">
      <style:text-properties officeooo:rsid="047e8605"/>
    </style:style>
    <style:style style:name="T943" style:family="text">
      <style:text-properties officeooo:rsid="047efa97"/>
    </style:style>
    <style:style style:name="T944" style:family="text">
      <style:text-properties officeooo:rsid="047fa6af"/>
    </style:style>
    <style:style style:name="T945" style:family="text">
      <style:text-properties officeooo:rsid="04801ec5"/>
    </style:style>
    <style:style style:name="T946" style:family="text">
      <style:text-properties officeooo:rsid="0481de64"/>
    </style:style>
    <style:style style:name="T947" style:family="text">
      <style:text-properties officeooo:rsid="0482053b"/>
    </style:style>
    <style:style style:name="T948" style:family="text">
      <style:text-properties officeooo:rsid="04827d61"/>
    </style:style>
    <style:style style:name="T949" style:family="text">
      <style:text-properties officeooo:rsid="04833123"/>
    </style:style>
    <style:style style:name="T950" style:family="text">
      <style:text-properties officeooo:rsid="0483fe73"/>
    </style:style>
    <style:style style:name="T951" style:family="text">
      <style:text-properties officeooo:rsid="0485324e"/>
    </style:style>
    <style:style style:name="T952" style:family="text">
      <style:text-properties officeooo:rsid="0485bebd"/>
    </style:style>
    <style:style style:name="T953" style:family="text">
      <style:text-properties officeooo:rsid="04862e29"/>
    </style:style>
    <style:style style:name="T954" style:family="text">
      <style:text-properties officeooo:rsid="04878315"/>
    </style:style>
    <style:style style:name="T955" style:family="text">
      <style:text-properties officeooo:rsid="0487c66e"/>
    </style:style>
    <style:style style:name="T956" style:family="text">
      <style:text-properties officeooo:rsid="048ad807"/>
    </style:style>
    <style:style style:name="T957" style:family="text">
      <style:text-properties officeooo:rsid="048b56f3"/>
    </style:style>
    <style:style style:name="T958" style:family="text">
      <style:text-properties officeooo:rsid="048da41b"/>
    </style:style>
    <style:style style:name="T959" style:family="text">
      <style:text-properties officeooo:rsid="048deada"/>
    </style:style>
    <style:style style:name="T960" style:family="text">
      <style:text-properties officeooo:rsid="048f8361"/>
    </style:style>
    <style:style style:name="T961" style:family="text">
      <style:text-properties officeooo:rsid="0490a3e0"/>
    </style:style>
    <style:style style:name="T962" style:family="text">
      <style:text-properties officeooo:rsid="0492a216"/>
    </style:style>
    <style:style style:name="T963" style:family="text">
      <style:text-properties officeooo:rsid="04948b76"/>
    </style:style>
    <style:style style:name="T964" style:family="text">
      <style:text-properties officeooo:rsid="0494cb47"/>
    </style:style>
    <style:style style:name="T965" style:family="text">
      <style:text-properties officeooo:rsid="049562ef"/>
    </style:style>
    <style:style style:name="T966" style:family="text">
      <style:text-properties officeooo:rsid="0495b874"/>
    </style:style>
    <style:style style:name="T967" style:family="text">
      <style:text-properties officeooo:rsid="0496ede2"/>
    </style:style>
    <style:style style:name="T968" style:family="text">
      <style:text-properties officeooo:rsid="049779b9"/>
    </style:style>
    <style:style style:name="T969" style:family="text">
      <style:text-properties officeooo:rsid="0497af80"/>
    </style:style>
    <style:style style:name="T970" style:family="text">
      <style:text-properties officeooo:rsid="0499322e"/>
    </style:style>
    <style:style style:name="T971" style:family="text">
      <style:text-properties officeooo:rsid="049a4eef"/>
    </style:style>
    <style:style style:name="T972" style:family="text">
      <style:text-properties officeooo:rsid="049c6a24"/>
    </style:style>
    <style:style style:name="T973" style:family="text">
      <style:text-properties officeooo:rsid="049d1aa3"/>
    </style:style>
    <style:style style:name="T974" style:family="text">
      <style:text-properties officeooo:rsid="049d7c57"/>
    </style:style>
    <style:style style:name="T975" style:family="text">
      <style:text-properties officeooo:rsid="049fa212"/>
    </style:style>
    <style:style style:name="T976" style:family="text">
      <style:text-properties officeooo:rsid="04a13bce"/>
    </style:style>
    <style:style style:name="T977" style:family="text">
      <style:text-properties officeooo:rsid="04a217e1"/>
    </style:style>
    <style:style style:name="T978" style:family="text">
      <style:text-properties officeooo:rsid="04a41019"/>
    </style:style>
    <style:style style:name="T979" style:family="text">
      <style:text-properties officeooo:rsid="04a5603c"/>
    </style:style>
    <style:style style:name="T980" style:family="text">
      <style:text-properties officeooo:rsid="04a5be4e"/>
    </style:style>
    <style:style style:name="T981" style:family="text">
      <style:text-properties officeooo:rsid="04a5c56a"/>
    </style:style>
    <style:style style:name="T982" style:family="text">
      <style:text-properties officeooo:rsid="04a9f6a6"/>
    </style:style>
    <style:style style:name="T983" style:family="text">
      <style:text-properties officeooo:rsid="04aae619"/>
    </style:style>
    <style:style style:name="T984" style:family="text">
      <style:text-properties officeooo:rsid="04ab7483"/>
    </style:style>
    <style:style style:name="T985" style:family="text">
      <style:text-properties officeooo:rsid="04ab8d47"/>
    </style:style>
    <style:style style:name="T986" style:family="text">
      <style:text-properties officeooo:rsid="04acf684"/>
    </style:style>
    <style:style style:name="T987" style:family="text">
      <style:text-properties officeooo:rsid="04adbda3"/>
    </style:style>
    <style:style style:name="T988" style:family="text">
      <style:text-properties officeooo:rsid="04ae9b87"/>
    </style:style>
    <style:style style:name="T989" style:family="text">
      <style:text-properties officeooo:rsid="04af9767"/>
    </style:style>
    <style:style style:name="T990" style:family="text">
      <style:text-properties officeooo:rsid="04b31e61"/>
    </style:style>
    <style:style style:name="T991" style:family="text">
      <style:text-properties officeooo:rsid="04b4e4a8"/>
    </style:style>
    <style:style style:name="T992" style:family="text">
      <style:text-properties officeooo:rsid="04b55fe2"/>
    </style:style>
    <style:style style:name="T993" style:family="text">
      <style:text-properties officeooo:rsid="04b6d02c"/>
    </style:style>
    <style:style style:name="T994" style:family="text">
      <style:text-properties officeooo:rsid="04b899ee"/>
    </style:style>
    <style:style style:name="T995" style:family="text">
      <style:text-properties officeooo:rsid="04b9303f"/>
    </style:style>
    <style:style style:name="T996" style:family="text">
      <style:text-properties officeooo:rsid="04baa330"/>
    </style:style>
    <style:style style:name="T997" style:family="text">
      <style:text-properties officeooo:rsid="04bb03a6"/>
    </style:style>
    <style:style style:name="T998" style:family="text">
      <style:text-properties officeooo:rsid="04bbb78b"/>
    </style:style>
    <style:style style:name="T999" style:family="text">
      <style:text-properties officeooo:rsid="04bd7558"/>
    </style:style>
    <style:style style:name="T1000" style:family="text">
      <style:text-properties officeooo:rsid="04bf40b4"/>
    </style:style>
    <style:style style:name="T1001" style:family="text">
      <style:text-properties officeooo:rsid="04c00415"/>
    </style:style>
    <style:style style:name="T1002" style:family="text">
      <style:text-properties officeooo:rsid="04c0936c"/>
    </style:style>
    <style:style style:name="T1003" style:family="text">
      <style:text-properties officeooo:rsid="04c144ff"/>
    </style:style>
    <style:style style:name="T1004" style:family="text">
      <style:text-properties officeooo:rsid="04c23ab4"/>
    </style:style>
    <style:style style:name="T1005" style:family="text">
      <style:text-properties officeooo:rsid="04c317f6"/>
    </style:style>
    <style:style style:name="T1006" style:family="text">
      <style:text-properties officeooo:rsid="04c4895c"/>
    </style:style>
    <style:style style:name="T1007" style:family="text">
      <style:text-properties officeooo:rsid="04c6498d"/>
    </style:style>
    <style:style style:name="T1008" style:family="text">
      <style:text-properties officeooo:rsid="04c8604b"/>
    </style:style>
    <style:style style:name="T1009" style:family="text">
      <style:text-properties officeooo:rsid="04c8bd21"/>
    </style:style>
    <style:style style:name="T1010" style:family="text">
      <style:text-properties officeooo:rsid="04cbffb6"/>
    </style:style>
    <style:style style:name="T1011" style:family="text">
      <style:text-properties officeooo:rsid="04cd5abb"/>
    </style:style>
    <style:style style:name="T1012" style:family="text">
      <style:text-properties officeooo:rsid="04ce4ea8"/>
    </style:style>
    <style:style style:name="T1013" style:family="text">
      <style:text-properties officeooo:rsid="04d08f4a"/>
    </style:style>
    <style:style style:name="T1014" style:family="text">
      <style:text-properties officeooo:rsid="04d0cc56"/>
    </style:style>
    <style:style style:name="T1015" style:family="text">
      <style:text-properties officeooo:rsid="04d20c19"/>
    </style:style>
    <style:style style:name="T1016" style:family="text">
      <style:text-properties officeooo:rsid="04d25cbb"/>
    </style:style>
    <style:style style:name="T1017" style:family="text">
      <style:text-properties officeooo:rsid="04d29755"/>
    </style:style>
    <style:style style:name="T1018" style:family="text">
      <style:text-properties officeooo:rsid="04d40b7f"/>
    </style:style>
    <style:style style:name="T1019" style:family="text">
      <style:text-properties officeooo:rsid="04d4c57e"/>
    </style:style>
    <style:style style:name="T1020" style:family="text">
      <style:text-properties officeooo:rsid="04d85764"/>
    </style:style>
    <style:style style:name="T1021" style:family="text">
      <style:text-properties officeooo:rsid="04dbeb75"/>
    </style:style>
    <style:style style:name="T1022" style:family="text">
      <style:text-properties officeooo:rsid="04dd9c06"/>
    </style:style>
    <style:style style:name="T1023" style:family="text">
      <style:text-properties officeooo:rsid="04e0bd2c"/>
    </style:style>
    <style:style style:name="T1024" style:family="text">
      <style:text-properties officeooo:rsid="04e0e741"/>
    </style:style>
    <style:style style:name="T1025" style:family="text">
      <style:text-properties officeooo:rsid="04e2444a"/>
    </style:style>
    <style:style style:name="T1026" style:family="text">
      <style:text-properties officeooo:rsid="04e3eca6"/>
    </style:style>
    <style:style style:name="T1027" style:family="text">
      <style:text-properties officeooo:rsid="04e5437a"/>
    </style:style>
    <style:style style:name="T1028" style:family="text">
      <style:text-properties officeooo:rsid="04e65105"/>
    </style:style>
    <style:style style:name="T1029" style:family="text">
      <style:text-properties officeooo:rsid="04e73eae"/>
    </style:style>
    <style:style style:name="T1030" style:family="text">
      <style:text-properties officeooo:rsid="04ec36eb"/>
    </style:style>
    <style:style style:name="T1031" style:family="text">
      <style:text-properties officeooo:rsid="04ee8c5f"/>
    </style:style>
    <style:style style:name="T1032" style:family="text">
      <style:text-properties officeooo:rsid="04f36f01"/>
    </style:style>
    <style:style style:name="T1033" style:family="text">
      <style:text-properties officeooo:rsid="04fa80b9"/>
    </style:style>
    <style:style style:name="T1034" style:family="text">
      <style:text-properties officeooo:rsid="04faeb13"/>
    </style:style>
    <style:style style:name="T1035" style:family="text">
      <style:text-properties officeooo:rsid="04fcb219"/>
    </style:style>
    <style:style style:name="T1036" style:family="text">
      <style:text-properties officeooo:rsid="04fdc915"/>
    </style:style>
    <style:style style:name="T1037" style:family="text">
      <style:text-properties officeooo:rsid="04fedbfb"/>
    </style:style>
    <style:style style:name="T1038" style:family="text">
      <style:text-properties officeooo:rsid="04ffa1e2"/>
    </style:style>
    <style:style style:name="T1039" style:family="text">
      <style:text-properties officeooo:rsid="05018785"/>
    </style:style>
    <style:style style:name="T1040" style:family="text">
      <style:text-properties officeooo:rsid="05044b51"/>
    </style:style>
    <style:style style:name="T1041" style:family="text">
      <style:text-properties officeooo:rsid="05051838"/>
    </style:style>
    <style:style style:name="T1042" style:family="text">
      <style:text-properties officeooo:rsid="0507c2af"/>
    </style:style>
    <style:style style:name="T1043" style:family="text">
      <style:text-properties officeooo:rsid="0507ff99"/>
    </style:style>
    <style:style style:name="T1044" style:family="text">
      <style:text-properties officeooo:rsid="05087cf8"/>
    </style:style>
    <style:style style:name="T1045" style:family="text">
      <style:text-properties officeooo:rsid="05091445"/>
    </style:style>
    <style:style style:name="T1046" style:family="text">
      <style:text-properties officeooo:rsid="0509b8b8"/>
    </style:style>
    <style:style style:name="T1047" style:family="text">
      <style:text-properties officeooo:rsid="050bb04b"/>
    </style:style>
    <style:style style:name="T1048" style:family="text">
      <style:text-properties officeooo:rsid="050ee3e3"/>
    </style:style>
    <style:style style:name="T1049" style:family="text">
      <style:text-properties officeooo:rsid="050f22ac"/>
    </style:style>
    <style:style style:name="T1050" style:family="text">
      <style:text-properties officeooo:rsid="05109c5f"/>
    </style:style>
    <style:style style:name="T1051" style:family="text">
      <style:text-properties officeooo:rsid="0511d1b6"/>
    </style:style>
    <style:style style:name="T1052" style:family="text">
      <style:text-properties officeooo:rsid="05132d58"/>
    </style:style>
    <style:style style:name="T1053" style:family="text">
      <style:text-properties officeooo:rsid="0513a586"/>
    </style:style>
    <style:style style:name="T1054" style:family="text">
      <style:text-properties officeooo:rsid="05156766"/>
    </style:style>
    <style:style style:name="T1055" style:family="text">
      <style:text-properties officeooo:rsid="05165469"/>
    </style:style>
    <style:style style:name="T1056" style:family="text">
      <style:text-properties officeooo:rsid="05171e0d"/>
    </style:style>
    <style:style style:name="T1057" style:family="text">
      <style:text-properties officeooo:rsid="051ac875"/>
    </style:style>
    <style:style style:name="T1058" style:family="text">
      <style:text-properties officeooo:rsid="051bd6c1"/>
    </style:style>
    <style:style style:name="T1059" style:family="text">
      <style:text-properties officeooo:rsid="051db146"/>
    </style:style>
    <style:style style:name="T1060" style:family="text">
      <style:text-properties officeooo:rsid="051f19b3"/>
    </style:style>
    <style:style style:name="T1061" style:family="text">
      <style:text-properties officeooo:rsid="05215661"/>
    </style:style>
    <style:style style:name="T1062" style:family="text">
      <style:text-properties officeooo:rsid="052179b2"/>
    </style:style>
    <style:style style:name="T1063" style:family="text">
      <style:text-properties officeooo:rsid="0521a73e"/>
    </style:style>
    <style:style style:name="T1064" style:family="text">
      <style:text-properties officeooo:rsid="05222c48"/>
    </style:style>
    <style:style style:name="T1065" style:family="text">
      <style:text-properties officeooo:rsid="05254fbc"/>
    </style:style>
    <style:style style:name="T1066" style:family="text">
      <style:text-properties officeooo:rsid="05255886"/>
    </style:style>
    <style:style style:name="T1067" style:family="text">
      <style:text-properties officeooo:rsid="052654f9"/>
    </style:style>
    <style:style style:name="T1068" style:family="text">
      <style:text-properties officeooo:rsid="0528dc50"/>
    </style:style>
    <style:style style:name="T1069" style:family="text">
      <style:text-properties officeooo:rsid="052a8041"/>
    </style:style>
    <style:style style:name="T1070" style:family="text">
      <style:text-properties officeooo:rsid="052b1ea6"/>
    </style:style>
    <style:style style:name="T1071" style:family="text">
      <style:text-properties officeooo:rsid="052cd97d"/>
    </style:style>
    <style:style style:name="T1072" style:family="text">
      <style:text-properties officeooo:rsid="052d74f1"/>
    </style:style>
    <style:style style:name="T1073" style:family="text">
      <style:text-properties officeooo:rsid="052de6a8"/>
    </style:style>
    <style:style style:name="T1074" style:family="text">
      <style:text-properties officeooo:rsid="0530d071"/>
    </style:style>
    <style:style style:name="T1075" style:family="text">
      <style:text-properties officeooo:rsid="0533664b"/>
    </style:style>
    <style:style style:name="T1076" style:family="text">
      <style:text-properties officeooo:rsid="0534108e"/>
    </style:style>
    <style:style style:name="T1077" style:family="text">
      <style:text-properties officeooo:rsid="05359270"/>
    </style:style>
    <style:style style:name="T1078" style:family="text">
      <style:text-properties officeooo:rsid="053719fd"/>
    </style:style>
    <style:style style:name="T1079" style:family="text">
      <style:text-properties officeooo:rsid="0537dfe9"/>
    </style:style>
    <style:style style:name="T1080" style:family="text">
      <style:text-properties officeooo:rsid="0538fe1e"/>
    </style:style>
    <style:style style:name="T1081" style:family="text">
      <style:text-properties officeooo:rsid="053a49b4"/>
    </style:style>
    <style:style style:name="T1082" style:family="text">
      <style:text-properties officeooo:rsid="053c1725"/>
    </style:style>
    <style:style style:name="T1083" style:family="text">
      <style:text-properties officeooo:rsid="053d32a1"/>
    </style:style>
    <style:style style:name="T1084" style:family="text">
      <style:text-properties officeooo:rsid="053e29f2"/>
    </style:style>
    <style:style style:name="T1085" style:family="text">
      <style:text-properties officeooo:rsid="053ee275"/>
    </style:style>
    <style:style style:name="T1086" style:family="text">
      <style:text-properties officeooo:rsid="053f2377"/>
    </style:style>
    <style:style style:name="T1087" style:family="text">
      <style:text-properties officeooo:rsid="054270ea"/>
    </style:style>
    <style:style style:name="T1088" style:family="text">
      <style:text-properties officeooo:rsid="05443715"/>
    </style:style>
    <style:style style:name="T1089" style:family="text">
      <style:text-properties officeooo:rsid="0546131c"/>
    </style:style>
    <style:style style:name="T1090" style:family="text">
      <style:text-properties officeooo:rsid="054aecdf"/>
    </style:style>
    <style:style style:name="T1091" style:family="text">
      <style:text-properties officeooo:rsid="054c87f0"/>
    </style:style>
    <style:style style:name="T1092" style:family="text">
      <style:text-properties officeooo:rsid="054dd591"/>
    </style:style>
    <style:style style:name="T1093" style:family="text">
      <style:text-properties officeooo:rsid="054f2484"/>
    </style:style>
    <style:style style:name="T1094" style:family="text">
      <style:text-properties officeooo:rsid="055194a1"/>
    </style:style>
    <style:style style:name="T1095" style:family="text">
      <style:text-properties officeooo:rsid="05528d83"/>
    </style:style>
    <style:style style:name="T1096" style:family="text">
      <style:text-properties officeooo:rsid="055388a3"/>
    </style:style>
    <style:style style:name="T1097" style:family="text">
      <style:text-properties officeooo:rsid="0553fe2f"/>
    </style:style>
    <style:style style:name="T1098" style:family="text">
      <style:text-properties officeooo:rsid="0554c3cd"/>
    </style:style>
    <style:style style:name="T1099" style:family="text">
      <style:text-properties officeooo:rsid="0555d3ef"/>
    </style:style>
    <style:style style:name="T1100" style:family="text">
      <style:text-properties officeooo:rsid="0555f167"/>
    </style:style>
    <style:style style:name="T1101" style:family="text">
      <style:text-properties officeooo:rsid="055863ee"/>
    </style:style>
    <style:style style:name="T1102" style:family="text">
      <style:text-properties officeooo:rsid="055a072b"/>
    </style:style>
    <style:style style:name="T1103" style:family="text">
      <style:text-properties officeooo:rsid="055eed0e"/>
    </style:style>
    <style:style style:name="T1104" style:family="text">
      <style:text-properties officeooo:rsid="05614a8f"/>
    </style:style>
    <style:style style:name="T1105" style:family="text">
      <style:text-properties officeooo:rsid="05646f0e"/>
    </style:style>
    <style:style style:name="T1106" style:family="text">
      <style:text-properties officeooo:rsid="0564b58f"/>
    </style:style>
    <style:style style:name="T1107" style:family="text">
      <style:text-properties officeooo:rsid="056643ca"/>
    </style:style>
    <style:style style:name="T1108" style:family="text">
      <style:text-properties officeooo:rsid="05672b74"/>
    </style:style>
    <style:style style:name="T1109" style:family="text">
      <style:text-properties officeooo:rsid="05673c48"/>
    </style:style>
    <style:style style:name="T1110" style:family="text">
      <style:text-properties officeooo:rsid="0568c6eb"/>
    </style:style>
    <style:style style:name="T1111" style:family="text">
      <style:text-properties officeooo:rsid="05692e14"/>
    </style:style>
    <style:style style:name="T1112" style:family="text">
      <style:text-properties officeooo:rsid="056a835b"/>
    </style:style>
    <style:style style:name="T1113" style:family="text">
      <style:text-properties officeooo:rsid="056b9c5e"/>
    </style:style>
    <style:style style:name="T1114" style:family="text">
      <style:text-properties officeooo:rsid="056dd4ff"/>
    </style:style>
    <style:style style:name="T1115" style:family="text">
      <style:text-properties officeooo:rsid="056f00b5"/>
    </style:style>
    <style:style style:name="T1116" style:family="text">
      <style:text-properties officeooo:rsid="057207d1"/>
    </style:style>
    <style:style style:name="T1117" style:family="text">
      <style:text-properties officeooo:rsid="05728934"/>
    </style:style>
    <style:style style:name="T1118" style:family="text">
      <style:text-properties officeooo:rsid="0579aec0"/>
    </style:style>
    <style:style style:name="T1119" style:family="text">
      <style:text-properties officeooo:rsid="057a117b"/>
    </style:style>
    <style:style style:name="T1120" style:family="text">
      <style:text-properties officeooo:rsid="057adeed"/>
    </style:style>
    <style:style style:name="T1121" style:family="text">
      <style:text-properties officeooo:rsid="057ddaf6"/>
    </style:style>
    <style:style style:name="T1122" style:family="text">
      <style:text-properties officeooo:rsid="0582dfce"/>
    </style:style>
    <style:style style:name="T1123" style:family="text">
      <style:text-properties officeooo:rsid="05839c4f"/>
    </style:style>
    <style:style style:name="T1124" style:family="text">
      <style:text-properties officeooo:rsid="0585056b"/>
    </style:style>
    <style:style style:name="T1125" style:family="text">
      <style:text-properties officeooo:rsid="0588dbdd"/>
    </style:style>
    <style:style style:name="T1126" style:family="text">
      <style:text-properties officeooo:rsid="058c4066"/>
    </style:style>
    <style:style style:name="T1127" style:family="text">
      <style:text-properties officeooo:rsid="058cfe5a"/>
    </style:style>
    <style:style style:name="T1128" style:family="text">
      <style:text-properties officeooo:rsid="058d0add"/>
    </style:style>
    <style:style style:name="T1129" style:family="text">
      <style:text-properties officeooo:rsid="05918c4f"/>
    </style:style>
    <style:style style:name="T1130" style:family="text">
      <style:text-properties officeooo:rsid="0592fec3"/>
    </style:style>
    <style:style style:name="T1131" style:family="text">
      <style:text-properties officeooo:rsid="05944393"/>
    </style:style>
    <style:style style:name="T1132" style:family="text">
      <style:text-properties officeooo:rsid="0595644c"/>
    </style:style>
    <style:style style:name="T1133" style:family="text">
      <style:text-properties officeooo:rsid="05962287"/>
    </style:style>
    <style:style style:name="T1134" style:family="text">
      <style:text-properties officeooo:rsid="05964763"/>
    </style:style>
    <style:style style:name="T1135" style:family="text">
      <style:text-properties officeooo:rsid="05970329"/>
    </style:style>
    <style:style style:name="T1136" style:family="text">
      <style:text-properties officeooo:rsid="059cf4b7"/>
    </style:style>
    <style:style style:name="T1137" style:family="text">
      <style:text-properties officeooo:rsid="059d5dbc"/>
    </style:style>
    <style:style style:name="T1138" style:family="text">
      <style:text-properties officeooo:rsid="059f4fa5"/>
    </style:style>
    <style:style style:name="T1139" style:family="text">
      <style:text-properties officeooo:rsid="05a0d758"/>
    </style:style>
    <style:style style:name="T1140" style:family="text">
      <style:text-properties officeooo:rsid="05a3cf38"/>
    </style:style>
    <style:style style:name="T1141" style:family="text">
      <style:text-properties officeooo:rsid="05a4c6ca"/>
    </style:style>
    <style:style style:name="T1142" style:family="text">
      <style:text-properties officeooo:rsid="05a6ead5"/>
    </style:style>
    <style:style style:name="T1143" style:family="text">
      <style:text-properties officeooo:rsid="05a83731"/>
    </style:style>
    <style:style style:name="T1144" style:family="text">
      <style:text-properties officeooo:rsid="05a8b6a9"/>
    </style:style>
    <style:style style:name="T1145" style:family="text">
      <style:text-properties officeooo:rsid="05a8c3ed"/>
    </style:style>
    <style:style style:name="T1146" style:family="text">
      <style:text-properties officeooo:rsid="05a9fd8f"/>
    </style:style>
    <style:style style:name="T1147" style:family="text">
      <style:text-properties officeooo:rsid="05aaa53b"/>
    </style:style>
    <style:style style:name="T1148" style:family="text">
      <style:text-properties officeooo:rsid="05ac25a3"/>
    </style:style>
    <style:style style:name="T1149" style:family="text">
      <style:text-properties officeooo:rsid="05ac388c"/>
    </style:style>
    <style:style style:name="T1150" style:family="text">
      <style:text-properties officeooo:rsid="05aca1ca"/>
    </style:style>
    <style:style style:name="T1151" style:family="text">
      <style:text-properties officeooo:rsid="05ae669c"/>
    </style:style>
    <style:style style:name="T1152" style:family="text">
      <style:text-properties officeooo:rsid="05ae7e29"/>
    </style:style>
    <style:style style:name="T1153" style:family="text">
      <style:text-properties officeooo:rsid="05af4181"/>
    </style:style>
    <style:style style:name="T1154" style:family="text">
      <style:text-properties officeooo:rsid="05b06ea9"/>
    </style:style>
    <style:style style:name="T1155" style:family="text">
      <style:text-properties officeooo:rsid="05b26db7"/>
    </style:style>
    <style:style style:name="T1156" style:family="text">
      <style:text-properties officeooo:rsid="05b63c7e"/>
    </style:style>
    <style:style style:name="T1157" style:family="text">
      <style:text-properties officeooo:rsid="05b6d611"/>
    </style:style>
    <style:style style:name="T1158" style:family="text">
      <style:text-properties officeooo:rsid="05b838bb"/>
    </style:style>
    <style:style style:name="T1159" style:family="text">
      <style:text-properties officeooo:rsid="05ba04bd"/>
    </style:style>
    <style:style style:name="T1160" style:family="text">
      <style:text-properties officeooo:rsid="05ba0684"/>
    </style:style>
    <style:style style:name="T1161" style:family="text">
      <style:text-properties officeooo:rsid="05ba6da2"/>
    </style:style>
    <style:style style:name="T1162" style:family="text">
      <style:text-properties officeooo:rsid="05bc0959"/>
    </style:style>
    <style:style style:name="T1163" style:family="text">
      <style:text-properties officeooo:rsid="05bda684"/>
    </style:style>
    <style:style style:name="T1164" style:family="text">
      <style:text-properties officeooo:rsid="05be4c6e"/>
    </style:style>
    <style:style style:name="T1165" style:family="text">
      <style:text-properties officeooo:rsid="05c04c1a"/>
    </style:style>
    <style:style style:name="T1166" style:family="text">
      <style:text-properties officeooo:rsid="05c0f322"/>
    </style:style>
    <style:style style:name="T1167" style:family="text">
      <style:text-properties officeooo:rsid="05c1c9fc"/>
    </style:style>
    <style:style style:name="T1168" style:family="text">
      <style:text-properties officeooo:rsid="05c2bad6"/>
    </style:style>
    <style:style style:name="T1169" style:family="text">
      <style:text-properties officeooo:rsid="05c4303d"/>
    </style:style>
    <style:style style:name="T1170" style:family="text">
      <style:text-properties officeooo:rsid="05c5b7df"/>
    </style:style>
    <style:style style:name="T1171" style:family="text">
      <style:text-properties officeooo:rsid="05c63bda"/>
    </style:style>
    <style:style style:name="T1172" style:family="text">
      <style:text-properties officeooo:rsid="05c7dea3"/>
    </style:style>
    <style:style style:name="T1173" style:family="text">
      <style:text-properties officeooo:rsid="05c8de3b"/>
    </style:style>
    <style:style style:name="T1174" style:family="text">
      <style:text-properties officeooo:rsid="05c99f9e"/>
    </style:style>
    <style:style style:name="T1175" style:family="text">
      <style:text-properties officeooo:rsid="05cafe2a"/>
    </style:style>
    <style:style style:name="T1176" style:family="text">
      <style:text-properties officeooo:rsid="05cc503b"/>
    </style:style>
    <style:style style:name="T1177" style:family="text">
      <style:text-properties officeooo:rsid="05cd1397"/>
    </style:style>
    <style:style style:name="T1178" style:family="text">
      <style:text-properties officeooo:rsid="05cd9b43"/>
    </style:style>
    <style:style style:name="T1179" style:family="text">
      <style:text-properties officeooo:rsid="05cec65a"/>
    </style:style>
    <style:style style:name="T1180" style:family="text">
      <style:text-properties officeooo:rsid="05d05ffa"/>
    </style:style>
    <style:style style:name="T1181" style:family="text">
      <style:text-properties officeooo:rsid="05d41145"/>
    </style:style>
    <style:style style:name="T1182" style:family="text">
      <style:text-properties officeooo:rsid="05d52e6f"/>
    </style:style>
    <style:style style:name="T1183" style:family="text">
      <style:text-properties officeooo:rsid="05d54d68"/>
    </style:style>
    <style:style style:name="T1184" style:family="text">
      <style:text-properties officeooo:rsid="05d72d47"/>
    </style:style>
    <style:style style:name="T1185" style:family="text">
      <style:text-properties officeooo:rsid="05dafe8f"/>
    </style:style>
    <style:style style:name="T1186" style:family="text">
      <style:text-properties officeooo:rsid="05db3aef"/>
    </style:style>
    <style:style style:name="T1187" style:family="text">
      <style:text-properties officeooo:rsid="05dd2480"/>
    </style:style>
    <style:style style:name="T1188" style:family="text">
      <style:text-properties officeooo:rsid="05dedfe2"/>
    </style:style>
    <style:style style:name="T1189" style:family="text">
      <style:text-properties officeooo:rsid="05e0d28e"/>
    </style:style>
    <style:style style:name="T1190" style:family="text">
      <style:text-properties officeooo:rsid="05e253cf"/>
    </style:style>
    <style:style style:name="T1191" style:family="text">
      <style:text-properties officeooo:rsid="05e71fbb"/>
    </style:style>
    <style:style style:name="T1192" style:family="text">
      <style:text-properties officeooo:rsid="05e8b18b"/>
    </style:style>
    <style:style style:name="T1193" style:family="text">
      <style:text-properties officeooo:rsid="05e929dc"/>
    </style:style>
    <style:style style:name="T1194" style:family="text">
      <style:text-properties officeooo:rsid="05e92ee0"/>
    </style:style>
    <style:style style:name="T1195" style:family="text">
      <style:text-properties officeooo:rsid="05eab34e"/>
    </style:style>
    <style:style style:name="T1196" style:family="text">
      <style:text-properties officeooo:rsid="05eb8ce1"/>
    </style:style>
    <style:style style:name="T1197" style:family="text">
      <style:text-properties officeooo:rsid="05ec2d67"/>
    </style:style>
    <style:style style:name="T1198" style:family="text">
      <style:text-properties officeooo:rsid="05efa74d"/>
    </style:style>
    <style:style style:name="T1199" style:family="text">
      <style:text-properties officeooo:rsid="05f07b3b"/>
    </style:style>
    <style:style style:name="T1200" style:family="text">
      <style:text-properties officeooo:rsid="05f1e134"/>
    </style:style>
    <style:style style:name="T1201" style:family="text">
      <style:text-properties officeooo:rsid="05f34882"/>
    </style:style>
    <style:style style:name="T1202" style:family="text">
      <style:text-properties officeooo:rsid="05f9a2a2"/>
    </style:style>
    <style:style style:name="T1203" style:family="text">
      <style:text-properties officeooo:rsid="05fa7517"/>
    </style:style>
    <style:style style:name="T1204" style:family="text">
      <style:text-properties officeooo:rsid="05fc3ff6"/>
    </style:style>
    <style:style style:name="T1205" style:family="text">
      <style:text-properties officeooo:rsid="05fdf40f"/>
    </style:style>
    <style:style style:name="T1206" style:family="text">
      <style:text-properties officeooo:rsid="05ff30f0"/>
    </style:style>
    <style:style style:name="T1207" style:family="text">
      <style:text-properties officeooo:rsid="0602dcff"/>
    </style:style>
    <style:style style:name="T1208" style:family="text">
      <style:text-properties officeooo:rsid="06059516"/>
    </style:style>
    <style:style style:name="T1209" style:family="text">
      <style:text-properties officeooo:rsid="060f3ab6"/>
    </style:style>
    <style:style style:name="T1210" style:family="text">
      <style:text-properties officeooo:rsid="060fa3cf"/>
    </style:style>
    <style:style style:name="T1211" style:family="text">
      <style:text-properties officeooo:rsid="06100591"/>
    </style:style>
    <style:style style:name="T1212" style:family="text">
      <style:text-properties officeooo:rsid="0610f111"/>
    </style:style>
    <style:style style:name="T1213" style:family="text">
      <style:text-properties officeooo:rsid="06111552"/>
    </style:style>
    <style:style style:name="T1214" style:family="text">
      <style:text-properties officeooo:rsid="06149ce2"/>
    </style:style>
    <style:style style:name="T1215" style:family="text">
      <style:text-properties officeooo:rsid="0615a7f1"/>
    </style:style>
    <style:style style:name="T1216" style:family="text">
      <style:text-properties officeooo:rsid="06174b45"/>
    </style:style>
    <style:style style:name="T1217" style:family="text">
      <style:text-properties officeooo:rsid="06190c25"/>
    </style:style>
    <style:style style:name="T1218" style:family="text">
      <style:text-properties officeooo:rsid="061995c2"/>
    </style:style>
    <style:style style:name="T1219" style:family="text">
      <style:text-properties officeooo:rsid="061ab591"/>
    </style:style>
    <style:style style:name="T1220" style:family="text">
      <style:text-properties officeooo:rsid="061b9e52"/>
    </style:style>
    <style:style style:name="T1221" style:family="text">
      <style:text-properties officeooo:rsid="06217972"/>
    </style:style>
    <style:style style:name="T1222" style:family="text">
      <style:text-properties officeooo:rsid="062343a3"/>
    </style:style>
    <style:style style:name="T1223" style:family="text">
      <style:text-properties officeooo:rsid="0623b8c6"/>
    </style:style>
    <style:style style:name="T1224" style:family="text">
      <style:text-properties officeooo:rsid="06257b01"/>
    </style:style>
    <style:style style:name="T1225" style:family="text">
      <style:text-properties officeooo:rsid="0625ea7e"/>
    </style:style>
    <style:style style:name="T1226" style:family="text">
      <style:text-properties officeooo:rsid="06271e1b"/>
    </style:style>
    <style:style style:name="T1227" style:family="text">
      <style:text-properties officeooo:rsid="062893c9"/>
    </style:style>
    <style:style style:name="T1228" style:family="text">
      <style:text-properties officeooo:rsid="0629cd3b"/>
    </style:style>
    <style:style style:name="T1229" style:family="text">
      <style:text-properties officeooo:rsid="062a9fb0"/>
    </style:style>
    <style:style style:name="T1230" style:family="text">
      <style:text-properties officeooo:rsid="062dc534"/>
    </style:style>
    <style:style style:name="T1231" style:family="text">
      <style:text-properties officeooo:rsid="062f3059"/>
    </style:style>
    <style:style style:name="T1232" style:family="text">
      <style:text-properties officeooo:rsid="063093f6"/>
    </style:style>
    <style:style style:name="T1233" style:family="text">
      <style:text-properties officeooo:rsid="0633765d"/>
    </style:style>
    <style:style style:name="T1234" style:family="text">
      <style:text-properties officeooo:rsid="063499e5"/>
    </style:style>
    <style:style style:name="T1235" style:family="text">
      <style:text-properties officeooo:rsid="06351d43"/>
    </style:style>
    <style:style style:name="T1236" style:family="text">
      <style:text-properties officeooo:rsid="06370a02"/>
    </style:style>
    <style:style style:name="T1237" style:family="text">
      <style:text-properties officeooo:rsid="063841d1"/>
    </style:style>
    <style:style style:name="T1238" style:family="text">
      <style:text-properties officeooo:rsid="063ed210"/>
    </style:style>
    <style:style style:name="T1239" style:family="text">
      <style:text-properties officeooo:rsid="0644c225"/>
    </style:style>
    <style:style style:name="T1240" style:family="text">
      <style:text-properties officeooo:rsid="0646a4d2"/>
    </style:style>
    <style:style style:name="T1241" style:family="text">
      <style:text-properties officeooo:rsid="064a0886"/>
    </style:style>
    <style:style style:name="T1242" style:family="text">
      <style:text-properties officeooo:rsid="064e4ac5"/>
    </style:style>
    <style:style style:name="T1243" style:family="text">
      <style:text-properties officeooo:rsid="06501b24"/>
    </style:style>
    <style:style style:name="T1244" style:family="text">
      <style:text-properties officeooo:rsid="065194b4"/>
    </style:style>
    <style:style style:name="T1245" style:family="text">
      <style:text-properties officeooo:rsid="0657c0f7"/>
    </style:style>
    <style:style style:name="T1246" style:family="text">
      <style:text-properties officeooo:rsid="065965af"/>
    </style:style>
    <style:style style:name="T1247" style:family="text">
      <style:text-properties officeooo:rsid="065af4a1"/>
    </style:style>
    <style:style style:name="T1248" style:family="text">
      <style:text-properties officeooo:rsid="065c403f"/>
    </style:style>
    <style:style style:name="T1249" style:family="text">
      <style:text-properties officeooo:rsid="065ee63a"/>
    </style:style>
    <style:style style:name="T1250" style:family="text">
      <style:text-properties officeooo:rsid="0669f104"/>
    </style:style>
    <style:style style:name="T1251" style:family="text">
      <style:text-properties officeooo:rsid="066b31a7"/>
    </style:style>
    <style:style style:name="T1252" style:family="text">
      <style:text-properties officeooo:rsid="066b785a"/>
    </style:style>
    <style:style style:name="T1253" style:family="text">
      <style:text-properties officeooo:rsid="066d5728"/>
    </style:style>
    <style:style style:name="T1254" style:family="text">
      <style:text-properties officeooo:rsid="066e422a"/>
    </style:style>
    <style:style style:name="T1255" style:family="text">
      <style:text-properties officeooo:rsid="066fd238"/>
    </style:style>
    <style:style style:name="T1256" style:family="text">
      <style:text-properties officeooo:rsid="0670f516"/>
    </style:style>
    <style:style style:name="T1257" style:family="text">
      <style:text-properties officeooo:rsid="0671fe90"/>
    </style:style>
    <style:style style:name="T1258" style:family="text">
      <style:text-properties officeooo:rsid="06734caf"/>
    </style:style>
    <style:style style:name="T1259" style:family="text">
      <style:text-properties officeooo:rsid="0675016d"/>
    </style:style>
    <style:style style:name="T1260" style:family="text">
      <style:text-properties officeooo:rsid="06766457"/>
    </style:style>
    <style:style style:name="T1261" style:family="text">
      <style:text-properties officeooo:rsid="06782b7c"/>
    </style:style>
    <style:style style:name="T1262" style:family="text">
      <style:text-properties officeooo:rsid="0678dbc0"/>
    </style:style>
    <style:style style:name="T1263" style:family="text">
      <style:text-properties officeooo:rsid="0679a242"/>
    </style:style>
    <style:style style:name="T1264" style:family="text">
      <style:text-properties officeooo:rsid="067ade34"/>
    </style:style>
    <style:style style:name="T1265" style:family="text">
      <style:text-properties officeooo:rsid="067bc241"/>
    </style:style>
    <style:style style:name="T1266" style:family="text">
      <style:text-properties officeooo:rsid="067c83ad"/>
    </style:style>
    <style:style style:name="T1267" style:family="text">
      <style:text-properties officeooo:rsid="067e1588"/>
    </style:style>
    <style:style style:name="T1268" style:family="text">
      <style:text-properties officeooo:rsid="067fde16"/>
    </style:style>
    <style:style style:name="T1269" style:family="text">
      <style:text-properties officeooo:rsid="068008c9"/>
    </style:style>
    <style:style style:name="T1270" style:family="text">
      <style:text-properties officeooo:rsid="0681bd7b"/>
    </style:style>
    <style:style style:name="T1271" style:family="text">
      <style:text-properties officeooo:rsid="06830d26"/>
    </style:style>
    <style:style style:name="T1272" style:family="text">
      <style:text-properties officeooo:rsid="06848c91"/>
    </style:style>
    <style:style style:name="T1273" style:family="text">
      <style:text-properties officeooo:rsid="0684b8ec"/>
    </style:style>
    <style:style style:name="T1274" style:family="text">
      <style:text-properties officeooo:rsid="0684eb87"/>
    </style:style>
    <style:style style:name="T1275" style:family="text">
      <style:text-properties officeooo:rsid="0685d94a"/>
    </style:style>
    <style:style style:name="T1276" style:family="text">
      <style:text-properties officeooo:rsid="0686ba88"/>
    </style:style>
    <style:style style:name="T1277" style:family="text">
      <style:text-properties officeooo:rsid="0688b63f"/>
    </style:style>
    <style:style style:name="T1278" style:family="text">
      <style:text-properties officeooo:rsid="0689a1d6"/>
    </style:style>
    <style:style style:name="T1279" style:family="text">
      <style:text-properties officeooo:rsid="068ac8dc"/>
    </style:style>
    <style:style style:name="T1280" style:family="text">
      <style:text-properties officeooo:rsid="068bad7a"/>
    </style:style>
    <style:style style:name="T1281" style:family="text">
      <style:text-properties officeooo:rsid="068d2036"/>
    </style:style>
    <style:style style:name="T1282" style:family="text">
      <style:text-properties officeooo:rsid="068d8286"/>
    </style:style>
    <style:style style:name="T1283" style:family="text">
      <style:text-properties officeooo:rsid="068e9c17"/>
    </style:style>
    <style:style style:name="T1284" style:family="text">
      <style:text-properties officeooo:rsid="068fd5f7"/>
    </style:style>
    <style:style style:name="T1285" style:family="text">
      <style:text-properties officeooo:rsid="06904081"/>
    </style:style>
    <style:style style:name="T1286" style:family="text">
      <style:text-properties officeooo:rsid="0691dee4"/>
    </style:style>
    <style:style style:name="T1287" style:family="text">
      <style:text-properties officeooo:rsid="06930886"/>
    </style:style>
    <style:style style:name="T1288" style:family="text">
      <style:text-properties officeooo:rsid="0694b1d1"/>
    </style:style>
    <style:style style:name="T1289" style:family="text">
      <style:text-properties officeooo:rsid="06950021"/>
    </style:style>
    <style:style style:name="T1290" style:family="text">
      <style:text-properties officeooo:rsid="0696f36c"/>
    </style:style>
    <style:style style:name="T1291" style:family="text">
      <style:text-properties officeooo:rsid="0697da4e"/>
    </style:style>
    <style:style style:name="T1292" style:family="text">
      <style:text-properties officeooo:rsid="06997e46"/>
    </style:style>
    <style:style style:name="T1293" style:family="text">
      <style:text-properties officeooo:rsid="069b31ad"/>
    </style:style>
    <style:style style:name="T1294" style:family="text">
      <style:text-properties officeooo:rsid="069bd2f8"/>
    </style:style>
    <style:style style:name="T1295" style:family="text">
      <style:text-properties officeooo:rsid="069da85e"/>
    </style:style>
    <style:style style:name="T1296" style:family="text">
      <style:text-properties officeooo:rsid="069f7a37"/>
    </style:style>
    <style:style style:name="T1297" style:family="text">
      <style:text-properties officeooo:rsid="069fa3c6"/>
    </style:style>
    <style:style style:name="T1298" style:family="text">
      <style:text-properties officeooo:rsid="069fb962"/>
    </style:style>
    <style:style style:name="T1299" style:family="text">
      <style:text-properties officeooo:rsid="069fdadf"/>
    </style:style>
    <style:style style:name="T1300" style:family="text">
      <style:text-properties officeooo:rsid="069fff3b"/>
    </style:style>
    <style:style style:name="T1301" style:family="text">
      <style:text-properties officeooo:rsid="06a1bcd3"/>
    </style:style>
    <style:style style:name="T1302" style:family="text">
      <style:text-properties officeooo:rsid="06a3490f"/>
    </style:style>
    <style:style style:name="T1303" style:family="text">
      <style:text-properties officeooo:rsid="06a41d78"/>
    </style:style>
    <style:style style:name="T1304" style:family="text">
      <style:text-properties officeooo:rsid="06a56283"/>
    </style:style>
    <style:style style:name="T1305" style:family="text">
      <style:text-properties officeooo:rsid="06a75e29"/>
    </style:style>
    <style:style style:name="T1306" style:family="text">
      <style:text-properties officeooo:rsid="06a8dce4"/>
    </style:style>
    <style:style style:name="T1307" style:family="text">
      <style:text-properties officeooo:rsid="06aa0f26"/>
    </style:style>
    <style:style style:name="T1308" style:family="text">
      <style:text-properties officeooo:rsid="06abcdba"/>
    </style:style>
    <style:style style:name="T1309" style:family="text">
      <style:text-properties officeooo:rsid="06aebb34"/>
    </style:style>
    <style:style style:name="T1310" style:family="text">
      <style:text-properties officeooo:rsid="06b0a97b"/>
    </style:style>
    <style:style style:name="T1311" style:family="text">
      <style:text-properties officeooo:rsid="06b0b5e5"/>
    </style:style>
    <style:style style:name="T1312" style:family="text">
      <style:text-properties officeooo:rsid="06b34031"/>
    </style:style>
    <style:style style:name="T1313" style:family="text">
      <style:text-properties officeooo:rsid="06b67a60"/>
    </style:style>
    <style:style style:name="T1314" style:family="text">
      <style:text-properties officeooo:rsid="06b9b90a"/>
    </style:style>
    <style:style style:name="T1315" style:family="text">
      <style:text-properties officeooo:rsid="06bdb847"/>
    </style:style>
    <style:style style:name="T1316" style:family="text">
      <style:text-properties officeooo:rsid="06d17264"/>
    </style:style>
    <style:style style:name="T1317" style:family="text">
      <style:text-properties officeooo:rsid="06d17c3f"/>
    </style:style>
    <style:style style:name="T1318" style:family="text">
      <style:text-properties officeooo:rsid="06d52de8"/>
    </style:style>
    <style:style style:name="T1319" style:family="text">
      <style:text-properties officeooo:rsid="06d7467d"/>
    </style:style>
    <style:style style:name="T1320" style:family="text">
      <style:text-properties officeooo:rsid="06da4785"/>
    </style:style>
    <style:style style:name="T1321" style:family="text">
      <style:text-properties officeooo:rsid="06dd79f6"/>
    </style:style>
    <style:style style:name="T1322" style:family="text">
      <style:text-properties officeooo:rsid="06de803d"/>
    </style:style>
    <style:style style:name="T1323" style:family="text">
      <style:text-properties officeooo:rsid="06df9021"/>
    </style:style>
    <style:style style:name="T1324" style:family="text">
      <style:text-properties officeooo:rsid="06e1e1a0"/>
    </style:style>
    <style:style style:name="T1325" style:family="text">
      <style:text-properties officeooo:rsid="06e2e84a"/>
    </style:style>
    <style:style style:name="T1326" style:family="text">
      <style:text-properties officeooo:rsid="06e4af2b"/>
    </style:style>
    <style:style style:name="T1327" style:family="text">
      <style:text-properties officeooo:rsid="06e67fc5"/>
    </style:style>
    <style:style style:name="T1328" style:family="text">
      <style:text-properties officeooo:rsid="06e9840d"/>
    </style:style>
    <style:style style:name="T1329" style:family="text">
      <style:text-properties officeooo:rsid="06eaaccf"/>
    </style:style>
    <style:style style:name="T1330" style:family="text">
      <style:text-properties officeooo:rsid="06eb409e"/>
    </style:style>
    <style:style style:name="T1331" style:family="text">
      <style:text-properties officeooo:rsid="06ebe930"/>
    </style:style>
    <style:style style:name="T1332" style:family="text">
      <style:text-properties officeooo:rsid="06ed83e8"/>
    </style:style>
    <style:style style:name="T1333" style:family="text">
      <style:text-properties officeooo:rsid="06ee7a00"/>
    </style:style>
    <style:style style:name="T1334" style:family="text">
      <style:text-properties officeooo:rsid="06f07647"/>
    </style:style>
    <style:style style:name="T1335" style:family="text">
      <style:text-properties officeooo:rsid="06f46374"/>
    </style:style>
    <style:style style:name="T1336" style:family="text">
      <style:text-properties officeooo:rsid="06f63649"/>
    </style:style>
    <style:style style:name="T1337" style:family="text">
      <style:text-properties officeooo:rsid="06f7a828"/>
    </style:style>
    <style:style style:name="T1338" style:family="text">
      <style:text-properties officeooo:rsid="06fbb46c"/>
    </style:style>
    <style:style style:name="T1339" style:family="text">
      <style:text-properties officeooo:rsid="070051a5"/>
    </style:style>
    <style:style style:name="T1340" style:family="text">
      <style:text-properties officeooo:rsid="07011129"/>
    </style:style>
    <style:style style:name="T1341" style:family="text">
      <style:text-properties officeooo:rsid="0703092c"/>
    </style:style>
    <style:style style:name="T1342" style:family="text">
      <style:text-properties officeooo:rsid="0708e9b6"/>
    </style:style>
    <style:style style:name="T1343" style:family="text">
      <style:text-properties officeooo:rsid="0709daf4"/>
    </style:style>
    <style:style style:name="T1344" style:family="text">
      <style:text-properties officeooo:rsid="070a5d00"/>
    </style:style>
    <style:style style:name="T1345" style:family="text">
      <style:text-properties officeooo:rsid="070b9069"/>
    </style:style>
    <style:style style:name="T1346" style:family="text">
      <style:text-properties officeooo:rsid="070d385f"/>
    </style:style>
    <style:style style:name="T1347" style:family="text">
      <style:text-properties officeooo:rsid="070ec416"/>
    </style:style>
    <style:style style:name="T1348" style:family="text">
      <style:text-properties officeooo:rsid="070f9b7f"/>
    </style:style>
    <style:style style:name="T1349" style:family="text">
      <style:text-properties officeooo:rsid="0712f5be"/>
    </style:style>
    <style:style style:name="T1350" style:family="text">
      <style:text-properties officeooo:rsid="0714c47d"/>
    </style:style>
    <style:style style:name="T1351" style:family="text">
      <style:text-properties officeooo:rsid="0715535a"/>
    </style:style>
    <style:style style:name="T1352" style:family="text">
      <style:text-properties officeooo:rsid="071633f4"/>
    </style:style>
    <style:style style:name="T1353" style:family="text">
      <style:text-properties officeooo:rsid="0717c3eb"/>
    </style:style>
    <style:style style:name="T1354" style:family="text">
      <style:text-properties officeooo:rsid="07193d81"/>
    </style:style>
    <style:style style:name="T1355" style:family="text">
      <style:text-properties officeooo:rsid="0719988c"/>
    </style:style>
    <style:style style:name="T1356" style:family="text">
      <style:text-properties officeooo:rsid="071a71e1"/>
    </style:style>
    <style:style style:name="T1357" style:family="text">
      <style:text-properties officeooo:rsid="071aa177"/>
    </style:style>
    <style:style style:name="T1358" style:family="text">
      <style:text-properties officeooo:rsid="071c84b3"/>
    </style:style>
    <style:style style:name="T1359" style:family="text">
      <style:text-properties officeooo:rsid="071e09bf"/>
    </style:style>
    <style:style style:name="T1360" style:family="text">
      <style:text-properties fo:font-weight="bold" style:font-weight-asian="bold" style:font-weight-complex="bold"/>
    </style:style>
    <style:style style:name="T1361" style:family="text">
      <style:text-properties fo:font-weight="bold" officeooo:rsid="010a98b0" style:font-weight-asian="bold" style:font-weight-complex="bold"/>
    </style:style>
    <style:style style:name="T1362" style:family="text">
      <style:text-properties fo:font-weight="bold" officeooo:rsid="01934313" style:font-weight-asian="bold" style:font-weight-complex="bold"/>
    </style:style>
    <style:style style:name="T1363" style:family="text">
      <style:text-properties fo:font-weight="bold" officeooo:rsid="0cb6aae9" style:font-weight-asian="bold" style:font-weight-complex="bold"/>
    </style:style>
    <style:style style:name="T1364" style:family="text">
      <style:text-properties officeooo:rsid="072129e0"/>
    </style:style>
    <style:style style:name="T1365" style:family="text">
      <style:text-properties officeooo:rsid="07261021"/>
    </style:style>
    <style:style style:name="T1366" style:family="text">
      <style:text-properties officeooo:rsid="0729f50c"/>
    </style:style>
    <style:style style:name="T1367" style:family="text">
      <style:text-properties officeooo:rsid="072f2fe4"/>
    </style:style>
    <style:style style:name="T1368" style:family="text">
      <style:text-properties officeooo:rsid="07310740"/>
    </style:style>
    <style:style style:name="T1369" style:family="text">
      <style:text-properties officeooo:rsid="0732a3ea"/>
    </style:style>
    <style:style style:name="T1370" style:family="text">
      <style:text-properties officeooo:rsid="07344375"/>
    </style:style>
    <style:style style:name="T1371" style:family="text">
      <style:text-properties officeooo:rsid="0737cb52"/>
    </style:style>
    <style:style style:name="T1372" style:family="text">
      <style:text-properties officeooo:rsid="0737efdb"/>
    </style:style>
    <style:style style:name="T1373" style:family="text">
      <style:text-properties officeooo:rsid="0739b86b"/>
    </style:style>
    <style:style style:name="T1374" style:family="text">
      <style:text-properties officeooo:rsid="0739ce02"/>
    </style:style>
    <style:style style:name="T1375" style:family="text">
      <style:text-properties officeooo:rsid="073cc62f"/>
    </style:style>
    <style:style style:name="T1376" style:family="text">
      <style:text-properties officeooo:rsid="073df251"/>
    </style:style>
    <style:style style:name="T1377" style:family="text">
      <style:text-properties officeooo:rsid="074039eb"/>
    </style:style>
    <style:style style:name="T1378" style:family="text">
      <style:text-properties officeooo:rsid="0743839c"/>
    </style:style>
    <style:style style:name="T1379" style:family="text">
      <style:text-properties officeooo:rsid="0744419d"/>
    </style:style>
    <style:style style:name="T1380" style:family="text">
      <style:text-properties officeooo:rsid="0745e6a1"/>
    </style:style>
    <style:style style:name="T1381" style:family="text">
      <style:text-properties officeooo:rsid="074776e2"/>
    </style:style>
    <style:style style:name="T1382" style:family="text">
      <style:text-properties officeooo:rsid="074928ba"/>
    </style:style>
    <style:style style:name="T1383" style:family="text">
      <style:text-properties officeooo:rsid="0749b80f"/>
    </style:style>
    <style:style style:name="T1384" style:family="text">
      <style:text-properties officeooo:rsid="074aceb6"/>
    </style:style>
    <style:style style:name="T1385" style:family="text">
      <style:text-properties officeooo:rsid="074aec70"/>
    </style:style>
    <style:style style:name="T1386" style:family="text">
      <style:text-properties officeooo:rsid="074c455d"/>
    </style:style>
    <style:style style:name="T1387" style:family="text">
      <style:text-properties officeooo:rsid="074f4019"/>
    </style:style>
    <style:style style:name="T1388" style:family="text">
      <style:text-properties officeooo:rsid="07502fbf"/>
    </style:style>
    <style:style style:name="T1389" style:family="text">
      <style:text-properties officeooo:rsid="0750a6e2"/>
    </style:style>
    <style:style style:name="T1390" style:family="text">
      <style:text-properties officeooo:rsid="0750ef19"/>
    </style:style>
    <style:style style:name="T1391" style:family="text">
      <style:text-properties officeooo:rsid="07522202"/>
    </style:style>
    <style:style style:name="T1392" style:family="text">
      <style:text-properties officeooo:rsid="07530e0f"/>
    </style:style>
    <style:style style:name="T1393" style:family="text">
      <style:text-properties officeooo:rsid="07537c54"/>
    </style:style>
    <style:style style:name="T1394" style:family="text">
      <style:text-properties officeooo:rsid="07591ecf"/>
    </style:style>
    <style:style style:name="T1395" style:family="text">
      <style:text-properties officeooo:rsid="0759b18c"/>
    </style:style>
    <style:style style:name="T1396" style:family="text">
      <style:text-properties officeooo:rsid="075b2251"/>
    </style:style>
    <style:style style:name="T1397" style:family="text">
      <style:text-properties officeooo:rsid="075be1d3"/>
    </style:style>
    <style:style style:name="T1398" style:family="text">
      <style:text-properties officeooo:rsid="075d736d"/>
    </style:style>
    <style:style style:name="T1399" style:family="text">
      <style:text-properties officeooo:rsid="0760a236"/>
    </style:style>
    <style:style style:name="T1400" style:family="text">
      <style:text-properties officeooo:rsid="07610b8b"/>
    </style:style>
    <style:style style:name="T1401" style:family="text">
      <style:text-properties officeooo:rsid="0762bdf9"/>
    </style:style>
    <style:style style:name="T1402" style:family="text">
      <style:text-properties officeooo:rsid="0762ffe2"/>
    </style:style>
    <style:style style:name="T1403" style:family="text">
      <style:text-properties officeooo:rsid="076445c2"/>
    </style:style>
    <style:style style:name="T1404" style:family="text">
      <style:text-properties officeooo:rsid="076827e8"/>
    </style:style>
    <style:style style:name="T1405" style:family="text">
      <style:text-properties officeooo:rsid="0768424e"/>
    </style:style>
    <style:style style:name="T1406" style:family="text">
      <style:text-properties officeooo:rsid="076dddff"/>
    </style:style>
    <style:style style:name="T1407" style:family="text">
      <style:text-properties officeooo:rsid="076ef291"/>
    </style:style>
    <style:style style:name="T1408" style:family="text">
      <style:text-properties officeooo:rsid="076f814d"/>
    </style:style>
    <style:style style:name="T1409" style:family="text">
      <style:text-properties officeooo:rsid="0773b142"/>
    </style:style>
    <style:style style:name="T1410" style:family="text">
      <style:text-properties officeooo:rsid="07741e6b"/>
    </style:style>
    <style:style style:name="T1411" style:family="text">
      <style:text-properties officeooo:rsid="07797e93"/>
    </style:style>
    <style:style style:name="T1412" style:family="text">
      <style:text-properties officeooo:rsid="077d56b8"/>
    </style:style>
    <style:style style:name="T1413" style:family="text">
      <style:text-properties officeooo:rsid="077e885e"/>
    </style:style>
    <style:style style:name="T1414" style:family="text">
      <style:text-properties officeooo:rsid="077fce68"/>
    </style:style>
    <style:style style:name="T1415" style:family="text">
      <style:text-properties officeooo:rsid="07852e7d"/>
    </style:style>
    <style:style style:name="T1416" style:family="text">
      <style:text-properties officeooo:rsid="078897c8"/>
    </style:style>
    <style:style style:name="T1417" style:family="text">
      <style:text-properties officeooo:rsid="0788e3bd"/>
    </style:style>
    <style:style style:name="T1418" style:family="text">
      <style:text-properties officeooo:rsid="07894490"/>
    </style:style>
    <style:style style:name="T1419" style:family="text">
      <style:text-properties officeooo:rsid="078ac692"/>
    </style:style>
    <style:style style:name="T1420" style:family="text">
      <style:text-properties officeooo:rsid="078cfdbe"/>
    </style:style>
    <style:style style:name="T1421" style:family="text">
      <style:text-properties officeooo:rsid="0790db29"/>
    </style:style>
    <style:style style:name="T1422" style:family="text">
      <style:text-properties officeooo:rsid="07910313"/>
    </style:style>
    <style:style style:name="T1423" style:family="text">
      <style:text-properties officeooo:rsid="0794bee8"/>
    </style:style>
    <style:style style:name="T1424" style:family="text">
      <style:text-properties officeooo:rsid="07a0c4b7"/>
    </style:style>
    <style:style style:name="T1425" style:family="text">
      <style:text-properties officeooo:rsid="07b0913a"/>
    </style:style>
    <style:style style:name="T1426" style:family="text">
      <style:text-properties officeooo:rsid="07b0b681"/>
    </style:style>
    <style:style style:name="T1427" style:family="text">
      <style:text-properties officeooo:rsid="07b8a200"/>
    </style:style>
    <style:style style:name="T1428" style:family="text">
      <style:text-properties officeooo:rsid="07b9ec9e"/>
    </style:style>
    <style:style style:name="T1429" style:family="text">
      <style:text-properties officeooo:rsid="07bab5c3"/>
    </style:style>
    <style:style style:name="T1430" style:family="text">
      <style:text-properties officeooo:rsid="07bd9784"/>
    </style:style>
    <style:style style:name="T1431" style:family="text">
      <style:text-properties officeooo:rsid="07be08ca"/>
    </style:style>
    <style:style style:name="T1432" style:family="text">
      <style:text-properties officeooo:rsid="07bff86e"/>
    </style:style>
    <style:style style:name="T1433" style:family="text">
      <style:text-properties officeooo:rsid="07c1b386"/>
    </style:style>
    <style:style style:name="T1434" style:family="text">
      <style:text-properties officeooo:rsid="07c60cb9"/>
    </style:style>
    <style:style style:name="T1435" style:family="text">
      <style:text-properties officeooo:rsid="07c796b8"/>
    </style:style>
    <style:style style:name="T1436" style:family="text">
      <style:text-properties officeooo:rsid="07c9180c"/>
    </style:style>
    <style:style style:name="T1437" style:family="text">
      <style:text-properties officeooo:rsid="07c97e59"/>
    </style:style>
    <style:style style:name="T1438" style:family="text">
      <style:text-properties officeooo:rsid="07ca23e8"/>
    </style:style>
    <style:style style:name="T1439" style:family="text">
      <style:text-properties officeooo:rsid="07cafb0a"/>
    </style:style>
    <style:style style:name="T1440" style:family="text">
      <style:text-properties officeooo:rsid="07ce7566"/>
    </style:style>
    <style:style style:name="T1441" style:family="text">
      <style:text-properties officeooo:rsid="07d08dfb"/>
    </style:style>
    <style:style style:name="T1442" style:family="text">
      <style:text-properties officeooo:rsid="07d33031"/>
    </style:style>
    <style:style style:name="T1443" style:family="text">
      <style:text-properties officeooo:rsid="07d4b718"/>
    </style:style>
    <style:style style:name="T1444" style:family="text">
      <style:text-properties officeooo:rsid="07d68b70"/>
    </style:style>
    <style:style style:name="T1445" style:family="text">
      <style:text-properties officeooo:rsid="07d8077b"/>
    </style:style>
    <style:style style:name="T1446" style:family="text">
      <style:text-properties officeooo:rsid="07d95580"/>
    </style:style>
    <style:style style:name="T1447" style:family="text">
      <style:text-properties officeooo:rsid="07d9d5ad"/>
    </style:style>
    <style:style style:name="T1448" style:family="text">
      <style:text-properties officeooo:rsid="07dc1e3f"/>
    </style:style>
    <style:style style:name="T1449" style:family="text">
      <style:text-properties officeooo:rsid="07ddcdd0"/>
    </style:style>
    <style:style style:name="T1450" style:family="text">
      <style:text-properties officeooo:rsid="07de5401"/>
    </style:style>
    <style:style style:name="T1451" style:family="text">
      <style:text-properties officeooo:rsid="07dfad14"/>
    </style:style>
    <style:style style:name="T1452" style:family="text">
      <style:text-properties officeooo:rsid="07e03ae1"/>
    </style:style>
    <style:style style:name="T1453" style:family="text">
      <style:text-properties officeooo:rsid="07e1eac2"/>
    </style:style>
    <style:style style:name="T1454" style:family="text">
      <style:text-properties officeooo:rsid="07e21219"/>
    </style:style>
    <style:style style:name="T1455" style:family="text">
      <style:text-properties officeooo:rsid="07e602a2"/>
    </style:style>
    <style:style style:name="T1456" style:family="text">
      <style:text-properties officeooo:rsid="07e67c01"/>
    </style:style>
    <style:style style:name="T1457" style:family="text">
      <style:text-properties officeooo:rsid="07e719bb"/>
    </style:style>
    <style:style style:name="T1458" style:family="text">
      <style:text-properties officeooo:rsid="07e962a1"/>
    </style:style>
    <style:style style:name="T1459" style:family="text">
      <style:text-properties officeooo:rsid="07ea802c"/>
    </style:style>
    <style:style style:name="T1460" style:family="text">
      <style:text-properties officeooo:rsid="07ec5843"/>
    </style:style>
    <style:style style:name="T1461" style:family="text">
      <style:text-properties officeooo:rsid="07ef1a77"/>
    </style:style>
    <style:style style:name="T1462" style:family="text">
      <style:text-properties officeooo:rsid="07f0c9f9"/>
    </style:style>
    <style:style style:name="T1463" style:family="text">
      <style:text-properties officeooo:rsid="07f2efa7"/>
    </style:style>
    <style:style style:name="T1464" style:family="text">
      <style:text-properties officeooo:rsid="07f5cc72"/>
    </style:style>
    <style:style style:name="T1465" style:family="text">
      <style:text-properties officeooo:rsid="07f6aa0d"/>
    </style:style>
    <style:style style:name="T1466" style:family="text">
      <style:text-properties officeooo:rsid="07f6de6e"/>
    </style:style>
    <style:style style:name="T1467" style:family="text">
      <style:text-properties officeooo:rsid="07f7de4b"/>
    </style:style>
    <style:style style:name="T1468" style:family="text">
      <style:text-properties officeooo:rsid="07f9e64e"/>
    </style:style>
    <style:style style:name="T1469" style:family="text">
      <style:text-properties officeooo:rsid="07f9e673"/>
    </style:style>
    <style:style style:name="T1470" style:family="text">
      <style:text-properties officeooo:rsid="07fae92b"/>
    </style:style>
    <style:style style:name="T1471" style:family="text">
      <style:text-properties officeooo:rsid="07fc6b6e"/>
    </style:style>
    <style:style style:name="T1472" style:family="text">
      <style:text-properties officeooo:rsid="07fe5e33"/>
    </style:style>
    <style:style style:name="T1473" style:family="text">
      <style:text-properties officeooo:rsid="0800b99f"/>
    </style:style>
    <style:style style:name="T1474" style:family="text">
      <style:text-properties officeooo:rsid="0801d6c8"/>
    </style:style>
    <style:style style:name="T1475" style:family="text">
      <style:text-properties officeooo:rsid="08039f48"/>
    </style:style>
    <style:style style:name="T1476" style:family="text">
      <style:text-properties officeooo:rsid="0805f6b2"/>
    </style:style>
    <style:style style:name="T1477" style:family="text">
      <style:text-properties officeooo:rsid="0809c0ae"/>
    </style:style>
    <style:style style:name="T1478" style:family="text">
      <style:text-properties officeooo:rsid="080b99ac"/>
    </style:style>
    <style:style style:name="T1479" style:family="text">
      <style:text-properties officeooo:rsid="080c4026"/>
    </style:style>
    <style:style style:name="T1480" style:family="text">
      <style:text-properties officeooo:rsid="080e3f13"/>
    </style:style>
    <style:style style:name="T1481" style:family="text">
      <style:text-properties officeooo:rsid="080e6c75"/>
    </style:style>
    <style:style style:name="T1482" style:family="text">
      <style:text-properties officeooo:rsid="080f579c"/>
    </style:style>
    <style:style style:name="T1483" style:family="text">
      <style:text-properties officeooo:rsid="080fbd98"/>
    </style:style>
    <style:style style:name="T1484" style:family="text">
      <style:text-properties officeooo:rsid="0812dd3d"/>
    </style:style>
    <style:style style:name="T1485" style:family="text">
      <style:text-properties officeooo:rsid="08163b04"/>
    </style:style>
    <style:style style:name="T1486" style:family="text">
      <style:text-properties officeooo:rsid="0817ad84"/>
    </style:style>
    <style:style style:name="T1487" style:family="text">
      <style:text-properties officeooo:rsid="0821f0e4"/>
    </style:style>
    <style:style style:name="T1488" style:family="text">
      <style:text-properties officeooo:rsid="08227764"/>
    </style:style>
    <style:style style:name="T1489" style:family="text">
      <style:text-properties officeooo:rsid="082878dd"/>
    </style:style>
    <style:style style:name="T1490" style:family="text">
      <style:text-properties officeooo:rsid="08ff7520"/>
    </style:style>
    <style:style style:name="T1491" style:family="text">
      <style:text-properties officeooo:rsid="090041fe"/>
    </style:style>
    <style:style style:name="T1492" style:family="text">
      <style:text-properties officeooo:rsid="0901b92c"/>
    </style:style>
    <style:style style:name="T1493" style:family="text">
      <style:text-properties officeooo:rsid="0904213f"/>
    </style:style>
    <style:style style:name="T1494" style:family="text">
      <style:text-properties officeooo:rsid="0904ecb3"/>
    </style:style>
    <style:style style:name="T1495" style:family="text">
      <style:text-properties officeooo:rsid="09076b45"/>
    </style:style>
    <style:style style:name="T1496" style:family="text">
      <style:text-properties officeooo:rsid="09093f80"/>
    </style:style>
    <style:style style:name="T1497" style:family="text">
      <style:text-properties officeooo:rsid="0909e931"/>
    </style:style>
    <style:style style:name="T1498" style:family="text">
      <style:text-properties officeooo:rsid="090b7b8b"/>
    </style:style>
    <style:style style:name="T1499" style:family="text">
      <style:text-properties officeooo:rsid="090c7a99"/>
    </style:style>
    <style:style style:name="T1500" style:family="text">
      <style:text-properties officeooo:rsid="090e3151"/>
    </style:style>
    <style:style style:name="T1501" style:family="text">
      <style:text-properties officeooo:rsid="090e685e"/>
    </style:style>
    <style:style style:name="T1502" style:family="text">
      <style:text-properties officeooo:rsid="090f446e"/>
    </style:style>
    <style:style style:name="T1503" style:family="text">
      <style:text-properties officeooo:rsid="0910d1ad"/>
    </style:style>
    <style:style style:name="T1504" style:family="text">
      <style:text-properties officeooo:rsid="091210cf"/>
    </style:style>
    <style:style style:name="T1505" style:family="text">
      <style:text-properties officeooo:rsid="0912eb8e"/>
    </style:style>
    <style:style style:name="T1506" style:family="text">
      <style:text-properties officeooo:rsid="0914e3c3"/>
    </style:style>
    <style:style style:name="T1507" style:family="text">
      <style:text-properties officeooo:rsid="09158f88"/>
    </style:style>
    <style:style style:name="T1508" style:family="text">
      <style:text-properties officeooo:rsid="09164585"/>
    </style:style>
    <style:style style:name="T1509" style:family="text">
      <style:text-properties officeooo:rsid="091744ea"/>
    </style:style>
    <style:style style:name="T1510" style:family="text">
      <style:text-properties officeooo:rsid="0918b0ce"/>
    </style:style>
    <style:style style:name="T1511" style:family="text">
      <style:text-properties officeooo:rsid="091c9aac"/>
    </style:style>
    <style:style style:name="T1512" style:family="text">
      <style:text-properties officeooo:rsid="091e4c54"/>
    </style:style>
    <style:style style:name="T1513" style:family="text">
      <style:text-properties officeooo:rsid="091e563e"/>
    </style:style>
    <style:style style:name="T1514" style:family="text">
      <style:text-properties officeooo:rsid="091fe6c3"/>
    </style:style>
    <style:style style:name="T1515" style:family="text">
      <style:text-properties officeooo:rsid="0920d1cd"/>
    </style:style>
    <style:style style:name="T1516" style:family="text">
      <style:text-properties officeooo:rsid="092215df"/>
    </style:style>
    <style:style style:name="T1517" style:family="text">
      <style:text-properties officeooo:rsid="09240894"/>
    </style:style>
    <style:style style:name="T1518" style:family="text">
      <style:text-properties officeooo:rsid="0924672e"/>
    </style:style>
    <style:style style:name="T1519" style:family="text">
      <style:text-properties officeooo:rsid="09257517"/>
    </style:style>
    <style:style style:name="T1520" style:family="text">
      <style:text-properties officeooo:rsid="0926d21e"/>
    </style:style>
    <style:style style:name="T1521" style:family="text">
      <style:text-properties officeooo:rsid="09280439"/>
    </style:style>
    <style:style style:name="T1522" style:family="text">
      <style:text-properties officeooo:rsid="09299d64"/>
    </style:style>
    <style:style style:name="T1523" style:family="text">
      <style:text-properties officeooo:rsid="0929f980"/>
    </style:style>
    <style:style style:name="T1524" style:family="text">
      <style:text-properties officeooo:rsid="092ab744"/>
    </style:style>
    <style:style style:name="T1525" style:family="text">
      <style:text-properties officeooo:rsid="092c842a"/>
    </style:style>
    <style:style style:name="T1526" style:family="text">
      <style:text-properties officeooo:rsid="092eb542"/>
    </style:style>
    <style:style style:name="T1527" style:family="text">
      <style:text-properties officeooo:rsid="092ff222"/>
    </style:style>
    <style:style style:name="T1528" style:family="text">
      <style:text-properties officeooo:rsid="0931d395"/>
    </style:style>
    <style:style style:name="T1529" style:family="text">
      <style:text-properties officeooo:rsid="0931f421"/>
    </style:style>
    <style:style style:name="T1530" style:family="text">
      <style:text-properties officeooo:rsid="09327c33"/>
    </style:style>
    <style:style style:name="T1531" style:family="text">
      <style:text-properties officeooo:rsid="0934134f"/>
    </style:style>
    <style:style style:name="T1532" style:family="text">
      <style:text-properties officeooo:rsid="0935f830"/>
    </style:style>
    <style:style style:name="T1533" style:family="text">
      <style:text-properties officeooo:rsid="0937b9ce"/>
    </style:style>
    <style:style style:name="T1534" style:family="text">
      <style:text-properties officeooo:rsid="0938668c"/>
    </style:style>
    <style:style style:name="T1535" style:family="text">
      <style:text-properties officeooo:rsid="093a0dd6"/>
    </style:style>
    <style:style style:name="T1536" style:family="text">
      <style:text-properties officeooo:rsid="093bca13"/>
    </style:style>
    <style:style style:name="T1537" style:family="text">
      <style:text-properties officeooo:rsid="093daf7e"/>
    </style:style>
    <style:style style:name="T1538" style:family="text">
      <style:text-properties officeooo:rsid="093deea1"/>
    </style:style>
    <style:style style:name="T1539" style:family="text">
      <style:text-properties officeooo:rsid="09420666"/>
    </style:style>
    <style:style style:name="T1540" style:family="text">
      <style:text-properties officeooo:rsid="09431908"/>
    </style:style>
    <style:style style:name="T1541" style:family="text">
      <style:text-properties officeooo:rsid="09433a33"/>
    </style:style>
    <style:style style:name="T1542" style:family="text">
      <style:text-properties officeooo:rsid="0945e1cb"/>
    </style:style>
    <style:style style:name="T1543" style:family="text">
      <style:text-properties officeooo:rsid="0946d83d"/>
    </style:style>
    <style:style style:name="T1544" style:family="text">
      <style:text-properties officeooo:rsid="0946dd51"/>
    </style:style>
    <style:style style:name="T1545" style:family="text">
      <style:text-properties officeooo:rsid="09473a96"/>
    </style:style>
    <style:style style:name="T1546" style:family="text">
      <style:text-properties officeooo:rsid="09490ac8"/>
    </style:style>
    <style:style style:name="T1547" style:family="text">
      <style:text-properties officeooo:rsid="094a260d"/>
    </style:style>
    <style:style style:name="T1548" style:family="text">
      <style:text-properties officeooo:rsid="094cc1e2"/>
    </style:style>
    <style:style style:name="T1549" style:family="text">
      <style:text-properties officeooo:rsid="094eba71"/>
    </style:style>
    <style:style style:name="T1550" style:family="text">
      <style:text-properties officeooo:rsid="09511de9"/>
    </style:style>
    <style:style style:name="T1551" style:family="text">
      <style:text-properties officeooo:rsid="0951afca"/>
    </style:style>
    <style:style style:name="T1552" style:family="text">
      <style:text-properties officeooo:rsid="0952ddac"/>
    </style:style>
    <style:style style:name="T1553" style:family="text">
      <style:text-properties officeooo:rsid="095483b8"/>
    </style:style>
    <style:style style:name="T1554" style:family="text">
      <style:text-properties officeooo:rsid="0955f30e"/>
    </style:style>
    <style:style style:name="T1555" style:family="text">
      <style:text-properties officeooo:rsid="09573455"/>
    </style:style>
    <style:style style:name="T1556" style:family="text">
      <style:text-properties officeooo:rsid="0958fff9"/>
    </style:style>
    <style:style style:name="T1557" style:family="text">
      <style:text-properties officeooo:rsid="095b84a9"/>
    </style:style>
    <style:style style:name="T1558" style:family="text">
      <style:text-properties officeooo:rsid="095f9c4c"/>
    </style:style>
    <style:style style:name="T1559" style:family="text">
      <style:text-properties officeooo:rsid="09630509"/>
    </style:style>
    <style:style style:name="T1560" style:family="text">
      <style:text-properties officeooo:rsid="0964416c"/>
    </style:style>
    <style:style style:name="T1561" style:family="text">
      <style:text-properties officeooo:rsid="09674cca"/>
    </style:style>
    <style:style style:name="T1562" style:family="text">
      <style:text-properties officeooo:rsid="096c44ff"/>
    </style:style>
    <style:style style:name="T1563" style:family="text">
      <style:text-properties officeooo:rsid="096de9ec"/>
    </style:style>
    <style:style style:name="T1564" style:family="text">
      <style:text-properties officeooo:rsid="096e3315"/>
    </style:style>
    <style:style style:name="T1565" style:family="text">
      <style:text-properties officeooo:rsid="09704eb1"/>
    </style:style>
    <style:style style:name="T1566" style:family="text">
      <style:text-properties officeooo:rsid="09724617"/>
    </style:style>
    <style:style style:name="T1567" style:family="text">
      <style:text-properties officeooo:rsid="0973ad14"/>
    </style:style>
    <style:style style:name="T1568" style:family="text">
      <style:text-properties officeooo:rsid="09759e8b"/>
    </style:style>
    <style:style style:name="T1569" style:family="text">
      <style:text-properties officeooo:rsid="097704b4"/>
    </style:style>
    <style:style style:name="T1570" style:family="text">
      <style:text-properties officeooo:rsid="0978906b"/>
    </style:style>
    <style:style style:name="T1571" style:family="text">
      <style:text-properties officeooo:rsid="097c138f"/>
    </style:style>
    <style:style style:name="T1572" style:family="text">
      <style:text-properties officeooo:rsid="0983bd56"/>
    </style:style>
    <style:style style:name="T1573" style:family="text">
      <style:text-properties officeooo:rsid="09871144"/>
    </style:style>
    <style:style style:name="T1574" style:family="text">
      <style:text-properties officeooo:rsid="0988fe99"/>
    </style:style>
    <style:style style:name="T1575" style:family="text">
      <style:text-properties officeooo:rsid="098af1cc"/>
    </style:style>
    <style:style style:name="T1576" style:family="text">
      <style:text-properties officeooo:rsid="098bd123"/>
    </style:style>
    <style:style style:name="T1577" style:family="text">
      <style:text-properties officeooo:rsid="098d3a1f"/>
    </style:style>
    <style:style style:name="T1578" style:family="text">
      <style:text-properties officeooo:rsid="098f0683"/>
    </style:style>
    <style:style style:name="T1579" style:family="text">
      <style:text-properties officeooo:rsid="098f3530"/>
    </style:style>
    <style:style style:name="T1580" style:family="text">
      <style:text-properties officeooo:rsid="09912871"/>
    </style:style>
    <style:style style:name="T1581" style:family="text">
      <style:text-properties officeooo:rsid="099404ce"/>
    </style:style>
    <style:style style:name="T1582" style:family="text">
      <style:text-properties officeooo:rsid="0995fc26"/>
    </style:style>
    <style:style style:name="T1583" style:family="text">
      <style:text-properties officeooo:rsid="0996c3c4"/>
    </style:style>
    <style:style style:name="T1584" style:family="text">
      <style:text-properties officeooo:rsid="0999707e"/>
    </style:style>
    <style:style style:name="T1585" style:family="text">
      <style:text-properties officeooo:rsid="099a9e49"/>
    </style:style>
    <style:style style:name="T1586" style:family="text">
      <style:text-properties officeooo:rsid="099e207a"/>
    </style:style>
    <style:style style:name="T1587" style:family="text">
      <style:text-properties officeooo:rsid="099e2418"/>
    </style:style>
    <style:style style:name="T1588" style:family="text">
      <style:text-properties officeooo:rsid="099e8afc"/>
    </style:style>
    <style:style style:name="T1589" style:family="text">
      <style:text-properties officeooo:rsid="099fafea"/>
    </style:style>
    <style:style style:name="T1590" style:family="text">
      <style:text-properties officeooo:rsid="09a00c63"/>
    </style:style>
    <style:style style:name="T1591" style:family="text">
      <style:text-properties officeooo:rsid="09a11328"/>
    </style:style>
    <style:style style:name="T1592" style:family="text">
      <style:text-properties officeooo:rsid="09a16237"/>
    </style:style>
    <style:style style:name="T1593" style:family="text">
      <style:text-properties officeooo:rsid="09a22667"/>
    </style:style>
    <style:style style:name="T1594" style:family="text">
      <style:text-properties officeooo:rsid="09a4ba22"/>
    </style:style>
    <style:style style:name="T1595" style:family="text">
      <style:text-properties officeooo:rsid="09a66c66"/>
    </style:style>
    <style:style style:name="T1596" style:family="text">
      <style:text-properties officeooo:rsid="09a7daa5"/>
    </style:style>
    <style:style style:name="T1597" style:family="text">
      <style:text-properties officeooo:rsid="09a92063"/>
    </style:style>
    <style:style style:name="T1598" style:family="text">
      <style:text-properties officeooo:rsid="09aac098"/>
    </style:style>
    <style:style style:name="T1599" style:family="text">
      <style:text-properties officeooo:rsid="09b0c94a"/>
    </style:style>
    <style:style style:name="T1600" style:family="text">
      <style:text-properties officeooo:rsid="09b349b1"/>
    </style:style>
    <style:style style:name="T1601" style:family="text">
      <style:text-properties officeooo:rsid="09b4f9f7"/>
    </style:style>
    <style:style style:name="T1602" style:family="text">
      <style:text-properties officeooo:rsid="09b58ac8"/>
    </style:style>
    <style:style style:name="T1603" style:family="text">
      <style:text-properties officeooo:rsid="09b72efe"/>
    </style:style>
    <style:style style:name="T1604" style:family="text">
      <style:text-properties officeooo:rsid="09bad33f"/>
    </style:style>
    <style:style style:name="T1605" style:family="text">
      <style:text-properties officeooo:rsid="09bc4e44"/>
    </style:style>
    <style:style style:name="T1606" style:family="text">
      <style:text-properties officeooo:rsid="09bd9033"/>
    </style:style>
    <style:style style:name="T1607" style:family="text">
      <style:text-properties officeooo:rsid="09c14517"/>
    </style:style>
    <style:style style:name="T1608" style:family="text">
      <style:text-properties officeooo:rsid="09c9476f"/>
    </style:style>
    <style:style style:name="T1609" style:family="text">
      <style:text-properties officeooo:rsid="09ca9d4b"/>
    </style:style>
    <style:style style:name="T1610" style:family="text">
      <style:text-properties officeooo:rsid="09cc1a62"/>
    </style:style>
    <style:style style:name="T1611" style:family="text">
      <style:text-properties officeooo:rsid="09cd767d"/>
    </style:style>
    <style:style style:name="T1612" style:family="text">
      <style:text-properties officeooo:rsid="09ce8bb8"/>
    </style:style>
    <style:style style:name="T1613" style:family="text">
      <style:text-properties officeooo:rsid="09cefc2b"/>
    </style:style>
    <style:style style:name="T1614" style:family="text">
      <style:text-properties officeooo:rsid="09d18c51"/>
    </style:style>
    <style:style style:name="T1615" style:family="text">
      <style:text-properties officeooo:rsid="09d2004f"/>
    </style:style>
    <style:style style:name="T1616" style:family="text">
      <style:text-properties officeooo:rsid="09d3f475"/>
    </style:style>
    <style:style style:name="T1617" style:family="text">
      <style:text-properties officeooo:rsid="09d57131"/>
    </style:style>
    <style:style style:name="T1618" style:family="text">
      <style:text-properties officeooo:rsid="09d6f5aa"/>
    </style:style>
    <style:style style:name="T1619" style:family="text">
      <style:text-properties officeooo:rsid="09d7553c"/>
    </style:style>
    <style:style style:name="T1620" style:family="text">
      <style:text-properties officeooo:rsid="09d841e7"/>
    </style:style>
    <style:style style:name="T1621" style:family="text">
      <style:text-properties officeooo:rsid="09d908fc"/>
    </style:style>
    <style:style style:name="T1622" style:family="text">
      <style:text-properties officeooo:rsid="09da0f24"/>
    </style:style>
    <style:style style:name="T1623" style:family="text">
      <style:text-properties officeooo:rsid="09dbf23f"/>
    </style:style>
    <style:style style:name="T1624" style:family="text">
      <style:text-properties officeooo:rsid="09dd42f8"/>
    </style:style>
    <style:style style:name="T1625" style:family="text">
      <style:text-properties officeooo:rsid="09df658e"/>
    </style:style>
    <style:style style:name="T1626" style:family="text">
      <style:text-properties officeooo:rsid="09e1af4e"/>
    </style:style>
    <style:style style:name="T1627" style:family="text">
      <style:text-properties officeooo:rsid="09e2b78f"/>
    </style:style>
    <style:style style:name="T1628" style:family="text">
      <style:text-properties officeooo:rsid="09e3f42b"/>
    </style:style>
    <style:style style:name="T1629" style:family="text">
      <style:text-properties officeooo:rsid="09e6cee6"/>
    </style:style>
    <style:style style:name="T1630" style:family="text">
      <style:text-properties officeooo:rsid="09e85757"/>
    </style:style>
    <style:style style:name="T1631" style:family="text">
      <style:text-properties officeooo:rsid="09ea48c3"/>
    </style:style>
    <style:style style:name="T1632" style:family="text">
      <style:text-properties officeooo:rsid="09ebb2da"/>
    </style:style>
    <style:style style:name="T1633" style:family="text">
      <style:text-properties officeooo:rsid="09ec136f"/>
    </style:style>
    <style:style style:name="T1634" style:family="text">
      <style:text-properties officeooo:rsid="09ed47f4"/>
    </style:style>
    <style:style style:name="T1635" style:family="text">
      <style:text-properties officeooo:rsid="09eed6f0"/>
    </style:style>
    <style:style style:name="T1636" style:family="text">
      <style:text-properties officeooo:rsid="09efc0c5"/>
    </style:style>
    <style:style style:name="T1637" style:family="text">
      <style:text-properties officeooo:rsid="09f04d4f"/>
    </style:style>
    <style:style style:name="T1638" style:family="text">
      <style:text-properties officeooo:rsid="09f1bd67"/>
    </style:style>
    <style:style style:name="T1639" style:family="text">
      <style:text-properties officeooo:rsid="09f33293"/>
    </style:style>
    <style:style style:name="T1640" style:family="text">
      <style:text-properties officeooo:rsid="09f47eab"/>
    </style:style>
    <style:style style:name="T1641" style:family="text">
      <style:text-properties officeooo:rsid="09f5975f"/>
    </style:style>
    <style:style style:name="T1642" style:family="text">
      <style:text-properties officeooo:rsid="09f66103"/>
    </style:style>
    <style:style style:name="T1643" style:family="text">
      <style:text-properties officeooo:rsid="09f71a06"/>
    </style:style>
    <style:style style:name="T1644" style:family="text">
      <style:text-properties officeooo:rsid="09f954e9"/>
    </style:style>
    <style:style style:name="T1645" style:family="text">
      <style:text-properties officeooo:rsid="09f9bb67"/>
    </style:style>
    <style:style style:name="T1646" style:family="text">
      <style:text-properties officeooo:rsid="09fad16c"/>
    </style:style>
    <style:style style:name="T1647" style:family="text">
      <style:text-properties officeooo:rsid="09fafab6"/>
    </style:style>
    <style:style style:name="T1648" style:family="text">
      <style:text-properties officeooo:rsid="09fc581b"/>
    </style:style>
    <style:style style:name="T1649" style:family="text">
      <style:text-properties officeooo:rsid="09fc6c8a"/>
    </style:style>
    <style:style style:name="T1650" style:family="text">
      <style:text-properties officeooo:rsid="0a00b6de"/>
    </style:style>
    <style:style style:name="T1651" style:family="text">
      <style:text-properties officeooo:rsid="0a01244f"/>
    </style:style>
    <style:style style:name="T1652" style:family="text">
      <style:text-properties officeooo:rsid="0a027c46"/>
    </style:style>
    <style:style style:name="T1653" style:family="text">
      <style:text-properties officeooo:rsid="0a0419ee"/>
    </style:style>
    <style:style style:name="T1654" style:family="text">
      <style:text-properties officeooo:rsid="0a05abdc"/>
    </style:style>
    <style:style style:name="T1655" style:family="text">
      <style:text-properties officeooo:rsid="0a05b8af"/>
    </style:style>
    <style:style style:name="T1656" style:family="text">
      <style:text-properties officeooo:rsid="0a07b2b9"/>
    </style:style>
    <style:style style:name="T1657" style:family="text">
      <style:text-properties officeooo:rsid="0a0844af"/>
    </style:style>
    <style:style style:name="T1658" style:family="text">
      <style:text-properties officeooo:rsid="0a0abb19"/>
    </style:style>
    <style:style style:name="T1659" style:family="text">
      <style:text-properties officeooo:rsid="0a0c9ec2"/>
    </style:style>
    <style:style style:name="T1660" style:family="text">
      <style:text-properties officeooo:rsid="0a0e483d"/>
    </style:style>
    <style:style style:name="T1661" style:family="text">
      <style:text-properties officeooo:rsid="0a0fd849"/>
    </style:style>
    <style:style style:name="T1662" style:family="text">
      <style:text-properties officeooo:rsid="0a0ff6a8"/>
    </style:style>
    <style:style style:name="T1663" style:family="text">
      <style:text-properties officeooo:rsid="0a1030a9"/>
    </style:style>
    <style:style style:name="T1664" style:family="text">
      <style:text-properties officeooo:rsid="0a1314a3"/>
    </style:style>
    <style:style style:name="T1665" style:family="text">
      <style:text-properties officeooo:rsid="0a13e273"/>
    </style:style>
    <style:style style:name="T1666" style:family="text">
      <style:text-properties officeooo:rsid="0a165458"/>
    </style:style>
    <style:style style:name="T1667" style:family="text">
      <style:text-properties officeooo:rsid="0a17cd0f"/>
    </style:style>
    <style:style style:name="T1668" style:family="text">
      <style:text-properties officeooo:rsid="0a19050c"/>
    </style:style>
    <style:style style:name="T1669" style:family="text">
      <style:text-properties officeooo:rsid="0a1a7fb4"/>
    </style:style>
    <style:style style:name="T1670" style:family="text">
      <style:text-properties officeooo:rsid="0a1b38b4"/>
    </style:style>
    <style:style style:name="T1671" style:family="text">
      <style:text-properties officeooo:rsid="0a1caacc"/>
    </style:style>
    <style:style style:name="T1672" style:family="text">
      <style:text-properties officeooo:rsid="0a1eb8ca"/>
    </style:style>
    <style:style style:name="T1673" style:family="text">
      <style:text-properties officeooo:rsid="0a20aff4"/>
    </style:style>
    <style:style style:name="T1674" style:family="text">
      <style:text-properties officeooo:rsid="0a230c57"/>
    </style:style>
    <style:style style:name="T1675" style:family="text">
      <style:text-properties officeooo:rsid="0a24257d"/>
    </style:style>
    <style:style style:name="T1676" style:family="text">
      <style:text-properties officeooo:rsid="0a24bfdf"/>
    </style:style>
    <style:style style:name="T1677" style:family="text">
      <style:text-properties officeooo:rsid="0a25096a"/>
    </style:style>
    <style:style style:name="T1678" style:family="text">
      <style:text-properties officeooo:rsid="0a26f627"/>
    </style:style>
    <style:style style:name="T1679" style:family="text">
      <style:text-properties officeooo:rsid="0a296161"/>
    </style:style>
    <style:style style:name="T1680" style:family="text">
      <style:text-properties officeooo:rsid="0a2962a2"/>
    </style:style>
    <style:style style:name="T1681" style:family="text">
      <style:text-properties officeooo:rsid="0a2ca3cd"/>
    </style:style>
    <style:style style:name="T1682" style:family="text">
      <style:text-properties officeooo:rsid="0a2cf54f"/>
    </style:style>
    <style:style style:name="T1683" style:family="text">
      <style:text-properties officeooo:rsid="0a2e1e20"/>
    </style:style>
    <style:style style:name="T1684" style:family="text">
      <style:text-properties officeooo:rsid="0a2eac5d"/>
    </style:style>
    <style:style style:name="T1685" style:family="text">
      <style:text-properties officeooo:rsid="0a2f9c76"/>
    </style:style>
    <style:style style:name="T1686" style:family="text">
      <style:text-properties officeooo:rsid="0a304e57"/>
    </style:style>
    <style:style style:name="T1687" style:family="text">
      <style:text-properties officeooo:rsid="0a340640"/>
    </style:style>
    <style:style style:name="T1688" style:family="text">
      <style:text-properties officeooo:rsid="0a35c91b"/>
    </style:style>
    <style:style style:name="T1689" style:family="text">
      <style:text-properties officeooo:rsid="0a3624b1"/>
    </style:style>
    <style:style style:name="T1690" style:family="text">
      <style:text-properties officeooo:rsid="0a3803ba"/>
    </style:style>
    <style:style style:name="T1691" style:family="text">
      <style:text-properties officeooo:rsid="0a397e9a"/>
    </style:style>
    <style:style style:name="T1692" style:family="text">
      <style:text-properties officeooo:rsid="0a39b36f"/>
    </style:style>
    <style:style style:name="T1693" style:family="text">
      <style:text-properties officeooo:rsid="0a3a4737"/>
    </style:style>
    <style:style style:name="T1694" style:family="text">
      <style:text-properties officeooo:rsid="0a3b8466"/>
    </style:style>
    <style:style style:name="T1695" style:family="text">
      <style:text-properties officeooo:rsid="0a3c0cd2"/>
    </style:style>
    <style:style style:name="T1696" style:family="text">
      <style:text-properties officeooo:rsid="0a3ecd9b"/>
    </style:style>
    <style:style style:name="T1697" style:family="text">
      <style:text-properties officeooo:rsid="0a43101a"/>
    </style:style>
    <style:style style:name="T1698" style:family="text">
      <style:text-properties officeooo:rsid="0a447521"/>
    </style:style>
    <style:style style:name="T1699" style:family="text">
      <style:text-properties officeooo:rsid="0a45d94c"/>
    </style:style>
    <style:style style:name="T1700" style:family="text">
      <style:text-properties officeooo:rsid="0a47b017"/>
    </style:style>
    <style:style style:name="T1701" style:family="text">
      <style:text-properties officeooo:rsid="0a491adb"/>
    </style:style>
    <style:style style:name="T1702" style:family="text">
      <style:text-properties officeooo:rsid="0a49fb71"/>
    </style:style>
    <style:style style:name="T1703" style:family="text">
      <style:text-properties officeooo:rsid="0a4b3946"/>
    </style:style>
    <style:style style:name="T1704" style:family="text">
      <style:text-properties officeooo:rsid="0a4b4a4e"/>
    </style:style>
    <style:style style:name="T1705" style:family="text">
      <style:text-properties officeooo:rsid="0a4c91ec"/>
    </style:style>
    <style:style style:name="T1706" style:family="text">
      <style:text-properties officeooo:rsid="0a4e91fe"/>
    </style:style>
    <style:style style:name="T1707" style:family="text">
      <style:text-properties officeooo:rsid="0a532b10"/>
    </style:style>
    <style:style style:name="T1708" style:family="text">
      <style:text-properties officeooo:rsid="0a533507"/>
    </style:style>
    <style:style style:name="T1709" style:family="text">
      <style:text-properties officeooo:rsid="0a5419ab"/>
    </style:style>
    <style:style style:name="T1710" style:family="text">
      <style:text-properties officeooo:rsid="0a55a32c"/>
    </style:style>
    <style:style style:name="T1711" style:family="text">
      <style:text-properties officeooo:rsid="0a55c9a1"/>
    </style:style>
    <style:style style:name="T1712" style:family="text">
      <style:text-properties officeooo:rsid="0a569532"/>
    </style:style>
    <style:style style:name="T1713" style:family="text">
      <style:text-properties officeooo:rsid="0a57259f"/>
    </style:style>
    <style:style style:name="T1714" style:family="text">
      <style:text-properties officeooo:rsid="0a5ad899"/>
    </style:style>
    <style:style style:name="T1715" style:family="text">
      <style:text-properties officeooo:rsid="0a5b8792"/>
    </style:style>
    <style:style style:name="T1716" style:family="text">
      <style:text-properties officeooo:rsid="0a5c4a52"/>
    </style:style>
    <style:style style:name="T1717" style:family="text">
      <style:text-properties officeooo:rsid="0a5da21d"/>
    </style:style>
    <style:style style:name="T1718" style:family="text">
      <style:text-properties officeooo:rsid="0a5f9c4c"/>
    </style:style>
    <style:style style:name="T1719" style:family="text">
      <style:text-properties officeooo:rsid="0a616ee8"/>
    </style:style>
    <style:style style:name="T1720" style:family="text">
      <style:text-properties officeooo:rsid="0a61dd41"/>
    </style:style>
    <style:style style:name="T1721" style:family="text">
      <style:text-properties officeooo:rsid="0a62a984"/>
    </style:style>
    <style:style style:name="T1722" style:family="text">
      <style:text-properties officeooo:rsid="0a647675"/>
    </style:style>
    <style:style style:name="T1723" style:family="text">
      <style:text-properties officeooo:rsid="0a666da5"/>
    </style:style>
    <style:style style:name="T1724" style:family="text">
      <style:text-properties officeooo:rsid="0a670749"/>
    </style:style>
    <style:style style:name="T1725" style:family="text">
      <style:text-properties officeooo:rsid="0a6752dc"/>
    </style:style>
    <style:style style:name="T1726" style:family="text">
      <style:text-properties officeooo:rsid="0a689817"/>
    </style:style>
    <style:style style:name="T1727" style:family="text">
      <style:text-properties officeooo:rsid="0a69d6fb"/>
    </style:style>
    <style:style style:name="T1728" style:family="text">
      <style:text-properties officeooo:rsid="0a6b13ff"/>
    </style:style>
    <style:style style:name="T1729" style:family="text">
      <style:text-properties officeooo:rsid="0a6c95e8"/>
    </style:style>
    <style:style style:name="T1730" style:family="text">
      <style:text-properties officeooo:rsid="0a6cc041"/>
    </style:style>
    <style:style style:name="T1731" style:family="text">
      <style:text-properties officeooo:rsid="0a6f1b83"/>
    </style:style>
    <style:style style:name="T1732" style:family="text">
      <style:text-properties officeooo:rsid="0a6f66ea"/>
    </style:style>
    <style:style style:name="T1733" style:family="text">
      <style:text-properties officeooo:rsid="0a70d503"/>
    </style:style>
    <style:style style:name="T1734" style:family="text">
      <style:text-properties officeooo:rsid="0a734004"/>
    </style:style>
    <style:style style:name="T1735" style:family="text">
      <style:text-properties officeooo:rsid="0a747e7f"/>
    </style:style>
    <style:style style:name="T1736" style:family="text">
      <style:text-properties officeooo:rsid="0a75a51e"/>
    </style:style>
    <style:style style:name="T1737" style:family="text">
      <style:text-properties officeooo:rsid="0a763ed7"/>
    </style:style>
    <style:style style:name="T1738" style:family="text">
      <style:text-properties officeooo:rsid="0a76a159"/>
    </style:style>
    <style:style style:name="T1739" style:family="text">
      <style:text-properties officeooo:rsid="0a77aee3"/>
    </style:style>
    <style:style style:name="T1740" style:family="text">
      <style:text-properties officeooo:rsid="0a7c96a4"/>
    </style:style>
    <style:style style:name="T1741" style:family="text">
      <style:text-properties officeooo:rsid="0a7ee9ba"/>
    </style:style>
    <style:style style:name="T1742" style:family="text">
      <style:text-properties officeooo:rsid="0a80948a"/>
    </style:style>
    <style:style style:name="T1743" style:family="text">
      <style:text-properties officeooo:rsid="0a81b18a"/>
    </style:style>
    <style:style style:name="T1744" style:family="text">
      <style:text-properties officeooo:rsid="0a82b058"/>
    </style:style>
    <style:style style:name="T1745" style:family="text">
      <style:text-properties officeooo:rsid="0a8826e4"/>
    </style:style>
    <style:style style:name="T1746" style:family="text">
      <style:text-properties officeooo:rsid="0a8a141a"/>
    </style:style>
    <style:style style:name="T1747" style:family="text">
      <style:text-properties officeooo:rsid="0a8b6fd8"/>
    </style:style>
    <style:style style:name="T1748" style:family="text">
      <style:text-properties officeooo:rsid="0a8ca622"/>
    </style:style>
    <style:style style:name="T1749" style:family="text">
      <style:text-properties officeooo:rsid="0a8e3484"/>
    </style:style>
    <style:style style:name="T1750" style:family="text">
      <style:text-properties officeooo:rsid="0a8f3500"/>
    </style:style>
    <style:style style:name="T1751" style:family="text">
      <style:text-properties officeooo:rsid="0a909e93"/>
    </style:style>
    <style:style style:name="T1752" style:family="text">
      <style:text-properties officeooo:rsid="0a92ab68"/>
    </style:style>
    <style:style style:name="T1753" style:family="text">
      <style:text-properties officeooo:rsid="0a949f6a"/>
    </style:style>
    <style:style style:name="T1754" style:family="text">
      <style:text-properties officeooo:rsid="0a994295"/>
    </style:style>
    <style:style style:name="T1755" style:family="text">
      <style:text-properties officeooo:rsid="0a9949ba"/>
    </style:style>
    <style:style style:name="T1756" style:family="text">
      <style:text-properties officeooo:rsid="0a99d30f"/>
    </style:style>
    <style:style style:name="T1757" style:family="text">
      <style:text-properties officeooo:rsid="0a9ac49c"/>
    </style:style>
    <style:style style:name="T1758" style:family="text">
      <style:text-properties officeooo:rsid="0a9ae8b3"/>
    </style:style>
    <style:style style:name="T1759" style:family="text">
      <style:text-properties officeooo:rsid="0a9f608f"/>
    </style:style>
    <style:style style:name="T1760" style:family="text">
      <style:text-properties officeooo:rsid="0aa178d4"/>
    </style:style>
    <style:style style:name="T1761" style:family="text">
      <style:text-properties officeooo:rsid="0aa9ccd3"/>
    </style:style>
    <style:style style:name="T1762" style:family="text">
      <style:text-properties officeooo:rsid="0aa9d1cc"/>
    </style:style>
    <style:style style:name="T1763" style:family="text">
      <style:text-properties officeooo:rsid="0aad7d94"/>
    </style:style>
    <style:style style:name="T1764" style:family="text">
      <style:text-properties officeooo:rsid="0aae23bc"/>
    </style:style>
    <style:style style:name="T1765" style:family="text">
      <style:text-properties officeooo:rsid="0aaf0c4f"/>
    </style:style>
    <style:style style:name="T1766" style:family="text">
      <style:text-properties officeooo:rsid="0ab083db"/>
    </style:style>
    <style:style style:name="T1767" style:family="text">
      <style:text-properties officeooo:rsid="0b332f57"/>
    </style:style>
    <style:style style:name="T1768" style:family="text">
      <style:text-properties officeooo:rsid="0b33954e"/>
    </style:style>
    <style:style style:name="T1769" style:family="text">
      <style:text-properties officeooo:rsid="0b348dcb"/>
    </style:style>
    <style:style style:name="T1770" style:family="text">
      <style:text-properties officeooo:rsid="0b3575da"/>
    </style:style>
    <style:style style:name="T1771" style:family="text">
      <style:text-properties officeooo:rsid="0b3817a2"/>
    </style:style>
    <style:style style:name="T1772" style:family="text">
      <style:text-properties officeooo:rsid="0b389294"/>
    </style:style>
    <style:style style:name="T1773" style:family="text">
      <style:text-properties officeooo:rsid="0b394b8e"/>
    </style:style>
    <style:style style:name="T1774" style:family="text">
      <style:text-properties officeooo:rsid="0b3aed69"/>
    </style:style>
    <style:style style:name="T1775" style:family="text">
      <style:text-properties officeooo:rsid="0b3caaf1"/>
    </style:style>
    <style:style style:name="T1776" style:family="text">
      <style:text-properties officeooo:rsid="0b3ea583"/>
    </style:style>
    <style:style style:name="T1777" style:family="text">
      <style:text-properties officeooo:rsid="0b3f037b"/>
    </style:style>
    <style:style style:name="T1778" style:family="text">
      <style:text-properties officeooo:rsid="0b3f0cfa"/>
    </style:style>
    <style:style style:name="T1779" style:family="text">
      <style:text-properties officeooo:rsid="0b40759e"/>
    </style:style>
    <style:style style:name="T1780" style:family="text">
      <style:text-properties officeooo:rsid="0b425832"/>
    </style:style>
    <style:style style:name="T1781" style:family="text">
      <style:text-properties officeooo:rsid="0b43f610"/>
    </style:style>
    <style:style style:name="T1782" style:family="text">
      <style:text-properties officeooo:rsid="0b45081c"/>
    </style:style>
    <style:style style:name="T1783" style:family="text">
      <style:text-properties officeooo:rsid="0b460d8b"/>
    </style:style>
    <style:style style:name="T1784" style:family="text">
      <style:text-properties officeooo:rsid="0b47d548"/>
    </style:style>
    <style:style style:name="T1785" style:family="text">
      <style:text-properties officeooo:rsid="0b4bceb6"/>
    </style:style>
    <style:style style:name="T1786" style:family="text">
      <style:text-properties officeooo:rsid="0b4c507b"/>
    </style:style>
    <style:style style:name="T1787" style:family="text">
      <style:text-properties officeooo:rsid="0b4db04d"/>
    </style:style>
    <style:style style:name="T1788" style:family="text">
      <style:text-properties officeooo:rsid="0b4de39a"/>
    </style:style>
    <style:style style:name="T1789" style:family="text">
      <style:text-properties officeooo:rsid="0b4f7027"/>
    </style:style>
    <style:style style:name="T1790" style:family="text">
      <style:text-properties officeooo:rsid="0b4fc818"/>
    </style:style>
    <style:style style:name="T1791" style:family="text">
      <style:text-properties officeooo:rsid="0b5182b1"/>
    </style:style>
    <style:style style:name="T1792" style:family="text">
      <style:text-properties officeooo:rsid="0b537c94"/>
    </style:style>
    <style:style style:name="T1793" style:family="text">
      <style:text-properties officeooo:rsid="0b5394d3"/>
    </style:style>
    <style:style style:name="T1794" style:family="text">
      <style:text-properties officeooo:rsid="0b53addd"/>
    </style:style>
    <style:style style:name="T1795" style:family="text">
      <style:text-properties officeooo:rsid="0b5572a6"/>
    </style:style>
    <style:style style:name="T1796" style:family="text">
      <style:text-properties officeooo:rsid="0b574da0"/>
    </style:style>
    <style:style style:name="T1797" style:family="text">
      <style:text-properties officeooo:rsid="0b593c15"/>
    </style:style>
    <style:style style:name="T1798" style:family="text">
      <style:text-properties officeooo:rsid="0b5a90c0"/>
    </style:style>
    <style:style style:name="T1799" style:family="text">
      <style:text-properties officeooo:rsid="0b5aafdb"/>
    </style:style>
    <style:style style:name="T1800" style:family="text">
      <style:text-properties officeooo:rsid="0b5cb837"/>
    </style:style>
    <style:style style:name="T1801" style:family="text">
      <style:text-properties officeooo:rsid="0b5dc5bf"/>
    </style:style>
    <style:style style:name="T1802" style:family="text">
      <style:text-properties officeooo:rsid="0b5f0d57"/>
    </style:style>
    <style:style style:name="T1803" style:family="text">
      <style:text-properties officeooo:rsid="0b60d80d"/>
    </style:style>
    <style:style style:name="T1804" style:family="text">
      <style:text-properties officeooo:rsid="0b627604"/>
    </style:style>
    <style:style style:name="T1805" style:family="text">
      <style:text-properties officeooo:rsid="0b62789c"/>
    </style:style>
    <style:style style:name="T1806" style:family="text">
      <style:text-properties officeooo:rsid="0b633984"/>
    </style:style>
    <style:style style:name="T1807" style:family="text">
      <style:text-properties officeooo:rsid="0b653164"/>
    </style:style>
    <style:style style:name="T1808" style:family="text">
      <style:text-properties officeooo:rsid="0b660ef0"/>
    </style:style>
    <style:style style:name="T1809" style:family="text">
      <style:text-properties officeooo:rsid="0b691097"/>
    </style:style>
    <style:style style:name="T1810" style:family="text">
      <style:text-properties officeooo:rsid="0b6a84aa"/>
    </style:style>
    <style:style style:name="T1811" style:family="text">
      <style:text-properties officeooo:rsid="0b6c46ca"/>
    </style:style>
    <style:style style:name="T1812" style:family="text">
      <style:text-properties officeooo:rsid="0b6d8ebd"/>
    </style:style>
    <style:style style:name="T1813" style:family="text">
      <style:text-properties officeooo:rsid="0b6e7cea"/>
    </style:style>
    <style:style style:name="T1814" style:family="text">
      <style:text-properties officeooo:rsid="0b6fded7"/>
    </style:style>
    <style:style style:name="T1815" style:family="text">
      <style:text-properties officeooo:rsid="0b70fac6"/>
    </style:style>
    <style:style style:name="T1816" style:family="text">
      <style:text-properties officeooo:rsid="0b71fa71"/>
    </style:style>
    <style:style style:name="T1817" style:family="text">
      <style:text-properties officeooo:rsid="0b71fab7"/>
    </style:style>
    <style:style style:name="T1818" style:family="text">
      <style:text-properties officeooo:rsid="0b72c12e"/>
    </style:style>
    <style:style style:name="T1819" style:family="text">
      <style:text-properties officeooo:rsid="0b743fd4"/>
    </style:style>
    <style:style style:name="T1820" style:family="text">
      <style:text-properties officeooo:rsid="0b757cbd"/>
    </style:style>
    <style:style style:name="T1821" style:family="text">
      <style:text-properties officeooo:rsid="0b76fac3"/>
    </style:style>
    <style:style style:name="T1822" style:family="text">
      <style:text-properties officeooo:rsid="0b781feb"/>
    </style:style>
    <style:style style:name="T1823" style:family="text">
      <style:text-properties officeooo:rsid="0b79633d"/>
    </style:style>
    <style:style style:name="T1824" style:family="text">
      <style:text-properties officeooo:rsid="0b79f553"/>
    </style:style>
    <style:style style:name="T1825" style:family="text">
      <style:text-properties officeooo:rsid="0b7a059c"/>
    </style:style>
    <style:style style:name="T1826" style:family="text">
      <style:text-properties officeooo:rsid="0b7a870e"/>
    </style:style>
    <style:style style:name="T1827" style:family="text">
      <style:text-properties officeooo:rsid="0b7e0d25"/>
    </style:style>
    <style:style style:name="T1828" style:family="text">
      <style:text-properties officeooo:rsid="0b7e330f"/>
    </style:style>
    <style:style style:name="T1829" style:family="text">
      <style:text-properties officeooo:rsid="0b7f9ebc"/>
    </style:style>
    <style:style style:name="T1830" style:family="text">
      <style:text-properties officeooo:rsid="0b8104ca"/>
    </style:style>
    <style:style style:name="T1831" style:family="text">
      <style:text-properties officeooo:rsid="0b81a11a"/>
    </style:style>
    <style:style style:name="T1832" style:family="text">
      <style:text-properties officeooo:rsid="0b83a606"/>
    </style:style>
    <style:style style:name="T1833" style:family="text">
      <style:text-properties officeooo:rsid="0b848d05"/>
    </style:style>
    <style:style style:name="T1834" style:family="text">
      <style:text-properties officeooo:rsid="0b86e1bd"/>
    </style:style>
    <style:style style:name="T1835" style:family="text">
      <style:text-properties officeooo:rsid="0b87b0c6"/>
    </style:style>
    <style:style style:name="T1836" style:family="text">
      <style:text-properties officeooo:rsid="0b896a6d"/>
    </style:style>
    <style:style style:name="T1837" style:family="text">
      <style:text-properties officeooo:rsid="0b8b1642"/>
    </style:style>
    <style:style style:name="T1838" style:family="text">
      <style:text-properties officeooo:rsid="0b8c259f"/>
    </style:style>
    <style:style style:name="T1839" style:family="text">
      <style:text-properties officeooo:rsid="0b8f1ff8"/>
    </style:style>
    <style:style style:name="T1840" style:family="text">
      <style:text-properties officeooo:rsid="0b903e1b"/>
    </style:style>
    <style:style style:name="T1841" style:family="text">
      <style:text-properties officeooo:rsid="0b923b7c"/>
    </style:style>
    <style:style style:name="T1842" style:family="text">
      <style:text-properties officeooo:rsid="0b92a69c"/>
    </style:style>
    <style:style style:name="T1843" style:family="text">
      <style:text-properties officeooo:rsid="0b950c33"/>
    </style:style>
    <style:style style:name="T1844" style:family="text">
      <style:text-properties officeooo:rsid="0b98b46b"/>
    </style:style>
    <style:style style:name="T1845" style:family="text">
      <style:text-properties officeooo:rsid="0b9a8fee"/>
    </style:style>
    <style:style style:name="T1846" style:family="text">
      <style:text-properties officeooo:rsid="0b9b86bf"/>
    </style:style>
    <style:style style:name="T1847" style:family="text">
      <style:text-properties officeooo:rsid="0b9d8492"/>
    </style:style>
    <style:style style:name="T1848" style:family="text">
      <style:text-properties officeooo:rsid="0b9e63d3"/>
    </style:style>
    <style:style style:name="T1849" style:family="text">
      <style:text-properties officeooo:rsid="0b9ff01b"/>
    </style:style>
    <style:style style:name="T1850" style:family="text">
      <style:text-properties officeooo:rsid="0ba156bc"/>
    </style:style>
    <style:style style:name="T1851" style:family="text">
      <style:text-properties officeooo:rsid="0ba300f9"/>
    </style:style>
    <style:style style:name="T1852" style:family="text">
      <style:text-properties officeooo:rsid="0ba4eeae"/>
    </style:style>
    <style:style style:name="T1853" style:family="text">
      <style:text-properties officeooo:rsid="0ba58890"/>
    </style:style>
    <style:style style:name="T1854" style:family="text">
      <style:text-properties officeooo:rsid="0ba67425"/>
    </style:style>
    <style:style style:name="T1855" style:family="text">
      <style:text-properties officeooo:rsid="0ba7b65f"/>
    </style:style>
    <style:style style:name="T1856" style:family="text">
      <style:text-properties officeooo:rsid="0ba8a3b3"/>
    </style:style>
    <style:style style:name="T1857" style:family="text">
      <style:text-properties officeooo:rsid="0ba92d19"/>
    </style:style>
    <style:style style:name="T1858" style:family="text">
      <style:text-properties officeooo:rsid="0baa29af"/>
    </style:style>
    <style:style style:name="T1859" style:family="text">
      <style:text-properties officeooo:rsid="0bab0ba8"/>
    </style:style>
    <style:style style:name="T1860" style:family="text">
      <style:text-properties officeooo:rsid="0babac4b"/>
    </style:style>
    <style:style style:name="T1861" style:family="text">
      <style:text-properties officeooo:rsid="0bae1f2d"/>
    </style:style>
    <style:style style:name="T1862" style:family="text">
      <style:text-properties officeooo:rsid="0baf0b37"/>
    </style:style>
    <style:style style:name="T1863" style:family="text">
      <style:text-properties officeooo:rsid="0baf8500"/>
    </style:style>
    <style:style style:name="T1864" style:family="text">
      <style:text-properties officeooo:rsid="0bb96c0d"/>
    </style:style>
    <style:style style:name="T1865" style:family="text">
      <style:text-properties officeooo:rsid="0bbaad5f"/>
    </style:style>
    <style:style style:name="T1866" style:family="text">
      <style:text-properties officeooo:rsid="0bbdd13a"/>
    </style:style>
    <style:style style:name="T1867" style:family="text">
      <style:text-properties officeooo:rsid="0bbf994f"/>
    </style:style>
    <style:style style:name="T1868" style:family="text">
      <style:text-properties officeooo:rsid="0bc192f0"/>
    </style:style>
    <style:style style:name="T1869" style:family="text">
      <style:text-properties officeooo:rsid="0bc36871"/>
    </style:style>
    <style:style style:name="T1870" style:family="text">
      <style:text-properties officeooo:rsid="0bc4c032"/>
    </style:style>
    <style:style style:name="T1871" style:family="text">
      <style:text-properties officeooo:rsid="0bc6be67"/>
    </style:style>
    <style:style style:name="T1872" style:family="text">
      <style:text-properties officeooo:rsid="0bc89583"/>
    </style:style>
    <style:style style:name="T1873" style:family="text">
      <style:text-properties officeooo:rsid="0bc988e5"/>
    </style:style>
    <style:style style:name="T1874" style:family="text">
      <style:text-properties officeooo:rsid="0bcc430a"/>
    </style:style>
    <style:style style:name="T1875" style:family="text">
      <style:text-properties officeooo:rsid="0bd027a1"/>
    </style:style>
    <style:style style:name="T1876" style:family="text">
      <style:text-properties officeooo:rsid="0bd1687f"/>
    </style:style>
    <style:style style:name="T1877" style:family="text">
      <style:text-properties officeooo:rsid="0bd2e396"/>
    </style:style>
    <style:style style:name="T1878" style:family="text">
      <style:text-properties officeooo:rsid="0bd42d1b"/>
    </style:style>
    <style:style style:name="T1879" style:family="text">
      <style:text-properties officeooo:rsid="0bd8a593"/>
    </style:style>
    <style:style style:name="T1880" style:family="text">
      <style:text-properties officeooo:rsid="0bdc90dc"/>
    </style:style>
    <style:style style:name="T1881" style:family="text">
      <style:text-properties officeooo:rsid="0bde103f"/>
    </style:style>
    <style:style style:name="T1882" style:family="text">
      <style:text-properties officeooo:rsid="0bdf66e5"/>
    </style:style>
    <style:style style:name="T1883" style:family="text">
      <style:text-properties officeooo:rsid="0be19859"/>
    </style:style>
    <style:style style:name="T1884" style:family="text">
      <style:text-properties officeooo:rsid="0be2aecb"/>
    </style:style>
    <style:style style:name="T1885" style:family="text">
      <style:text-properties officeooo:rsid="0be5f2bc"/>
    </style:style>
    <style:style style:name="T1886" style:family="text">
      <style:text-properties officeooo:rsid="0be73823"/>
    </style:style>
    <style:style style:name="T1887" style:family="text">
      <style:text-properties officeooo:rsid="0be9b363"/>
    </style:style>
    <style:style style:name="T1888" style:family="text">
      <style:text-properties officeooo:rsid="0bea5c69"/>
    </style:style>
    <style:style style:name="T1889" style:family="text">
      <style:text-properties officeooo:rsid="0bec4cfd"/>
    </style:style>
    <style:style style:name="T1890" style:family="text">
      <style:text-properties officeooo:rsid="0bee0a1f"/>
    </style:style>
    <style:style style:name="T1891" style:family="text">
      <style:text-properties officeooo:rsid="0bef0dca"/>
    </style:style>
    <style:style style:name="T1892" style:family="text">
      <style:text-properties officeooo:rsid="0bf02d26"/>
    </style:style>
    <style:style style:name="T1893" style:family="text">
      <style:text-properties officeooo:rsid="0bf0bbd9"/>
    </style:style>
    <style:style style:name="T1894" style:family="text">
      <style:text-properties officeooo:rsid="0bf63b11"/>
    </style:style>
    <style:style style:name="T1895" style:family="text">
      <style:text-properties officeooo:rsid="0bfa55e2"/>
    </style:style>
    <style:style style:name="T1896" style:family="text">
      <style:text-properties officeooo:rsid="0bfbcd6b"/>
    </style:style>
    <style:style style:name="T1897" style:family="text">
      <style:text-properties officeooo:rsid="0bfe5813"/>
    </style:style>
    <style:style style:name="T1898" style:family="text">
      <style:text-properties officeooo:rsid="0bfecc29"/>
    </style:style>
    <style:style style:name="T1899" style:family="text">
      <style:text-properties officeooo:rsid="0c00a358"/>
    </style:style>
    <style:style style:name="T1900" style:family="text">
      <style:text-properties officeooo:rsid="0c010eb4"/>
    </style:style>
    <style:style style:name="T1901" style:family="text">
      <style:text-properties officeooo:rsid="0c023aed"/>
    </style:style>
    <style:style style:name="T1902" style:family="text">
      <style:text-properties officeooo:rsid="0c0267ab"/>
    </style:style>
    <style:style style:name="T1903" style:family="text">
      <style:text-properties officeooo:rsid="0c03c4ea"/>
    </style:style>
    <style:style style:name="T1904" style:family="text">
      <style:text-properties officeooo:rsid="0c059261"/>
    </style:style>
    <style:style style:name="T1905" style:family="text">
      <style:text-properties officeooo:rsid="0c071705"/>
    </style:style>
    <style:style style:name="T1906" style:family="text">
      <style:text-properties officeooo:rsid="0c0843e2"/>
    </style:style>
    <style:style style:name="T1907" style:family="text">
      <style:text-properties officeooo:rsid="0c088666"/>
    </style:style>
    <style:style style:name="T1908" style:family="text">
      <style:text-properties officeooo:rsid="0c09c95d"/>
    </style:style>
    <style:style style:name="T1909" style:family="text">
      <style:text-properties officeooo:rsid="0c0a9848"/>
    </style:style>
    <style:style style:name="T1910" style:family="text">
      <style:text-properties officeooo:rsid="0c0c84c9"/>
    </style:style>
    <style:style style:name="T1911" style:family="text">
      <style:text-properties officeooo:rsid="0c0cb1d4"/>
    </style:style>
    <style:style style:name="T1912" style:family="text">
      <style:text-properties officeooo:rsid="0c0e8f8e"/>
    </style:style>
    <style:style style:name="T1913" style:family="text">
      <style:text-properties officeooo:rsid="0c0fcfa4"/>
    </style:style>
    <style:style style:name="T1914" style:family="text">
      <style:text-properties officeooo:rsid="0c0ff428"/>
    </style:style>
    <style:style style:name="T1915" style:family="text">
      <style:text-properties officeooo:rsid="0c116132"/>
    </style:style>
    <style:style style:name="T1916" style:family="text">
      <style:text-properties officeooo:rsid="0c130002"/>
    </style:style>
    <style:style style:name="T1917" style:family="text">
      <style:text-properties officeooo:rsid="0c1444e7"/>
    </style:style>
    <style:style style:name="T1918" style:family="text">
      <style:text-properties officeooo:rsid="0c151ac8"/>
    </style:style>
    <style:style style:name="T1919" style:family="text">
      <style:text-properties officeooo:rsid="0c15fccc"/>
    </style:style>
    <style:style style:name="T1920" style:family="text">
      <style:text-properties officeooo:rsid="0c179961"/>
    </style:style>
    <style:style style:name="T1921" style:family="text">
      <style:text-properties officeooo:rsid="0c194ac9"/>
    </style:style>
    <style:style style:name="T1922" style:family="text">
      <style:text-properties officeooo:rsid="0c1dc4fc"/>
    </style:style>
    <style:style style:name="T1923" style:family="text">
      <style:text-properties officeooo:rsid="0c1efbc1"/>
    </style:style>
    <style:style style:name="T1924" style:family="text">
      <style:text-properties officeooo:rsid="0c20e215"/>
    </style:style>
    <style:style style:name="T1925" style:family="text">
      <style:text-properties officeooo:rsid="0c227e17"/>
    </style:style>
    <style:style style:name="T1926" style:family="text">
      <style:text-properties officeooo:rsid="0c246e1e"/>
    </style:style>
    <style:style style:name="T1927" style:family="text">
      <style:text-properties officeooo:rsid="0c24e12f"/>
    </style:style>
    <style:style style:name="T1928" style:family="text">
      <style:text-properties officeooo:rsid="0c267402"/>
    </style:style>
    <style:style style:name="T1929" style:family="text">
      <style:text-properties officeooo:rsid="0c27a249"/>
    </style:style>
    <style:style style:name="T1930" style:family="text">
      <style:text-properties officeooo:rsid="0c2959da"/>
    </style:style>
    <style:style style:name="T1931" style:family="text">
      <style:text-properties officeooo:rsid="0c2a0f38"/>
    </style:style>
    <style:style style:name="T1932" style:family="text">
      <style:text-properties officeooo:rsid="0c2a8f16"/>
    </style:style>
    <style:style style:name="T1933" style:family="text">
      <style:text-properties officeooo:rsid="0c2be098"/>
    </style:style>
    <style:style style:name="T1934" style:family="text">
      <style:text-properties officeooo:rsid="0c2fbdca"/>
    </style:style>
    <style:style style:name="T1935" style:family="text">
      <style:text-properties officeooo:rsid="0c3216c5"/>
    </style:style>
    <style:style style:name="T1936" style:family="text">
      <style:text-properties officeooo:rsid="0c343a15"/>
    </style:style>
    <style:style style:name="T1937" style:family="text">
      <style:text-properties officeooo:rsid="0c35d360"/>
    </style:style>
    <style:style style:name="T1938" style:family="text">
      <style:text-properties officeooo:rsid="0c37af25"/>
    </style:style>
    <style:style style:name="T1939" style:family="text">
      <style:text-properties officeooo:rsid="0c395080"/>
    </style:style>
    <style:style style:name="T1940" style:family="text">
      <style:text-properties officeooo:rsid="0c3af33e"/>
    </style:style>
    <style:style style:name="T1941" style:family="text">
      <style:text-properties officeooo:rsid="0c3e0ae8"/>
    </style:style>
    <style:style style:name="T1942" style:family="text">
      <style:text-properties officeooo:rsid="0c41c17b"/>
    </style:style>
    <style:style style:name="T1943" style:family="text">
      <style:text-properties officeooo:rsid="0c4238ab"/>
    </style:style>
    <style:style style:name="T1944" style:family="text">
      <style:text-properties officeooo:rsid="0c43bd81"/>
    </style:style>
    <style:style style:name="T1945" style:family="text">
      <style:text-properties officeooo:rsid="0c43c144"/>
    </style:style>
    <style:style style:name="T1946" style:family="text">
      <style:text-properties officeooo:rsid="0c465b90"/>
    </style:style>
    <style:style style:name="T1947" style:family="text">
      <style:text-properties officeooo:rsid="0c46c61d"/>
    </style:style>
    <style:style style:name="T1948" style:family="text">
      <style:text-properties officeooo:rsid="0c46c77d"/>
    </style:style>
    <style:style style:name="T1949" style:family="text">
      <style:text-properties officeooo:rsid="0c48400a"/>
    </style:style>
    <style:style style:name="T1950" style:family="text">
      <style:text-properties officeooo:rsid="0c495a48"/>
    </style:style>
    <style:style style:name="T1951" style:family="text">
      <style:text-properties officeooo:rsid="0c4b696f"/>
    </style:style>
    <style:style style:name="T1952" style:family="text">
      <style:text-properties officeooo:rsid="0c4bc1ef"/>
    </style:style>
    <style:style style:name="T1953" style:family="text">
      <style:text-properties officeooo:rsid="0c4f31f5"/>
    </style:style>
    <style:style style:name="T1954" style:family="text">
      <style:text-properties officeooo:rsid="0c4fd8a9"/>
    </style:style>
    <style:style style:name="T1955" style:family="text">
      <style:text-properties officeooo:rsid="0c50467d"/>
    </style:style>
    <style:style style:name="T1956" style:family="text">
      <style:text-properties officeooo:rsid="0c51f3f1"/>
    </style:style>
    <style:style style:name="T1957" style:family="text">
      <style:text-properties officeooo:rsid="0c53c4b4"/>
    </style:style>
    <style:style style:name="T1958" style:family="text">
      <style:text-properties officeooo:rsid="0c56876e"/>
    </style:style>
    <style:style style:name="T1959" style:family="text">
      <style:text-properties officeooo:rsid="0c583c8d"/>
    </style:style>
    <style:style style:name="T1960" style:family="text">
      <style:text-properties officeooo:rsid="0c59b0ef"/>
    </style:style>
    <style:style style:name="T1961" style:family="text">
      <style:text-properties officeooo:rsid="0c5a08c9"/>
    </style:style>
    <style:style style:name="T1962" style:family="text">
      <style:text-properties officeooo:rsid="0c5d8c7e"/>
    </style:style>
    <style:style style:name="T1963" style:family="text">
      <style:text-properties officeooo:rsid="0c611573"/>
    </style:style>
    <style:style style:name="T1964" style:family="text">
      <style:text-properties officeooo:rsid="0c612e8f"/>
    </style:style>
    <style:style style:name="T1965" style:family="text">
      <style:text-properties officeooo:rsid="0c61e6fd"/>
    </style:style>
    <style:style style:name="T1966" style:family="text">
      <style:text-properties officeooo:rsid="0c620071"/>
    </style:style>
    <style:style style:name="T1967" style:family="text">
      <style:text-properties officeooo:rsid="0c62c1b2"/>
    </style:style>
    <style:style style:name="T1968" style:family="text">
      <style:text-properties officeooo:rsid="0c63b4a4"/>
    </style:style>
    <style:style style:name="T1969" style:family="text">
      <style:text-properties officeooo:rsid="0c640b7b"/>
    </style:style>
    <style:style style:name="T1970" style:family="text">
      <style:text-properties officeooo:rsid="0c65058b"/>
    </style:style>
    <style:style style:name="T1971" style:family="text">
      <style:text-properties officeooo:rsid="0c66f074"/>
    </style:style>
    <style:style style:name="T1972" style:family="text">
      <style:text-properties officeooo:rsid="0c67d060"/>
    </style:style>
    <style:style style:name="T1973" style:family="text">
      <style:text-properties officeooo:rsid="0c688204"/>
    </style:style>
    <style:style style:name="T1974" style:family="text">
      <style:text-properties officeooo:rsid="0c689565"/>
    </style:style>
    <style:style style:name="T1975" style:family="text">
      <style:text-properties officeooo:rsid="0c68af12"/>
    </style:style>
    <style:style style:name="T1976" style:family="text">
      <style:text-properties officeooo:rsid="0c69992e"/>
    </style:style>
    <style:style style:name="T1977" style:family="text">
      <style:text-properties officeooo:rsid="0c6e7836"/>
    </style:style>
    <style:style style:name="T1978" style:family="text">
      <style:text-properties officeooo:rsid="0c6f4946"/>
    </style:style>
    <style:style style:name="T1979" style:family="text">
      <style:text-properties officeooo:rsid="0c71cea1"/>
    </style:style>
    <style:style style:name="T1980" style:family="text">
      <style:text-properties officeooo:rsid="0c72595d"/>
    </style:style>
    <style:style style:name="T1981" style:family="text">
      <style:text-properties officeooo:rsid="0c726985"/>
    </style:style>
    <style:style style:name="T1982" style:family="text">
      <style:text-properties officeooo:rsid="0c746798"/>
    </style:style>
    <style:style style:name="T1983" style:family="text">
      <style:text-properties officeooo:rsid="0c75da94"/>
    </style:style>
    <style:style style:name="T1984" style:family="text">
      <style:text-properties officeooo:rsid="0c766e16"/>
    </style:style>
    <style:style style:name="T1985" style:family="text">
      <style:text-properties officeooo:rsid="0c77ddc5"/>
    </style:style>
    <style:style style:name="T1986" style:family="text">
      <style:text-properties officeooo:rsid="0c7d21ed"/>
    </style:style>
    <style:style style:name="T1987" style:family="text">
      <style:text-properties officeooo:rsid="0c7d8094"/>
    </style:style>
    <style:style style:name="T1988" style:family="text">
      <style:text-properties officeooo:rsid="0c7f8494"/>
    </style:style>
    <style:style style:name="T1989" style:family="text">
      <style:text-properties officeooo:rsid="0c7fd4b3"/>
    </style:style>
    <style:style style:name="T1990" style:family="text">
      <style:text-properties officeooo:rsid="0c81a4d7"/>
    </style:style>
    <style:style style:name="T1991" style:family="text">
      <style:text-properties officeooo:rsid="0c835757"/>
    </style:style>
    <style:style style:name="T1992" style:family="text">
      <style:text-properties officeooo:rsid="0c843970"/>
    </style:style>
    <style:style style:name="T1993" style:family="text">
      <style:text-properties officeooo:rsid="0c85d085"/>
    </style:style>
    <style:style style:name="T1994" style:family="text">
      <style:text-properties officeooo:rsid="0c878699"/>
    </style:style>
    <style:style style:name="T1995" style:family="text">
      <style:text-properties officeooo:rsid="0c894594"/>
    </style:style>
    <style:style style:name="T1996" style:family="text">
      <style:text-properties officeooo:rsid="0c8eb783"/>
    </style:style>
    <style:style style:name="T1997" style:family="text">
      <style:text-properties officeooo:rsid="0c904f97"/>
    </style:style>
    <style:style style:name="T1998" style:family="text">
      <style:text-properties officeooo:rsid="0c915293"/>
    </style:style>
    <style:style style:name="T1999" style:family="text">
      <style:text-properties officeooo:rsid="0c932b2d"/>
    </style:style>
    <style:style style:name="T2000" style:family="text">
      <style:text-properties officeooo:rsid="0c935912"/>
    </style:style>
    <style:style style:name="T2001" style:family="text">
      <style:text-properties officeooo:rsid="0c9432fb"/>
    </style:style>
    <style:style style:name="T2002" style:family="text">
      <style:text-properties officeooo:rsid="0c95c12d"/>
    </style:style>
    <style:style style:name="T2003" style:family="text">
      <style:text-properties officeooo:rsid="0c962a43"/>
    </style:style>
    <style:style style:name="T2004" style:family="text">
      <style:text-properties officeooo:rsid="0c97baad"/>
    </style:style>
    <style:style style:name="T2005" style:family="text">
      <style:text-properties officeooo:rsid="0c98be7f"/>
    </style:style>
    <style:style style:name="T2006" style:family="text">
      <style:text-properties officeooo:rsid="0c9a5686"/>
    </style:style>
    <style:style style:name="T2007" style:family="text">
      <style:text-properties officeooo:rsid="0c9ab53e"/>
    </style:style>
    <style:style style:name="T2008" style:family="text">
      <style:text-properties officeooo:rsid="0c9b27e2"/>
    </style:style>
    <style:style style:name="T2009" style:family="text">
      <style:text-properties officeooo:rsid="0c9c5bb0"/>
    </style:style>
    <style:style style:name="T2010" style:family="text">
      <style:text-properties officeooo:rsid="0c9df1b2"/>
    </style:style>
    <style:style style:name="T2011" style:family="text">
      <style:text-properties officeooo:rsid="0ca4dc05"/>
    </style:style>
    <style:style style:name="T2012" style:family="text">
      <style:text-properties officeooo:rsid="0ca6329b"/>
    </style:style>
    <style:style style:name="T2013" style:family="text">
      <style:text-properties officeooo:rsid="0ca731ec"/>
    </style:style>
    <style:style style:name="T2014" style:family="text">
      <style:text-properties officeooo:rsid="0ca8e6f1"/>
    </style:style>
    <style:style style:name="T2015" style:family="text">
      <style:text-properties officeooo:rsid="0caa93c8"/>
    </style:style>
    <style:style style:name="T2016" style:family="text">
      <style:text-properties officeooo:rsid="0cac360f"/>
    </style:style>
    <style:style style:name="T2017" style:family="text">
      <style:text-properties officeooo:rsid="0cad3432"/>
    </style:style>
    <style:style style:name="T2018" style:family="text">
      <style:text-properties officeooo:rsid="0cae31df"/>
    </style:style>
    <style:style style:name="T2019" style:family="text">
      <style:text-properties officeooo:rsid="0caf4287"/>
    </style:style>
    <style:style style:name="T2020" style:family="text">
      <style:text-properties officeooo:rsid="0cb2de7e"/>
    </style:style>
    <style:style style:name="T2021" style:family="text">
      <style:text-properties officeooo:rsid="0cb4924d"/>
    </style:style>
    <style:style style:name="T2022" style:family="text">
      <style:text-properties officeooo:rsid="0cb5eee1"/>
    </style:style>
    <style:style style:name="T2023" style:family="text">
      <style:text-properties officeooo:rsid="0cb645e2"/>
    </style:style>
    <style:style style:name="T2024" style:family="text">
      <style:text-properties officeooo:rsid="0cb7c78f"/>
    </style:style>
    <style:style style:name="T2025" style:family="text">
      <style:text-properties officeooo:rsid="0cb9c009"/>
    </style:style>
    <style:style style:name="T2026" style:family="text">
      <style:text-properties officeooo:rsid="0cba1ed4"/>
    </style:style>
    <style:style style:name="T2027" style:family="text">
      <style:text-properties officeooo:rsid="0cbbf2cb"/>
    </style:style>
    <style:style style:name="T2028" style:family="text">
      <style:text-properties officeooo:rsid="0cbebd31"/>
    </style:style>
    <style:style style:name="T2029" style:family="text">
      <style:text-properties officeooo:rsid="0cbf4d8f"/>
    </style:style>
    <style:style style:name="T2030" style:family="text">
      <style:text-properties officeooo:rsid="0cc1a73a"/>
    </style:style>
    <style:style style:name="T2031" style:family="text">
      <style:text-properties officeooo:rsid="0cc4b7d6"/>
    </style:style>
    <style:style style:name="T2032" style:family="text">
      <style:text-properties officeooo:rsid="0cc61d72"/>
    </style:style>
    <style:style style:name="T2033" style:family="text">
      <style:text-properties officeooo:rsid="0cc70b2b"/>
    </style:style>
    <style:style style:name="T2034" style:family="text">
      <style:text-properties officeooo:rsid="0cc8a290"/>
    </style:style>
    <style:style style:name="T2035" style:family="text">
      <style:text-properties officeooo:rsid="0cca2129"/>
    </style:style>
    <style:style style:name="T2036" style:family="text">
      <style:text-properties officeooo:rsid="0ccc0144"/>
    </style:style>
    <style:style style:name="T2037" style:family="text">
      <style:text-properties officeooo:rsid="0cccfc84"/>
    </style:style>
    <style:style style:name="T2038" style:family="text">
      <style:text-properties officeooo:rsid="0cce7ca5"/>
    </style:style>
    <style:style style:name="T2039" style:family="text">
      <style:text-properties officeooo:rsid="0cd1186e"/>
    </style:style>
    <style:style style:name="T2040" style:family="text">
      <style:text-properties officeooo:rsid="0cd2e477"/>
    </style:style>
    <style:style style:name="T2041" style:family="text">
      <style:text-properties officeooo:rsid="0cd5e5b0"/>
    </style:style>
    <style:style style:name="T2042" style:family="text">
      <style:text-properties officeooo:rsid="0cd8fcc5"/>
    </style:style>
    <style:style style:name="T2043" style:family="text">
      <style:text-properties officeooo:rsid="0cda20a2"/>
    </style:style>
    <style:style style:name="T2044" style:family="text">
      <style:text-properties officeooo:rsid="0cda22cd"/>
    </style:style>
    <style:style style:name="T2045" style:family="text">
      <style:text-properties officeooo:rsid="0cda3b74"/>
    </style:style>
    <style:style style:name="T2046" style:family="text">
      <style:text-properties officeooo:rsid="0ce0bd4b"/>
    </style:style>
    <style:style style:name="T2047" style:family="text">
      <style:text-properties officeooo:rsid="0ce1a0d1"/>
    </style:style>
    <style:style style:name="T2048" style:family="text">
      <style:text-properties officeooo:rsid="0ce24c69"/>
    </style:style>
    <style:style style:name="T2049" style:family="text">
      <style:text-properties officeooo:rsid="0ce5f24c"/>
    </style:style>
    <style:style style:name="T2050" style:family="text">
      <style:text-properties officeooo:rsid="0ce61688"/>
    </style:style>
    <style:style style:name="T2051" style:family="text">
      <style:text-properties officeooo:rsid="0ce91649"/>
    </style:style>
    <style:style style:name="T2052" style:family="text">
      <style:text-properties officeooo:rsid="0cec418a"/>
    </style:style>
    <style:style style:name="T2053" style:family="text">
      <style:text-properties officeooo:rsid="0cede56c"/>
    </style:style>
    <style:style style:name="T2054" style:family="text">
      <style:text-properties officeooo:rsid="0cef3622"/>
    </style:style>
    <style:style style:name="T2055" style:family="text">
      <style:text-properties officeooo:rsid="0cefd0e0"/>
    </style:style>
    <style:style style:name="T2056" style:family="text">
      <style:text-properties officeooo:rsid="0cf07f8f"/>
    </style:style>
    <style:style style:name="T2057" style:family="text">
      <style:text-properties officeooo:rsid="0cf21a25"/>
    </style:style>
    <style:style style:name="T2058" style:family="text">
      <style:text-properties officeooo:rsid="0cf35fca"/>
    </style:style>
    <style:style style:name="T2059" style:family="text">
      <style:text-properties officeooo:rsid="0cf490f9"/>
    </style:style>
    <style:style style:name="T2060" style:family="text">
      <style:text-properties officeooo:rsid="0cf52c91"/>
    </style:style>
    <style:style style:name="T2061" style:family="text">
      <style:text-properties officeooo:rsid="0cf679f8"/>
    </style:style>
    <style:style style:name="T2062" style:family="text">
      <style:text-properties officeooo:rsid="0cf6ff88"/>
    </style:style>
    <style:style style:name="T2063" style:family="text">
      <style:text-properties officeooo:rsid="0cf73cef"/>
    </style:style>
    <style:style style:name="T2064" style:family="text">
      <style:text-properties officeooo:rsid="0cf81ca7"/>
    </style:style>
    <style:style style:name="T2065" style:family="text">
      <style:text-properties officeooo:rsid="0cf961e9"/>
    </style:style>
    <style:style style:name="T2066" style:family="text">
      <style:text-properties officeooo:rsid="0cfb4e1a"/>
    </style:style>
    <style:style style:name="T2067" style:family="text">
      <style:text-properties officeooo:rsid="0cfd4c22"/>
    </style:style>
    <style:style style:name="T2068" style:family="text">
      <style:text-properties officeooo:rsid="0cff0913"/>
    </style:style>
    <style:style style:name="T2069" style:family="text">
      <style:text-properties officeooo:rsid="0d0613b2"/>
    </style:style>
    <style:style style:name="T2070" style:family="text">
      <style:text-properties officeooo:rsid="0d092cfe"/>
    </style:style>
    <style:style style:name="T2071" style:family="text">
      <style:text-properties officeooo:rsid="0d0e5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11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152">одна из которых </text:span>очень громко смеялась и показывала что-то необычное другой, не обращая внимания на пон<text:span text:style-name="T1342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153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343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154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486">ё</text:span> знаком отличия было переливающее в бирюзовых тонах кристальное сердце<text:span text:style-name="T155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156">же </text:span>пони более спокойная и сдержанная, <text:span text:style-name="T156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158">та которая была всегда сдержанна и спокойна</text:span> сказала все ещё <text:span text:style-name="T157">своей </text:span><text:span text:style-name="T158">неугомонной</text:span><text:span text:style-name="T157"> </text:span>подруге:<text:bookmark-end text:name="__DdeLink__33_1002662238"/><text:bookmark-end text:name="__DdeLink__5642_140401309"/></text:p>
      <text:p text:style-name="P1"><text:bookmark-start text:name="__DdeLink__5645_140401309"/><text:bookmark-start text:name="__DdeLink__35_1002662238"/><text:soft-page-break/>- Флур<text:span text:style-name="T159">р</text:span>и тебе не стоило этого делать, я бы справилась сама<text:bookmark-end text:name="__DdeLink__5645_140401309"/><text:bookmark-end text:name="__DdeLink__35_1002662238"/></text:p>
      <text:p text:style-name="P1"><text:bookmark-start text:name="__DdeLink__5648_140401309"/><text:bookmark-start text:name="__DdeLink__37_1002662238"/>- Я всего лишь поддержала друга<text:bookmark-end text:name="__DdeLink__5648_140401309"/><text:bookmark-end text:name="__DdeLink__37_1002662238"/></text:p>
      <text:p text:style-name="P1"><text:bookmark-start text:name="__DdeLink__5651_140401309"/><text:bookmark-start text:name="__DdeLink__39_1002662238"/>- Знаешь, для меня до сих удивительно, что ты Аликорн. Ты имеешь более сильную магию, чем у других <text:span text:style-name="T1344">пони</text:span> и можешь сравниться в скорости даже с <text:span text:style-name="T1345">самой Радугой Дэш</text:span><text:bookmark-end text:name="__DdeLink__5651_140401309"/><text:bookmark-end text:name="__DdeLink__39_1002662238"/></text:p>
      <text:p text:style-name="P1"><text:bookmark-start text:name="__DdeLink__5654_140401309"/><text:bookmark-start text:name="__DdeLink__41_1002662238"/>- Лара, ты гораздо лучше понимаешь в магии чем я, <text:s/>у меня всего лишь врождённый талант<text:bookmark-end text:name="__DdeLink__5654_140401309"/><text:bookmark-end text:name="__DdeLink__41_1002662238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- Лара, ты ведь знаешь, что я всегда в курсе таких событий, я уже знаю практически все<text:bookmark-end text:name="__DdeLink__5663_140401309"/><text:bookmark-end text:name="__DdeLink__47_1002662238"/></text:p>
      <text:p text:style-name="P1"><text:bookmark-start text:name="__DdeLink__5666_140401309"/><text:bookmark-start text:name="__DdeLink__49_1002662238"/>- Что ж, мне очень интересно узнать все<text:bookmark-end text:name="__DdeLink__5666_140401309"/><text:bookmark-end text:name="__DdeLink__49_1002662238"/></text:p>
      <text:p text:style-name="P1"><text:bookmark-start text:name="__DdeLink__5669_140401309"/><text:bookmark-start text:name="__DdeLink__51_1002662238"/>- Она почти такого же возраста как и мы, но очень странная и даже кошмарная<text:bookmark-end text:name="__DdeLink__5669_140401309"/><text:bookmark-end text:name="__DdeLink__51_1002662238"/></text:p>
      <text:p text:style-name="P1"><text:bookmark-start text:name="__DdeLink__5672_140401309"/><text:bookmark-start text:name="__DdeLink__53_1002662238"/>- И что в ней странного и кошмарного?<text:bookmark-end text:name="__DdeLink__53_1002662238"/> <text:bookmark-end text:name="__DdeLink__5672_140401309"/></text:p>
      <text:p text:style-name="P1"><text:bookmark-start text:name="__DdeLink__5675_140401309"/><text:bookmark-start text:name="__DdeLink__55_1002662238"/><text:soft-page-break/>- Все эти слухи о темной пони, не такие уж слухи, я знаю, что у нее нет рога и даже знака отличия, <text:span text:style-name="T160">разве это не кошмарно?</text:span><text:bookmark-end text:name="__DdeLink__5675_140401309"/><text:bookmark-end text:name="__DdeLink__55_1002662238"/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"><text:bookmark-start text:name="__DdeLink__5681_140401309"/><text:bookmark-start text:name="__DdeLink__59_1002662238"/>- Нет конечно! Скуталу пыталась ей помочь перед поступлением, но она отказалась.<text:bookmark-end text:name="__DdeLink__5681_140401309"/><text:bookmark-end text:name="__DdeLink__59_1002662238"/></text:p>
      <text:p text:style-name="P1"><text:bookmark-start text:name="__DdeLink__5684_140401309"/><text:bookmark-start text:name="__DdeLink__61_1002662238"/>- Она ведь сдала все вступительные экзамены?<text:bookmark-end text:name="__DdeLink__5684_140401309"/><text:bookmark-end text:name="__DdeLink__61_1002662238"/> </text:p>
      <text:p text:style-name="P1"><text:bookmark-start text:name="__DdeLink__5687_140401309"/><text:bookmark-start text:name="__DdeLink__63_1002662238"/>- Да, и это <text:span text:style-name="T161">еще</text:span> кошмарн<text:span text:style-name="T161">ее!</text:span><text:bookmark-end text:name="__DdeLink__5687_140401309"/><text:bookmark-end text:name="__DdeLink__63_1002662238"/></text:p>
      <text:p text:style-name="P1"><text:bookmark-start text:name="__DdeLink__5690_140401309"/><text:bookmark-start text:name="__DdeLink__65_1002662238"/>- <text:span text:style-name="T162">Совсем наоборот</text:span>, <text:span text:style-name="T162">это</text:span> гениально<text:bookmark-end text:name="__DdeLink__5690_140401309"/><text:bookmark-end text:name="__DdeLink__65_1002662238"/></text:p>
      <text:p text:style-name="P1"><text:bookmark-start text:name="__DdeLink__5693_140401309"/><text:bookmark-start text:name="__DdeLink__69_1002662238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</text:p>
      <text:p text:style-name="P1"><text:bookmark-start text:name="__DdeLink__5696_140401309"/><text:bookmark-start text:name="__DdeLink__71_1002662238"/>- Не стоит сразу о ней так говорить, да и магия бывает разной<text:bookmark-end text:name="__DdeLink__5696_140401309"/><text:bookmark-end text:name="__DdeLink__71_1002662238"/></text:p>
      <text:p text:style-name="P1"><text:bookmark-start text:name="__DdeLink__5699_140401309"/><text:bookmark-start text:name="__DdeLink__73_1002662238"/>- Я не буду спорить с таким знатоком, как ты, но мои чувства никогда меня ещё не подводили.<text:bookmark-end text:name="__DdeLink__5699_140401309"/><text:bookmark-end text:name="__DdeLink__73_1002662238"/></text:p>
      <text:p text:style-name="P1"><text:bookmark-start text:name="__DdeLink__5702_140401309"/><text:bookmark-start text:name="__DdeLink__75_1002662238"/>- Возможно она демон и нам предстоит сразиться с ней, как когда-то сразилась принцесса Твайлайт и её подруги с Дискордом — <text:span text:style-name="T163">слегка улыбнулась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шутки<text:bookmark-end text:name="__DdeLink__5705_140401309"/><text:bookmark-end text:name="__DdeLink__77_1002662238"/></text:p>
      <text:p text:style-name="P3"><text:bookmark-start text:name="__DdeLink__5708_140401309"/><text:bookmark-start text:name="__DdeLink__79_1002662238"/><text:soft-page-break/>- Тебе нравятся мои шутки<text:bookmark-end text:name="__DdeLink__5708_140401309"/><text:bookmark-end text:name="__DdeLink__79_1002662238"/></text:p>
      <text:p text:style-name="P3"><text:bookmark-start text:name="__DdeLink__5711_140401309"/><text:bookmark-start text:name="__DdeLink__81_1002662238"/>- Да, но ты не видела эту пони, она будто из-под земли вышла и от неё исходит что-то жуткое и отталкивающее<text:bookmark-end text:name="__DdeLink__5711_140401309"/><text:bookmark-end text:name="__DdeLink__81_1002662238"/></text:p>
      <text:p text:style-name="P1"><text:bookmark-start text:name="__DdeLink__5714_140401309"/><text:bookmark-start text:name="__DdeLink__83_1002662238"/>- Если принцесса Твайлайт и директор <text:span text:style-name="T164">Star Swirl</text:span> одобрили её поступление, значит она может только стать нашим другом<text:bookmark-end text:name="__DdeLink__5714_140401309"/><text:bookmark-end text:name="__DdeLink__83_1002662238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165">разговор о темной пони, который вызывал в ней неприятные ощущения </text:span><text:span text:style-name="T166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346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4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5734_140401309"/><text:bookmark-start text:name="__DdeLink__97_1002662238"/>- До встречи Флур<text:span text:style-name="T1242">р</text:span>и<text:bookmark-end text:name="__DdeLink__5734_140401309"/><text:bookmark-end text:name="__DdeLink__97_1002662238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167">р</text:span>и знает всегда гораздо больше, чем другие» - думала Лара, она больше всего любила разгадывать сложные и незаурядные вещи и <text:span text:style-name="T168">находить </text:span><text:s/><text:span text:style-name="T169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347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4"><text:tab/><text:bookmark-start text:name="__DdeLink__5757_140401309"/>На следующий день Лара поехала вместе с Флурри в Понивил<text:span text:style-name="T1348">л</text:span>ь, чтобы <text:span text:style-name="T256">снова встретится со своими друзьями и помочь жителям Понивил</text:span><text:span text:style-name="T1349">л</text:span><text:span text:style-name="T256">я подготовится к первому летнему дню.</text:span><text:bookmark-end text:name="__DdeLink__5757_140401309"/></text:p>
      <text:p text:style-name="P25"><text:tab/><text:bookmark-start text:name="__DdeLink__5759_140401309"/><text:span text:style-name="T257">Они</text:span><text:span text:style-name="T250"> </text:span><text:span text:style-name="T227">не пропустил</text:span><text:span text:style-name="T250">и</text:span><text:span text:style-name="T227"> ни один уголок этого </text:span><text:span text:style-name="T231">чудесного</text:span><text:span text:style-name="T227"> места, </text:span><text:span text:style-name="T231">наполненного дружбой </text:span><text:span text:style-name="T232">и любовью всех его жителей</text:span><text:span text:style-name="T227">. </text:span><text:bookmark-end text:name="__DdeLink__5759_140401309"/></text:p>
      <text:p text:style-name="P25"><text:span text:style-name="T230"><text:tab/></text:span><text:bookmark-start text:name="__DdeLink__5761_140401309"/><text:span text:style-name="T233">После приезда</text:span><text:span text:style-name="T230"> две подруги отправились</text:span><text:span text:style-name="T227"> в Кристальный замок и </text:span><text:span text:style-name="T230">Флурри</text:span><text:span text:style-name="T227"> взяла парочку </text:span><text:span text:style-name="T228">старинных книг, которые обещала подарить Ларе (это были </text:span><text:span text:style-name="T229">уникальные</text:span><text:span text:style-name="T228"> </text:span><text:span text:style-name="T229">издания</text:span><text:span text:style-name="T228"> по истории магии).</text:span><text:bookmark-end text:name="__DdeLink__5761_140401309"/></text:p>
      <text:p text:style-name="P26"><text:tab/><text:bookmark-start text:name="__DdeLink__5763_140401309"/><text:bookmark-start text:name="__DdeLink__5745_140401309"/><text:span text:style-name="T234">После Кристального замка, они с нетерпением отправились в школу Дружбы, которую они обе посещали на протяжении </text:span><text:span text:style-name="T235">первого</text:span><text:span text:style-name="T234"> семестра.</text:span><text:bookmark-end text:name="__DdeLink__5763_140401309"/><text:span text:style-name="T234"> </text:span></text:p>
      <text:p text:style-name="P26"><text:span text:style-name="T236"><text:tab/></text:span><text:bookmark-start text:name="__DdeLink__5766_140401309"/><text:bookmark-start text:name="__DdeLink__5747_140401309"/><text:span text:style-name="T236">В отличии от Лары, Флурри </text:span><text:span text:style-name="T238">бывала</text:span><text:span text:style-name="T236"> там гораздо чаще, </text:span><text:span text:style-name="T238">чтобы</text:span><text:span text:style-name="T237"> практиковаться с Санберстом </text:span><text:span text:style-name="T258">контролировать</text:span><text:span text:style-name="T238"> </text:span><text:span text:style-name="T258">свои</text:span><text:span text:style-name="T238"> </text:span><text:span text:style-name="T258">уникальные</text:span><text:span text:style-name="T238"> </text:span><text:span text:style-name="T258">магические</text:span><text:span text:style-name="T238"> способност</text:span><text:span text:style-name="T258">и</text:span><text:bookmark-end text:name="__DdeLink__5766_140401309"/><text:bookmark-end text:name="__DdeLink__5747_140401309"/><text:bookmark-end text:name="__DdeLink__5745_140401309"/><text:span text:style-name="T258">.</text:span></text:p>
      <text:p text:style-name="P26"><text:tab/><text:bookmark-start text:name="__DdeLink__5768_140401309"/><text:span text:style-name="T239">В самом начале учебного года ей с трудом </text:span><text:span text:style-name="T259">давались </text:span><text:span text:style-name="T239">занятия, </text:span><text:span text:style-name="T259">она часто отвлекалась и </text:span><text:span text:style-name="T239">порой случались непредска</text:span><text:span text:style-name="T240">зуемые </text:span><text:span text:style-name="T260">и забавные ситуации</text:span><text:span text:style-name="T240">. </text:span><text:bookmark-end text:name="__DdeLink__5768_140401309"/></text:p>
      <text:p text:style-name="P26"><text:soft-page-break/><text:tab/><text:bookmark-start text:name="__DdeLink__5770_140401309"/><text:span text:style-name="T241">Как-то они прогуливались с Санбёрстом около школы и Флурри отвлеклась на сообщени</text:span><text:span text:style-name="T261">е Лары</text:span><text:span text:style-name="T241">, </text:span><text:span text:style-name="T242">с которой они общались по волшебной книге,</text:span><text:span text:style-name="T241"> и случайно заморозила школьный пруд.</text:span><text:bookmark-end text:name="__DdeLink__5770_140401309"/></text:p>
      <text:p text:style-name="P26"><text:tab/><text:bookmark-start text:name="__DdeLink__5772_140401309"/><text:span text:style-name="T243">После уроков с <text:s/>Санберс</text:span><text:span text:style-name="T262">то</text:span><text:span text:style-name="T243">м она всегда навещала </text:span><text:span text:style-name="T2011">Старлайт</text:span><text:span text:style-name="T243">, они были очень дружны и </text:span><text:span text:style-name="T2011">Старлайт</text:span><text:span text:style-name="T243"> н</text:span><text:span text:style-name="T262">и</text:span><text:span text:style-name="T243"> раз давала ее советы, делилась с ней интересными историями и обучала магическим приемам.</text:span><text:bookmark-end text:name="__DdeLink__5772_140401309"/></text:p>
      <text:p text:style-name="P26"><text:tab/><text:bookmark-start text:name="__DdeLink__5777_140401309"/><text:span text:style-name="T244">У Лары было несколько знакомых гипогрифов и один дракон Шарпен </text:span><text:span text:style-name="T2012">в школе Дружбы</text:span><text:span text:style-name="T244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6"><text:tab/><text:span text:style-name="T2013">Они провели много времени в школе Дружб</text:span><text:span text:style-name="T2017">ы</text:span><text:span text:style-name="T2013"> </text:span><text:span text:style-name="T2014">и вновь увиделись со своими старыми друзьями и знакомыми, </text:span><text:span text:style-name="T2015">узнали много нового и интересного, а Флурри даже немного попрактиковалась с Санб</text:span><text:span text:style-name="T2016">ё</text:span><text:span text:style-name="T2015">рстом.</text:span></text:p>
      <text:p text:style-name="P26"><text:tab/><text:bookmark-start text:name="__DdeLink__5774_140401309"/><text:span text:style-name="T245">После посещения </text:span><text:span text:style-name="T2018">ш</text:span><text:span text:style-name="T245">колы Дружбы подруги направились к Ратуше, чтобы посмотреть распределение обязанностей для подготовки Понивил</text:span><text:span text:style-name="T1350">л</text:span><text:span text:style-name="T245">я к первому дню лета.</text:span><text:bookmark-end text:name="__DdeLink__5774_140401309"/></text:p>
      <text:p text:style-name="P26"><text:soft-page-break/><text:tab/><text:bookmark-start text:name="__DdeLink__5779_140401309"/><text:span text:style-name="T246">Лара решила заняться </text:span><text:span text:style-name="T247"><text:s/></text:span><text:span text:style-name="T246">льд</text:span><text:span text:style-name="T247">ом</text:span><text:span text:style-name="T246">, а Флурри расчисткой снега.</text:span><text:bookmark-end text:name="__DdeLink__5779_140401309"/></text:p>
      <text:p text:style-name="P28"><text:tab/><text:bookmark-start text:name="__DdeLink__5781_140401309"/><text:span text:style-name="T248">К вечеру Пониви</text:span><text:span text:style-name="T1243">л</text:span><text:span text:style-name="T248">л</text:span><text:span text:style-name="T250">ь</text:span><text:span text:style-name="T248"> уже</text:span><text:span text:style-name="T249"> был покрыт </text:span><text:span text:style-name="T1351">темно-</text:span><text:span text:style-name="T249">зел</text:span><text:span text:style-name="T2019">ё</text:span><text:span text:style-name="T1351">н</text:span><text:span text:style-name="T2019">о</text:span><text:span text:style-name="T1351">й</text:span><text:span text:style-name="T249"> трав</text:span><text:span text:style-name="T1352">ой</text:span><text:span text:style-name="T249"> и пони вдыхали свежий летний ветерок. </text:span><text:bookmark-end text:name="__DdeLink__5781_140401309"/></text:p>
      <text:p text:style-name="P228"><text:span text:style-name="T251"><text:tab/></text:span><text:span text:style-name="T2020">После работ все пони решили приступить к празднованию первого дня лета!</text:span></text:p>
      <text:p text:style-name="P228"><text:span text:style-name="T251"><text:tab/></text:span><text:span text:style-name="T2020">Первым делом, д</text:span><text:bookmark-start text:name="__DdeLink__5783_140401309"/><text:span text:style-name="T251">ве подруги </text:span><text:span text:style-name="T263">отправились в</text:span><text:span text:style-name="T251"> Сахарный дворец - </text:span><text:span text:style-name="T263">попробовать самые вкусные десерты всей Эквестрии, на </text:span><text:span text:style-name="T1353">яблочную </text:span><text:span text:style-name="T251">ферму — </text:span><text:span text:style-name="T263">встретится с дружной семьей Эпплов</text:span><text:span text:style-name="T251">, </text:span><text:span text:style-name="T263">в </text:span><text:span text:style-name="T251">домик </text:span><text:span text:style-name="T1354">Флаттершай</text:span><text:span text:style-name="T251"> — </text:span><text:span text:style-name="T264">послушать спокойную и мелодичную м</text:span><text:span text:style-name="T266">узы</text:span><text:span text:style-name="T264">ку </text:span><text:span text:style-name="T266">птиц</text:span><text:span text:style-name="T264">, в</text:span><text:span text:style-name="T251"> бутик Карусель — </text:span><text:span text:style-name="T264">взять что-нибудь простое для </text:span><text:span text:style-name="T265">Лары </text:span><text:span text:style-name="T266">и прогуляться по рынку в поисках всяких интересных безделушек</text:span><text:span text:style-name="T251">.</text:span><text:bookmark-end text:name="__DdeLink__5783_140401309"/><text:span text:style-name="T251"> </text:span></text:p>
      <text:p text:style-name="P27"><text:tab/><text:bookmark-start text:name="__DdeLink__5785_140401309"/><text:span text:style-name="T252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267">и, которые совсем недавно появились в</text:span><text:span text:style-name="T252"> Кантерлотской библиотеке </text:span><text:span text:style-name="T253">и написать целый сборник научных работ.</text:span><text:bookmark-end text:name="__DdeLink__5785_140401309"/></text:p>
      <text:p text:style-name="P29"><text:soft-page-break/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29"><text:tab/><text:span text:style-name="T2022">Почти в</text:span><text:span text:style-name="T2021">есь месяц</text:span><text:bookmark-start text:name="__DdeLink__5789_140401309"/><text:span text:style-name="T254"> они вместе гуляли по кристальным улицам и переулкам, любовались </text:span><text:span text:style-name="T1356">невероятно красивыми видами</text:span><text:span text:style-name="T1355"> </text:span><text:span text:style-name="T268">и ели мороженное</text:span><text:span text:style-name="T254">.</text:span><text:bookmark-end text:name="__DdeLink__5789_140401309"/></text:p>
      <text:p text:style-name="P29"><text:tab/><text:bookmark-start text:name="__DdeLink__5791_140401309"/><text:span text:style-name="T254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29"><text:tab/><text:bookmark-start text:name="__DdeLink__5793_140401309"/><text:span text:style-name="T255">В один из последних дней августа Флурри получила письмо от своей тёти:</text:span><text:bookmark-end text:name="__DdeLink__5793_140401309"/></text:p>
      <text:p text:style-name="P29"><text:bookmark-start text:name="__DdeLink__5795_140401309"/>«<text:span text:style-name="T255">Дорогая моя племянница! </text:span><text:span text:style-name="T1357">М</text:span><text:span text:style-name="T255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0"><text:tab/><text:bookmark-start text:name="__DdeLink__5797_140401309"/>Внизу была подпись: «Твоя <text:span text:style-name="T1358">бесконечно </text:span>любящая тебя, тётя, <text:span text:style-name="T1359">принцесса Твайлайт</text:span>».<text:bookmark-end text:name="__DdeLink__5797_140401309"/></text:p>
      <text:p text:style-name="P31"><text:tab/><text:bookmark-start text:name="__DdeLink__5799_140401309"/>Она обожала свою тётю и поэтому с нетерпением отправилась в Кантерлот, <text:span text:style-name="T269">попрощавшись со своими родителями и друзьями.</text:span><text:bookmark-end text:name="__DdeLink__5799_140401309"/></text:p>
      <text:p text:style-name="P32"><text:tab/><text:bookmark-start text:name="__DdeLink__5801_140401309"/>В это время в Кристальной империи поднималось Солнце и его <text:span text:style-name="T271">хрустальные</text:span> лучи озаряли <text:soft-page-break/>фасады и крыши домов, которые сверкали разноцветными оттенками <text:span text:style-name="T270">драгоценных камней.</text:span><text:bookmark-end text:name="__DdeLink__5801_140401309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1361">3</text:span><text:span text:style-name="T1360">. Твайлайт </text:span><text:span text:style-name="T1363">Спаркл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364">в сопровождении</text:span> <text:span text:style-name="T1364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365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170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171">сделан в виде черно-белой шахматной доски</text:span>, и двинулись вдоль красной дорожки, <text:span text:style-name="T172">которая пересекалась с другой, а </text:span><text:span text:style-name="T173">на </text:span><text:span text:style-name="T172">месте </text:span><text:span text:style-name="T174">их </text:span><text:span text:style-name="T172">пересечения </text:span>была <text:span text:style-name="T173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366">вспомнила кое-что из истории Эквестрии и задумалась</text:span><text:bookmark-end text:name="__DdeLink__5821_140401309"/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</text:p>
      <text:p text:style-name="P1"><text:bookmark-start text:name="__DdeLink__5836_140401309"/><text:bookmark-start text:name="__DdeLink__127_1002662238"/>- Очень жаль, что я с ним так долго не виделась<text:bookmark-end text:name="__DdeLink__5836_140401309"/><text:bookmark-end text:name="__DdeLink__127_1002662238"/></text:p>
      <text:p text:style-name="P1"><text:tab/><text:bookmark-start text:name="__DdeLink__129_1002662238"/><text:bookmark-start text:name="__DdeLink__5839_140401309"/>Галлус подошёл к двери <text:span text:style-name="T175">тронного зала</text:span>, <text:span text:style-name="T175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244">было </text:span><text:span text:style-name="T176">расположено </text:span>темно-голубое небо с <text:span text:style-name="T177">Л</text:span>уной, <text:span text:style-name="T178">а </text:span>на правой <text:span text:style-name="T178">С</text:span>олнце, которое <text:span text:style-name="T1367">освещало</text:span> <text:span text:style-name="T178">всю</text:span> Эквестрию <text:span text:style-name="T1368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ебытии её племянницы и Флурри вошла в <text:span text:style-name="T179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181"> кристальных </text:span>мозаик, с каждой из них <text:span text:style-name="T180">было </text:span>связано <text:span text:style-name="T181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369">принцессы</text:span> Селестии над Луной, а здесь первая победа <text:span text:style-name="T182">моей тёти</text:span> вместе с её подругами и возвращение сестры Селестии, <text:span text:style-name="T182">а </text:span>тут Спайк спас Кристальную империю, когда <text:span text:style-name="T182">тёт</text:span><text:span text:style-name="T1370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183">Принцесса </text:span>Твайлайт <text:span text:style-name="T2023">Спаркл</text:span> была очень сильно похож<text:span text:style-name="T183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184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185">кристальн</text:span><text:span text:style-name="T186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1372">т</text:span><text:span text:style-name="T1371">ётя</text:span> <text:span text:style-name="T1373">и </text:span><text:span text:style-name="T187">крепко </text:span>обняла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188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</text:p>
      <text:p text:style-name="P1"><text:bookmark-start text:name="__DdeLink__5878_140401309"/><text:bookmark-start text:name="__DdeLink__155_1002662238"/>- Как себя чувствует Каденс и мой брат <text:span text:style-name="T2024">Шайнинг Армор</text:span>, я слышала, что в Кристальную Империю приехал Торекс<text:bookmark-end text:name="__DdeLink__5878_140401309"/><text:bookmark-end text:name="__DdeLink__155_1002662238"/>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189">одна из </text:span>лучш<text:span text:style-name="T189">и</text:span><text:span text:style-name="T190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ты нам много хлопот доставила — <text:span text:style-name="T193">слегка </text:span><text:span text:style-name="T192">улыбнулась</text:span><text:span text:style-name="T191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374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- <text:span text:style-name="T194">Отлично! </text:span>Как твои занятия с Санб<text:span text:style-name="T195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<text:soft-page-break/>- <text:span text:style-name="T196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Флурри, у меня есть к тебе <text:span text:style-name="T1375">одна </text:span>просьба<text:bookmark-end text:name="__DdeLink__177_1002662238"/> — <text:span text:style-name="T1375">серьезно заговорила </text:span><text:span text:style-name="T1376">принцесса </text:span><text:span text:style-name="T1375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видела её, когда Скуталу хотела ей помочь со знаком отличия<text:bookmark-end text:name="__DdeLink__5914_140401309"/><text:bookmark-end text:name="__DdeLink__195_1002662238"/></text:p>
      <text:p text:style-name="P1"><text:bookmark-start text:name="__DdeLink__5917_140401309"/><text:bookmark-start text:name="__DdeLink__197_1002662238"/>- Но тетя, у нее нет рога и она без знака отличия! Это невозможно, даже Лара не может найти <text:span text:style-name="T1377">этому</text:span> объяснения<text:bookmark-end text:name="__DdeLink__5917_140401309"/><text:bookmark-end text:name="__DdeLink__197_1002662238"/></text:p>
      <text:p text:style-name="P1"><text:bookmark-start text:name="__DdeLink__5920_140401309"/><text:bookmark-start text:name="__DdeLink__199_1002662238"/>- Когда-то я пыталась найти объяснения <text:span text:style-name="T2025">странным способностям</text:span> Пинки и из этого вышла комичная история<text:bookmark-end text:name="__DdeLink__5920_140401309"/><text:bookmark-end text:name="__DdeLink__199_1002662238"/></text:p>
      <text:p text:style-name="P1"><text:bookmark-start text:name="__DdeLink__5923_140401309"/><text:bookmark-start text:name="__DdeLink__203_1002662238"/>- Это была Пинки Пай, а Эмбер совсем другая, мы её не знаем<text:bookmark-end text:name="__DdeLink__5923_140401309"/><text:bookmark-end text:name="__DdeLink__203_1002662238"/></text:p>
      <text:p text:style-name="P1"><text:bookmark-start text:name="__DdeLink__5926_140401309"/><text:bookmark-start text:name="__DdeLink__207_1002662238"/><text:soft-page-break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</text:p>
      <text:p text:style-name="P1"><text:bookmark-start text:name="__DdeLink__5929_140401309"/><text:bookmark-start text:name="__DdeLink__209_1002662238"/>- Я не совсем понимаю, <text:span text:style-name="T197">тётя</text:span><text:bookmark-end text:name="__DdeLink__5929_140401309"/><text:bookmark-end text:name="__DdeLink__209_1002662238"/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198">Л</text:span>юбому пони нужны верные и лучшие друзья, так же и Эмбер Грим нуждается <text:span text:style-name="T198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Хорошо, я постараюсь с ней подружиться<text:bookmark-end text:name="__DdeLink__5935_140401309"/><text:bookmark-end text:name="__DdeLink__215_1002662238"/></text:p>
      <text:p text:style-name="P1"><text:tab/><text:bookmark-start text:name="__DdeLink__5938_140401309"/><text:span text:style-name="T1378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379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21"><text:soft-page-break/><text:span text:style-name="T272">4</text:span><text:span text:style-name="T199">. </text:span>Школа Кантерлота</text:p>
      <text:p text:style-name="P5"><text:tab/><text:bookmark-start text:name="__DdeLink__224_1002662238"/><text:bookmark-start text:name="__DdeLink__5944_140401309"/>Первые осен<text:span text:style-name="T200">н</text:span>ие дни были самыми превосходными, потому <text:span text:style-name="T203">что многие пони </text:span><text:span text:style-name="T273">снова</text:span><text:span text:style-name="T203"> встретили</text:span><text:span text:style-name="T273">сь со </text:span><text:span text:style-name="T203">свои</text:span><text:span text:style-name="T273">ми</text:span><text:span text:style-name="T203"> </text:span><text:span text:style-name="T1380">друзьями</text:span><text:span text:style-name="T203"> по школе и после </text:span><text:span text:style-name="T205">столь длинных </text:span><text:span text:style-name="T203">летних каникул хотелось поделиться </text:span><text:span text:style-name="T204">всеми подробностями их</text:span><text:span text:style-name="T203"> </text:span><text:span text:style-name="T204">проведения</text:span><text:span text:style-name="T203">.</text:span><text:bookmark-end text:name="__DdeLink__224_1002662238"/><text:bookmark-end text:name="__DdeLink__5944_140401309"/><text:span text:style-name="T203"> </text:span></text:p>
      <text:p text:style-name="P5"><text:span text:style-name="T204"><text:tab/></text:span><text:bookmark-start text:name="__DdeLink__226_1002662238"/><text:bookmark-start text:name="__DdeLink__5947_140401309"/><text:span text:style-name="T204">Н</text:span>еизвестность <text:span text:style-name="T201">и любопытство</text:span> перед <text:span text:style-name="T201">предстоящими занятиями по магии</text:span> вызывало у всех <text:span text:style-name="T206">внутри </text:span>немыс<text:span text:style-name="T202">лим</text:span><text:span text:style-name="T1381">ое </text:span><text:span text:style-name="T206">и </text:span><text:span text:style-name="T202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<text:span text:style-name="T2026">а</text:span>, <text:span text:style-name="T274">в которой можно было изучать магию </text:span><text:span text:style-name="T1382">для всех, кому она </text:span><text:span text:style-name="T1383">дана</text:span><text:span text:style-name="T274">,</text:span> не существовало, а была лишь школа для одарённых единорогов, но после того как Твайлайт стала принцессой Эквестрии, <text:span text:style-name="T274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275">новых</text:span> <text:span text:style-name="T275">предметов</text:span> — «<text:span text:style-name="T1384">М</text:span><text:span text:style-name="T207">агические предметы» и «</text:span><text:span text:style-name="T1386">З</text:span><text:span text:style-name="T1385">ащита от темной магии</text:span><text:span text:style-name="T207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09">е</text:span>ться со своими друзьями и <text:span text:style-name="T208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210">в этом крыле проходили занятия по зель</text:span><text:span text:style-name="T211">е</text:span><text:span text:style-name="T210">варению </text:span><text:span text:style-name="T1387">и </text:span><text:span text:style-name="T210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Как <text:span text:style-name="T1388">ты </text:span>думаешь, что мы будем изучать у мистера Магитемза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Разве ты не знаешь, что он преп<text:span text:style-name="T212">о</text:span>даёт Магические предметы?<text:bookmark-end text:name="__DdeLink__5965_140401309"/><text:bookmark-end text:name="__DdeLink__238_1002662238"/></text:p>
      <text:p text:style-name="P1"><text:bookmark-start text:name="__DdeLink__5968_140401309"/><text:bookmark-start text:name="__DdeLink__240_1002662238"/>- Он у нас ничего не преподавал, поэтому я не задумывалась <text:span text:style-name="T213">об этом</text:span><text:bookmark-end text:name="__DdeLink__5968_140401309"/><text:bookmark-end text:name="__DdeLink__240_1002662238"/></text:p>
      <text:p text:style-name="P1"><text:bookmark-start text:name="__DdeLink__5971_140401309"/><text:bookmark-start text:name="__DdeLink__242_1002662238"/>- Пожалуй, а я знакома с ним, потому что я интересовалась дополнительными занятиями<text:bookmark-end text:name="__DdeLink__242_1002662238"/> <text:span text:style-name="T276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214"> </text:span>Твайкой среди друзей.<text:bookmark-end text:name="__DdeLink__244_1002662238"/><text:bookmark-end text:name="__DdeLink__5974_140401309"/></text:p>
      <text:p text:style-name="P7"><text:bookmark-start text:name="__DdeLink__5977_140401309"/><text:bookmark-start text:name="__DdeLink__246_1002662238"/>- Лара, Флурри, о чем заболтались, <text:span text:style-name="T215">мои подруги</text:span>?! -шутливо спросила пони, очень сильно <text:span text:style-name="T1389">похожая на</text:span> Пинки Пай<text:bookmark-end text:name="__DdeLink__246_1002662238"/>.<text:bookmark-end text:name="__DdeLink__5977_140401309"/></text:p>
      <text:p text:style-name="P8"><text:soft-page-break/><text:span text:style-name="T216"><text:tab/></text:span><text:bookmark-start text:name="__DdeLink__248_1002662238"/><text:bookmark-start text:name="__DdeLink__5980_140401309"/><text:span text:style-name="T277">Е</text:span><text:bookmark-end text:name="__DdeLink__248_1002662238"/><text:span text:style-name="T281">ё</text:span><text:span text:style-name="T277"> невозможно было отличить от </text:span><text:span text:style-name="T1390">самой весёлой пони в Эк</text:span><text:span text:style-name="T1392">ве</text:span><text:span text:style-name="T1390">стрии</text:span><text:span text:style-name="T277">, </text:span><text:span text:style-name="T1393">когда</text:span><text:span text:style-name="T1391"> она</text:span><text:span text:style-name="T278"> меняла </text:span><text:span text:style-name="T280">свой </text:span><text:span text:style-name="T278">цвет </text:span><text:span text:style-name="T279">с помощью магии</text:span><text:span text:style-name="T277">. </text:span><text:bookmark-end text:name="__DdeLink__5980_140401309"/></text:p>
      <text:p text:style-name="P8"><text:span text:style-name="T277"><text:tab/></text:span><text:bookmark-start text:name="__DdeLink__5982_140401309"/><text:span text:style-name="T277">Этому заклинанию её научила Лара </text:span><text:span text:style-name="T281">и</text:span><text:span text:style-name="T277"> поэтому </text:span><text:span text:style-name="T1394">юная</text:span><text:span text:style-name="T281"> Пинки Пай</text:span><text:span text:style-name="T277"> всегда приглашает её на свои вечеринки, которые </text:span><text:span text:style-name="T1395">проводит чуть ли н</text:span><text:span text:style-name="T1396">и</text:span><text:span text:style-name="T1395"> каждый день</text:span><text:span text:style-name="T277">.</text:span><text:bookmark-end text:name="__DdeLink__5982_140401309"/></text:p>
      <text:p text:style-name="P1"><text:bookmark-start text:name="__DdeLink__5985_140401309"/><text:bookmark-start text:name="__DdeLink__250_1002662238"/>- <text:span text:style-name="T282">Мы о</text:span>бсуждали новый предмет<text:bookmark-end text:name="__DdeLink__250_1002662238"/> — <text:span text:style-name="T282">ответила Лара.</text:span><text:bookmark-end text:name="__DdeLink__5985_140401309"/></text:p>
      <text:p text:style-name="P1"><text:bookmark-start text:name="__DdeLink__5988_140401309"/><text:bookmark-start text:name="__DdeLink__252_1002662238"/>- Оу, с вами все понятно<text:span text:style-name="T217">оо</text:span>, на вечеринку ид<text:span text:style-name="T283">ё</text:span>те?<text:bookmark-end text:name="__DdeLink__5988_140401309"/><text:bookmark-end text:name="__DdeLink__252_1002662238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284">их </text:span>голоса, но не вдавалась в подробности.<text:bookmark-end text:name="__DdeLink__5990_140401309"/> <text:tab/><text:bookmark-start text:name="__DdeLink__5992_140401309"/><text:span text:style-name="T285">С</text:span>транное чувство подавленности <text:span text:style-name="T286">вдруг внезапно</text:span> возникло у неё в груди, словно что-то дорогое отняли <text:span text:style-name="T287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5995_140401309"/><text:bookmark-start text:name="__DdeLink__258_1002662238"/>- Лара, у тебя все порядке, ты ничего не чувствуешь?<text:bookmark-end text:name="__DdeLink__5995_140401309"/><text:bookmark-end text:name="__DdeLink__258_1002662238"/></text:p>
      <text:p text:style-name="P1"><text:bookmark-start text:name="__DdeLink__6001_140401309"/><text:bookmark-start text:name="__DdeLink__260_1002662238"/>- <text:bookmark-end text:name="__DdeLink__260_1002662238"/><text:span text:style-name="T288">Я чувствую, что </text:span><text:span text:style-name="T1397">нас</text:span><text:span text:style-name="T288"> сегодня ждет очень интересное заняти</text:span><text:span text:style-name="T289">е</text:span><text:bookmark-end text:name="__DdeLink__6001_140401309"/></text:p>
      <text:p text:style-name="P1"><text:bookmark-start text:name="__DdeLink__6004_140401309"/><text:bookmark-start text:name="__DdeLink__262_1002662238"/>- Она что-то скрывает от своих друзей, м<text:span text:style-name="T218">мм -</text:span> щурясь <text:s/>протараторила Перпл Кейк <text:span text:style-name="T219">(так звали пони, которая мечтала быть похожей на Пинки Пай </text:span><text:span text:style-name="T220">и часто ей подражала практически во всем</text:span><text:span text:style-name="T219">)</text:span><text:bookmark-end text:name="__DdeLink__6004_140401309"/><text:bookmark-end text:name="__DdeLink__262_1002662238"/></text:p>
      <text:p text:style-name="P1"><text:bookmark-start text:name="__DdeLink__6007_140401309"/><text:bookmark-start text:name="__DdeLink__264_1002662238"/><text:soft-page-break/>- Это говорит в тебе чувство Пинки Пай? - <text:span text:style-name="T290">шутливо спросила</text:span> Флурри.<text:bookmark-end text:name="__DdeLink__6007_140401309"/><text:bookmark-end text:name="__DdeLink__264_1002662238"/></text:p>
      <text:p text:style-name="P1"><text:bookmark-start text:name="__DdeLink__6010_140401309"/><text:bookmark-start text:name="__DdeLink__266_1002662238"/>- Флурри<text:bookmark-end text:name="__DdeLink__266_1002662238"/>, <text:span text:style-name="T291">ты что-то почувствовала? - спросила Лара</text:span><text:bookmark-end text:name="__DdeLink__6010_140401309"/></text:p>
      <text:p text:style-name="P1"><text:bookmark-start text:name="__DdeLink__6013_140401309"/><text:bookmark-start text:name="__DdeLink__268_1002662238"/>- <text:span text:style-name="T291">Да, я</text:span> почувствовала сильную подавленность и это чувство словно...<text:bookmark-end text:name="__DdeLink__6013_140401309"/><text:bookmark-end text:name="__DdeLink__268_1002662238"/></text:p>
      <text:p text:style-name="P1"><text:bookmark-start text:name="__DdeLink__6016_140401309"/><text:bookmark-start text:name="__DdeLink__270_1002662238"/>- Дааа - <text:span text:style-name="T292">перебила</text:span> П<text:span text:style-name="T221">ё</text:span>рпл - может тебе жутко стало из-за темнооой пониии!<text:bookmark-end text:name="__DdeLink__6016_140401309"/><text:bookmark-end text:name="__DdeLink__270_1002662238"/></text:p>
      <text:p text:style-name="P1"><text:bookmark-start text:name="__DdeLink__6022_140401309"/><text:bookmark-start text:name="__DdeLink__272_1002662238"/>- Но её не было рядом, она даже здесь не проходила<text:bookmark-end text:name="__DdeLink__6022_140401309"/><text:bookmark-end text:name="__DdeLink__272_1002662238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293">когда ты отошла от нас и впала в подавленность и не обратила внимание на то, что </text:span><text:span text:style-name="T295">она там была</text:span><text:bookmark-end text:name="__DdeLink__274_1002662238"/><text:span text:style-name="T295">...</text:span><text:bookmark-end text:name="__DdeLink__6025_140401309"/></text:p>
      <text:p text:style-name="P1"><text:bookmark-start text:name="__DdeLink__6028_140401309"/><text:bookmark-start text:name="__DdeLink__276_1002662238"/>- Спасибо, П<text:span text:style-name="T294">ёрпл</text:span> - <text:span text:style-name="T222">перебила</text:span> Лара - хватит с нас этих жутко-нелепых историй.<text:bookmark-end text:name="__DdeLink__6028_140401309"/><text:bookmark-end text:name="__DdeLink__276_1002662238"/></text:p>
      <text:p text:style-name="P1"><text:bookmark-start text:name="__DdeLink__6031_140401309"/><text:bookmark-start text:name="__DdeLink__278_1002662238"/>- Оки доки локи, я в башенку и жду вас тааааммм!<text:bookmark-end text:name="__DdeLink__6031_140401309"/><text:bookmark-end text:name="__DdeLink__278_1002662238"/></text:p>
      <text:p text:style-name="P1"><text:bookmark-start text:name="__DdeLink__6034_140401309"/><text:bookmark-start text:name="__DdeLink__280_1002662238"/>- <text:span text:style-name="T296">Она удивительно</text:span> сильно похоже на <text:span text:style-name="T1398">миссис </text:span>Пинки Пай<text:bookmark-end text:name="__DdeLink__6034_140401309"/><text:bookmark-end text:name="__DdeLink__280_1002662238"/></text:p>
      <text:p text:style-name="P1"><text:bookmark-start text:name="__DdeLink__6037_140401309"/><text:bookmark-start text:name="__DdeLink__282_1002662238"/>- Да<text:bookmark-end text:name="__DdeLink__6037_140401309"/><text:bookmark-end text:name="__DdeLink__282_1002662238"/></text:p>
      <text:p text:style-name="P13"><text:tab/><text:bookmark-start text:name="__DdeLink__6039_140401309"/><text:span text:style-name="T298">С самой первой встречи </text:span>Флурри <text:span text:style-name="T298">сразу почувствовала, что Эмбер Грим несёт в себе что-то ужасное и темное, и сейчас она поняла, что темная </text:span><text:soft-page-break/><text:span text:style-name="T298">пони, как ее называет почти вся школа,</text:span> вызвал<text:span text:style-name="T297">а</text:span> <text:span text:style-name="T299">у нее </text:span><text:span text:style-name="T300">эти</text:span><text:span text:style-name="T299"> неприятные чувства.</text:span><text:bookmark-end text:name="__DdeLink__6039_140401309"/></text:p>
      <text:p text:style-name="P1"><text:bookmark-start text:name="__DdeLink__6042_140401309"/><text:bookmark-start text:name="__DdeLink__284_1002662238"/>- <text:span text:style-name="T301">Флурри, т</text:span>ы Аликорн, <text:span text:style-name="T302">ты </text:span>чувствуешь больше, чем обычные пони, возможно...<text:bookmark-end text:name="__DdeLink__6042_140401309"/><text:bookmark-end text:name="__DdeLink__284_1002662238"/></text:p>
      <text:p text:style-name="P1"><text:bookmark-start text:name="__DdeLink__6045_140401309"/><text:bookmark-start text:name="__DdeLink__286_1002662238"/>- Что возможно?<text:bookmark-end text:name="__DdeLink__286_1002662238"/> - <text:span text:style-name="T303">вышла из задумчивости Флурри</text:span><text:bookmark-end text:name="__DdeLink__6045_140401309"/></text:p>
      <text:p text:style-name="P1"><text:bookmark-start text:name="__DdeLink__6048_140401309"/><text:bookmark-start text:name="__DdeLink__288_1002662238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6048_140401309"/><text:bookmark-end text:name="__DdeLink__288_1002662238"/></text:p>
      <text:p text:style-name="P1"><text:bookmark-start text:name="__DdeLink__6051_140401309"/><text:bookmark-start text:name="__DdeLink__290_1002662238"/>- Если это её магия, то она очень тёмная <text:span text:style-name="T223">и злая</text:span><text:bookmark-end text:name="__DdeLink__6051_140401309"/><text:bookmark-end text:name="__DdeLink__290_1002662238"/></text:p>
      <text:p text:style-name="P1"><text:bookmark-start text:name="__DdeLink__6054_140401309"/><text:bookmark-start text:name="__DdeLink__294_1002662238"/>- У <text:span text:style-name="T224">Д</text:span>искорда ведь тоже не Радужная магия, но он забавный и хороший друг на самом деле<text:bookmark-end text:name="__DdeLink__6054_140401309"/><text:bookmark-end text:name="__DdeLink__294_1002662238"/></text:p>
      <text:p text:style-name="P1"><text:bookmark-start text:name="__DdeLink__6057_140401309"/><text:bookmark-start text:name="__DdeLink__296_1002662238"/>- Возможно <text:span text:style-name="T304">Лара </text:span>я слишком <text:span text:style-name="T1399">много </text:span><text:span text:style-name="T1402">думаю</text:span><text:span text:style-name="T225"> </text:span><text:span text:style-name="T1400">об</text:span> <text:span text:style-name="T1401">этой</text:span> истори<text:span text:style-name="T225">и</text:span> о <text:span text:style-name="T304">темной пони</text:span>, идём <text:span text:style-name="T225">лучше </text:span><text:s/><text:span text:style-name="T225">изучать Магические предметы</text:span><text:bookmark-end text:name="__DdeLink__6057_140401309"/><text:bookmark-end text:name="__DdeLink__296_1002662238"/></text:p>
      <text:p text:style-name="P1"><text:bookmark-start text:name="__DdeLink__6060_140401309"/><text:bookmark-start text:name="__DdeLink__298_1002662238"/>- Идём<text:bookmark-end text:name="__DdeLink__6060_140401309"/><text:bookmark-end text:name="__DdeLink__298_1002662238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226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362">5</text:span><text:bookmark-start text:name="__DdeLink__302_1002662238"/><text:span text:style-name="T1360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403">принцесса </text:span>Твайлайт вместе со своими друзьями спасла Кристальную Империю от Короля <text:span text:style-name="T1404">Сомбры</text:span>. <text:bookmark-end text:name="__DdeLink__6065_140401309"/></text:p>
      <text:p text:style-name="P9"><text:tab/><text:bookmark-start text:name="__DdeLink__6067_140401309"/>С <text:span text:style-name="T305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06">Он</text:span> был обычным земным пони <text:span text:style-name="T306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426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405">принцесса </text:span>Твайлайт <text:span text:style-name="T307">превратила одаренную школу для единорогов в</text:span> Кантерлотскую и <text:span text:style-name="T308">сделала</text:span> её полноценн<text:span text:style-name="T309">ой магической школой</text:span>, Магитемз <text:span text:style-name="T310">решил</text:span> попробовать себя в качестве учителя <text:span text:style-name="T311">по</text:span> Магически<text:span text:style-name="T311">м</text:span> предмет<text:span text:style-name="T311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2027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12">когда</text:span> <text:span text:style-name="T312">Магитемз</text:span> демонстрировал <text:span text:style-name="T313">работу магического предмета и </text:span><text:s/><text:span text:style-name="T313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14">вокруг школьные места для учеников. </text:span><text:bookmark-end text:name="__DdeLink__6079_140401309"/></text:p>
      <text:p text:style-name="P11"><text:span text:style-name="T315"><text:tab/></text:span><text:bookmark-start text:name="__DdeLink__6081_140401309"/><text:span text:style-name="T315">В</text:span><text:span text:style-name="T314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16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17">рядом находилась столовая.</text:span><text:bookmark-end text:name="__DdeLink__6083_140401309"/></text:p>
      <text:p text:style-name="P1"><text:tab/><text:bookmark-start text:name="__DdeLink__6085_140401309"/>Когда <text:span text:style-name="T2028">прозвенел звонок, мистер Магитемз </text:span><text:span text:style-name="T2034">приступил к осмотру класса</text:span><text:span text:style-name="T2032">.</text:span><text:span text:style-name="T2031"> В</text:span><text:span text:style-name="T2029"> этот момент </text:span><text:span text:style-name="T2036">в кабинете </text:span><text:span text:style-name="T2035">внезапно появились</text:span><text:span text:style-name="T2029"> Флурри </text:span><text:span text:style-name="T2035">и</text:span><text:span text:style-name="T2030"> </text:span><text:span text:style-name="T2029">Лар</text:span><text:span text:style-name="T2035">а</text:span><text:span text:style-name="T2030"> </text:span>и удивили его н<text:span text:style-name="T2033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18"><text:s/>сказал Магитемз.</text:span><text:bookmark-end text:name="__DdeLink__6087_140401309"/></text:p>
      <text:p text:style-name="P1"><text:bookmark-start text:name="__DdeLink__6089_140401309"/><text:soft-page-break/>- <text:span text:style-name="T318">А это у нас лучшие ученицы — громко сказала </text:span><text:span text:style-name="T319">Ев</text:span><text:span text:style-name="T320">е</text:span><text:span text:style-name="T319">ри Хейт.</text:span><text:bookmark-end text:name="__DdeLink__6089_140401309"/></text:p>
      <text:p text:style-name="P1"><text:bookmark-start text:name="__DdeLink__6091_140401309"/>- <text:span text:style-name="T321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21">Да, это я</text:span><text:bookmark-end text:name="__DdeLink__6093_140401309"/></text:p>
      <text:p text:style-name="P1"><text:bookmark-start text:name="__DdeLink__6095_140401309"/>- <text:span text:style-name="T322">Это до сих пор одна из магических загадок, которые мы часто будем обсуждать на занятиях, </text:span><text:span text:style-name="T323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353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324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325">Да — </text:span><text:span text:style-name="T1406">подняла копыт</text:span><text:span text:style-name="T1407">о</text:span><text:span text:style-name="T325"> Лара.</text:span><text:bookmark-end text:name="__DdeLink__6103_140401309"/></text:p>
      <text:p text:style-name="P16"><text:bookmark-start text:name="__DdeLink__6105_140401309"/>- <text:span text:style-name="T354">Отлично!</text:span><text:span text:style-name="T325"> Эти новые учебники написаны довольно простым языком и поэтому советую вам их </text:span><text:span text:style-name="T1408">обязательно почитать</text:span><text:span text:style-name="T325">, </text:span><text:span text:style-name="T1408">если вы этого ещё не сделали. </text:span><text:span text:style-name="T325"><text:s/></text:span><text:span text:style-name="T1408">Теперь</text:span><text:span text:style-name="T325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<text:soft-page-break/>- <text:span text:style-name="T325">Темная злая, а природная добрая — </text:span><text:span text:style-name="T326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- <text:span text:style-name="T327">Не совсем. Темная </text:span><text:span text:style-name="T328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329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329">Превосходно! - </text:span><text:span text:style-name="T330">сказал Магитемз и </text:span><text:span text:style-name="T2037">сделал несколько пометок в своем журнале</text:span><text:span text:style-name="T330"> - </text:span><text:span text:style-name="T331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32">И самая необычная темная, которая, как сказала Лара, может завладеть </text:span><text:span text:style-name="T333">тем, кто применяет её. До сих пор эта магия остается загадкой, но к счастью нам известно достаточно, что</text:span><text:span text:style-name="T355">бы </text:span><text:span text:style-name="T333">справиться с ней.</text:span><text:bookmark-end text:name="__DdeLink__6113_140401309"/></text:p>
      <text:p text:style-name="P16"><text:bookmark-start text:name="__DdeLink__6115_140401309"/>- <text:span text:style-name="T336">Профессор Магитемз</text:span><text:span text:style-name="T334">, почему нельзя просто так же ее использовать, как </text:span><text:span text:style-name="T356">и </text:span><text:span text:style-name="T334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<text:soft-page-break/>- <text:span text:style-name="T334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57">ым</text:span><text:span text:style-name="T334">. </text:span><text:span text:style-name="T335">На самом деле, в истории полно примеров того, что н</text:span><text:span text:style-name="T358">и</text:span><text:span text:style-name="T335"> темная магия была бедствием для Эквестрии, а скорее обычная магия в копытах тех, кто был </text:span><text:span text:style-name="T2038">морально</text:span><text:span text:style-name="T335"> слаб и не смог победить ненависть, злобу и</text:span><text:span text:style-name="T336">ли</text:span><text:span text:style-name="T335"> простить обиды.</text:span><text:bookmark-end text:name="__DdeLink__6119_140401309"/></text:p>
      <text:p text:style-name="P16"><text:bookmark-start text:name="__DdeLink__6121_140401309"/>- <text:span text:style-name="T337">А, ... е</text:span><text:span text:style-name="T336">сли Флурри поглотит темная магия, она сможет ее контролировать — </text:span><text:span text:style-name="T1409">не удержался</text:span><text:span text:style-name="T338"> Силли</text:span><text:bookmark-end text:name="__DdeLink__6121_140401309"/></text:p>
      <text:p text:style-name="P16"><text:bookmark-start text:name="__DdeLink__6123_140401309"/>- <text:span text:style-name="T339">Ты серьезно? Она обычную то не </text:span><text:span text:style-name="T1410">может</text:span><text:span text:style-name="T339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340">смех</text:span> в классе.<text:bookmark-end text:name="__DdeLink__6125_140401309"/></text:p>
      <text:p text:style-name="P17"><text:bookmark-start text:name="__DdeLink__6127_140401309"/>- <text:span text:style-name="T341">Аликорны так же, как и другие магические существа могут оказаться под действием темной магии — </text:span><text:span text:style-name="T342">продолжал Магитемз — именно поэтому вы изучали, изучаете и будете изучать </text:span><text:span text:style-name="T1411">м</text:span><text:span text:style-name="T342">агию Дружбы. Я уже упоминал, что это могущественная магия </text:span><text:span text:style-name="T343">и добавлю, что именно о</text:span><text:span text:style-name="T342">на способн</text:span><text:span text:style-name="T344">а</text:span><text:span text:style-name="T342"> победить темную маги</text:span><text:span text:style-name="T345">ю. </text:span><text:span text:style-name="T346">Вы записали все в свои тетради?</text:span><text:bookmark-end text:name="__DdeLink__6127_140401309"/></text:p>
      <text:p text:style-name="P17"><text:bookmark-start text:name="__DdeLink__6129_140401309"/>- <text:span text:style-name="T346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она долго думала об эт<text:span text:style-name="T347">ом и не была такой веселой, как раньше, когда они 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348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349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349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359">Спасибо </text:span><text:span text:style-name="T350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350">Ты права, только не сегодня</text:span><text:bookmark-end text:name="__DdeLink__6141_140401309"/></text:p>
      <text:p text:style-name="P19"><text:span text:style-name="T351"><text:tab/></text:span><text:bookmark-start text:name="__DdeLink__6145_140401309"/><text:span text:style-name="T351">И все молча приступили к еде, за исключением П</text:span><text:span text:style-name="T352">ё</text:span><text:span text:style-name="T351">рпл, </text:span><text:span text:style-name="T2039">которая от неисчерпаемой </text:span><text:span text:style-name="T2040">энергии</text:span><text:span text:style-name="T2039">, успевала еще и веселиться за столом</text:span><text:bookmark-end text:name="__DdeLink__6145_140401309"/><text:span text:style-name="T2039">.</text:span></text:p>
      <text:p text:style-name="P17"/>
      <text:p text:style-name="P17"/>
      <text:p text:style-name="P232"/>
      <text:p text:style-name="P232"/>
      <text:p text:style-name="P23"><text:soft-page-break/>6. <text:bookmark-start text:name="__DdeLink__6794_140401309"/>Эмбер Грим<text:bookmark-end text:name="__DdeLink__6794_140401309"/></text:p>
      <text:p text:style-name="P33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3"><text:bookmark-start text:name="__DdeLink__6149_140401309"/>- <text:span text:style-name="T360">Лара, что у нас сейчас? - спросила Флурри, когда они шли в левое крыло</text:span><text:bookmark-end text:name="__DdeLink__6149_140401309"/><text:span text:style-name="T360">.</text:span></text:p>
      <text:p text:style-name="P33"><text:bookmark-start text:name="__DdeLink__6151_140401309"/>- <text:span text:style-name="T361">История магии</text:span><text:bookmark-end text:name="__DdeLink__6151_140401309"/><text:span text:style-name="T361">.</text:span></text:p>
      <text:p text:style-name="P33"><text:bookmark-start text:name="__DdeLink__6153_140401309"/>- <text:span text:style-name="T362">Не люблю этот предмет, он становится все скучнее</text:span><text:bookmark-end text:name="__DdeLink__6153_140401309"/><text:span text:style-name="T362">.</text:span></text:p>
      <text:p text:style-name="P33"><text:bookmark-start text:name="__DdeLink__6155_140401309"/>- <text:span text:style-name="T364">С</text:span><text:span text:style-name="T363">корее более </text:span><text:bookmark-end text:name="__DdeLink__6155_140401309"/><text:span text:style-name="T2041">углублённым.</text:span></text:p>
      <text:p text:style-name="P229"><text:tab/><text:bookmark-start text:name="__DdeLink__6157_140401309"/>Флурри внезапно остановилась у прохода и Лара поняла почему. </text:p>
      <text:p text:style-name="P229"><text:tab/><text:span text:style-name="T2042">Т</text:span>ам была Эмбер Грим и она рассматривала картин<text:span text:style-name="T365">у на которой была изображена </text:span><text:span text:style-name="T1412">принцесса </text:span><text:span text:style-name="T365">Твайлайт со своими друзьям</text:span><text:span text:style-name="T366">и и внизу была надпись «Дружба — это Магия. </text:span><text:span text:style-name="T1413">Принцесса </text:span><text:span text:style-name="T366">Твайлайт </text:span><text:span text:style-name="T2043">Спаркл</text:span><text:span text:style-name="T366"> символизирует </text:span><text:span text:style-name="T416">магию</text:span><text:span text:style-name="T366">, </text:span><text:span text:style-name="T2044">Эп</text:span><text:span text:style-name="T2045">плджек -</text:span><text:span text:style-name="T366"> честность, </text:span><text:span text:style-name="T369">Флаттершай</text:span><text:span text:style-name="T366"> - доброту, </text:span><text:span text:style-name="T368">Рарити</text:span><text:span text:style-name="T366"> - щедрость, </text:span><text:span text:style-name="T1414">Радуга Дэш - </text:span><text:span text:style-name="T366">верность и </text:span><text:span text:style-name="T367">Пинки Пай</text:span><text:span text:style-name="T366"> — веселье. </text:span><text:span text:style-name="T2046">Они -</text:span><text:span text:style-name="T366"> </text:span><text:span text:style-name="T417">6 элементов гармонии</text:span><text:span text:style-name="T366">»</text:span><text:span text:style-name="T365">.</text:span><text:bookmark-end text:name="__DdeLink__6157_140401309"/></text:p>
      <text:p text:style-name="P35"><text:soft-page-break/><text:span text:style-name="T418"><text:tab/></text:span><text:bookmark-start text:name="__DdeLink__6159_140401309"/><text:span text:style-name="T418">Эмбер Грим</text:span><text:span text:style-name="T370"> была угольного цвета с короткой гривой </text:span><text:span text:style-name="T371">и со средней челкой, которая падала </text:span><text:span text:style-name="T419">ей </text:span><text:span text:style-name="T371">на лоб. </text:span><text:bookmark-end text:name="__DdeLink__6159_140401309"/></text:p>
      <text:p text:style-name="P35"><text:span text:style-name="T372"><text:tab/></text:span><text:bookmark-start text:name="__DdeLink__6161_140401309"/><text:span text:style-name="T372">В её внешности было что-то отталкивающее, </text:span><text:span text:style-name="T373">от таких пони хотелось </text:span><text:span text:style-name="T420">держаться подальше и не встречаться с ними</text:span><text:span text:style-name="T373">, по крайней мере так думала Флурри.</text:span><text:bookmark-end text:name="__DdeLink__6161_140401309"/></text:p>
      <text:p text:style-name="P34"><text:bookmark-start text:name="__DdeLink__6163_140401309"/>- <text:span text:style-name="T374">Поговори с ней</text:span><text:bookmark-end text:name="__DdeLink__6163_140401309"/><text:span text:style-name="T374">.</text:span></text:p>
      <text:p text:style-name="P34"><text:bookmark-start text:name="__DdeLink__6165_140401309"/>- <text:span text:style-name="T374">Возможно, но не сейчас</text:span><text:bookmark-end text:name="__DdeLink__6165_140401309"/><text:span text:style-name="T374">.</text:span></text:p>
      <text:p text:style-name="P34"><text:bookmark-start text:name="__DdeLink__6167_140401309"/>- <text:span text:style-name="T374">Это самое подходящее время, и ты так</text:span><text:bookmark-end text:name="__DdeLink__6167_140401309"/><text:span text:style-name="T2047"> говорила </text:span><text:span text:style-name="T2048">уже </text:span><text:span text:style-name="T2047">ни один раз!</text:span></text:p>
      <text:p text:style-name="P36"><text:tab/><text:bookmark-start text:name="__DdeLink__6169_140401309"/><text:span text:style-name="T375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6"><text:span text:style-name="T375"><text:tab/></text:span><text:bookmark-start text:name="__DdeLink__6171_140401309"/><text:span text:style-name="T375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415">б обратном</text:span><text:span text:style-name="T375">.</text:span><text:bookmark-end text:name="__DdeLink__6171_140401309"/></text:p>
      <text:p text:style-name="P34"><text:bookmark-start text:name="__DdeLink__6173_140401309"/>- <text:span text:style-name="T376">Хорошо, я попробую подружиться с ней.</text:span><text:bookmark-end text:name="__DdeLink__6173_140401309"/></text:p>
      <text:p text:style-name="P34"><text:bookmark-start text:name="__DdeLink__6175_140401309"/>- <text:span text:style-name="T377">Отлично, я буду за углом — подмигнула Лара.</text:span><text:bookmark-end text:name="__DdeLink__6175_140401309"/></text:p>
      <text:p text:style-name="P37"><text:soft-page-break/><text:tab/><text:bookmark-start text:name="__DdeLink__6177_140401309"/>Флурри <text:span text:style-name="T1416">неохотно</text:span> подошла к Эмбер, которая все это время стояла к ней спиной и смотрела только на картин<text:span text:style-name="T1417">у</text:span>, <text:span text:style-name="T1418">не обращая</text:span> внимание <text:span text:style-name="T378">на все, что происходило вокруг.</text:span><text:bookmark-end text:name="__DdeLink__6177_140401309"/></text:p>
      <text:p text:style-name="P37"><text:span text:style-name="T421"><text:tab/></text:span><text:bookmark-start text:name="__DdeLink__6179_140401309"/><text:span text:style-name="T421">Примечательно, что в этом зале никого не было <text:s/></text:span><text:span text:style-name="T422">и это немного подкрепило Флурри </text:span><text:span text:style-name="T424">подружиться</text:span><text:span text:style-name="T423"> с </text:span><text:span text:style-name="T425">таинственной темной пони</text:span><text:span text:style-name="T423">.</text:span><text:bookmark-end text:name="__DdeLink__6179_140401309"/></text:p>
      <text:p text:style-name="P37"><text:bookmark-start text:name="__DdeLink__6181_140401309"/>- <text:span text:style-name="T379">Привет, Эмбер</text:span><text:bookmark-end text:name="__DdeLink__6181_140401309"/><text:span text:style-name="T379">!</text:span></text:p>
      <text:p text:style-name="P37"><text:bookmark-start text:name="__DdeLink__6183_140401309"/>- <text:span text:style-name="T379">Привет, Флурри Харт</text:span><text:bookmark-end text:name="__DdeLink__6183_140401309"/><text:span text:style-name="T379">.</text:span></text:p>
      <text:p text:style-name="P41"><text:span text:style-name="T386"><text:tab/></text:span><text:bookmark-start text:name="__DdeLink__6185_140401309"/><text:span text:style-name="T386">Флурри впервые услышала её</text:span> голос, <text:span text:style-name="T386">он</text:span> был ледяным и хладнокровным, <text:span text:style-name="T387">и е</text:span><text:span text:style-name="T388">й</text:span><text:span text:style-name="T387"> на мгновение показалось, что она общается с </text:span><text:span text:style-name="T2049">сестрой Пинки</text:span><text:span text:style-name="T387"> </text:span><text:span text:style-name="T2049">Пай</text:span><text:span text:style-name="T387">.</text:span><text:bookmark-end text:name="__DdeLink__6185_140401309"/></text:p>
      <text:p text:style-name="P37"><text:bookmark-start text:name="__DdeLink__6187_140401309"/>- <text:span text:style-name="T380">Ты знаешь моё имя?</text:span><text:bookmark-end text:name="__DdeLink__6187_140401309"/></text:p>
      <text:p text:style-name="P37"><text:bookmark-start text:name="__DdeLink__6189_140401309"/>- <text:span text:style-name="T380">Я </text:span><text:span text:style-name="T381">знаю достаточно — </text:span><text:span text:style-name="T389">отвечала все тем же голосом Эмбер.</text:span><text:bookmark-end text:name="__DdeLink__6189_140401309"/></text:p>
      <text:p text:style-name="P38"><text:tab/><text:bookmark-start text:name="__DdeLink__6191_140401309"/>Флурри не знала, как продолжить разговор и хотела уже <text:span text:style-name="T390">уходить</text:span>, как Эмбер заговорила:<text:bookmark-end text:name="__DdeLink__6191_140401309"/></text:p>
      <text:p text:style-name="P38"><text:bookmark-start text:name="__DdeLink__6193_140401309"/>- Тебя попросила принцесса Твайлайт помочь мне найти друзей?<text:bookmark-end text:name="__DdeLink__6193_140401309"/></text:p>
      <text:p text:style-name="P39"><text:tab/><text:bookmark-start text:name="__DdeLink__6195_140401309"/>Для Флурри это<text:bookmark-end text:name="__DdeLink__6195_140401309"/> <text:span text:style-name="T2050">было немного неожиданно.</text:span></text:p>
      <text:p text:style-name="P39"><text:bookmark-start text:name="__DdeLink__6197_140401309"/>- <text:span text:style-name="T382">Да, но откуда тебе это известно?</text:span><text:bookmark-end text:name="__DdeLink__6197_140401309"/></text:p>
      <text:p text:style-name="P40"><text:bookmark-start text:name="__DdeLink__6199_140401309"/><text:soft-page-break/>- <text:span text:style-name="T382">А разве сложно догадаться? Флурри Харт, </text:span><text:span text:style-name="T427">рожденная </text:span><text:span text:style-name="T1419">а</text:span><text:span text:style-name="T382">ликорн</text:span><text:span text:style-name="T427">ом</text:span><text:span text:style-name="T382">, чудесная и интересная пони, </text:span><text:span text:style-name="T426">которую знают почти все</text:span><text:span text:style-name="T382">, решила помочь «</text:span><text:span text:style-name="T383">темной пони»</text:span><text:span text:style-name="T382"> найти друзей или стать </text:span><text:span text:style-name="T384">её другом, тебе не кажется что это смешно? - ответила Эмбер </text:span><text:span text:style-name="T385">и повернулась к ней</text:span><text:span text:style-name="T384">.</text:span><text:bookmark-end text:name="__DdeLink__6199_140401309"/></text:p>
      <text:p text:style-name="P42"><text:tab/><text:bookmark-start text:name="__DdeLink__6201_140401309"/>Теперь Флурри увидела ее <text:span text:style-name="T428">каменное </text:span>лицо, в её глазах, темных как бездна было какое-то безразличие <text:span text:style-name="T391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2"><text:bookmark-start text:name="__DdeLink__6203_140401309"/>- <text:span text:style-name="T392">Прости, </text:span><text:span text:style-name="T2052">е</text:span><text:span text:style-name="T2051">сли у тебя нет таких магических способностей, как у меня, это не значит что ты должна себя так везти!</text:span><text:span text:style-name="T392"> — не сдер</text:span><text:span text:style-name="T393">жалась Флурри — </text:span><text:span text:style-name="T394">я и не хотел</text:span><text:span text:style-name="T395">а</text:span><text:span text:style-name="T394"> к тебе подходить</text:span><text:bookmark-end text:name="__DdeLink__6203_140401309"/><text:span text:style-name="T394">!</text:span></text:p>
      <text:p text:style-name="P43"><text:tab/><text:bookmark-start text:name="__DdeLink__6205_140401309"/>Эмбер засмеялась и <text:span text:style-name="T396">по Флурри пробежала дрожь.</text:span><text:bookmark-end text:name="__DdeLink__6205_140401309"/></text:p>
      <text:p text:style-name="P44"><text:bookmark-start text:name="__DdeLink__6207_140401309"/>- <text:span text:style-name="T397">Что в этом смешного?</text:span><text:bookmark-end text:name="__DdeLink__6207_140401309"/></text:p>
      <text:p text:style-name="P44">- <text:span text:style-name="T2053">В тебе нет ничего </text:span><text:span text:style-name="T2054">кроме твоего врожденного таланта, </text:span><text:span text:style-name="T2055">а что касается магическим навыкам и способностям то тебе не мешало бы взяться за ум. - </text:span><text:span text:style-name="T2056">резко ответила Эмбер.</text:span></text:p>
      <text:p text:style-name="P44">- <text:span text:style-name="T2057">Ты меня учишь? </text:span><text:span text:style-name="T2058">Это так смешно! - начала злиться Флурри.</text:span></text:p>
      <text:p text:style-name="P44"><text:bookmark-start text:name="__DdeLink__6209_140401309"/><text:soft-page-break/><text:span text:style-name="T398">- Не была бы ты настолько самоуверенной и самолюбивой, ты бы оставила этот разговор </text:span><text:span text:style-name="T429">и ушла. </text:span><text:span text:style-name="T2059">Но ты самоуверенна</text:span><text:span text:style-name="T2062">я</text:span><text:span text:style-name="T2059"> и </text:span><text:span text:style-name="T2060">считаешь себя </text:span><text:span text:style-name="T2061">лучшей. </text:span><text:span text:style-name="T2063">Все</text:span><text:span text:style-name="T2061"> пони должны с тобой общаться с искренним желанием и добродушием. </text:span><text:span text:style-name="T398"><text:s/>— </text:span><text:span text:style-name="T2064">не удержалась от смеха Эмбер</text:span><text:span text:style-name="T398">.</text:span><text:bookmark-end text:name="__DdeLink__6209_140401309"/></text:p>
      <text:p text:style-name="P45"><text:tab/><text:bookmark-start text:name="__DdeLink__6211_140401309"/>Внутри Флурри вс<text:span text:style-name="T2065">ё</text:span> <text:span text:style-name="T2065">загорелось</text:span>, ей <text:span text:style-name="T2066">захотелось</text:span> превратить Эмбер в пепел. <text:span text:style-name="T2067">С</text:span><text:span text:style-name="T399"> большим усилием воли </text:span><text:span text:style-name="T403">она смогла </text:span><text:span text:style-name="T2068">сдержать</text:span><text:span text:style-name="T403"> этот порыв и не наброситься на </text:span><text:span text:style-name="T430">темную пони</text:span><text:span text:style-name="T403">.</text:span><text:bookmark-end text:name="__DdeLink__6211_140401309"/></text:p>
      <text:p text:style-name="P46"><text:bookmark-start text:name="__DdeLink__6213_140401309"/>- <text:span text:style-name="T400">Пока Эмбер Грим — </text:span><text:span text:style-name="T1420">с усилием выдавила</text:span><text:span text:style-name="T404"> Флурри </text:span><text:span text:style-name="T406">и подумала про себя </text:span><text:span text:style-name="T400">«</text:span><text:span text:style-name="T405">П</text:span><text:span text:style-name="T400">усть </text:span><text:span text:style-name="T401">тебя сошлют в </text:span><text:span text:style-name="T402">Тартар!</text:span><text:span text:style-name="T400">».</text:span><text:bookmark-end text:name="__DdeLink__6213_140401309"/></text:p>
      <text:p text:style-name="P50"><text:tab/><text:bookmark-start text:name="__DdeLink__6215_140401309"/>Эмбер промолчала и <text:span text:style-name="T431">это спасло Флурри от еще большего гнева, потому что теперь она </text:span><text:span text:style-name="T432">от одного ее голоса</text:span><text:span text:style-name="T431"> могла метать огненными шарами и молниями.</text:span><text:bookmark-end text:name="__DdeLink__6215_140401309"/></text:p>
      <text:p text:style-name="P46"><text:bookmark-start text:name="__DdeLink__6217_140401309"/>- <text:span text:style-name="T407">Я вижу, ты ужасно выглядишь — начала Лара.</text:span><text:bookmark-end text:name="__DdeLink__6217_140401309"/></text:p>
      <text:p text:style-name="P46"><text:bookmark-start text:name="__DdeLink__6219_140401309"/>- <text:span text:style-name="T408">Она настоящий демон, мне едва хватило сил удержаться и не превратить ее в пепел! — </text:span><text:span text:style-name="T409">говорила Флурри и в её голосе было столько гнева и злобы, что Лара поняла абсолютно все.</text:span><text:bookmark-end text:name="__DdeLink__6219_140401309"/></text:p>
      <text:p text:style-name="P46"><text:bookmark-start text:name="__DdeLink__6221_140401309"/>- <text:span text:style-name="T410">Она сильно на тебя повлияла этим разговором</text:span><text:bookmark-end text:name="__DdeLink__6221_140401309"/></text:p>
      <text:p text:style-name="P47"><text:bookmark-start text:name="__DdeLink__6223_140401309"/><text:soft-page-break/>- Потому что не было еще такой мерзкой пони, как она, <text:span text:style-name="T411">может ее на магическую дуэль вызвать и правда превратить в пепел</text:span><text:bookmark-end text:name="__DdeLink__6223_140401309"/></text:p>
      <text:p text:style-name="P47"><text:bookmark-start text:name="__DdeLink__6225_140401309"/>- <text:span text:style-name="T411">Хватит говорить глупости</text:span><text:bookmark-end text:name="__DdeLink__6225_140401309"/></text:p>
      <text:p text:style-name="P47"><text:bookmark-start text:name="__DdeLink__6227_140401309"/>- <text:span text:style-name="T412">Я знакомилась здесь с разными пони, </text:span><text:span text:style-name="T433">были странные,</text:span><text:span text:style-name="T412"> </text:span><text:span text:style-name="T2069">но она просто настоящий</text:span><text:span text:style-name="T412"> демон! </text:span><text:span text:style-name="T2069">О</text:span><text:span text:style-name="T412">на ужасное создание, </text:span><text:span text:style-name="T2070">которое</text:span><text:span text:style-name="T1421"> не должно</text:span><text:span text:style-name="T412"> было вообще появляться на свет</text:span><text:bookmark-end text:name="__DdeLink__6227_140401309"/><text:span text:style-name="T412">!</text:span></text:p>
      <text:p text:style-name="P47"><text:bookmark-start text:name="__DdeLink__6229_140401309"/>- <text:span text:style-name="T413">Прекрати, Флурри, ты хорошая пони, а сейчас ты </text:span><text:span text:style-name="T1422">сама</text:span><text:span text:style-name="T413"> становишься демоном</text:span><text:bookmark-end text:name="__DdeLink__6229_140401309"/><text:span text:style-name="T413">.</text:span></text:p>
      <text:p text:style-name="P47"><text:bookmark-start text:name="__DdeLink__6231_140401309"/>- <text:span text:style-name="T414">Как я могу успокоиться?! Ты понимаешь что я чувствую? Я, я…</text:span><text:bookmark-end text:name="__DdeLink__6231_140401309"/></text:p>
      <text:p text:style-name="P48"><text:tab/><text:bookmark-start text:name="__DdeLink__6233_140401309"/>Лара подошла к Флурри и <text:span text:style-name="T434">посмотрела на неё</text:span>:<text:bookmark-end text:name="__DdeLink__6233_140401309"/></text:p>
      <text:p text:style-name="P48"><text:bookmark-start text:name="__DdeLink__6235_140401309"/>- Да, я понимаю, успокойся, пошли на Историю магии.<text:bookmark-end text:name="__DdeLink__6235_140401309"/></text:p>
      <text:p text:style-name="P49"><text:tab/><text:bookmark-start text:name="__DdeLink__6237_140401309"/><text:span text:style-name="T435">Взгляд Лары успокоил Флурри, и</text:span> в этот момент <text:span text:style-name="T435">ей</text:span> стало намного легче, <text:span text:style-name="T436">словно</text:span> ей пришлось попробовать горький десерт, <text:span text:style-name="T437">сейчас</text:span> она его проглотила и осталось только <text:span text:style-name="T438">неприятное </text:span>послевкусие. <text:bookmark-end text:name="__DdeLink__6237_140401309"/></text:p>
      <text:p text:style-name="P49"><text:bookmark-start text:name="__DdeLink__6239_140401309"/>- <text:span text:style-name="T415">Ид</text:span><text:span text:style-name="T439">ё</text:span><text:span text:style-name="T415">м</text:span><text:bookmark-end text:name="__DdeLink__6239_140401309"/></text:p>
      <text:p text:style-name="P51"><text:soft-page-break/><text:tab/><text:bookmark-start text:name="__DdeLink__6241_140401309"/>И <text:span text:style-name="T2071">две</text:span> подруги, которые всегда <text:span text:style-name="T440">понимали друг друга</text:span>, <text:span text:style-name="T441">отправились</text:span> на урок по Истории Магии.<text:bookmark-end text:name="__DdeLink__6241_140401309"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68"><text:soft-page-break/>7. <text:bookmark-start text:name="__DdeLink__6796_140401309"/>Вечеринка<text:bookmark-end text:name="__DdeLink__6796_140401309"/></text:p>
      <text:p text:style-name="P169"><text:tab/><text:bookmark-start text:name="__DdeLink__6243_140401309"/><text:span text:style-name="T443">Прошла </text:span><text:span text:style-name="T546">целая </text:span><text:span text:style-name="T443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69"><text:span text:style-name="T444"><text:tab/></text:span><text:bookmark-start text:name="__DdeLink__6245_140401309"/><text:span text:style-name="T444">Иногда ей снились неприятные сны, где она вновь</text:span><text:span text:style-name="T547"> стояла перед Эмбер Грим и они о чем-то говорили, ей становилось хуже и хуже и в какой-то момент она превращалась в демона </text:span><text:span text:style-name="T548">и пожирала Эмбер</text:span><text:span text:style-name="T444">, это были настоящие кошмары.</text:span><text:bookmark-end text:name="__DdeLink__6245_140401309"/></text:p>
      <text:p text:style-name="P169"><text:span text:style-name="T444"><text:tab/></text:span><text:bookmark-start text:name="__DdeLink__6247_140401309"/><text:span text:style-name="T445">Самое неприятное было то, что она никогда не испытывала такие неприятные чувства даже </text:span><text:span text:style-name="T446">к</text:span><text:span text:style-name="T445"> Эвери Хейт, </text:span><text:span text:style-name="T446">которая </text:span><text:span text:style-name="T447">всегда искала повод поиз</text:span><text:span text:style-name="T549">де</text:span><text:span text:style-name="T447">ваться над ней и </text:span><text:span text:style-name="T446">посмеяться </text:span><text:span text:style-name="T447">вместе со</text:span><text:span text:style-name="T446"> своими подругами.</text:span><text:bookmark-end text:name="__DdeLink__6247_140401309"/></text:p>
      <text:p text:style-name="P221"><text:span text:style-name="T446"><text:tab/></text:span><text:bookmark-start text:name="__DdeLink__6249_140401309"/><text:span text:style-name="T448">На выходных Флурри решил</text:span><text:span text:style-name="T551">а</text:span><text:span text:style-name="T448"> пойти на вечеринку к Перпл Кейк вместе с Ларой, чтобы </text:span><text:span text:style-name="T550">немного</text:span><text:span text:style-name="T448"> </text:span><text:span text:style-name="T550">отвлечься</text:span><text:span text:style-name="T448"> от неприятных мыслей </text:span><text:span text:style-name="T550">и от учебы</text:span><text:span text:style-name="T448">.</text:span><text:bookmark-end text:name="__DdeLink__6249_140401309"/></text:p>
      <text:p text:style-name="P222"><text:span text:style-name="T448"><text:tab/></text:span><text:span text:style-name="T675">Они вместе </text:span><text:span text:style-name="T449">шли <text:s/>по </text:span><text:span text:style-name="T450">изумрудной дороге Кантерлота </text:span><text:span text:style-name="T451">среди </text:span><text:span text:style-name="T452">различных прилавков и разноцветных </text:span><text:span text:style-name="T571">сооружений</text:span><text:span text:style-name="T452">.</text:span></text:p>
      <text:p text:style-name="P223"><text:span text:style-name="T452">- </text:span><text:span text:style-name="T676">Мы здесь покупали древние вазы, помнишь Флурри?</text:span></text:p>
      <text:p text:style-name="P223"><text:soft-page-break/><text:span text:style-name="T676">- Да, это было в прошлом году..</text:span><text:span text:style-name="T677">.</text:span></text:p>
      <text:p text:style-name="P169"><text:bookmark-start text:name="__DdeLink__6251_140401309"/><text:span text:style-name="T448">- </text:span><text:span text:style-name="T449">Подождите меня! - </text:span><text:span text:style-name="T676">крикнул</text:span><text:span text:style-name="T449">, </text:span><text:span text:style-name="T453">задыхаясь</text:span><text:span text:style-name="T449"> Силли</text:span><text:bookmark-end text:name="__DdeLink__6251_140401309"/><text:span text:style-name="T452"> </text:span><text:span text:style-name="T676">позади их.</text:span></text:p>
      <text:p text:style-name="P169"><text:bookmark-start text:name="__DdeLink__6253_140401309"/><text:span text:style-name="T452">- </text:span><text:span text:style-name="T454">Привет, Силли — </text:span><text:span text:style-name="T677">поприветствовала</text:span><text:span text:style-name="T454"> Лара </text:span><text:span text:style-name="T678">своего школьного друга</text:span><text:span text:style-name="T454">.</text:span><text:bookmark-end text:name="__DdeLink__6253_140401309"/></text:p>
      <text:p text:style-name="P169"><text:bookmark-start text:name="__DdeLink__6255_140401309"/><text:span text:style-name="T454">- </text:span><text:span text:style-name="T455">Привет всем! </text:span><text:span text:style-name="T456">Вы на вечеринку?</text:span><text:bookmark-end text:name="__DdeLink__6255_140401309"/></text:p>
      <text:p text:style-name="P170"><text:bookmark-start text:name="__DdeLink__6257_140401309"/><text:span text:style-name="T442">- </text:span><text:span text:style-name="T457">Да! — дружно ответили подруги</text:span><text:bookmark-end text:name="__DdeLink__6257_140401309"/><text:span text:style-name="T679">.</text:span></text:p>
      <text:p text:style-name="P170"><text:bookmark-start text:name="__DdeLink__6259_140401309"/><text:span text:style-name="T457">- </text:span><text:span text:style-name="T458">Я с вами. Вы уже сделали домашнее задание по магическим предметам? - </text:span><text:span text:style-name="T459">поинтересовался Силли.</text:span><text:bookmark-end text:name="__DdeLink__6259_140401309"/></text:p>
      <text:p text:style-name="P59"><text:bookmark-start text:name="__DdeLink__6261_140401309"/>- Да — <text:span text:style-name="T1423">ответила</text:span> Лара.<text:bookmark-end text:name="__DdeLink__6261_140401309"/></text:p>
      <text:p text:style-name="P170"><text:bookmark-start text:name="__DdeLink__6263_140401309"/><text:span text:style-name="T460">- </text:span><text:span text:style-name="T461">Я не совсем понимаю, как связаны гипогрифы с королем Штормом и как его посох смог </text:span><text:span text:style-name="T572">поглотить</text:span><text:span text:style-name="T461"> магию принцесс?</text:span><text:bookmark-end text:name="__DdeLink__6263_140401309"/></text:p>
      <text:p text:style-name="P170"><text:bookmark-start text:name="__DdeLink__6265_140401309"/><text:span text:style-name="T461">- </text:span><text:span text:style-name="T462">Гипогрифы… - </text:span><text:span text:style-name="T552">не успела начать Лара.</text:span><text:bookmark-end text:name="__DdeLink__6265_140401309"/></text:p>
      <text:p text:style-name="P224"><text:bookmark-start text:name="__DdeLink__6267_140401309"/><text:span text:style-name="T462">- </text:span><text:span text:style-name="T680">М</text:span><text:span text:style-name="T463">ожет быть будем веселиться и забудем об учебе хоть на пару часов — перебила Лару Флурри.</text:span></text:p>
      <text:p text:style-name="P225"><text:span text:style-name="T463"><text:tab/></text:span><text:span text:style-name="T680">Спустя минуту они увидели</text:span><text:span text:style-name="T463"> белокаменный домик с темно-синей куполообразной крышей, украшенный розовыми лентами </text:span><text:span text:style-name="T464">и</text:span><text:span text:style-name="T465"> цветами</text:span><text:span text:style-name="T466">.</text:span><text:bookmark-end text:name="__DdeLink__6267_140401309"/></text:p>
      <text:p text:style-name="P171"><text:soft-page-break/><text:span text:style-name="T466"><text:tab/></text:span><text:bookmark-start text:name="__DdeLink__6269_140401309"/><text:span text:style-name="T466">В</text:span><text:span text:style-name="T442">се трое подошли к двери и постучали, дверь моментально открылась и </text:span><text:span text:style-name="T553">на </text:span><text:span text:style-name="T442">пороге предстала сама Пёрпл Кейк:</text:span><text:bookmark-end text:name="__DdeLink__6269_140401309"/></text:p>
      <text:p text:style-name="P171"><text:bookmark-start text:name="__DdeLink__6271_140401309"/><text:span text:style-name="T442">- Привеееет, мои друзья! -</text:span><text:span text:style-name="T467"> радостно воскликнула Пёрпл </text:span><text:span text:style-name="T681">и </text:span><text:span text:style-name="T554">обняла </text:span><text:span text:style-name="T681">своих друзей</text:span><text:span text:style-name="T467"> — проходите </text:span><text:span text:style-name="T468">быстрее!</text:span><text:bookmark-end text:name="__DdeLink__6271_140401309"/></text:p>
      <text:p text:style-name="P171"><text:span text:style-name="T468"><text:tab/></text:span><text:bookmark-start text:name="__DdeLink__6273_140401309"/><text:span text:style-name="T469">Флурри была очень рада, что пошла на вечеринку, она заметила, что Лара тоже </text:span><text:span text:style-name="T470">не </text:span><text:span text:style-name="T555">прочь немного</text:span><text:span text:style-name="T470"> повеселиться.</text:span><text:bookmark-end text:name="__DdeLink__6273_140401309"/></text:p>
      <text:p text:style-name="P172"><text:span text:style-name="T470"><text:tab/></text:span><text:bookmark-start text:name="__DdeLink__6275_140401309"/><text:span text:style-name="T471">На вечеринке был почти весь класс, в котором училась Флурри </text:span><text:span text:style-name="T556">за исключением Санрайз </text:span><text:span text:style-name="T557">Бриск, </text:span><text:span text:style-name="T558">которая не любила находиться в большом обществе и предпочитала одна проводить время.</text:span><text:bookmark-end text:name="__DdeLink__6275_140401309"/></text:p>
      <text:p text:style-name="P172"><text:span text:style-name="T471"><text:tab/></text:span><text:bookmark-start text:name="__DdeLink__6277_140401309"/><text:span text:style-name="T472">П</text:span><text:span text:style-name="T559">ё</text:span><text:span text:style-name="T472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73">Она всегда мечтала о </text:span><text:span text:style-name="T559">такой </text:span><text:span text:style-name="T473">пушке, как у Пинки Пай, и такой шанс </text:span><text:span text:style-name="T560">однажды ей</text:span><text:span text:style-name="T473"> выпал.</text:span><text:bookmark-end text:name="__DdeLink__6277_140401309"/></text:p>
      <text:p text:style-name="P172"><text:span text:style-name="T473"><text:tab/></text:span><text:bookmark-start text:name="__DdeLink__6279_140401309"/><text:span text:style-name="T561">В один прекрасный день</text:span><text:span text:style-name="T474"> она узнала, что Флурри хорошо знакома и дружна с Пинки </text:span><text:span text:style-name="T476">Пай </text:span><text:span text:style-name="T474">и начала рас</text:span><text:span text:style-name="T475">спрашивать </text:span><text:span text:style-name="T477">её </text:span><text:span text:style-name="T478">вплоть до того во сколько встает Пинки и чем чистит зубы: зубной щеткой или нитью.</text:span><text:bookmark-end text:name="__DdeLink__6279_140401309"/></text:p>
      <text:p text:style-name="P172"><text:soft-page-break/><text:span text:style-name="T478"><text:tab/></text:span><text:bookmark-start text:name="__DdeLink__6281_140401309"/><text:span text:style-name="T479">Флурри </text:span><text:span text:style-name="T563">решила</text:span><text:span text:style-name="T479"> </text:span><text:span text:style-name="T562">сделать подарок для Пёрпл </text:span><text:span text:style-name="T479">и пригласила Пинки Пай вместе со своей семьей в Кантерлот, </text:span><text:span text:style-name="T480">чтобы устроить вечеринку для её </text:span><text:span text:style-name="T564">подруг</text:span><text:span text:style-name="T480">.</text:span><text:bookmark-end text:name="__DdeLink__6281_140401309"/></text:p>
      <text:p text:style-name="P172"><text:span text:style-name="T480"><text:tab/></text:span><text:bookmark-start text:name="__DdeLink__6283_140401309"/><text:span text:style-name="T480">Пёрпл Кейк </text:span><text:span text:style-name="T682">чуть не</text:span><text:span text:style-name="T481"> </text:span><text:span text:style-name="T480">сошла с ума, </text:span><text:span text:style-name="T481">когда узнала об этом,</text:span><text:span text:style-name="T480"> она была так благодарна Флурри, что могла даже рискнуть сразиться с Мантикорой или разъярённым </text:span><text:span text:style-name="T565">д</text:span><text:span text:style-name="T480">раконом.</text:span><text:bookmark-end text:name="__DdeLink__6283_140401309"/></text:p>
      <text:p text:style-name="P173"><text:span text:style-name="T480"><text:tab/></text:span><text:bookmark-start text:name="__DdeLink__6285_140401309"/><text:span text:style-name="T482">Для нее было </text:span><text:span text:style-name="T483">безграничным </text:span><text:span text:style-name="T482">счасть</text:span><text:span text:style-name="T484">ем</text:span><text:span text:style-name="T442"> устраивать вечеринку вместе </text:span><text:span text:style-name="T566">с пони, которую она обожала и на которую она хотела быть похожей</text:span><text:span text:style-name="T442">.</text:span><text:bookmark-end text:name="__DdeLink__6285_140401309"/></text:p>
      <text:p text:style-name="P173"><text:span text:style-name="T442"><text:tab/></text:span><text:span text:style-name="T683">В завершении праздника Пинки </text:span><text:span text:style-name="T684">Пай</text:span><text:span text:style-name="T683"> подарила </text:span><text:span text:style-name="T685">Пёрпл</text:span><text:span text:style-name="T683"> пушку с конфетти, это был самый лучший день для </text:span><text:span text:style-name="T686">н</text:span><text:span text:style-name="T687">её</text:span><text:span text:style-name="T683">, она его </text:span><text:span text:style-name="T687">запомнила</text:span><text:span text:style-name="T683"> на всю жизнь и ни раз о нем рассказывала.</text:span></text:p>
      <text:p text:style-name="P173"><text:span text:style-name="T442"><text:tab/></text:span><text:bookmark-start text:name="__DdeLink__6287_140401309"/><text:span text:style-name="T485">И <text:s/>после того дня не прошло ни одной вечеринк</text:span><text:span text:style-name="T573">и</text:span><text:span text:style-name="T485">, на которую П</text:span><text:span text:style-name="T486">ё</text:span><text:span text:style-name="T485">рпл не пригласила </text:span><text:span text:style-name="T487">бы </text:span><text:span text:style-name="T485">Флурри меньше </text:span><text:span text:style-name="T487">тр</text:span><text:span text:style-name="T574">ё</text:span><text:span text:style-name="T487">х</text:span><text:span text:style-name="T485"> раз.</text:span><text:bookmark-end text:name="__DdeLink__6287_140401309"/></text:p>
      <text:p text:style-name="P173"><text:span text:style-name="T485"><text:tab/></text:span><text:bookmark-start text:name="__DdeLink__6289_140401309"/><text:span text:style-name="T488">После полудня Лара</text:span><text:span text:style-name="T689"> покинула вечеринку,</text:span><text:span text:style-name="T488"> ссылаясь на дополнительные занятия по </text:span><text:span text:style-name="T489">изучению </text:span><text:span text:style-name="T490">древних </text:span><text:span text:style-name="T491">исторических текстов</text:span><text:span text:style-name="T489">.</text:span><text:bookmark-end text:name="__DdeLink__6289_140401309"/></text:p>
      <text:p text:style-name="P176"><text:span text:style-name="T489"><text:tab/></text:span><text:bookmark-start text:name="__DdeLink__6291_140401309"/><text:span text:style-name="T492">Флурри решила остаться еще на несколько часов и поболтать </text:span><text:span text:style-name="T493">с кем-нибудь. </text:span><text:span text:style-name="T690">Внезапно</text:span><text:span text:style-name="T494"> она услышала знакомое и неприятное для нее имя «Эмбер Грим». </text:span><text:bookmark-end text:name="__DdeLink__6291_140401309"/></text:p>
      <text:p text:style-name="P176"><text:soft-page-break/><text:span text:style-name="T494"><text:tab/></text:span><text:bookmark-start text:name="__DdeLink__6293_140401309"/><text:span text:style-name="T495">Она обернулась и увидела </text:span><text:span text:style-name="T498">как </text:span><text:span text:style-name="T495">Эвери Хейт </text:span><text:span text:style-name="T498">говорила о чем-то</text:span><text:span text:style-name="T495"> со своими подругами </text:span><text:span text:style-name="T496">Дарлинг Свит </text:span><text:span text:style-name="T497">и </text:span><text:span text:style-name="T575">Брейни</text:span><text:span text:style-name="T497"> </text:span><text:span text:style-name="T576">Эвил</text:span><text:span text:style-name="T497"> </text:span><text:span text:style-name="T499">и решила подойти поближе, так чтобы они её не заметили</text:span><text:bookmark-end text:name="__DdeLink__6293_140401309"/></text:p>
      <text:p text:style-name="P173"><text:bookmark-start text:name="__DdeLink__6295_140401309"/><text:span text:style-name="T499">- </text:span><text:span text:style-name="T500">Она вообще странная, я </text:span><text:span text:style-name="T501">просто спросила </text:span><text:span text:style-name="T502">как она использует свою магию без рога, а она сказала, что не моего ума дела и так грубо </text:span><text:span text:style-name="T504">обошлась со мной, </text:span><text:span text:style-name="T505">высокомерное создание</text:span><text:span text:style-name="T688">!</text:span><text:span text:style-name="T505"> </text:span><text:span text:style-name="T502"><text:s/>— </text:span><text:span text:style-name="T503">проворчала </text:span><text:span text:style-name="T577">Брейни</text:span><text:span text:style-name="T503"> Евил</text:span><text:bookmark-end text:name="__DdeLink__6295_140401309"/></text:p>
      <text:p text:style-name="P173"><text:bookmark-start text:name="__DdeLink__6297_140401309"/><text:span text:style-name="T503">- </text:span><text:span text:style-name="T506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text:span text:style-name="T506">!</text:span></text:p>
      <text:p text:style-name="P173"><text:bookmark-start text:name="__DdeLink__6299_140401309"/><text:span text:style-name="T506">- </text:span><text:span text:style-name="T507">С этим будьте аккуратны девочки — начала Эвери Хейт — у неё есть знак отличия.</text:span><text:bookmark-end text:name="__DdeLink__6299_140401309"/></text:p>
      <text:p text:style-name="P60"><text:bookmark-start text:name="__DdeLink__6301_140401309"/>- Что? Бред! — повторила Дарлинг.<text:bookmark-end text:name="__DdeLink__6301_140401309"/></text:p>
      <text:p text:style-name="P60"><text:bookmark-start text:name="__DdeLink__6303_140401309"/>- Да, я согласна с тобой — поддакнула <text:span text:style-name="T1424">Брейни.</text:span><text:bookmark-end text:name="__DdeLink__6303_140401309"/></text:p>
      <text:p text:style-name="P173"><text:bookmark-start text:name="__DdeLink__6305_140401309"/><text:span text:style-name="T507">- </text:span><text:span text:style-name="T586">О</text:span><text:span text:style-name="T508">на права, что у тебя нет мозгов, </text:span><text:span text:style-name="T578">Брейни</text:span><text:span text:style-name="T508"> — </text:span><text:span text:style-name="T587">начала</text:span><text:span text:style-name="T509"> Эвери — Я одна из первых её увидела и была вместе со Скуталу, когда та пыталась ей помочь получить знак отличия, </text:span><text:span text:style-name="T510">она отказалась </text:span><text:span text:style-name="T513">и сказала, </text:span><text:span text:style-name="T510">что у нее уже все в порядке на этот счет. </text:span><text:span text:style-name="T511">Тогда я и подумала может он просто невидимый, а недавно я узнала от её подруг</text:span><text:span text:style-name="T514">и</text:span><text:span text:style-name="T511">, </text:span><text:span text:style-name="T512">что у неё прозрачный знак.</text:span><text:bookmark-end text:name="__DdeLink__6305_140401309"/></text:p>
      <text:p text:style-name="P174"><text:bookmark-start text:name="__DdeLink__6307_140401309"/><text:soft-page-break/><text:span text:style-name="T512">- </text:span><text:span text:style-name="T515">Прозрачный! - удивились </text:span><text:span text:style-name="T496">Дарлинг</text:span><text:span text:style-name="T516"> и </text:span><text:span text:style-name="T579">Брейни.</text:span><text:bookmark-end text:name="__DdeLink__6307_140401309"/></text:p>
      <text:p text:style-name="P177"><text:bookmark-start text:name="__DdeLink__6309_140401309"/><text:span text:style-name="T516">- </text:span><text:span text:style-name="T517">Да! </text:span><text:span text:style-name="T519">Паинт, её подруга,</text:span><text:span text:style-name="T517"> видела его несколько раз — </text:span><text:span text:style-name="T518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567">и</text:span><text:span text:style-name="T518">ла Лара ещё на первом году обучения и услышала — </text:span><text:span text:style-name="T520">он практически такой же, как у принцессы Твайлайт!</text:span><text:bookmark-end text:name="__DdeLink__6309_140401309"/></text:p>
      <text:p text:style-name="P178"><text:span text:style-name="T520"><text:tab/></text:span><text:bookmark-start text:name="__DdeLink__6311_140401309"/><text:span text:style-name="T496">Дарлинг</text:span><text:span text:style-name="T442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173"><text:span text:style-name="T489"><text:tab/></text:span><text:bookmark-start text:name="__DdeLink__6313_140401309"/><text:span text:style-name="T521">Все обратили внимание на трех подруг, Флурри в это время </text:span><text:span text:style-name="T522">отошла подальше, </text:span><text:span text:style-name="T523">чтобы не быть замеченной.</text:span><text:bookmark-end text:name="__DdeLink__6313_140401309"/></text:p>
      <text:p text:style-name="P173"><text:bookmark-start text:name="__DdeLink__6315_140401309"/><text:span text:style-name="T523">- </text:span><text:span text:style-name="T524">История просто кошмарная — криво улыбнулась </text:span><text:span text:style-name="T580">Брейни</text:span><text:span text:style-name="T524"> </text:span><text:span text:style-name="T525">и все продолжили веселиться как ни в чем не бывало.</text:span><text:bookmark-end text:name="__DdeLink__6315_140401309"/></text:p>
      <text:p text:style-name="P173"><text:bookmark-start text:name="__DdeLink__6317_140401309"/><text:span text:style-name="T525">- </text:span><text:span text:style-name="T526">Так значит, как у принцессы Твайлайт? - тихо спросила </text:span><text:span text:style-name="T581">Брейни.</text:span><text:bookmark-end text:name="__DdeLink__6317_140401309"/></text:p>
      <text:p text:style-name="P173"><text:bookmark-start text:name="__DdeLink__6319_140401309"/><text:span text:style-name="T526">- </text:span><text:span text:style-name="T527">Не совсем, Паинт говорила, что в её знак</text:span><text:span text:style-name="T568">е</text:span><text:span text:style-name="T527"> несколько отличий. Во-первых он прозрачный, во-вторых звезда треснутая</text:span><text:bookmark-end text:name="__DdeLink__6319_140401309"/></text:p>
      <text:p text:style-name="P175"><text:bookmark-start text:name="__DdeLink__6321_140401309"/><text:soft-page-break/><text:span text:style-name="T527">- Треснутая? - </text:span><text:span text:style-name="T569">ужаснулась</text:span><text:span text:style-name="T527"> <text:s/></text:span><text:span text:style-name="T496">Дарлинг.</text:span><text:bookmark-end text:name="__DdeLink__6321_140401309"/></text:p>
      <text:p text:style-name="P173"><text:bookmark-start text:name="__DdeLink__6323_140401309"/><text:span text:style-name="T527">- </text:span><text:span text:style-name="T528">Как такое вообще может быть? - </text:span><text:span text:style-name="T588">удивилась</text:span><text:span text:style-name="T528"> </text:span><text:span text:style-name="T582">Брейни.</text:span><text:bookmark-end text:name="__DdeLink__6323_140401309"/></text:p>
      <text:p text:style-name="P173"><text:bookmark-start text:name="__DdeLink__6325_140401309"/><text:span text:style-name="T528">- </text:span><text:span text:style-name="T529">Возможно это темная магия, о которой нам рассказывали на уроках или вы не слушали — <text:s/></text:span><text:span text:style-name="T530">не обраща</text:span><text:span text:style-name="T583">я</text:span><text:span text:style-name="T530"> внимания на </text:span><text:span text:style-name="T570">удивления и ужас </text:span><text:span text:style-name="T584">своих</text:span><text:span text:style-name="T530"> подруг продолжала Эвери — </text:span><text:span text:style-name="T531">она настоящая т</text:span><text:span text:style-name="T533">ё</text:span><text:span text:style-name="T531">мная пони!</text:span><text:bookmark-end text:name="__DdeLink__6325_140401309"/></text:p>
      <text:p text:style-name="P173"><text:bookmark-start text:name="__DdeLink__6327_140401309"/><text:span text:style-name="T531">- </text:span><text:span text:style-name="T532">Этого не может быть! - </text:span><text:span text:style-name="T536">не согласились</text:span><text:span text:style-name="T535"> </text:span><text:span text:style-name="T589">подруги.</text:span><text:bookmark-end text:name="__DdeLink__6327_140401309"/></text:p>
      <text:p text:style-name="P173"><text:bookmark-start text:name="__DdeLink__6329_140401309"/><text:span text:style-name="T532">- </text:span><text:span text:style-name="T533">Может, и она нам </text:span><text:span text:style-name="T534">поможет в одном деле — </text:span><text:span text:style-name="T537">злобно моргнув, </text:span><text:span text:style-name="T538">сказала</text:span><text:span text:style-name="T537"> Эвери.</text:span><text:bookmark-end text:name="__DdeLink__6329_140401309"/></text:p>
      <text:p text:style-name="P173"><text:bookmark-start text:name="__DdeLink__6331_140401309"/><text:span text:style-name="T534">- </text:span><text:span text:style-name="T535">Каком? - </text:span><text:span text:style-name="T539">спросила Дарлинг.</text:span><text:bookmark-end text:name="__DdeLink__6331_140401309"/></text:p>
      <text:p text:style-name="P173"><text:bookmark-start text:name="__DdeLink__6333_140401309"/><text:span text:style-name="T535">- </text:span><text:span text:style-name="T540">Скоро узнаете — улыбнулась </text:span><text:span text:style-name="T541">Эвери и </text:span><text:span text:style-name="T542">перешла на другую тему о том как ей не хочется ехать в Школу Дружбы на следующей недел</text:span><text:span text:style-name="T543">е.</text:span><text:bookmark-end text:name="__DdeLink__6333_140401309"/></text:p>
      <text:p text:style-name="P227"><text:span text:style-name="T543"><text:tab/></text:span><text:bookmark-start text:name="__DdeLink__6335_140401309"/><text:span text:style-name="T442">Флурри была поражена, она не могла спокойно дышать, нужно было предупредить принцессу Твайлайт и рассказать все Ларе.</text:span></text:p>
      <text:p text:style-name="P227"><text:span text:style-name="T442">- </text:span><text:span text:style-name="T693">Я</text:span><text:span text:style-name="T442"> не </text:span><text:span text:style-name="T590">ошиблась</text:span><text:span text:style-name="T442"> насчет </text:span><text:span text:style-name="T544">Эмбер, </text:span><text:span text:style-name="T692">а Эвери… Просто </text:span><text:span text:style-name="T544">негодяйка</text:span><text:bookmark-end text:name="__DdeLink__6335_140401309"/><text:span text:style-name="T544">!</text:span></text:p>
      <text:p text:style-name="P179"><text:span text:style-name="T544"><text:tab/></text:span><text:bookmark-start text:name="__DdeLink__6337_140401309"/><text:span text:style-name="T545">Она быстро попрощалась с оставшимися подругами </text:span><text:span text:style-name="T585">на вечеринке</text:span><text:span text:style-name="T545"> и поспешила к Ларе.</text:span><text:bookmark-end text:name="__DdeLink__6337_140401309"/></text:p>
      <text:p text:style-name="P61"/>
      <text:p text:style-name="P180"><text:soft-page-break/><text:span text:style-name="T694">8. </text:span><text:bookmark-start text:name="__DdeLink__6798_140401309"/>Конец друж<text:span text:style-name="T695">бы</text:span><text:bookmark-end text:name="__DdeLink__6798_140401309"/></text:p>
      <text:p text:style-name="P52"><text:tab/><text:bookmark-start text:name="__DdeLink__6339_140401309"/><text:span text:style-name="T696">В то время как Флурри </text:span><text:span text:style-name="T1425">отправилась</text:span><text:span text:style-name="T697"> к Ларе, </text:span><text:span text:style-name="T698">чтобы все ей рассказать и </text:span><text:span text:style-name="T699">отправить сообщение своей тёти, </text:span><text:span text:style-name="T700">на одной из б</text:span><text:span text:style-name="T701">ирюзовых улиц Кантерлота </text:span><text:span text:style-name="T702">произошл</text:span><text:span text:style-name="T704">о</text:span><text:span text:style-name="T702"> </text:span><text:span text:style-name="T703">одн</text:span><text:span text:style-name="T704">о</text:span><text:span text:style-name="T703"> из печальн</text:span><text:span text:style-name="T704">ых событий</text:span><text:span text:style-name="T703"> в истории всей Эквестрии.</text:span><text:bookmark-end text:name="__DdeLink__6339_140401309"/></text:p>
      <text:p text:style-name="P52"><text:tab/><text:bookmark-start text:name="__DdeLink__6341_140401309"/><text:span text:style-name="T705">На углу этой улицы был прилавок, в котором продавали </text:span><text:span text:style-name="T706">сувениры из Кристально</text:span><text:span text:style-name="T707">й</text:span><text:span text:style-name="T706"> империи и около этого прилавка, уже закрытого, </text:span><text:span text:style-name="T708">стояла пони, темная как уголь, это была Эмбер Грим.</text:span><text:bookmark-end text:name="__DdeLink__6341_140401309"/></text:p>
      <text:p text:style-name="P52"><text:tab/><text:bookmark-start text:name="__DdeLink__6343_140401309"/><text:span text:style-name="T709">В это время пошел дождь и </text:span><text:span text:style-name="T1427">все улицы опустели.</text:span><text:bookmark-end text:name="__DdeLink__6343_140401309"/><text:span text:style-name="T710"> <text:s/><text:tab/></text:span><text:bookmark-start text:name="__DdeLink__6345_140401309"/><text:span text:style-name="T1428">Эмбер Грим</text:span><text:span text:style-name="T710"> </text:span><text:span text:style-name="T1429">не собиралась уходить, она кого-то</text:span><text:span text:style-name="T710"> ждала и ждала с </text:span><text:span text:style-name="T711">большим </text:span><text:span text:style-name="T710">нетерпением.</text:span><text:bookmark-end text:name="__DdeLink__6345_140401309"/></text:p>
      <text:p text:style-name="P52"><text:tab/><text:bookmark-start text:name="__DdeLink__6347_140401309"/><text:span text:style-name="T712">Ей стало скучно и она решила посмотреть, что было в прилавках </text:span><text:span text:style-name="T713">сквозь прозрачное стекло и увидела множество кристаллов </text:span><text:span text:style-name="T714">с разнообразными оттенками,</text:span><text:span text:style-name="T713"> начиная с бирюзового </text:span><text:span text:style-name="T715">и заканчивая</text:span><text:span text:style-name="T713"> </text:span><text:span text:style-name="T715">темно-серым.</text:span><text:bookmark-end text:name="__DdeLink__6347_140401309"/></text:p>
      <text:p text:style-name="P52"><text:tab/><text:bookmark-start text:name="__DdeLink__6349_140401309"/><text:span text:style-name="T716">Вдруг она услышала шаги, обернулась и увидела свою </text:span><text:span text:style-name="T717">единственную подругу, с которой дружила все </text:span><text:span text:style-name="T786">своё</text:span><text:span text:style-name="T717"> детство.</text:span><text:bookmark-end text:name="__DdeLink__6349_140401309"/></text:p>
      <text:p text:style-name="P52"><text:bookmark-start text:name="__DdeLink__6351_140401309"/><text:soft-page-break/>- <text:span text:style-name="T718">Эмбер </text:span><text:span text:style-name="T719">зачем нужно было идти в это место и ещё </text:span><text:span text:style-name="T787">в такую погоду</text:span><text:span text:style-name="T719">? Разве ты не знала, что будет дождь? - </text:span><text:span text:style-name="T1430">недовольно </text:span><text:span text:style-name="T1431">спросила</text:span><text:span text:style-name="T720"> Паинт.</text:span><text:bookmark-end text:name="__DdeLink__6351_140401309"/></text:p>
      <text:p text:style-name="P52"><text:bookmark-start text:name="__DdeLink__6353_140401309"/>- <text:span text:style-name="T721">Прости, Паинт, я люблю такую погоду и ты это знаешь, а ещё я </text:span><text:span text:style-name="T723">хотела с тобой прогуляться наедине,</text:span><text:span text:style-name="T722"> мы ведь лучшие </text:span><text:span text:style-name="T788">подруги</text:span><text:span text:style-name="T722"> — </text:span><text:span text:style-name="T724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2"><text:bookmark-start text:name="__DdeLink__6355_140401309"/>- <text:span text:style-name="T725">Да, у меня есть, что тебе сказать — резко ответила Паинт, она </text:span><text:span text:style-name="T726">была раздражительна и </text:span><text:span text:style-name="T727">хотела побыстрее закончить этот разговор.</text:span><text:bookmark-end text:name="__DdeLink__6355_140401309"/></text:p>
      <text:p text:style-name="P53"><text:bookmark-start text:name="__DdeLink__6357_140401309"/>- <text:span text:style-name="T728">Хорошо, пойдем в ту сторону, там </text:span><text:span text:style-name="T729">классный вид на Кантерлотский замок</text:span><text:bookmark-end text:name="__DdeLink__6357_140401309"/></text:p>
      <text:p text:style-name="P54"><text:span text:style-name="T730"><text:tab/></text:span><text:bookmark-start text:name="__DdeLink__6359_140401309"/><text:span text:style-name="T730">Паинт неохотно согласилась и они вдвоем направились в сторону замка, в котором сейчас </text:span><text:span text:style-name="T731">принцесса Твайлайт </text:span><text:span text:style-name="T789">листала альбом, подаренный Starlight, </text:span><text:span text:style-name="T790">в котором были запечатлены самые яркие </text:span><text:span text:style-name="T1432">воспоминани</text:span><text:span text:style-name="T1433">я с её лучшими подругами</text:span><text:span text:style-name="T789">.</text:span><text:bookmark-end text:name="__DdeLink__6359_140401309"/></text:p>
      <text:p text:style-name="P54"><text:tab/><text:bookmark-start text:name="__DdeLink__6361_140401309"/><text:span text:style-name="T743">У Паинт</text:span><text:span text:style-name="T739"> </text:span><text:span text:style-name="T742">была</text:span><text:span text:style-name="T739"> </text:span><text:span text:style-name="T741">красновато-желт</text:span><text:span text:style-name="T742">ая</text:span><text:span text:style-name="T741"> </text:span><text:span text:style-name="T740">кудряв</text:span><text:span text:style-name="T742">ая</text:span><text:span text:style-name="T740"> грив</text:span><text:span text:style-name="T742">а, </text:span><text:span text:style-name="T791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4"><text:bookmark-start text:name="__DdeLink__6363_140401309"/><text:span text:style-name="T728">- </text:span><text:span text:style-name="T732">Что ты хотела мне сказать? — спросила Эмбер.</text:span><text:bookmark-end text:name="__DdeLink__6363_140401309"/></text:p>
      <text:p text:style-name="P54"><text:bookmark-start text:name="__DdeLink__6365_140401309"/><text:soft-page-break/>- <text:span text:style-name="T733">Я хотела сказать, что </text:span><text:span text:style-name="T734">наша дружба была моей ошибкой и </text:span><text:span text:style-name="T735">мы больше не можем быть подругами, </text:span><text:span text:style-name="T736">поэтому </text:span><text:span text:style-name="T737">прощай</text:span><text:bookmark-end text:name="__DdeLink__6365_140401309"/></text:p>
      <text:p text:style-name="P55"><text:tab/><text:bookmark-start text:name="__DdeLink__6367_140401309"/>Эмбер внезапно остановилась <text:s/>и <text:span text:style-name="T738">не могла поверить, была ли это правда или сон, её словно поразили громом.</text:span><text:bookmark-end text:name="__DdeLink__6367_140401309"/><text:span text:style-name="T738"> </text:span></text:p>
      <text:p text:style-name="P55"><text:bookmark-start text:name="__DdeLink__6369_140401309"/>- <text:span text:style-name="T744">Ты пошутила? - с надеждой спросила Эмбер.</text:span><text:bookmark-end text:name="__DdeLink__6369_140401309"/></text:p>
      <text:p text:style-name="P55"><text:bookmark-start text:name="__DdeLink__6371_140401309"/>- <text:span text:style-name="T745">Нет! Мы больше не можем дружить — </text:span><text:span text:style-name="T746">твердо ответила Паинт.</text:span><text:bookmark-end text:name="__DdeLink__6371_140401309"/></text:p>
      <text:p text:style-name="P55"><text:bookmark-start text:name="__DdeLink__6373_140401309"/>- <text:span text:style-name="T747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5"><text:bookmark-start text:name="__DdeLink__6375_140401309"/>- <text:span text:style-name="T747">Прекрати! Я тебя никогда не понимала и не хочу понимать, ты </text:span><text:span text:style-name="T748">странная, </text:span><text:span text:style-name="T749">мне нужны другие пони, не ты — </text:span><text:span text:style-name="T750">перебила Паинт </text:span><text:span text:style-name="T1434">и направилась</text:span><text:span text:style-name="T792"> </text:span><text:span text:style-name="T751">назад.</text:span><text:bookmark-end text:name="__DdeLink__6375_140401309"/></text:p>
      <text:p text:style-name="P56"><text:tab/><text:bookmark-start text:name="__DdeLink__6377_140401309"/>Эмбер была в отчаянии от таких слов, она не могла допустить <text:span text:style-name="T752">потерять единственную свою подругу, которую очень сильно любила.</text:span><text:bookmark-end text:name="__DdeLink__6377_140401309"/></text:p>
      <text:p text:style-name="P56"><text:bookmark-start text:name="__DdeLink__6379_140401309"/>- <text:span text:style-name="T753">Подожди, Паинт!</text:span><text:bookmark-end text:name="__DdeLink__6379_140401309"/></text:p>
      <text:p text:style-name="P56"><text:bookmark-start text:name="__DdeLink__6383_140401309"/>- <text:span text:style-name="T754">Что ещё? - безразлично спросила Паинт.</text:span><text:bookmark-end text:name="__DdeLink__6383_140401309"/></text:p>
      <text:p text:style-name="P56"><text:bookmark-start text:name="__DdeLink__6385_140401309"/><text:soft-page-break/>- <text:span text:style-name="T755">Скажи мне всю правду, почему ты так решила и решила ли ты сама? Может твои новые подруги…</text:span><text:bookmark-end text:name="__DdeLink__6385_140401309"/></text:p>
      <text:p text:style-name="P56"><text:bookmark-start text:name="__DdeLink__6387_140401309"/>- <text:span text:style-name="T755">Не надо ничего говорить про </text:span><text:span text:style-name="T793">моих новых друзей</text:span><text:span text:style-name="T755">, ты и </text:span><text:span text:style-name="T756">копыта их не стоишь! - </text:span><text:span text:style-name="T757">начала злиться Паинт — </text:span><text:span text:style-name="T758">мы больше не друзья и точка, потому что я не хотела с тобой дружить и никогда не захочу, </text:span><text:span text:style-name="T759">найди </text:span><text:span text:style-name="T796">себе </text:span><text:span text:style-name="T759">другую </text:span><text:span text:style-name="T794">такую же </text:span><text:span text:style-name="T759">темную пон</text:span><text:span text:style-name="T794">и, </text:span><text:span text:style-name="T795">как ты</text:span><text:span text:style-name="T794">!</text:span><text:bookmark-end text:name="__DdeLink__6387_140401309"/></text:p>
      <text:p text:style-name="P57"><text:tab/><text:bookmark-start text:name="__DdeLink__6389_140401309"/>Эмбер остановилась и больше не пыталась <text:span text:style-name="T760">догнать Паинт, она поняла, что все уже закончилось, закончились самые счастливые её дни и наступило </text:span><text:span text:style-name="T797">ужасное время</text:span><text:span text:style-name="T760">. </text:span><text:bookmark-end text:name="__DdeLink__6389_140401309"/></text:p>
      <text:p text:style-name="P58"><text:tab/><text:bookmark-start text:name="__DdeLink__6391_140401309"/><text:span text:style-name="T761">С тех пор, как она поступила в Кантерлотскую школу, все смотрели на неё как на демона, </text:span><text:span text:style-name="T762">но Эмбер это мало волновало потому что у неё была единственная подруга, с которой </text:span><text:span text:style-name="T1435">она чувствовала себя счастливой</text:span><text:span text:style-name="T762">, но теперь и она отреклась от неё.</text:span><text:bookmark-end text:name="__DdeLink__6391_140401309"/><text:span text:style-name="T762"> </text:span></text:p>
      <text:p text:style-name="P58"><text:span text:style-name="T763"><text:tab/></text:span><text:bookmark-start text:name="__DdeLink__6393_140401309"/><text:span text:style-name="T763">Она ос</text:span><text:span text:style-name="T764">талась совсем одной.</text:span><text:bookmark-end text:name="__DdeLink__6393_140401309"/></text:p>
      <text:p text:style-name="P57"><text:tab/><text:bookmark-start text:name="__DdeLink__6397_140401309"/><text:span text:style-name="T765">Дождь </text:span><text:span text:style-name="T798">стал ещё сильнее</text:span><text:span text:style-name="T765"> и </text:span><text:span text:style-name="T766">с куполообразных крыш капала вода, Эмбер шла </text:span><text:span text:style-name="T767">по влажной фиолетово-синей дорожке </text:span><text:span text:style-name="T1436">в сторону</text:span><text:span text:style-name="T768"> Кантерлотской школ</text:span><text:span text:style-name="T1437">ы</text:span><text:span text:style-name="T768">, около которой находился небольшой парк с </text:span><text:span text:style-name="T769">окаменелыми статуями.</text:span><text:bookmark-end text:name="__DdeLink__6397_140401309"/></text:p>
      <text:p text:style-name="P57"><text:tab/><text:bookmark-start text:name="__DdeLink__6399_140401309"/><text:span text:style-name="T770">Одно из любимых мест Эмбер.</text:span><text:bookmark-end text:name="__DdeLink__6399_140401309"/></text:p>
      <text:p text:style-name="P57"><text:soft-page-break/><text:tab/><text:bookmark-start text:name="__DdeLink__6401_140401309"/><text:span text:style-name="T771">Она остановилась </text:span><text:span text:style-name="T772">около </text:span><text:span text:style-name="T773">одной из серокаменных сооружений и прочитала:</text:span><text:bookmark-end text:name="__DdeLink__6401_140401309"/></text:p>
      <text:p text:style-name="P57"><text:tab/><text:bookmark-start text:name="__DdeLink__6403_140401309"/>«<text:span text:style-name="T773">Коузи Глоу, Тирек и Крисалис</text:span>»<text:bookmark-end text:name="__DdeLink__6403_140401309"/></text:p>
      <text:p text:style-name="P55"><text:tab/><text:bookmark-start text:name="__DdeLink__6405_140401309"/><text:span text:style-name="T774">Она хороша знала эту тройку злодеев из истории Эквестрии </text:span><text:span text:style-name="T775">и </text:span><text:span text:style-name="T777">даже </text:span><text:span text:style-name="T775">пыталась овладеть техникой </text:span><text:span text:style-name="T776">превращения в разных существ, как </text:span><text:span text:style-name="T1438">это делала</text:span><text:span text:style-name="T776"> Крисалис, </text:span><text:span text:style-name="T778">но ей никогда этого не удавалось.</text:span><text:bookmark-end text:name="__DdeLink__6405_140401309"/></text:p>
      <text:p text:style-name="P55"><text:tab/><text:bookmark-start text:name="__DdeLink__6407_140401309"/><text:span text:style-name="T779">Эмбер смотрела как капли падали на каменные волосы Коузи </text:span><text:span text:style-name="T780">и медленно </text:span><text:span text:style-name="T781">стекались</text:span><text:span text:style-name="T780"> к подножию, </text:span><text:span text:style-name="T782">образовывая </text:span><text:span text:style-name="T783">маленькую лужу вокруг, </text:span><text:span text:style-name="T1439">напоминающую</text:span><text:span text:style-name="T783"> ров </text:span><text:span text:style-name="T799">замка</text:span><text:span text:style-name="T783">.</text:span><text:bookmark-end text:name="__DdeLink__6407_140401309"/></text:p>
      <text:p text:style-name="P55"><text:tab/><text:bookmark-start text:name="__DdeLink__6409_140401309"/><text:span text:style-name="T784">Потом она направилась в Кантерлотское общежитие, чтобы </text:span><text:span text:style-name="T800">запереться от всех в комнате и</text:span><text:span text:style-name="T784"> заняться книгами </text:span><text:span text:style-name="T785">и заклинаниями</text:span><text:span text:style-name="T784"> все выходные.</text:span><text:bookmark-end text:name="__DdeLink__6409_140401309"/></text:p>
      <text:p text:style-name="P55"><text:tab/></text:p>
      <text:p text:style-name="P52"><text:tab/></text:p>
      <text:p text:style-name="P52"/>
      <text:p text:style-name="P52"/>
      <text:p text:style-name="P52"/>
      <text:p text:style-name="P52"/>
      <text:p text:style-name="P181"><text:soft-page-break/>9. <text:bookmark-start text:name="__DdeLink__6800_140401309"/>Школа Дружбы<text:bookmark-end text:name="__DdeLink__6800_140401309"/></text:p>
      <text:p text:style-name="P62"><text:tab/><text:bookmark-start text:name="__DdeLink__6411_140401309"/><text:span text:style-name="T801">После дождливых выходных </text:span><text:span text:style-name="T894">дней </text:span><text:span text:style-name="T801">несколько классов, в том числе и класс Флурри должны были отправиться в школу Дружбы на несколько уроков, </text:span><text:span text:style-name="T802">которая находилась в Понивилле.</text:span><text:bookmark-end text:name="__DdeLink__6411_140401309"/></text:p>
      <text:p text:style-name="P62"><text:tab/><text:bookmark-start text:name="__DdeLink__6413_140401309"/><text:span text:style-name="T803">Флурри не могла спокойно себя чувствовать из-за подслушанного разговора и часто его обсуждала с </text:span><text:span text:style-name="T895">своей лучшей подругой</text:span><text:span text:style-name="T803">.</text:span><text:bookmark-end text:name="__DdeLink__6413_140401309"/></text:p>
      <text:p text:style-name="P62"><text:bookmark-start text:name="__DdeLink__6415_140401309"/>- <text:span text:style-name="T805">Флурри, успокойся. Если т</text:span><text:span text:style-name="T804">воя тётя ответила тебе, что не стоит беспокоиться, </text:span><text:span text:style-name="T805">то не стоит этого делать</text:span><text:span text:style-name="T804"> — говорила ей ни первый раз Лара.</text:span><text:bookmark-end text:name="__DdeLink__6415_140401309"/></text:p>
      <text:p text:style-name="P62"><text:bookmark-start text:name="__DdeLink__6417_140401309"/>- <text:span text:style-name="T806">Ты не понимаешь, у неё много других дел и она не может помочь нам остановить Эмбер </text:span><text:span text:style-name="T896">в её злых намерениях </text:span><text:span text:style-name="T806">— </text:span><text:span text:style-name="T807">настаивала на своём Флурри.</text:span><text:bookmark-end text:name="__DdeLink__6417_140401309"/></text:p>
      <text:p text:style-name="P63"><text:bookmark-start text:name="__DdeLink__6419_140401309"/>- <text:span text:style-name="T808">Ты уже прямо говоришь, что она темная пони. </text:span><text:span text:style-name="T1440">К</text:span><text:span text:style-name="T808">ак ты это поняла, из того, что сказала Эвери Хейт? - </text:span><text:span text:style-name="T809">слегка усмехнувшись </text:span><text:span text:style-name="T897">спросила</text:span><text:span text:style-name="T809"> Лара.</text:span><text:bookmark-end text:name="__DdeLink__6419_140401309"/></text:p>
      <text:p text:style-name="P64"><text:bookmark-start text:name="__DdeLink__6421_140401309"/><text:span text:style-name="T808">- </text:span><text:span text:style-name="T810">Хоть и Эвери Хейт негодяйка и лгунья, в этом она не ошибается, я в этом уверена</text:span><text:bookmark-end text:name="__DdeLink__6421_140401309"/></text:p>
      <text:p text:style-name="P64"><text:bookmark-start text:name="__DdeLink__6423_140401309"/><text:span text:style-name="T808">- </text:span><text:span text:style-name="T811">Хорошо, у тебя будет шанс её остановить — улыбнулась Лара и </text:span><text:span text:style-name="T813">мотнула</text:span><text:span text:style-name="T812"> головой, </text:span><text:span text:style-name="T898">показывая что Флурри стоит посмотреть назад</text:span><text:span text:style-name="T812">.</text:span><text:bookmark-end text:name="__DdeLink__6423_140401309"/></text:p>
      <text:p text:style-name="P65"><text:soft-page-break/><text:tab/><text:bookmark-start text:name="__DdeLink__6425_140401309"/>Флурри обернулась и поняла, что класс Эмбер тоже поед<text:span text:style-name="T1441">е</text:span>т в школу Друж<text:span text:style-name="T814">бы.</text:span><text:bookmark-end text:name="__DdeLink__6425_140401309"/><text:span text:style-name="T814"> </text:span></text:p>
      <text:p text:style-name="P65"><text:tab/><text:bookmark-start text:name="__DdeLink__6427_140401309"/><text:span text:style-name="T815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816">считала долгом остановить темную пони.</text:span><text:bookmark-end text:name="__DdeLink__6427_140401309"/></text:p>
      <text:p text:style-name="P66"><text:bookmark-start text:name="__DdeLink__6429_140401309"/>- <text:span text:style-name="T817">Все готовы? — </text:span><text:span text:style-name="T820">спроси</text:span><text:span text:style-name="T821">ла</text:span><text:span text:style-name="T818"> </text:span><text:span text:style-name="T819">Потион Грин </text:span><text:span text:style-name="T823">(</text:span><text:span text:style-name="T822">учитель по зельеварению</text:span><text:span text:style-name="T823">).</text:span><text:bookmark-end text:name="__DdeLink__6429_140401309"/></text:p>
      <text:p text:style-name="P66"><text:bookmark-start text:name="__DdeLink__6431_140401309"/>- <text:span text:style-name="T823">Да — дружно ответили ученики.</text:span><text:bookmark-end text:name="__DdeLink__6431_140401309"/></text:p>
      <text:p text:style-name="P69"><text:tab/><text:bookmark-start text:name="__DdeLink__6433_140401309"/>Флурри снова <text:span text:style-name="T827">была </text:span>рада встретится со Старлайт и Санбёрстом, <text:span text:style-name="T824">увидеть разнообразных существ из разных уголков Эквестрии, </text:span><text:span text:style-name="T825">навестить </text:span><text:span text:style-name="T826">искателей знаков отличия </text:span><text:span text:style-name="T828">и не забыть о великой и всемогущей Трикси.</text:span><text:bookmark-end text:name="__DdeLink__6433_140401309"/></text:p>
      <text:p text:style-name="P69"><text:bookmark-start text:name="__DdeLink__6435_140401309"/>- <text:span text:style-name="T829">Флурри, я тебя потеряла — </text:span><text:span text:style-name="T899">с легким беспокойством сказала Лара.</text:span><text:bookmark-end text:name="__DdeLink__6435_140401309"/></text:p>
      <text:p text:style-name="P69"><text:bookmark-start text:name="__DdeLink__6437_140401309"/>- <text:span text:style-name="T830">Прости, я немного попрактиковалась с Санбёрстом, </text:span><text:span text:style-name="T831">нужно было выполнить парочку заданий, теперь я полностью свободна</text:span><text:bookmark-end text:name="__DdeLink__6437_140401309"/></text:p>
      <text:p text:style-name="P69"><text:bookmark-start text:name="__DdeLink__6439_140401309"/>- <text:span text:style-name="T832">Здорово, </text:span><text:span text:style-name="T900">теперь </text:span><text:span text:style-name="T832">будешь </text:span><text:span text:style-name="T900">следить</text:span><text:span text:style-name="T832"> за </text:span><text:span text:style-name="T833">Эмбер? — </text:span><text:span text:style-name="T834">слегка смеясь </text:span><text:span text:style-name="T901">спросила</text:span><text:span text:style-name="T834"> Лара.</text:span><text:bookmark-end text:name="__DdeLink__6439_140401309"/></text:p>
      <text:p text:style-name="P69"><text:bookmark-start text:name="__DdeLink__6441_140401309"/><text:soft-page-break/>- <text:span text:style-name="T835">Это не шутки, Лара, Эквестрия </text:span><text:span text:style-name="T902">ни</text:span><text:span text:style-name="T835"> раз была на гране гибели и её спасала моя </text:span><text:span text:style-name="T837">тётя</text:span><text:span text:style-name="T835"> со своими друзьями, теперь наш чер</text:span><text:span text:style-name="T836">ёд!</text:span><text:bookmark-end text:name="__DdeLink__6441_140401309"/></text:p>
      <text:p text:style-name="P69"><text:bookmark-start text:name="__DdeLink__6443_140401309"/>- <text:span text:style-name="T838">Хорошо — согласилась Лара.</text:span><text:bookmark-end text:name="__DdeLink__6443_140401309"/></text:p>
      <text:p text:style-name="P69"><text:tab/><text:bookmark-start text:name="__DdeLink__6445_140401309"/><text:span text:style-name="T839">Внезапно из соседнего коридора послышался <text:s/>крик. </text:span><text:span text:style-name="T840">Флурри </text:span><text:span text:style-name="T841">моментально среагировала и </text:span><text:span text:style-name="T842">поспешила </text:span><text:span text:style-name="T843">помочь </text:span><text:span text:style-name="T903">пон</text:span><text:span text:style-name="T843">и, </text:span><text:span text:style-name="T903">попавшей в беду</text:span><text:span text:style-name="T843">.</text:span><text:bookmark-end text:name="__DdeLink__6445_140401309"/></text:p>
      <text:p text:style-name="P69"><text:tab/><text:bookmark-start text:name="__DdeLink__6447_140401309"/><text:span text:style-name="T844">Когда она оказал</text:span><text:span text:style-name="T904">а</text:span><text:span text:style-name="T844">сь в том самом коридоре, то она увидела остолбеневшую Эвери Хейт, которая не могла пошевелиться, но издавала жалобн</text:span><text:span text:style-name="T845">ые</text:span><text:span text:style-name="T844"> звуки, напоминающие мольбу о помощи.</text:span><text:bookmark-end text:name="__DdeLink__6447_140401309"/></text:p>
      <text:p text:style-name="P69"><text:tab/><text:bookmark-start text:name="__DdeLink__6449_140401309"/><text:span text:style-name="T845">Рядом с ней стояла Эмбер Грим и держала в руке какую-то книгу, </text:span><text:span text:style-name="T846">никто не осмеливался ей помешать, всех охватил ужас.</text:span><text:bookmark-end text:name="__DdeLink__6449_140401309"/></text:p>
      <text:p text:style-name="P69"><text:bookmark-start text:name="__DdeLink__6451_140401309"/>- <text:span text:style-name="T847">Прекрати Эмбер — </text:span><text:span text:style-name="T905">крикнула</text:span><text:span text:style-name="T848"> Флурри.</text:span><text:bookmark-end text:name="__DdeLink__6451_140401309"/></text:p>
      <text:p text:style-name="P71"><text:tab/><text:bookmark-start text:name="__DdeLink__6453_140401309"/>Эмбер Грим <text:span text:style-name="T849">молча стояла </text:span><text:span text:style-name="T906">и </text:span><text:span text:style-name="T849">читала страницы обшарпанной книги, </text:span><text:span text:style-name="T907">не обращая никакого внимания на все, что происходило вокруг </text:span><text:span text:style-name="T912">и поэтому не </text:span><text:span text:style-name="T1443">у</text:span><text:span text:style-name="T912">слышала </text:span><text:span text:style-name="T1442">грозного приказа </text:span><text:span text:style-name="T912">Флурри</text:span><text:span text:style-name="T907">.</text:span><text:bookmark-end text:name="__DdeLink__6453_140401309"/><text:span text:style-name="T849"> </text:span></text:p>
      <text:p text:style-name="P71"><text:span text:style-name="T907"><text:tab/></text:span><text:bookmark-start text:name="__DdeLink__6455_140401309"/><text:span text:style-name="T907">К</text:span><text:span text:style-name="T849">огда </text:span><text:span text:style-name="T908">она</text:span><text:span text:style-name="T849"> дошла до последней </text:span><text:span text:style-name="T909">страницы</text:span><text:span text:style-name="T849">, </text:span><text:span text:style-name="T910">она подняла голову, захлопнула книгу, вывела Эвери из </text:span><text:soft-page-break/><text:span text:style-name="T910">остолбенения,</text:span><text:span text:style-name="T850"> </text:span><text:span text:style-name="T913">щелкнув двумя пальцами, </text:span><text:span text:style-name="T850">и </text:span><text:span text:style-name="T911">пошла прочь</text:span><text:span text:style-name="T850">.</text:span><text:bookmark-end text:name="__DdeLink__6455_140401309"/></text:p>
      <text:p text:style-name="P70"><text:tab/><text:bookmark-start text:name="__DdeLink__6457_140401309"/><text:span text:style-name="T851">Лара прибежала вслед за Флурри и </text:span><text:span text:style-name="T1444">видела</text:span><text:span text:style-name="T914"> все, что смогла увидеть её подруга</text:span><text:span text:style-name="T851">.</text:span><text:bookmark-end text:name="__DdeLink__6457_140401309"/></text:p>
      <text:p text:style-name="P70"><text:tab/><text:bookmark-start text:name="__DdeLink__6459_140401309"/><text:span text:style-name="T852">Флурри </text:span><text:span text:style-name="T915">следом кинулась за</text:span><text:span text:style-name="T852"> Эмбер и </text:span><text:span text:style-name="T853">попыталась отобрать у неё книгу </text:span><text:span text:style-name="T854">с помощью заклинания перемещ</text:span><text:span text:style-name="T855">ения, но Эмбер быстро среагировала и забрала её обратно.</text:span><text:bookmark-end text:name="__DdeLink__6459_140401309"/></text:p>
      <text:p text:style-name="P70"><text:bookmark-start text:name="__DdeLink__6461_140401309"/>- <text:span text:style-name="T856">Что в твоей книге? Заклинания темной магии? Что ты скрываешь? - </text:span><text:span text:style-name="T916">не могла успокоиться</text:span><text:span text:style-name="T856"> Флурри.</text:span><text:bookmark-end text:name="__DdeLink__6461_140401309"/></text:p>
      <text:p text:style-name="P70"><text:bookmark-start text:name="__DdeLink__6463_140401309"/>- <text:span text:style-name="T857">В моей книге дорогие для меня фотографии, которыми я ни с кем делиться не буду — </text:span><text:span text:style-name="T858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3"><text:tab/><text:bookmark-start text:name="__DdeLink__6465_140401309"/>Флурри не могла это так оставить, в<text:span text:style-name="T917">ну</text:span><text:span text:style-name="T1103">т</text:span><text:span text:style-name="T917">ри</text:span> разгорелся огонь и она хотела все закончить прямо сейчас. <text:bookmark-end text:name="__DdeLink__6465_140401309"/></text:p>
      <text:p text:style-name="P73"><text:span text:style-name="T859"><text:tab/></text:span><text:bookmark-start text:name="__DdeLink__6467_140401309"/><text:span text:style-name="T859">Она </text:span><text:span text:style-name="T860">растворилась в кристальном дожде и появилась</text:span><text:span text:style-name="T859"> прямо перед Эмбер, </text:span><text:span text:style-name="T861">но она не успела и сказать слова, как оказалась снова позади неё.</text:span><text:bookmark-end text:name="__DdeLink__6467_140401309"/></text:p>
      <text:p text:style-name="P72"><text:bookmark-start text:name="__DdeLink__6469_140401309"/>- <text:span text:style-name="T861">Тебе не стоит пытаться, у тебя есть лишь врожденный талант, но нет достаточно знаний и </text:span><text:soft-page-break/><text:span text:style-name="T861">умений, которые нужно развивать — </text:span><text:span text:style-name="T862">осадила её Эмбер.</text:span><text:bookmark-end text:name="__DdeLink__6469_140401309"/></text:p>
      <text:p text:style-name="P72"><text:bookmark-start text:name="__DdeLink__6471_140401309"/>- <text:span text:style-name="T862">Ты демон, </text:span><text:span text:style-name="T863">и… - Флурри не могла соображать, она </text:span><text:span text:style-name="T864">не знала, что делает, </text:span><text:span text:style-name="T919">что говорит</text:span><text:span text:style-name="T918"> </text:span><text:span text:style-name="T865">— </text:span><text:span text:style-name="T866">я вызываю тебя на магическую дуэль!</text:span><text:bookmark-end text:name="__DdeLink__6471_140401309"/></text:p>
      <text:p text:style-name="P74"><text:tab/><text:bookmark-start text:name="__DdeLink__6473_140401309"/>Эмбер посмотрела ей в глаза и поняла, что <text:span text:style-name="T867">они будут драться на магическом поединке по настоящему.</text:span><text:bookmark-end text:name="__DdeLink__6473_140401309"/></text:p>
      <text:p text:style-name="P74"><text:bookmark-start text:name="__DdeLink__6475_140401309"/>- <text:span text:style-name="T868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20">свою</text:span><text:span text:style-name="T868"> </text:span><text:span text:style-name="T869">кривую </text:span><text:span text:style-name="T921">и </text:span><text:span text:style-name="T869">мерзкую для Флурри улыбку.</text:span><text:bookmark-end text:name="__DdeLink__6475_140401309"/></text:p>
      <text:p text:style-name="P74"><text:bookmark-start text:name="__DdeLink__6477_140401309"/>- <text:span text:style-name="T870">Вызвала! И теперь </text:span><text:span text:style-name="T871">я увижу какой ты демон на самом деле — </text:span><text:span text:style-name="T922">торжествовала Флурри.</text:span><text:bookmark-end text:name="__DdeLink__6477_140401309"/></text:p>
      <text:p text:style-name="P75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874">и её это забавляло.</text:span><text:bookmark-end text:name="__DdeLink__6479_140401309"/></text:p>
      <text:p text:style-name="P75"><text:bookmark-start text:name="__DdeLink__6481_140401309"/>- <text:span text:style-name="T872">Увидимся в 5 часов вечера у </text:span><text:span text:style-name="T873">фонтана</text:span><text:span text:style-name="T872"> Золотой Дуб — </text:span><text:span text:style-name="T875">твердо сказала Флурри и </text:span><text:span text:style-name="T924">направилась в другую сторону,</text:span><text:span text:style-name="T923"> лишь бы подальше</text:span><text:span text:style-name="T875"> от Эмбер.</text:span><text:bookmark-end text:name="__DdeLink__6481_140401309"/></text:p>
      <text:p text:style-name="P75"><text:bookmark-start text:name="__DdeLink__6483_140401309"/>- <text:span text:style-name="T876">Хорошо — прозвучал такой же ледяной </text:span><text:span text:style-name="T1445">голос, </text:span><text:span text:style-name="T1446">как при первой встречи</text:span><text:span text:style-name="T925">.</text:span><text:bookmark-end text:name="__DdeLink__6483_140401309"/></text:p>
      <text:p text:style-name="P75"><text:soft-page-break/><text:tab/><text:bookmark-start text:name="__DdeLink__6485_140401309"/><text:span text:style-name="T877">Лара все видела и не хотела вмешиваться потому что всегда верила </text:span><text:span text:style-name="T1447">в свою</text:span><text:span text:style-name="T877"> подруг</text:span><text:span text:style-name="T1447">у</text:span><text:span text:style-name="T877">, но сейчас она видела в ней сплошное безумие.</text:span><text:bookmark-end text:name="__DdeLink__6485_140401309"/></text:p>
      <text:p text:style-name="P75"><text:bookmark-start text:name="__DdeLink__6487_140401309"/>- <text:span text:style-name="T878">Флурри отмени эту дурацкую магическую дуэль, зачем тебе это все? - недоумевала Лара.</text:span><text:bookmark-end text:name="__DdeLink__6487_140401309"/></text:p>
      <text:p text:style-name="P75"><text:bookmark-start text:name="__DdeLink__6489_140401309"/>- <text:span text:style-name="T878">Прости, но я должна с ней сразиться, </text:span><text:span text:style-name="T879">сегодня зла в Эквестрии </text:span><text:span text:style-name="T926">станет меньше</text:span><text:span text:style-name="T879"> — </text:span><text:span text:style-name="T880">не отступала <text:s/></text:span><text:span text:style-name="T1448">от своего </text:span><text:span text:style-name="T880">Флурри.</text:span><text:bookmark-end text:name="__DdeLink__6489_140401309"/></text:p>
      <text:p text:style-name="P76"><text:tab/><text:bookmark-start text:name="__DdeLink__6491_140401309"/>Лара не стала возражать, <text:span text:style-name="T881">для неё был хорошо знаком порывистый характер своей подруг</text:span><text:span text:style-name="T927">и</text:span><text:span text:style-name="T881">, которая если чего-то захочет, то с большим пылом стремится к этому </text:span><text:span text:style-name="T882">и поэтому быть рядом сейчас для неё было первостепенным долгом хорошей подруги.</text:span><text:bookmark-end text:name="__DdeLink__6491_140401309"/></text:p>
      <text:p text:style-name="P77"><text:tab/><text:bookmark-start text:name="__DdeLink__6493_140401309"/><text:span text:style-name="T883">К сожалению известие о магической дуэли стало известно почти все</text:span><text:span text:style-name="T885">м</text:span><text:span text:style-name="T883"> ученикам, даже </text:span><text:span text:style-name="T886">несколько</text:span><text:span text:style-name="T884"> драконов обсуждали предстоящую битву </text:span><text:span text:style-name="T886">и рассказывали её гипогрифам.</text:span><text:bookmark-end text:name="__DdeLink__6493_140401309"/><text:span text:style-name="T886"> </text:span></text:p>
      <text:p text:style-name="P77"><text:span text:style-name="T887"><text:tab/></text:span><text:bookmark-start text:name="__DdeLink__6495_140401309"/><text:span text:style-name="T887">Лишь учителя </text:span><text:span text:style-name="T928">не были осведомлены об это</text:span><text:span text:style-name="T929">м</text:span><text:span text:style-name="T887">: </text:span><text:span text:style-name="T1449">Старлайт</text:span><text:span text:style-name="T887"> была занята решением проблем </text:span><text:span text:style-name="T888">у нескольких оборотней, а Санберст отлучился в библиотеку, чтобы помочь ученикам </text:span><text:span text:style-name="T889">найти интересующие для них книги.</text:span><text:bookmark-end text:name="__DdeLink__6495_140401309"/><text:span text:style-name="T889"> </text:span></text:p>
      <text:p text:style-name="P76"><text:soft-page-break/><text:tab/><text:bookmark-start text:name="__DdeLink__6497_140401309"/><text:span text:style-name="T889">В это время в Понивилле</text:span><text:span text:style-name="T891"> </text:span><text:span text:style-name="T889">дул слабенький восточный ветер, который </text:span><text:span text:style-name="T890">перекатывал опавшие </text:span><text:span text:style-name="T892">красно-желтые </text:span><text:span text:style-name="T890">листья <text:s/></text:span><text:span text:style-name="T892">и заставлял облака </text:span><text:span text:style-name="T893">медленно плыть </text:span><text:span text:style-name="T930">по</text:span><text:span text:style-name="T893"> неб</text:span><text:span text:style-name="T930">у</text:span><text:span text:style-name="T892">.</text:span><text:bookmark-end text:name="__DdeLink__6497_140401309"/></text:p>
      <text:p text:style-name="P76"><text:tab/></text:p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7"/>
      <text:p text:style-name="P67"/>
      <text:p text:style-name="P65"/>
      <text:p text:style-name="P182"><text:soft-page-break/>10. <text:bookmark-start text:name="__DdeLink__6802_140401309"/>Магическая дуэль<text:bookmark-end text:name="__DdeLink__6802_140401309"/></text:p>
      <text:p text:style-name="P78"><text:tab/><text:bookmark-start text:name="__DdeLink__6499_140401309"/><text:span text:style-name="T931">Магическая дуэль не была редкостью в Кантерлотской школе. </text:span><text:span text:style-name="T934">В основном, </text:span><text:span text:style-name="T932">все эти дуэли были настолько безобидными, что это мало кого уди</text:span><text:span text:style-name="T935">влял</text:span><text:span text:style-name="T1070">о</text:span><text:span text:style-name="T932">.</text:span><text:bookmark-end text:name="__DdeLink__6499_140401309"/></text:p>
      <text:p text:style-name="P78"><text:tab/><text:bookmark-start text:name="__DdeLink__6501_140401309"/><text:span text:style-name="T933">В этот раз напротив все были очень сильно заинтересованы в битве двух столь разных пони — </text:span><text:span text:style-name="T936">Аликорна, владеющего мощной магией с детства </text:span><text:span text:style-name="T937">и способного разнести всю школу в порыве злости </text:span><text:span text:style-name="T936">и </text:span><text:span text:style-name="T937">загадочной</text:span><text:span text:style-name="T936"> пони, котор</text:span><text:span text:style-name="T937">ой приписывали владение </text:span><text:span text:style-name="T1071">темными силами</text:span><text:span text:style-name="T937">.</text:span><text:bookmark-end text:name="__DdeLink__6501_140401309"/></text:p>
      <text:p text:style-name="P78"><text:tab/><text:bookmark-start text:name="__DdeLink__6503_140401309"/><text:span text:style-name="T938">Эвери Хейт уже успела все рассказать своим подругам, которые были в </text:span><text:span text:style-name="T940">школьном классе</text:span><text:span text:style-name="T938">, когда Флурри </text:span><text:span text:style-name="T939">погналась за Эмбер </text:span><text:span text:style-name="T941">и вызвала её на </text:span><text:span text:style-name="T1072">магическую </text:span><text:span text:style-name="T941">дуэль.</text:span><text:bookmark-end text:name="__DdeLink__6503_140401309"/></text:p>
      <text:p text:style-name="P78"><text:bookmark-start text:name="__DdeLink__6505_140401309"/>- <text:span text:style-name="T942">Значит, скоро будет битва добра и зла? - </text:span><text:span text:style-name="T944">поинтересовалась </text:span><text:span text:style-name="T942">Дарлинг.</text:span><text:bookmark-end text:name="__DdeLink__6505_140401309"/></text:p>
      <text:p text:style-name="P78"><text:bookmark-start text:name="__DdeLink__6507_140401309"/>- <text:span text:style-name="T943">Это так чудесно! Флурри </text:span><text:span text:style-name="T1073">превратит</text:span><text:span text:style-name="T943"> </text:span><text:span text:style-name="T1073">её в</text:span><text:span text:style-name="T943"> пепел! - </text:span><text:span text:style-name="T945">воодушевленно говорила </text:span><text:span text:style-name="T1450">Брейни</text:span><text:span text:style-name="T945">.</text:span><text:bookmark-end text:name="__DdeLink__6507_140401309"/></text:p>
      <text:p text:style-name="P78"><text:bookmark-start text:name="__DdeLink__6509_140401309"/>- <text:span text:style-name="T946">Если вы ещё не поняли, значит вы безмозглые кобылы! - </text:span><text:span text:style-name="T947">резко </text:span><text:span text:style-name="T1451">отрезала</text:span><text:span text:style-name="T947"> Эвери — Это и был мой план, </text:span><text:span text:style-name="T948">столкнуть Флурри с кем-нибудь ей не по зубам.</text:span><text:bookmark-end text:name="__DdeLink__6509_140401309"/></text:p>
      <text:p text:style-name="P78"><text:bookmark-start text:name="__DdeLink__6511_140401309"/><text:soft-page-break/>- <text:span text:style-name="T949">Не по зубам? Для Флурри? — насмешливо </text:span><text:span text:style-name="T1453">сказала</text:span><text:span text:style-name="T949"> </text:span><text:span text:style-name="T1452">Брейни</text:span><text:span text:style-name="T949"> — </text:span><text:span text:style-name="T950">Она превратит её в пепел!</text:span><text:bookmark-end text:name="__DdeLink__6511_140401309"/></text:p>
      <text:p text:style-name="P79"><text:bookmark-start text:name="__DdeLink__6513_140401309"/>- <text:span text:style-name="T951">Вы не видели на что она способна, </text:span><text:span text:style-name="T952">а я в отличии от вас убедилась на собственной шкуре! - продолжала Эвери — она самая темная пони, которых я </text:span><text:span text:style-name="T953">знала </text:span><text:span text:style-name="T954">и Флурри для неё </text:span><text:span text:style-name="T955">просто жеребёнок без рога</text:span><text:bookmark-end text:name="__DdeLink__6513_140401309"/></text:p>
      <text:p text:style-name="P79"><text:span text:style-name="T956"><text:tab/></text:span><text:bookmark-start text:name="__DdeLink__6515_140401309"/><text:span text:style-name="T956">Дарлинг и </text:span><text:span text:style-name="T1454">Брейни</text:span><text:span text:style-name="T956"> </text:span><text:span text:style-name="T958">резко умолкли и задумались</text:span><text:span text:style-name="T956">, они </text:span><text:span text:style-name="T957">не знали </text:span><text:span text:style-name="T1074">что ответить</text:span><text:span text:style-name="T957"> </text:span><text:span text:style-name="T959">и не знали, к чему приведёт предстоящая дуэль, </text:span><text:span text:style-name="T960">они лишь были уверены в том, что битва будет настоящей и возможно даже с </text:span><text:span text:style-name="T961">гибелью одной из соперниц.</text:span><text:bookmark-end text:name="__DdeLink__6515_140401309"/></text:p>
      <text:p text:style-name="P80"><text:tab/><text:bookmark-start text:name="__DdeLink__6517_140401309"/><text:span text:style-name="T962">К пяти часам около фонтана Золотой Дуб собрал</text:span><text:span text:style-name="T1455">ись все ученики из школы Кантерлота</text:span><text:span text:style-name="T962">. </text:span><text:bookmark-end text:name="__DdeLink__6517_140401309"/></text:p>
      <text:p text:style-name="P94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1"><text:tab/><text:bookmark-start text:name="__DdeLink__6521_140401309"/><text:span text:style-name="T963">Фонтан Золотой Дуб был построен принцессой Твайлайт </text:span><text:span text:style-name="T971">и известен по всей Эквестрии</text:span><text:span text:style-name="T963">. </text:span><text:bookmark-end text:name="__DdeLink__6521_140401309"/></text:p>
      <text:p text:style-name="P95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2"><text:span text:style-name="T964"><text:tab/></text:span><text:bookmark-start text:name="__DdeLink__6525_140401309"/><text:span text:style-name="T964">Но потом </text:span><text:span text:style-name="T968">лорд</text:span><text:span text:style-name="T963"> </text:span><text:span text:style-name="T964">Тирек уничтожил её и из <text:s/></text:span><text:span text:style-name="T969">останков </text:span><text:span text:style-name="T974">з</text:span><text:span text:style-name="T972">олотого </text:span><text:span text:style-name="T973">д</text:span><text:span text:style-name="T972">уба</text:span><text:span text:style-name="T964"> </text:span><text:span text:style-name="T966">подруги </text:span><text:span text:style-name="T1075">принцессы </text:span><text:span text:style-name="T966">Твайлайт </text:span><text:soft-page-break/><text:span text:style-name="T964">сделали </text:span><text:span text:style-name="T965">люстр</text:span><text:span text:style-name="T967">у</text:span><text:span text:style-name="T965"> в </text:span><text:span text:style-name="T970">тронном зале </text:span><text:span text:style-name="T965">Кристально</text:span><text:span text:style-name="T970">го</text:span><text:span text:style-name="T965"> замк</text:span><text:span text:style-name="T970">а, </text:span><text:span text:style-name="T1075">как память об этом прекрасном месте и подарок для своей </text:span><text:span text:style-name="T1456">лучшей </text:span><text:span text:style-name="T1075">подруг</text:span><text:span text:style-name="T1076">и</text:span><text:span text:style-name="T1075">.</text:span><text:bookmark-end text:name="__DdeLink__6525_140401309"/></text:p>
      <text:p text:style-name="P82"><text:tab/><text:bookmark-start text:name="__DdeLink__6527_140401309"/><text:span text:style-name="T975">Ровно в 5 часов Флурри и Эмбер подошли к </text:span><text:span text:style-name="T976">розовому </text:span><text:span text:style-name="T975">фонтану, </text:span><text:span text:style-name="T976">в котором вода поднималась спиралью </text:span><text:span text:style-name="T977">до самого верха, затем превращалась в несколько голубых струек и </text:span><text:span text:style-name="T978">снова </text:span><text:span text:style-name="T977">возвращалась в чашу.</text:span><text:bookmark-end text:name="__DdeLink__6527_140401309"/></text:p>
      <text:p text:style-name="P82"><text:tab/><text:bookmark-start text:name="__DdeLink__6529_140401309"/><text:span text:style-name="T979">Перед дуэлью Лара несколько раз предупреждала Флурри о плохом исходе событий.</text:span><text:bookmark-end text:name="__DdeLink__6529_140401309"/></text:p>
      <text:p text:style-name="P82"><text:bookmark-start text:name="__DdeLink__6531_140401309"/>- <text:span text:style-name="T1078">Флурри, пожалуйста о</text:span><text:span text:style-name="T980">станови</text:span><text:span text:style-name="T1077">сь </text:span><text:span text:style-name="T980">пока самое ужасное не случилось — ни раз говорила она — </text:span><text:span text:style-name="T981">кто-нибудь из вас может погибнуть</text:span><text:bookmark-end text:name="__DdeLink__6531_140401309"/></text:p>
      <text:p text:style-name="P82"><text:bookmark-start text:name="__DdeLink__6533_140401309"/>- <text:span text:style-name="T981">Погибнет только зло — </text:span><text:span text:style-name="T1079">с улыбкой </text:span><text:span text:style-name="T981">отвечала ей Флурри.</text:span><text:bookmark-end text:name="__DdeLink__6533_140401309"/></text:p>
      <text:p text:style-name="P82"><text:tab/><text:bookmark-start text:name="__DdeLink__6535_140401309"/><text:span text:style-name="T982">Она могла позвать </text:span><text:span text:style-name="T1457">Старлайт</text:span><text:span text:style-name="T982"> или Санбёрста, но она дала слово Флурри, что </text:span><text:span text:style-name="T984">дуэль </text:span><text:span text:style-name="T985">должна остаться для них в тайне</text:span><text:span text:style-name="T983"> и Лара его сдержала как настоящая подруга.</text:span><text:bookmark-end text:name="__DdeLink__6535_140401309"/></text:p>
      <text:p text:style-name="P83"><text:tab/><text:bookmark-start text:name="__DdeLink__6537_140401309"/><text:span text:style-name="T985">Теперь она даже жалела. Она могла все остановить </text:span><text:span text:style-name="T986">и спасти обеих соперниц от гибели</text:span><text:span text:style-name="T985">. </text:span><text:span text:style-name="T987">Но было уже <text:s/>поздно, дуэль началась.</text:span><text:bookmark-end text:name="__DdeLink__6537_140401309"/></text:p>
      <text:p text:style-name="P84"><text:soft-page-break/><text:tab/><text:bookmark-start text:name="__DdeLink__6539_140401309"/>Никто не успел <text:span text:style-name="T988">даже сообразить, как Флурри <text:s/></text:span><text:span text:style-name="T990">заточила</text:span><text:span text:style-name="T988"> Эмбер </text:span><text:span text:style-name="T989">в </text:span><text:span text:style-name="T988">кусок розового кристалла.</text:span><text:bookmark-end text:name="__DdeLink__6539_140401309"/></text:p>
      <text:p text:style-name="P84"><text:bookmark-start text:name="__DdeLink__6541_140401309"/>- <text:span text:style-name="T991">Эмбер, тебе не стоит </text:span><text:span text:style-name="T1080">даже</text:span><text:span text:style-name="T991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4"><text:tab/><text:bookmark-start text:name="__DdeLink__6543_140401309"/><text:span text:style-name="T992">Он больно ударил в висок и Флурри чуть не потеряла сознание, все вокруг на какой-то миг помутнело </text:span><text:span text:style-name="T1081">и у неё закружилась голова.</text:span><text:bookmark-end text:name="__DdeLink__6543_140401309"/></text:p>
      <text:p text:style-name="P84"><text:bookmark-start text:name="__DdeLink__6545_140401309"/>- <text:span text:style-name="T993">Прости, Флурри Харт, </text:span><text:span text:style-name="T994">это дуэль не имеет никакого смысла — сказала Эмбер и направилась в гущу толпы, но Флурри </text:span><text:span text:style-name="T995">снова пришла в себя и </text:span><text:span text:style-name="T1082">ударила</text:span><text:span text:style-name="T995"> по Эмбер молнией, но она </text:span><text:span text:style-name="T1000">отразила удар <text:s/>и он прилетел</text:span><text:span text:style-name="T996"> в одного из драконов, </text:span><text:span text:style-name="T997">который упал на земл</text:span><text:span text:style-name="T998">ю и </text:span><text:span text:style-name="T999">громко</text:span><text:span text:style-name="T998"> зарычал.</text:span><text:bookmark-end text:name="__DdeLink__6545_140401309"/></text:p>
      <text:p text:style-name="P84"><text:tab/><text:bookmark-start text:name="__DdeLink__6547_140401309"/><text:span text:style-name="T1001">Пони испугались: магическая дуэль превратилась в самую настоящую битву на смерть.</text:span><text:bookmark-end text:name="__DdeLink__6547_140401309"/></text:p>
      <text:p text:style-name="P84"><text:tab/><text:bookmark-start text:name="__DdeLink__6549_140401309"/><text:span text:style-name="T1002">Лара видела как все разбегались, </text:span><text:span text:style-name="T1003">и первые ряды, которые были заполнены зрителями полностью опустели.</text:span><text:bookmark-end text:name="__DdeLink__6549_140401309"/><text:span text:style-name="T1003"> </text:span></text:p>
      <text:p text:style-name="P84"><text:tab/><text:bookmark-start text:name="__DdeLink__6551_140401309"/><text:span text:style-name="T1004">Она взяла книгу Флурри и написала </text:span><text:span text:style-name="T1458">Старлайт</text:span><text:span text:style-name="T1005"> срочное сообщение, </text:span><text:span text:style-name="T1006">но было уже поздно.</text:span><text:bookmark-end text:name="__DdeLink__6551_140401309"/></text:p>
      <text:p text:style-name="P84"><text:soft-page-break/><text:tab/><text:bookmark-start text:name="__DdeLink__6553_140401309"/><text:span text:style-name="T1007">Флурри яростно метала молнии в Эмбер, но не могла попасть и поразить свою цель.</text:span><text:bookmark-end text:name="__DdeLink__6553_140401309"/></text:p>
      <text:p text:style-name="P85"><text:bookmark-start text:name="__DdeLink__6555_140401309"/>- Флурри Харт, ты уничтожишь весь город, которым дорожит твоя <text:span text:style-name="T1009">любимая </text:span>тётя — <text:span text:style-name="T1008">говорила ей Эмбер — Неужели ты ничтожество, которому дарована сила?</text:span><text:bookmark-end text:name="__DdeLink__6555_140401309"/></text:p>
      <text:p text:style-name="P85"><text:tab/><text:bookmark-start text:name="__DdeLink__6557_140401309"/><text:span text:style-name="T1010">Голос Эмбер был такой же ледяной и </text:span><text:span text:style-name="T1011">хладнокровный, </text:span><text:span text:style-name="T1015">как и </text:span><text:span text:style-name="T1010">её слова, </text:span><text:span text:style-name="T1016">разжигающие</text:span><text:span text:style-name="T1010"> внутри </text:span><text:span text:style-name="T1012">Флурри адское пламя, которое уже нельзя было </text:span><text:span text:style-name="T1017">остановить</text:span><text:span text:style-name="T1012">, оно </text:span><text:span text:style-name="T1018">сжигало</text:span><text:span text:style-name="T1012"> все внутри </text:span><text:span text:style-name="T1013">и самые лучшие части </text:span><text:span text:style-name="T1020">её </text:span><text:span text:style-name="T1019">души </text:span><text:span text:style-name="T1020">уже начинали </text:span><text:span text:style-name="T1083">гореть в нём</text:span><text:span text:style-name="T1014">.</text:span><text:bookmark-end text:name="__DdeLink__6557_140401309"/></text:p>
      <text:p text:style-name="P85"><text:tab/><text:bookmark-start text:name="__DdeLink__6559_140401309"/><text:span text:style-name="T1021">Флурри переменила заклинание и начала кидать в неё огненные шары, о</text:span><text:span text:style-name="T1022">т</text:span><text:span text:style-name="T1021"> которых Эмбер уклонялась телепортацией.</text:span><text:bookmark-end text:name="__DdeLink__6559_140401309"/></text:p>
      <text:p text:style-name="P85"><text:bookmark-start text:name="__DdeLink__6561_140401309"/>- <text:span text:style-name="T1022">Флурри, остановись — кричала Лара — смотри! Ты подожгла чей-то дом, а вон там горят два дерева! </text:span><text:span text:style-name="T1023">Прошу тебя…</text:span><text:bookmark-end text:name="__DdeLink__6561_140401309"/></text:p>
      <text:p text:style-name="P85"><text:tab/><text:bookmark-start text:name="__DdeLink__6563_140401309"/><text:span text:style-name="T1023">Но её когда-то веселая и беззаботная подруга превратилась в настоящего </text:span><text:span text:style-name="T1459">крылатого </text:span><text:span text:style-name="T1023">демона, которого нельзя было остановить.</text:span><text:bookmark-end text:name="__DdeLink__6563_140401309"/></text:p>
      <text:p text:style-name="P85"><text:tab/><text:bookmark-start text:name="__DdeLink__6565_140401309"/><text:span text:style-name="T1024">Один из огненных шаров задел Эмбер и она упала, ударившись о Фонтан.</text:span><text:bookmark-end text:name="__DdeLink__6565_140401309"/><text:span text:style-name="T1024"> </text:span></text:p>
      <text:p text:style-name="P87"><text:bookmark-start text:name="__DdeLink__6567_140401309"/><text:soft-page-break/>- <text:span text:style-name="T1025">Ты проиграла </text:span><text:span text:style-name="T1026">и теперь… - не успела договорить Флурри, как она была связана невидимыми </text:span><text:span text:style-name="T1084">нитями</text:span><text:span text:style-name="T1026"> и не могла пошевелиться.</text:span><text:bookmark-end text:name="__DdeLink__6567_140401309"/></text:p>
      <text:p text:style-name="P87"><text:span text:style-name="T1027"><text:tab/></text:span><text:bookmark-start text:name="__DdeLink__6569_140401309"/><text:span text:style-name="T1027">Она почувствовала </text:span><text:span text:style-name="T1085">себя </text:span><text:span text:style-name="T1027">земной пони, </text:span><text:span text:style-name="T1086">которую</text:span><text:span text:style-name="T1027"> схватил единорог </text:span><text:span text:style-name="T1460">с помощью </text:span><text:span text:style-name="T1027">закляти</text:span><text:span text:style-name="T1460">я</text:span><text:span text:style-name="T1028">. Как она не пыталась выбраться ей не удавалось.</text:span><text:bookmark-end text:name="__DdeLink__6569_140401309"/></text:p>
      <text:p text:style-name="P85"><text:bookmark-start text:name="__DdeLink__6571_140401309"/>- <text:span text:style-name="T1028">Этого не может быть! Я Аликорн, у меня сильнее магия, чем твоя, ты не можешь меня сдержать — </text:span><text:span text:style-name="T1031">кричала</text:span><text:span text:style-name="T1029"> Флурри, </text:span><text:span text:style-name="T1031">пытаясь выбраться </text:span><text:span text:style-name="T1032">из ловушки</text:span><text:span text:style-name="T1031">.</text:span><text:bookmark-end text:name="__DdeLink__6571_140401309"/></text:p>
      <text:p text:style-name="P85"><text:bookmark-start text:name="__DdeLink__6573_140401309"/>- <text:span text:style-name="T1030">Прости, Флурри Харт, я ни раз говорила тебе, что у тебя нет знаний и тебе не хватает навыков, поэтому эта дуэль бессмысленна — </text:span><text:span text:style-name="T1461">ответила</text:span><text:span text:style-name="T1033"> Эмбер.</text:span><text:bookmark-end text:name="__DdeLink__6573_140401309"/></text:p>
      <text:p text:style-name="P88"><text:tab/><text:bookmark-start text:name="__DdeLink__6575_140401309"/><text:span text:style-name="T1034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6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89"><text:bookmark-start text:name="__DdeLink__6579_140401309"/>- <text:span text:style-name="T1035">Я не могу сдаться! Я сильнее! </text:span><text:span text:style-name="T1036">Я Аликорн! - </text:span><text:span text:style-name="T1037">не переставала кричать Флурри и она почувствовала как ток прошел внутри.</text:span><text:bookmark-end text:name="__DdeLink__6579_140401309"/></text:p>
      <text:p text:style-name="P89"><text:soft-page-break/><text:span text:style-name="T1037"><text:tab/></text:span><text:bookmark-start text:name="__DdeLink__6581_140401309"/><text:span text:style-name="T1037">У неё появились новые силы, она была способн</text:span><text:span text:style-name="T1087">а</text:span><text:span text:style-name="T1037"> выбраться из ловушки и уничтожит</text:span><text:span text:style-name="T1088">ь</text:span><text:span text:style-name="T1037"> все зло, которое был</text:span><text:span text:style-name="T1089">о </text:span><text:span text:style-name="T1037">в Эмбер </text:span><text:span text:style-name="T1089">Грим</text:span><text:span text:style-name="T1037">.</text:span><text:bookmark-end text:name="__DdeLink__6581_140401309"/></text:p>
      <text:p text:style-name="P85"><text:bookmark-start text:name="__DdeLink__6583_140401309"/>- <text:span text:style-name="T1038">Флурри, прекрати, </text:span><text:span text:style-name="T1462">Старлайт</text:span><text:span text:style-name="T1038"> уже рядом — успокаивала её Лара — остановись!</text:span><text:bookmark-end text:name="__DdeLink__6583_140401309"/></text:p>
      <text:p text:style-name="P85"><text:tab/><text:bookmark-start text:name="__DdeLink__6585_140401309"/><text:span text:style-name="T1039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5"><text:bookmark-start text:name="__DdeLink__6587_140401309"/>- <text:span text:style-name="T1039">Прощай Эмбер Грим — </text:span><text:span text:style-name="T1040">засмеялась она.</text:span><text:bookmark-end text:name="__DdeLink__6587_140401309"/></text:p>
      <text:p text:style-name="P85"><text:bookmark-start text:name="__DdeLink__6589_140401309"/>- <text:span text:style-name="T1042">Флурри, остановиииисссьь</text:span><text:span text:style-name="T1041">! - кричала Лара и побежала в гущу битвы, </text:span><text:span text:style-name="T1043">но не успела,</text:span><text:span text:style-name="T1041"> удар задел её и она </text:span><text:span text:style-name="T1044">проскользила несколько </text:span><text:span text:style-name="T1102">метров по земле,</text:span><text:span text:style-name="T1045"> </text:span><text:span text:style-name="T1046">все помутнело в её глаза</text:span><text:span text:style-name="T1090">х</text:span><text:span text:style-name="T1046"> и она потеряла сознание</text:span><text:span text:style-name="T1044">.</text:span><text:bookmark-end text:name="__DdeLink__6589_140401309"/></text:p>
      <text:p text:style-name="P86"><text:tab/><text:bookmark-start text:name="__DdeLink__6591_140401309"/><text:span text:style-name="T1463">Старлайт</text:span><text:span text:style-name="T1047"> н</text:span><text:span text:style-name="T1101">и</text:span><text:span text:style-name="T1091"> </text:span><text:span text:style-name="T1047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97"><text:tab/><text:bookmark-start text:name="__DdeLink__6593_140401309"/>Санберст подоспел немного позже.<text:bookmark-end text:name="__DdeLink__6593_140401309"/></text:p>
      <text:p text:style-name="P85"><text:tab/><text:bookmark-start text:name="__DdeLink__6595_140401309"/><text:span text:style-name="T1048">Лара не могла прийти в сознание и её </text:span><text:span text:style-name="T1049">срочно </text:span><text:span text:style-name="T1048">отправили </text:span><text:span text:style-name="T1049">к доктору.</text:span><text:bookmark-end text:name="__DdeLink__6595_140401309"/></text:p>
      <text:p text:style-name="P93"><text:tab/><text:bookmark-start text:name="__DdeLink__6597_140401309"/>Флурри увидела, что натворила <text:span text:style-name="T1092">и</text:span> <text:span text:style-name="T1050">поняла, что она во всем виноват</text:span><text:span text:style-name="T1093">а</text:span><text:span text:style-name="T1050">, что она демон, а не Эмбер Грим </text:span><text:span text:style-name="T1051">и устремилась прочь в небо.</text:span><text:bookmark-end text:name="__DdeLink__6597_140401309"/><text:span text:style-name="T1051"> </text:span></text:p>
      <text:p text:style-name="P93"><text:soft-page-break/><text:span text:style-name="T1052"><text:tab/></text:span><text:bookmark-start text:name="__DdeLink__6599_140401309"/><text:span text:style-name="T1052">Она не знала куда </text:span><text:span text:style-name="T1053">лететь</text:span><text:span text:style-name="T1052"> и сколько ей лететь, она летела потому, что могла это делать.</text:span><text:bookmark-end text:name="__DdeLink__6599_140401309"/></text:p>
      <text:p text:style-name="P90"><text:tab/><text:bookmark-start text:name="__DdeLink__6601_140401309"/><text:span text:style-name="T1054">Эмбер Грим </text:span><text:span text:style-name="T1055">едва выжила. </text:span><text:span text:style-name="T1464">О</text:span><text:span text:style-name="T1056">на </text:span><text:span text:style-name="T1059">успела</text:span><text:span text:style-name="T1057"> защититься </text:span><text:span text:style-name="T1058">магическим полем</text:span><text:span text:style-name="T1060">.</text:span><text:bookmark-end text:name="__DdeLink__6601_140401309"/></text:p>
      <text:p text:style-name="P91"><text:tab/><text:bookmark-start text:name="__DdeLink__6603_140401309"/><text:span text:style-name="T1061">Фонтан Золотой Дуб был полностью разрушен, а его место </text:span><text:span text:style-name="T1094">образовало</text:span><text:span text:style-name="T1061"> большое углубление в которое </text:span><text:span text:style-name="T1095">медленно</text:span><text:span text:style-name="T1061"> стекалась </text:span><text:span text:style-name="T1095">вода.</text:span><text:bookmark-end text:name="__DdeLink__6603_140401309"/></text:p>
      <text:p text:style-name="P92"><text:span text:style-name="T1061"><text:tab/></text:span><text:bookmark-start text:name="__DdeLink__6605_140401309"/><text:span text:style-name="T1061">Повсюду были руины: </text:span><text:span text:style-name="T1064">разбросанные </text:span><text:span text:style-name="T1061">куски</text:span><text:span text:style-name="T1064"> </text:span><text:span text:style-name="T1061"><text:s/></text:span><text:span text:style-name="T1065">земли</text:span><text:span text:style-name="T1061">, </text:span><text:span text:style-name="T1063">поломанные заборы</text:span><text:span text:style-name="T1062">, </text:span><text:span text:style-name="T1063">отломанные верхушки </text:span><text:span text:style-name="T1097">крыш</text:span><text:span text:style-name="T1063">, <text:s/></text:span><text:span text:style-name="T1096">обгоревшие дома </text:span><text:span text:style-name="T1465">и деревья</text:span><text:span text:style-name="T1096">.</text:span><text:bookmark-end text:name="__DdeLink__6605_140401309"/></text:p>
      <text:p text:style-name="P92"><text:span text:style-name="T1066"><text:tab/></text:span><text:bookmark-start text:name="__DdeLink__6607_140401309"/><text:span text:style-name="T1067">К большому </text:span><text:span text:style-name="T1066">счастью никто не пострадал за исключением Лары и дракона, в которого попала молния.</text:span><text:bookmark-end text:name="__DdeLink__6607_140401309"/></text:p>
      <text:p text:style-name="P92"><text:tab/><text:bookmark-start text:name="__DdeLink__6609_140401309"/><text:span text:style-name="T1068">День сменялся вечером и </text:span><text:span text:style-name="T1069">столь мрачное событие никак не повлияло на </text:span><text:span text:style-name="T1098">красивый </text:span><text:span text:style-name="T1100">осенний </text:span><text:span text:style-name="T1069">закат </text:span><text:span text:style-name="T1466">в</text:span><text:span text:style-name="T1099"> Понивилл</text:span><text:span text:style-name="T1467">е</text:span><text:span text:style-name="T1069">.</text:span><text:bookmark-end text:name="__DdeLink__6609_140401309"/></text:p>
      <text:p text:style-name="P92"/>
      <text:p text:style-name="P92"/>
      <text:p text:style-name="P92"/>
      <text:p text:style-name="P92"/>
      <text:p text:style-name="P92"/>
      <text:p text:style-name="P183"><text:soft-page-break/>11. <text:bookmark-start text:name="__DdeLink__6804_140401309"/><text:span text:style-name="T1192">Дружеская беседа</text:span><text:bookmark-end text:name="__DdeLink__6804_140401309"/></text:p>
      <text:p text:style-name="P68"><text:tab/><text:bookmark-start text:name="__DdeLink__6611_140401309"/><text:span text:style-name="T1104">Флурри долго летела </text:span><text:span text:style-name="T1105">и не <text:s/></text:span><text:span text:style-name="T1193">замечала, что происходило вокруг</text:span><text:span text:style-name="T1105">. </text:span><text:span text:style-name="T1110">Её не покидали мысли</text:span><text:span text:style-name="T1107">, что </text:span><text:span text:style-name="T1111">именно из-за неё</text:span><text:span text:style-name="T1108"> Лара находится в тяжелом состоянии, а Эмбер Грим возможно </text:span><text:span text:style-name="T1109">погибла</text:span><text:span text:style-name="T1105">.</text:span><text:bookmark-end text:name="__DdeLink__6611_140401309"/><text:span text:style-name="T1105"> </text:span></text:p>
      <text:p text:style-name="P68"><text:span text:style-name="T1106"><text:tab/></text:span><text:bookmark-start text:name="__DdeLink__6613_140401309"/><text:span text:style-name="T1112">Она решила приземлиться и обдумать всё, </text:span><text:span text:style-name="T1113">но только сейчас </text:span><text:span text:style-name="T1194">увидела,</text:span><text:span text:style-name="T1113"> что под ней было </text:span><text:span text:style-name="T1114">прозрачно-чистое озеро.</text:span><text:bookmark-end text:name="__DdeLink__6613_140401309"/><text:span text:style-name="T1114"> </text:span></text:p>
      <text:p text:style-name="P68"><text:tab/><text:bookmark-start text:name="__DdeLink__6615_140401309"/><text:span text:style-name="T1114">Флурри коснулась копытом воды и </text:span><text:span text:style-name="T1195">разглядела</text:span><text:span text:style-name="T1114"> своё отражение.</text:span><text:bookmark-end text:name="__DdeLink__6615_140401309"/></text:p>
      <text:p text:style-name="P68"><text:bookmark-start text:name="__DdeLink__6617_140401309"/>«<text:span text:style-name="T1114">Неужели </text:span><text:span text:style-name="T1196">это не сон </text:span><text:span text:style-name="T1197">и </text:span><text:span text:style-name="T1199">я </text:span><text:span text:style-name="T1197">по-настоящему</text:span><text:span text:style-name="T1114"> уничтожила Фонтан Золотой Дуб, убила Эмбер </text:span><text:span text:style-name="T1116">Грим и причинила много боли моей любимой подруге?</text:span>» - <text:span text:style-name="T1198">спрашивала себя</text:span><text:span text:style-name="T1117"> Флурри</text:span><text:span text:style-name="T1115">. </text:span><text:bookmark-end text:name="__DdeLink__6617_140401309"/></text:p>
      <text:p text:style-name="P68"><text:span text:style-name="T1117"><text:tab/></text:span><text:bookmark-start text:name="__DdeLink__6619_140401309"/><text:span text:style-name="T1117">Из её глаз </text:span><text:span text:style-name="T1200">капали</text:span><text:span text:style-name="T1117"> слезы и падали в озеро, плавно расходясь </text:span><text:span text:style-name="T1201">водяными кольцами </text:span><text:span text:style-name="T1206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68"><text:tab/><text:bookmark-start text:name="__DdeLink__6621_140401309"/><text:span text:style-name="T1203">Это были </text:span><text:span text:style-name="T1119">т</text:span><text:span text:style-name="T1120">е </text:span><text:span text:style-name="T1121">чудесные</text:span><text:span text:style-name="T1120"> для Флурри </text:span><text:span text:style-name="T1202">дни, </text:span><text:span text:style-name="T1204">когда она гуляла вместе с Ларой </text:span><text:span text:style-name="T1118">по Понивиллю после уроков Дружбы. </text:span><text:bookmark-end text:name="__DdeLink__6621_140401309"/></text:p>
      <text:p text:style-name="P68"><text:soft-page-break/><text:span text:style-name="T1205"><text:tab/></text:span><text:bookmark-start text:name="__DdeLink__6623_140401309"/><text:span text:style-name="T1469">Сначала</text:span><text:span text:style-name="T1468"> они</text:span><text:span text:style-name="T1205"> заходили</text:span><text:span text:style-name="T1118"> в Сахарный Дворец, </text:span><text:span text:style-name="T1119">накупали себе пирожных и объедались до отвала.</text:span><text:bookmark-end text:name="__DdeLink__6623_140401309"/></text:p>
      <text:p text:style-name="P68"><text:span text:style-name="T1122"><text:tab/></text:span><text:bookmark-start text:name="__DdeLink__6625_140401309"/><text:span text:style-name="T1207">А вечером</text:span><text:span text:style-name="T1122"> всегда шли к фонтану Золотой Дуб.</text:span><text:bookmark-end text:name="__DdeLink__6625_140401309"/></text:p>
      <text:p text:style-name="P68"><text:tab/><text:bookmark-start text:name="__DdeLink__6627_140401309"/><text:span text:style-name="T1123">Тех дней уже не вернуть, они бесследно исчезли и Флурри </text:span><text:span text:style-name="T1124">хотела вернуться в прошлое и </text:span><text:span text:style-name="T1208">отказаться от</text:span><text:span text:style-name="T1124"> </text:span><text:span text:style-name="T1208">этой</text:span><text:span text:style-name="T1124"> злосчастн</text:span><text:span text:style-name="T1208">ой</text:span><text:span text:style-name="T1124"> дуэл</text:span><text:span text:style-name="T1208">и</text:span><text:span text:style-name="T1124">, котор</text:span><text:span text:style-name="T1208">ой</text:span><text:span text:style-name="T1124"> она так жаждала.</text:span><text:bookmark-end text:name="__DdeLink__6627_140401309"/></text:p>
      <text:p text:style-name="P98"><text:tab/><text:bookmark-start text:name="__DdeLink__6629_140401309"/>«Я <text:span text:style-name="T1125">не смогу изменить свое прошлое</text:span>, но если я останусь тут, то я просто трусливая пони, которая не может ответить за свои поступки. <text:span text:style-name="T1127">Я вернусь и расскажу всю правду </text:span><text:span text:style-name="T1470">Старлайт</text:span><text:span text:style-name="T1126">» - </text:span><text:span text:style-name="T1127">твердо решила Флурри и отправилась назад.</text:span><text:bookmark-end text:name="__DdeLink__6629_140401309"/><text:span text:style-name="T1127"> </text:span></text:p>
      <text:p text:style-name="P98"><text:span text:style-name="T1128"><text:tab/></text:span><text:bookmark-start text:name="__DdeLink__6631_140401309"/><text:span text:style-name="T1128">У неё появилось сильное желание рассказать всю правду о </text:span><text:span text:style-name="T1209">своей ненависти и злобе к Эмбер Грим.</text:span><text:bookmark-end text:name="__DdeLink__6631_140401309"/></text:p>
      <text:p text:style-name="P98"><text:tab/><text:bookmark-start text:name="__DdeLink__6633_140401309"/><text:span text:style-name="T1129">Уже была ночь, когда Флурри </text:span><text:span text:style-name="T1130">увидела очертания </text:span><text:span text:style-name="T1210">школы </text:span><text:span text:style-name="T1211">Друж</text:span><text:span text:style-name="T1212">бы </text:span><text:span text:style-name="T1213">и начала медленно снижаться.</text:span><text:bookmark-end text:name="__DdeLink__6633_140401309"/><text:span text:style-name="T1130"> </text:span></text:p>
      <text:p text:style-name="P98"><text:span text:style-name="T1131"><text:tab/></text:span><text:bookmark-start text:name="__DdeLink__6635_140401309"/><text:span text:style-name="T1132">На вершине водопада она </text:span><text:span text:style-name="T1213">заметила</text:span><text:span text:style-name="T1132"> тень, похожую на пони и решила разглядеть </text:span><text:span text:style-name="T1213">её </text:span><text:span text:style-name="T1132">поближе.</text:span><text:bookmark-end text:name="__DdeLink__6635_140401309"/></text:p>
      <text:p text:style-name="P98"><text:tab/><text:bookmark-start text:name="__DdeLink__6637_140401309"/><text:span text:style-name="T1132">Это была </text:span><text:span text:style-name="T1471">Старлайт</text:span><text:span text:style-name="T1132">. Она </text:span><text:span text:style-name="T1133">знала, что Флурри вернётся и </text:span><text:span text:style-name="T1132">ждала её </text:span><text:span text:style-name="T1133">уже несколько часов.</text:span><text:bookmark-end text:name="__DdeLink__6637_140401309"/><text:span text:style-name="T1133"> </text:span></text:p>
      <text:p text:style-name="P99"><text:tab/><text:bookmark-start text:name="__DdeLink__6639_140401309"/><text:span text:style-name="T1134">Флурри не </text:span><text:span text:style-name="T1214">смогла удержаться и кинулась в </text:span><text:span text:style-name="T1217">объя</text:span><text:span text:style-name="T1218">ть</text:span><text:span text:style-name="T1219">я</text:span><text:span text:style-name="T1214"> </text:span><text:span text:style-name="T1472">Старлайт</text:span><text:span text:style-name="T1134">. </text:span><text:bookmark-end text:name="__DdeLink__6639_140401309"/></text:p>
      <text:p text:style-name="P99"><text:soft-page-break/><text:span text:style-name="T1215"><text:tab/></text:span><text:bookmark-start text:name="__DdeLink__6641_140401309"/><text:span text:style-name="T1215">В этот м</text:span><text:span text:style-name="T1219">о</text:span><text:span text:style-name="T1215">мент е</text:span><text:span text:style-name="T1214">й было так тяжело, что она не могла сказать </text:span><text:span text:style-name="T1216">ни слова.</text:span><text:bookmark-end text:name="__DdeLink__6641_140401309"/></text:p>
      <text:p text:style-name="P98"><text:bookmark-start text:name="__DdeLink__6643_140401309"/>- <text:span text:style-name="T1134">Все хорошо, Флурри, </text:span><text:span text:style-name="T1219">успокойся</text:span><text:span text:style-name="T1134"> — говорила </text:span><text:span text:style-name="T1473">Старлайт</text:span><text:span text:style-name="T1134"> — </text:span><text:span text:style-name="T1219">Лара в порядке</text:span><text:span text:style-name="T1135">.</text:span><text:bookmark-end text:name="__DdeLink__6643_140401309"/></text:p>
      <text:p text:style-name="P98"><text:bookmark-start text:name="__DdeLink__6645_140401309"/>- <text:span text:style-name="T1136">Я убила Эмбер Грим, это моя вина, я демон — чуть не рыдая </text:span><text:span text:style-name="T1220">выдавила</text:span><text:span text:style-name="T1136"> Флурри.</text:span><text:bookmark-end text:name="__DdeLink__6645_140401309"/></text:p>
      <text:p text:style-name="P98"><text:bookmark-start text:name="__DdeLink__6647_140401309"/>- <text:span text:style-name="T1137">Успокойся, она жива — </text:span><text:span text:style-name="T1138">утешала её </text:span><text:span text:style-name="T1474">Стар</text:span><text:span text:style-name="T1475">лайт.</text:span><text:bookmark-end text:name="__DdeLink__6647_140401309"/></text:p>
      <text:p text:style-name="P98"><text:bookmark-start text:name="__DdeLink__6649_140401309"/>- <text:span text:style-name="T1139">Я хочу </text:span><text:span text:style-name="T1221">рассказать вам всю правду.</text:span><text:bookmark-end text:name="__DdeLink__6649_140401309"/></text:p>
      <text:p text:style-name="P98"><text:bookmark-start text:name="__DdeLink__6651_140401309"/>- <text:span text:style-name="T1222">Хорошо, Флурри</text:span><text:bookmark-end text:name="__DdeLink__6651_140401309"/></text:p>
      <text:p text:style-name="P100"><text:tab/><text:bookmark-start text:name="__DdeLink__6653_140401309"/>Флурри <text:span text:style-name="T1141">начала приходить в себя и </text:span><text:span text:style-name="T1142">успокаиваться.</text:span><text:bookmark-end text:name="__DdeLink__6653_140401309"/><text:span text:style-name="T1142"> </text:span></text:p>
      <text:p text:style-name="P100"><text:bookmark-start text:name="__DdeLink__6655_140401309"/><text:span text:style-name="T1140">- </text:span><text:span text:style-name="T1142">Мне сразу не понравилась Эмбер Грим. Я </text:span><text:span text:style-name="T1143">чувствовала к ней отвращение. </text:span><text:span text:style-name="T1144">Потом </text:span><text:span text:style-name="T1223">тётя </text:span><text:span text:style-name="T1144">попросила </text:span><text:span text:style-name="T1223">меня </text:span><text:span text:style-name="T1147">подружиться</text:span><text:span text:style-name="T1144"> с ней, я целый месяц не решалась, а когда решилась </text:span><text:span text:style-name="T1224">то </text:span><text:span text:style-name="T1144">горько об этом пожалела. Я почувствовала себя уязвленной и в этом была неправа. </text:span><text:span text:style-name="T1145">Мне было суждено родиться Аликорном </text:span><text:span text:style-name="T1147">и</text:span><text:span text:style-name="T1145"> быть в центре внимания, </text:span><text:span text:style-name="T1225">быть </text:span><text:span text:style-name="T1148">л</text:span><text:span text:style-name="T1145">учше других, поэтом</text:span><text:span text:style-name="T1146">у я начала её ненавидет</text:span><text:span text:style-name="T1147">ь. </text:span><text:span text:style-name="T1149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149">случай с Эвери Хейт меня </text:span><text:span text:style-name="T1226">вывел</text:span><text:span text:style-name="T1149"> из терпения, </text:span><text:span text:style-name="T1150">поэтому я вызвала её на дуэль. </text:span><text:span text:style-name="T1151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227">а я добрая и хорошая.</text:span><text:span text:style-name="T1151"> </text:span><text:span text:style-name="T1152">Она оказалась лучше меня в магии даже без рога, тогда я не могла удержать всю свою ненависть и злость, которая во мне росла. </text:span><text:span text:style-name="T1227">И </text:span><text:span text:style-name="T1153">она вырвалась наружу. - </text:span><text:span text:style-name="T1228">рассказ</text:span><text:span text:style-name="T1476">ыв</text:span><text:span text:style-name="T1228">ала</text:span><text:span text:style-name="T1153"> Флурри и <text:s/></text:span><text:span text:style-name="T1154">у неё снова пошли слезы.</text:span><text:bookmark-end text:name="__DdeLink__6655_140401309"/></text:p>
      <text:p text:style-name="P100"><text:bookmark-start text:name="__DdeLink__6657_140401309"/>- <text:span text:style-name="T1155">Флурри, ты правильно поступила, что рассказала мне </text:span><text:span text:style-name="T1229">всю </text:span><text:span text:style-name="T1155">правду. Я тоже не была хорошей пони и поступала неправильно</text:span><text:bookmark-end text:name="__DdeLink__6657_140401309"/></text:p>
      <text:p text:style-name="P100"><text:bookmark-start text:name="__DdeLink__6659_140401309"/>- <text:span text:style-name="T1156">Вы? Разве такое может быть? - удивилась Флурри.</text:span><text:bookmark-end text:name="__DdeLink__6659_140401309"/></text:p>
      <text:p text:style-name="P100"><text:bookmark-start text:name="__DdeLink__6661_140401309"/>- <text:span text:style-name="T1157">Да. Это длинная история берёт свое начало </text:span><text:span text:style-name="T1230">ещё </text:span><text:span text:style-name="T1157">до твоего рождения. - </text:span><text:span text:style-name="T1158">начала </text:span><text:span text:style-name="T1477">Старлайт</text:span><text:span text:style-name="T1158"> — </text:span><text:span text:style-name="T1159">В детстве у меня был единственный друг Санберст, </text:span><text:span text:style-name="T1231">с которым мы проводили всё время.</text:span><text:span text:style-name="T1159"> </text:span><text:span text:style-name="T1231">О</text:span><text:span text:style-name="T1160">н</text:span><text:span text:style-name="T1159"> </text:span><text:span text:style-name="T1160">первый </text:span><text:span text:style-name="T1159"><text:s/></text:span><text:span text:style-name="T1160">получил</text:span><text:span text:style-name="T1159"> знак отличия </text:span><text:span text:style-name="T1160">и уехал в продвинутую школу </text:span><text:span text:style-name="T1232">для магов</text:span><text:span text:style-name="T1160">, </text:span><text:span text:style-name="T1161">а я осталась одна </text:span><text:span text:style-name="T1232">и не </text:span><text:span text:style-name="T1478">решалась больше </text:span><text:span text:style-name="T1232">заводить друзей.</text:span><text:span text:style-name="T1161"> </text:span><text:span text:style-name="T1232">Потом <text:s/>я создала</text:span><text:span text:style-name="T1161"> деревню, где все пони </text:span><text:span text:style-name="T1232">были</text:span><text:span text:style-name="T1161"> равны. </text:span><text:span text:style-name="T1162">Я забрала у </text:span><text:span text:style-name="T1233">них</text:span><text:span text:style-name="T1162"> свободу выбирать кем им быть, </text:span><text:span text:style-name="T1163">теперь я хорошо понимаю эту ужасную ошибку. Твоя тётя вместе со своими </text:span><text:span text:style-name="T1234">подругами</text:span><text:span text:style-name="T1163"> </text:span><text:span text:style-name="T1164">разрушила мо</text:span><text:span text:style-name="T1234">ю </text:span><text:soft-page-break/><text:span text:style-name="T1234">утопию</text:span><text:span text:style-name="T1164"> и я сбежала. </text:span><text:span text:style-name="T1165">Я долго следила за ней и хотела </text:span><text:span text:style-name="T1235">только </text:span><text:span text:style-name="T1165">мести. </text:span><text:span text:style-name="T1166">В один из прекрасных дней когда Твайлайт рассказывала о легендарном Радужном ударе, </text:span><text:span text:style-name="T1167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170">Такие последствия повлекли к тому, что вся </text:span><text:span text:style-name="T1236">Эквестрия</text:span><text:span text:style-name="T1170"> оказалась на гране гибели!</text:span><text:span text:style-name="T1167"> </text:span><text:span text:style-name="T1168">Твайлайт долго убеждала меня </text:span><text:span text:style-name="T1170">в этом</text:span><text:span text:style-name="T1168"> и я поверила ей, выбрав </text:span><text:span text:style-name="T1170">путь</text:span><text:span text:style-name="T1168"> дружб</text:span><text:span text:style-name="T1170">ы</text:span><text:span text:style-name="T1168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00"><text:tab/><text:bookmark-start text:name="__DdeLink__6663_140401309"/><text:span text:style-name="T1169">Флурри долго молчала, её поразила эта история. Она не могла поверить, что </text:span><text:span text:style-name="T1479">Старлайт</text:span><text:span text:style-name="T1169"> </text:span><text:span text:style-name="T1171">когда-то враждовала с её тётей, хотела ей отомстить,</text:span><text:span text:style-name="T1169"> путешествовала во времени и чуть не уничтожила всю Эквестрию.</text:span><text:bookmark-end text:name="__DdeLink__6663_140401309"/></text:p>
      <text:p text:style-name="P100"><text:bookmark-start text:name="__DdeLink__6665_140401309"/>- <text:span text:style-name="T1172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480">Старлайт</text:span><text:span text:style-name="T1172">.</text:span><text:bookmark-end text:name="__DdeLink__6665_140401309"/></text:p>
      <text:p text:style-name="P100"><text:bookmark-start text:name="__DdeLink__6667_140401309"/><text:soft-page-break/>- <text:span text:style-name="T1175">Я</text:span><text:span text:style-name="T1174"> ужасно поступила с ней, я</text:span><text:span text:style-name="T1173"> не обращала внимания на её проблемы и не думала даже с ней подружиться, </text:span><text:span text:style-name="T1175">просто потому</text:span><text:span text:style-name="T1173"> что у меня уже </text:span><text:span text:style-name="T1175">была лучшая</text:span><text:span text:style-name="T1173"> подруга, </text:span><text:span text:style-name="T1176">я относилась к ней, как </text:span><text:span text:style-name="T1237">к </text:span><text:span text:style-name="T1176">демону и мне очень жаль — созналась Флурри.</text:span><text:bookmark-end text:name="__DdeLink__6667_140401309"/></text:p>
      <text:p text:style-name="P100"><text:bookmark-start text:name="__DdeLink__6669_140401309"/>- <text:span text:style-name="T1177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0"><text:bookmark-start text:name="__DdeLink__6671_140401309"/>- <text:span text:style-name="T1178">Хорошо, я должна извиниться перед Эмбер, она в школе?</text:span><text:bookmark-end text:name="__DdeLink__6671_140401309"/></text:p>
      <text:p text:style-name="P100"><text:bookmark-start text:name="__DdeLink__6673_140401309"/>- <text:span text:style-name="T1178">К сожалению нет, она решила уехать из Понивилля в Кантерлот, чтобы </text:span><text:span text:style-name="T1179">поговорить с Твайлайт об отчислении</text:span><text:span text:style-name="T1178"> из школы.</text:span><text:bookmark-end text:name="__DdeLink__6673_140401309"/></text:p>
      <text:p text:style-name="P100"><text:bookmark-start text:name="__DdeLink__6675_140401309"/>- <text:span text:style-name="T1180">Что? Отчислении? Она не виновата ни в чем, это я самый настоящий демон — </text:span><text:span text:style-name="T1182">громко </text:span><text:span text:style-name="T1238">сказала</text:span><text:span text:style-name="T1182"> Флурри.</text:span><text:bookmark-end text:name="__DdeLink__6675_140401309"/></text:p>
      <text:p text:style-name="P100"><text:bookmark-start text:name="__DdeLink__6677_140401309"/>- <text:span text:style-name="T1181">Мы долго с ней об этом говорили, но она сама так решила. <text:s/>-</text:span><text:span text:style-name="T1183"> </text:span><text:span text:style-name="T1184">с сожалением </text:span><text:span text:style-name="T1183">ответила </text:span><text:span text:style-name="T1481">Старлайт</text:span><text:span text:style-name="T1183">.</text:span><text:bookmark-end text:name="__DdeLink__6677_140401309"/></text:p>
      <text:p text:style-name="P101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185">остаться одной. </text:span><text:bookmark-end text:name="__DdeLink__6679_140401309"/></text:p>
      <text:p text:style-name="P115"><text:tab/></text:p>
      <text:p text:style-name="P102"><text:soft-page-break/><text:span text:style-name="T1239"><text:tab/></text:span><text:bookmark-start text:name="__DdeLink__6684_140401309"/><text:span text:style-name="T1487">И п</text:span><text:bookmark-start text:name="__DdeLink__6681_140401309"/><text:span text:style-name="T1185">оэтому </text:span><text:span text:style-name="T1487">Флурри</text:span><text:span text:style-name="T1239"> </text:span><text:span text:style-name="T1185">решила</text:span><text:span text:style-name="T1186"> </text:span><text:span text:style-name="T1488">поехать</text:span><text:span text:style-name="T1186"> в Кантерлот на следующий день, чтобы </text:span><text:span text:style-name="T1187">поговорить с Эмбер.</text:span><text:bookmark-end text:name="__DdeLink__6684_140401309"/><text:bookmark-end text:name="__DdeLink__6681_140401309"/></text:p>
      <text:p text:style-name="P101"><text:bookmark-start text:name="__DdeLink__6686_140401309"/>- <text:span text:style-name="T1188">Мне нужно навестить Лару, она в больнице Понивилля? - <text:s/>спросила Флурри.</text:span><text:bookmark-end text:name="__DdeLink__6686_140401309"/></text:p>
      <text:p text:style-name="P101"><text:bookmark-start text:name="__DdeLink__6688_140401309"/>- <text:span text:style-name="T1188">Да, </text:span><text:span text:style-name="T1189">но сейчас ей нужен покой, а тебе хорошо отдохнуть</text:span><text:bookmark-end text:name="__DdeLink__6688_140401309"/></text:p>
      <text:p text:style-name="P101"><text:bookmark-start text:name="__DdeLink__6690_140401309"/>- <text:span text:style-name="T1189">Хорошо — </text:span><text:span text:style-name="T1190">согласилась Флурри и снова обняла </text:span><text:span text:style-name="T1482">Старлайт</text:span><text:span text:style-name="T1190">.</text:span><text:bookmark-end text:name="__DdeLink__6690_140401309"/></text:p>
      <text:p text:style-name="P101"><text:span text:style-name="T1190"><text:tab/></text:span><text:bookmark-start text:name="__DdeLink__6692_140401309"/><text:span text:style-name="T1240">В этой дружеской беседе со </text:span><text:span text:style-name="T1483">Старлайт</text:span><text:span text:style-name="T1190"> скрывалась особая магия. Флурри сразу ощутила её действие: ей стало намного легче.</text:span><text:bookmark-end text:name="__DdeLink__6692_140401309"/></text:p>
      <text:p text:style-name="P103"><text:tab/><text:bookmark-start text:name="__DdeLink__6694_140401309"/>Наступила ночь и <text:span text:style-name="T1191">в Понивилле потухли все </text:span><text:span text:style-name="T1241">горящие огоньки</text:span><text:span text:style-name="T1191"> — город уснул.</text:span><text:bookmark-end text:name="__DdeLink__6694_140401309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84"><text:bookmark-start text:name="__DdeLink__6792_140401309"/><text:soft-page-break/>12. <text:span text:style-name="T1259">Извинения</text:span><text:bookmark-end text:name="__DdeLink__6792_140401309"/></text:p>
      <text:p text:style-name="P104"><text:tab/><text:bookmark-start text:name="__DdeLink__6696_140401309"/><text:span text:style-name="T1245">На следующий день Флурри </text:span><text:span text:style-name="T1246">навестила </text:span><text:span text:style-name="T1314">Лару </text:span><text:span text:style-name="T1246">в больнице Понивилля и извинилась за свои ошибки, которых не было бы если </text:span><text:span text:style-name="T1313">бы </text:span><text:span text:style-name="T1246">она сразу послушала </text:span><text:span text:style-name="T1247">свою лучшую подругу.</text:span><text:bookmark-end text:name="__DdeLink__6696_140401309"/></text:p>
      <text:p text:style-name="P104"><text:tab/><text:bookmark-start text:name="__DdeLink__6698_140401309"/><text:span text:style-name="T1247">Лара </text:span><text:span text:style-name="T1248">чувствовала себя гораздо лучше и могла снова шутить по своему. Она не обижалась на свою подругу и </text:span><text:span text:style-name="T1315">знала, что для Флурри нет ничего важней дружбы и любви</text:span><text:span text:style-name="T1249">.</text:span><text:bookmark-end text:name="__DdeLink__6698_140401309"/></text:p>
      <text:p text:style-name="P200"><text:bookmark-start text:name="__DdeLink__6700_140401309"/><text:span text:style-name="T9">- </text:span><text:span text:style-name="T10">Я скоро поеду в Кантерлот, чтобы извиниться перед Эмбер Грим и </text:span><text:span text:style-name="T14">переубедить</text:span><text:span text:style-name="T10"> её </text:span><text:span text:style-name="T15">не отчисляться из школы</text:span><text:span text:style-name="T10"> — </text:span><text:span text:style-name="T16">ск</text:span><text:span text:style-name="T19">а</text:span><text:span text:style-name="T16">зал</text:span><text:span text:style-name="T17">а</text:span><text:span text:style-name="T11"> Флурри </text:span><text:span text:style-name="T22">лежащей на постел</text:span><text:span text:style-name="T25">е</text:span><text:span text:style-name="T20"> Лар</text:span><text:span text:style-name="T22">е,</text:span><text:span text:style-name="T20"> </text:span><text:span text:style-name="T21"><text:s/>котор</text:span><text:span text:style-name="T23">ая только, что </text:span><text:span text:style-name="T24">отложила</text:span><text:span text:style-name="T18"> </text:span><text:span text:style-name="T23">книгу. </text:span><text:span text:style-name="T24">На обложке красовалось название </text:span><text:span text:style-name="T13">«</text:span><text:span text:style-name="T12">Дэринг Ду и Поиски Сапфировой Статуэтки</text:span><text:span text:style-name="T13">».</text:span><text:bookmark-end text:name="__DdeLink__6700_140401309"/></text:p>
      <text:p text:style-name="P104"><text:bookmark-start text:name="__DdeLink__6702_140401309"/>- <text:span text:style-name="T1250">Она собирается уйти из школы? - </text:span><text:span text:style-name="T1338">удивленно спросила Лара.</text:span><text:bookmark-end text:name="__DdeLink__6702_140401309"/></text:p>
      <text:p text:style-name="P104"><text:bookmark-start text:name="__DdeLink__6704_140401309"/>- <text:span text:style-name="T1251">Да. Я думаю это из-за того, что она почувствовала себя лишней и </text:span><text:span text:style-name="T1252">поэтому </text:span><text:span text:style-name="T1251">хочет остаться одной</text:span><text:bookmark-end text:name="__DdeLink__6704_140401309"/></text:p>
      <text:p text:style-name="P104"><text:bookmark-start text:name="__DdeLink__6706_140401309"/>- <text:span text:style-name="T1253">Ты только поосторожней и не разнеси там школу — засмеялась Лара.</text:span><text:bookmark-end text:name="__DdeLink__6706_140401309"/></text:p>
      <text:p text:style-name="P104"><text:bookmark-start text:name="__DdeLink__6708_140401309"/>- <text:span text:style-name="T1253">Твои шуточки сейчас совсем неуместны, Лара!</text:span><text:bookmark-end text:name="__DdeLink__6708_140401309"/></text:p>
      <text:p text:style-name="P104"><text:bookmark-start text:name="__DdeLink__6710_140401309"/><text:soft-page-break/>- <text:span text:style-name="T1253">Прости, </text:span><text:span text:style-name="T1254">а <text:s/>что с фонтаном? Там кажется камня на камне не осталось</text:span><text:bookmark-end text:name="__DdeLink__6710_140401309"/></text:p>
      <text:p text:style-name="P105"><text:bookmark-start text:name="__DdeLink__6712_140401309"/>- Меня наказали на месяц и отстранили от занятий. Поэтому я скоро приеду сюда, чтобы помо<text:span text:style-name="T1316">чь его восстановить</text:span> — с тяжелым вздохом <text:span text:style-name="T1317">ответила</text:span> Флурри.<text:bookmark-end text:name="__DdeLink__6712_140401309"/></text:p>
      <text:p text:style-name="P105"><text:bookmark-start text:name="__DdeLink__6714_140401309"/>- <text:span text:style-name="T1255">Справедливо</text:span><text:bookmark-end text:name="__DdeLink__6714_140401309"/></text:p>
      <text:p text:style-name="P105"><text:bookmark-start text:name="__DdeLink__6716_140401309"/>- <text:span text:style-name="T1256">Мне пора в Кантерлот, </text:span><text:span text:style-name="T1257">я ещё успею сегодня тебя навестить, пока, Лара</text:span><text:bookmark-end text:name="__DdeLink__6716_140401309"/></text:p>
      <text:p text:style-name="P105"><text:bookmark-start text:name="__DdeLink__6720_140401309"/>- <text:span text:style-name="T1257">Пока Флурри — </text:span><text:span text:style-name="T1258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7"><text:tab/><text:bookmark-start text:name="__DdeLink__6722_140401309"/>Флурри <text:span text:style-name="T1318">мгновенно добра</text:span><text:bookmark-end text:name="__DdeLink__6718_140401309"/><text:span text:style-name="T1318">лась</text:span> до школы <text:span text:style-name="T1319">и приступ</text:span><text:span text:style-name="T1339">ила</text:span><text:span text:style-name="T1319"> к поискам</text:span> Эмбер Грим, но тщетно.<text:bookmark-end text:name="__DdeLink__6722_140401309"/> </text:p>
      <text:p text:style-name="P107"><text:span text:style-name="T1260"><text:tab/></text:span><text:bookmark-start text:name="__DdeLink__6724_140401309"/><text:span text:style-name="T1260">Она испугалась и </text:span><text:span text:style-name="T1484">по</text:span><text:span text:style-name="T1260">думала, что она уже уехала </text:span><text:span text:style-name="T1340">домой</text:span><text:span text:style-name="T1260"> и больше </text:span><text:span text:style-name="T1261">никогда </text:span><text:span text:style-name="T1260">не вернётся.</text:span><text:bookmark-end text:name="__DdeLink__6724_140401309"/></text:p>
      <text:p text:style-name="P106"><text:tab/><text:bookmark-start text:name="__DdeLink__6726_140401309"/><text:span text:style-name="T1262">Но видимо им суждено было увидеться, потому что Флурри вспомнила, </text:span><text:span text:style-name="T1264">что </text:span><text:span text:style-name="T1262">около школы есть ещё одно место, исторический парк </text:span><text:span text:style-name="T1263">из каменных статуй.</text:span><text:bookmark-end text:name="__DdeLink__6726_140401309"/></text:p>
      <text:p text:style-name="P106"><text:tab/><text:bookmark-start text:name="__DdeLink__6728_140401309"/><text:span text:style-name="T1265">Она моментально телепортировалась туда <text:s/>и увидела задумчивую Эмбер Грим, которая разглядывала свою любимую статую «</text:span><text:span text:style-name="T1320">Великая тройка злодеев Эквестрии</text:span><text:span text:style-name="T1265">».</text:span><text:bookmark-end text:name="__DdeLink__6728_140401309"/></text:p>
      <text:p text:style-name="P106"><text:bookmark-start text:name="__DdeLink__6730_140401309"/><text:soft-page-break/>- <text:span text:style-name="T1266">Эмбер, это я Флурри Харт и я хотела извиниться перед тобой... — </text:span><text:span text:style-name="T1267">не успела </text:span><text:span text:style-name="T1341">договорить</text:span><text:span text:style-name="T1267"> Флурри.</text:span><text:bookmark-end text:name="__DdeLink__6730_140401309"/></text:p>
      <text:p text:style-name="P108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8"><text:bookmark-start text:name="__DdeLink__6734_140401309"/>- <text:span text:style-name="T1268">Что? Ты на самом деле бросаешь школу? - удивленно спросила Флурри.</text:span><text:bookmark-end text:name="__DdeLink__6734_140401309"/></text:p>
      <text:p text:style-name="P108"><text:bookmark-start text:name="__DdeLink__6736_140401309"/>- <text:span text:style-name="T1268">Да. Я решила это ещё </text:span><text:span text:style-name="T1321">в выходные дни</text:span><text:span text:style-name="T1268">.</text:span><text:bookmark-end text:name="__DdeLink__6736_140401309"/></text:p>
      <text:p text:style-name="P108"><text:bookmark-start text:name="__DdeLink__6738_140401309"/>- <text:span text:style-name="T1269">Но почему?</text:span><text:bookmark-end text:name="__DdeLink__6738_140401309"/></text:p>
      <text:p text:style-name="P108"><text:bookmark-start text:name="__DdeLink__6740_140401309"/>- <text:span text:style-name="T1270">Ты меня не слушала. Я повторюсь: я развила свои навыки на достаточном уров</text:span><text:span text:style-name="T1272">н</text:span><text:span text:style-name="T1270">е </text:span><text:span text:style-name="T1272">и поэтому мне больше нечего здесь делать</text:span><text:span text:style-name="T1270"> — </text:span><text:span text:style-name="T1271">твердо </text:span><text:span text:style-name="T1322">ответила</text:span><text:span text:style-name="T1271"> Эмбер.</text:span><text:bookmark-end text:name="__DdeLink__6740_140401309"/></text:p>
      <text:p text:style-name="P108"><text:bookmark-start text:name="__DdeLink__6742_140401309"/>- <text:span text:style-name="T1273">Это смешно. Ты не хочешь мешать остальным потому что чувствуешь себя лишней?</text:span><text:bookmark-end text:name="__DdeLink__6742_140401309"/></text:p>
      <text:p text:style-name="P108"><text:bookmark-start text:name="__DdeLink__6744_140401309"/>- <text:span text:style-name="T1274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8"><text:bookmark-start text:name="__DdeLink__6746_140401309"/>- <text:span text:style-name="T1275">Но что станет с тобой?</text:span><text:bookmark-end text:name="__DdeLink__6746_140401309"/><text:span text:style-name="T1275"> </text:span></text:p>
      <text:p text:style-name="P108"><text:bookmark-start text:name="__DdeLink__6748_140401309"/><text:soft-page-break/>- <text:span text:style-name="T1275">Я уйду из школы, попрошу принцессу Твайлайт </text:span><text:span text:style-name="T1276">сделать меня</text:span><text:span text:style-name="T1275"> исследователем различных уголков Эквестрии, </text:span><text:span text:style-name="T1323">на что у меня есть все необходимые знания и способности,</text:span><text:span text:style-name="T1275"> буду писать научные статьи и </text:span><text:span text:style-name="T1277">узнаю</text:span><text:span text:style-name="T1275"> кто я на самом деле</text:span><text:bookmark-end text:name="__DdeLink__6748_140401309"/></text:p>
      <text:p text:style-name="P108"><text:bookmark-start text:name="__DdeLink__6750_140401309"/>- <text:span text:style-name="T1278">Ты ведь останешься одной!</text:span><text:bookmark-end text:name="__DdeLink__6750_140401309"/></text:p>
      <text:p text:style-name="P108"><text:bookmark-start text:name="__DdeLink__6752_140401309"/>- <text:span text:style-name="T1278">Да, одной гораздо легче, мне никто не будет мешать</text:span><text:bookmark-end text:name="__DdeLink__6752_140401309"/></text:p>
      <text:p text:style-name="P108"><text:bookmark-start text:name="__DdeLink__6754_140401309"/>- <text:span text:style-name="T1279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8"><text:bookmark-start text:name="__DdeLink__6756_140401309"/>- <text:span text:style-name="T1280">Но вдруг? <text:s/>- переспросила Эмбер.</text:span><text:bookmark-end text:name="__DdeLink__6756_140401309"/></text:p>
      <text:p text:style-name="P108"><text:bookmark-start text:name="__DdeLink__6758_140401309"/>- <text:span text:style-name="T1281">Ничего, </text:span><text:span text:style-name="T1282">я просто хотела сказать…</text:span><text:bookmark-end text:name="__DdeLink__6758_140401309"/></text:p>
      <text:p text:style-name="P108"><text:bookmark-start text:name="__DdeLink__6760_140401309"/>- <text:span text:style-name="T1282">Ты хотела сказать, вдруг я стану темной пони без поддержки друзей — </text:span><text:span text:style-name="T1283">перебила </text:span><text:span text:style-name="T1324">её </text:span><text:span text:style-name="T1283">Эмбер.</text:span><text:bookmark-end text:name="__DdeLink__6760_140401309"/></text:p>
      <text:p text:style-name="P108"><text:bookmark-start text:name="__DdeLink__6762_140401309"/>- <text:span text:style-name="T1284">Эмбер, </text:span><text:span text:style-name="T1285">ты всегда будешь ставить меня в дурацкое положение — улыбнулась Флурри.</text:span><text:bookmark-end text:name="__DdeLink__6762_140401309"/></text:p>
      <text:p text:style-name="P109"><text:bookmark-start text:name="__DdeLink__6764_140401309"/>- <text:span text:style-name="T1286">Пожалуй да. Я хотела тебе кое-что сказать — </text:span><text:span text:style-name="T1325">начала</text:span><text:span text:style-name="T1287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3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8"><text:bookmark-start text:name="__DdeLink__6768_140401309"/>- <text:span text:style-name="T1288">Я слушаю тебя, Эмбер</text:span><text:bookmark-end text:name="__DdeLink__6768_140401309"/></text:p>
      <text:p text:style-name="P108"><text:bookmark-start text:name="__DdeLink__6770_140401309"/>- <text:span text:style-name="T1289">Флурри Харт, </text:span><text:span text:style-name="T1291">о</text:span><text:span text:style-name="T1290">ставайся всегда такой пони, какой ты </text:span><text:span text:style-name="T1291">являешься сейчас и тебя ждет самое лучшее будущее, о котором можно мечтать.</text:span><text:bookmark-end text:name="__DdeLink__6770_140401309"/></text:p>
      <text:p text:style-name="P110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326">увидятся</text:span>.<text:bookmark-end text:name="__DdeLink__6772_140401309"/></text:p>
      <text:p text:style-name="P111"><text:tab/><text:bookmark-start text:name="__DdeLink__6774_140401309"/><text:span text:style-name="T1292">Внезапно Эмбер </text:span><text:span text:style-name="T1293">почувствовала боль и увидела </text:span><text:span text:style-name="T1294">себя жеребенком </text:span><text:span text:style-name="T1295">в каком-то помещении замка, <text:s/>напротив стояла пони и рыдала, она была похоже на неё и Эмбер поняла что это её мать. </text:span><text:span text:style-name="T1296">Когда она перестала плакать и выпрямилась то стало ясно что она </text:span><text:span text:style-name="T1327">была</text:span><text:span text:style-name="T1296"> Аликорн</text:span><text:span text:style-name="T1327">ом</text:span><text:span text:style-name="T1296"> </text:span><text:span text:style-name="T1297">и Эмбер пришла в себя.</text:span><text:bookmark-end text:name="__DdeLink__6774_140401309"/></text:p>
      <text:p text:style-name="P112"><text:bookmark-start text:name="__DdeLink__6776_140401309"/><text:span text:style-name="T1295">- </text:span><text:span text:style-name="T1298">Что такое Эмбер, ты в порядке? — </text:span><text:span text:style-name="T1299">с беспокойством </text:span><text:span text:style-name="T1328">спросила</text:span><text:span text:style-name="T1299"> Флурри — </text:span><text:span text:style-name="T1329">Т</text:span><text:span text:style-name="T1299">ебе нужна помощь?</text:span><text:bookmark-end text:name="__DdeLink__6776_140401309"/></text:p>
      <text:p text:style-name="P112"><text:bookmark-start text:name="__DdeLink__6778_140401309"/><text:span text:style-name="T1295">- </text:span><text:span text:style-name="T1300">Все хорошо. Я просто вспомнила кое-что плохое</text:span><text:bookmark-end text:name="__DdeLink__6778_140401309"/></text:p>
      <text:p text:style-name="P108"><text:bookmark-start text:name="__DdeLink__6780_140401309"/>- <text:span text:style-name="T1301">Эмбер, я хотела сказать, что </text:span><text:span text:style-name="T1302">ты всегда можешь рассчитывать на мою помощь и </text:span><text:span text:style-name="T1303">всегда найдешь во мне верного и честного друга</text:span><text:bookmark-end text:name="__DdeLink__6780_140401309"/></text:p>
      <text:p text:style-name="P108"><text:bookmark-start text:name="__DdeLink__6782_140401309"/><text:soft-page-break/>- <text:span text:style-name="T1304">В этом я не сомневаюсь ни на </text:span><text:span text:style-name="T1305">долю косточки яблока — </text:span><text:span text:style-name="T1306">улыбнулась Эмбер и в её улыбк</text:span><text:span text:style-name="T1330">е</text:span><text:span text:style-name="T1306"> было столько добродуши</text:span><text:span text:style-name="T1331">я</text:span><text:span text:style-name="T1306">, <text:s/>от которого Флурри даже стало не по себе.</text:span><text:bookmark-end text:name="__DdeLink__6782_140401309"/></text:p>
      <text:p text:style-name="P108"><text:bookmark-start text:name="__DdeLink__6784_140401309"/>- <text:span text:style-name="T1307">Возьми, вдруг </text:span><text:span text:style-name="T1308">моя ничтожная помощь пригодится тебе — </text:span><text:span text:style-name="T1333">не без доли иронии</text:span><text:span text:style-name="T1308"> </text:span><text:span text:style-name="T1332">сказала</text:span><text:span text:style-name="T1308"> Флурри и протянула магическую книгу с помощью которой она общалась с Ларой.</text:span><text:bookmark-end text:name="__DdeLink__6784_140401309"/></text:p>
      <text:p text:style-name="P108"><text:bookmark-start text:name="__DdeLink__6786_140401309"/>- <text:span text:style-name="T1334">Спасибо — </text:span><text:span text:style-name="T1485">улыбнулась</text:span><text:span text:style-name="T1334"> Эмбер, </text:span><text:span text:style-name="T1309">взяла книгу и отправилась в сторону Кантерлотского замка.</text:span><text:bookmark-end text:name="__DdeLink__6786_140401309"/><text:span text:style-name="T1309"> </text:span></text:p>
      <text:p text:style-name="P114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6"><text:tab/><text:bookmark-start text:name="__DdeLink__6790_140401309"/><text:span text:style-name="T1310">В Кантерлот</text:span><text:span text:style-name="T1489">c</text:span><text:span text:style-name="T1310">кой школе снова начались занятия и </text:span><text:span text:style-name="T1311">долгие споры о том, кто победил на магической дуэли разлетелись по всей школе </text:span><text:span text:style-name="T1312">и не было такого пони, который не упомян</text:span><text:span text:style-name="T1335">ул </text:span><text:span text:style-name="T1337">бы </text:span><text:span text:style-name="T1335">об этом </text:span><text:span text:style-name="T1336">ужасно-интересном </text:span><text:span text:style-name="T1335">событии</text:span><text:span text:style-name="T1311">.</text:span><text:bookmark-end text:name="__DdeLink__6790_140401309"/></text:p>
      <text:p text:style-name="P104"/>
      <text:p text:style-name="P104"/>
      <text:p text:style-name="P104"/>
      <text:p text:style-name="P104"/>
      <text:p text:style-name="P185"><text:soft-page-break/>13. Последняя беседа</text:p>
      <text:p text:style-name="P207"><text:span text:style-name="T28"><text:tab/>Эмбер Грим </text:span><text:span text:style-name="T29">шла по рубиново-розовой дорожке в сторону главного входа в Кантерлотский замок и размышляла о предстоящем отъезде домой, ей </text:span><text:span text:style-name="T120">предстояло</text:span><text:span text:style-name="T29"> узнать </text:span><text:span text:style-name="T121">очень </text:span><text:span text:style-name="T122">много</text:span><text:span text:style-name="T123">е</text:span><text:span text:style-name="T121"> из своего загадочного прошлого</text:span><text:span text:style-name="T29">.</text:span></text:p>
      <text:p text:style-name="P201"><text:span text:style-name="T30"><text:tab/></text:span><text:span text:style-name="T26">Около главного входа стояла два стражника-единорога в золотых доспехах с бирюзовой </text:span><text:span text:style-name="T27">пятиконечной </text:span><text:span text:style-name="T26">звездой </text:span><text:span text:style-name="T27">на груди.</text:span></text:p>
      <text:p text:style-name="P201"><text:span text:style-name="T27">- </text:span><text:span text:style-name="T31">Мне нужно обсудить с принцессой Твайлайт </text:span><text:span text:style-name="T32">моё отчисление из школы Кантерлота — </text:span><text:span text:style-name="T124">спокойно сказала</text:span><text:span text:style-name="T33"> Эмбер, ещё раз взглянув вверх, чтобы </text:span><text:span text:style-name="T34">увидеть</text:span><text:span text:style-name="T33"> </text:span><text:span text:style-name="T35">вершину</text:span><text:span text:style-name="T33"> самой высокой башни.</text:span></text:p>
      <text:p text:style-name="P201"><text:span text:style-name="T33">- </text:span><text:span text:style-name="T35">Проходите, она ждет вас в тронном зале, </text:span><text:span text:style-name="T125">вас проводит директор</text:span><text:span text:style-name="T35"> Стар Свирл</text:span></text:p>
      <text:p text:style-name="P202"><text:span text:style-name="T36"><text:tab/>Эмбер </text:span><text:span text:style-name="T126">Грим </text:span><text:span text:style-name="T41">вошла внутр</text:span><text:span text:style-name="T127">ь</text:span><text:span text:style-name="T41"> зам</text:span><text:span text:style-name="T47">ка</text:span><text:span text:style-name="T41"> </text:span><text:span text:style-name="T36">ни без доли удивления. </text:span></text:p>
      <text:p text:style-name="P202"><text:span text:style-name="T36"><text:tab/></text:span><text:span text:style-name="T37">Ее смутило присутствие директора, </text:span><text:span text:style-name="T42">она уже</text:span><text:span text:style-name="T38"> разговаривала </text:span><text:span text:style-name="T43">с ним </text:span><text:span text:style-name="T39">об её отчислении</text:span><text:span text:style-name="T38"> </text:span><text:span text:style-name="T45">ра</text:span><text:span text:style-name="T46">нним </text:span><text:span text:style-name="T44">утром</text:span><text:span text:style-name="T38">, когда занятия </text:span><text:span text:style-name="T40">только </text:span><text:span text:style-name="T38">начались.</text:span></text:p>
      <text:p text:style-name="P202"><text:span text:style-name="T35"><text:tab/></text:span><text:span text:style-name="T48">В самом первом зале </text:span><text:span text:style-name="T49">её ожидал директор Стар Свирл.</text:span></text:p>
      <text:p text:style-name="P208"><text:soft-page-break/><text:span text:style-name="T49"><text:tab/></text:span><text:span text:style-name="T51">Он был одет, как и в прежние времена, в сине-голубую мантию, на которой были изображены несколько звезд и два месяц</text:span><text:span text:style-name="T128">а</text:span><text:span text:style-name="T51"> с обеих сторон. </text:span><text:span text:style-name="T52">А на его голове </text:span><text:span text:style-name="T53">была схожая по стилю шляпа, на полях которой были маленькие золотые шарики, </text:span><text:span text:style-name="T54">такие же как и на мантии.</text:span></text:p>
      <text:p text:style-name="P209"><text:span text:style-name="T54"><text:tab/></text:span><text:span text:style-name="T52">Стар Свирл </text:span><text:span text:style-name="T55">был гениальным волшебником, одним из самых лучших магов во вс</text:span><text:span text:style-name="T129">ей Эквестрии</text:span><text:span text:style-name="T55">. Он</text:span><text:span text:style-name="T52"> </text:span><text:span text:style-name="T50"><text:s text:c="2"/>постоянно давал ценные советы принцессы </text:span><text:span text:style-name="T55">Твайлайт и был самым превосходным директором магической школы при Кантерлоте.</text:span></text:p>
      <text:p text:style-name="P203"><text:span text:style-name="T55">- </text:span><text:span text:style-name="T56">Привет, Эмбер, я </text:span><text:span text:style-name="T130">хотел бы присутствовать вместе с тобой </text:span></text:p>
      <text:p text:style-name="P203"><text:span text:style-name="T56">- </text:span><text:span text:style-name="T57">Хорошо, директор</text:span></text:p>
      <text:p text:style-name="P203"><text:span text:style-name="T57"><text:tab/></text:span><text:span text:style-name="T58">Эмбер</text:span><text:span text:style-name="T60"> </text:span><text:span text:style-name="T58">прошла </text:span><text:span text:style-name="T61">все залы и коридоры </text:span><text:span text:style-name="T58">вместе с </text:span><text:span text:style-name="T131">директором</text:span><text:span text:style-name="T58"> Старл Свирлом, через которые когда-то шли Флурри с </text:span><text:span text:style-name="T59">Галлусом.</text:span></text:p>
      <text:p text:style-name="P204"><text:span text:style-name="T59"><text:tab/></text:span><text:span text:style-name="T62">Перед входом в тронный зал, Эмбер обратила внимание на мозаику двери и увидела такую же картину, как и Флурри. </text:span></text:p>
      <text:p text:style-name="P204"><text:span text:style-name="T62"><text:tab/></text:span><text:span text:style-name="T63">Но ей предстали совершенно другие мысли. </text:span></text:p>
      <text:p text:style-name="P205"><text:soft-page-break/><text:span text:style-name="T63"><text:tab/>Она вспомнила Луну и Селестию, которые </text:span><text:span text:style-name="T65">тысячу</text:span><text:span text:style-name="T63"> лун были врагами, </text:span><text:span text:style-name="T64">а принцесса Твайлайт вместе со своими подругами смогла снова сделать их настоящими сестрам</text:span><text:span text:style-name="T66">и.</text:span></text:p>
      <text:p text:style-name="P205"><text:span text:style-name="T66"><text:tab/></text:span><text:span text:style-name="T67">П</text:span><text:span text:style-name="T66">осле коронации </text:span><text:span text:style-name="T68">принцессы </text:span><text:span text:style-name="T132">Твайлайт</text:span><text:span text:style-name="T66">, </text:span><text:span text:style-name="T64">они покинули Эквестрию</text:span><text:span text:style-name="T67">. </text:span><text:span text:style-name="T69">Только куда они отправились</text:span><text:span text:style-name="T64">? В стран</text:span><text:span text:style-name="T70">у</text:span><text:span text:style-name="T64"> Аликорнов? </text:span><text:span text:style-name="T71">А в</text:span><text:span text:style-name="T64">друг она, Эмбер Грим из загадочной страны Аликорнов </text:span><text:span text:style-name="T72">случайно попала в Эквестрию?</text:span></text:p>
      <text:p text:style-name="P205"><text:span text:style-name="T72"><text:tab/></text:span><text:span text:style-name="T73">Эмбер не успела завершить свою мысль. Открылась дверь и Стар Свирл вошел вместе с ней.</text:span></text:p>
      <text:p text:style-name="P206"><text:span text:style-name="T73">- </text:span><text:span text:style-name="T74">Эмбер Грим, </text:span><text:span text:style-name="T76">одна</text:span><text:span text:style-name="T74"> из лучших учениц в </text:span><text:span text:style-name="T133">магической </text:span><text:span text:style-name="T74">школе Кантерлот</text:span><text:span text:style-name="T133">а</text:span><text:span text:style-name="T74">, ты действительно хочешь покинуть школу? - спросила </text:span><text:span text:style-name="T75">принцесса Твайлайт, </text:span><text:span text:style-name="T77">когда Эмбер поклонилась.</text:span></text:p>
      <text:p text:style-name="P206"><text:span text:style-name="T78">- Да, </text:span><text:span text:style-name="T79">ваше</text:span><text:span text:style-name="T77"> </text:span><text:span text:style-name="T79">величество</text:span></text:p>
      <text:p text:style-name="P206"><text:span text:style-name="T79">- </text:span><text:span text:style-name="T80">У тебя есть особый талант в магии</text:span><text:span text:style-name="T81">, который ты могла бы развить до более высокого уровня, </text:span><text:span text:style-name="T82">почему ты не хочешь продолжать обучение?</text:span></text:p>
      <text:p text:style-name="P212"><text:span text:style-name="T82">- </text:span><text:span text:style-name="T8">Я не </text:span><text:span text:style-name="T83">уверена, что знаю, кто я — </text:span><text:span text:style-name="T84">вздохнула Эмбер.</text:span></text:p>
      <text:p text:style-name="P212"><text:span text:style-name="T84">- А что считают твои друзья? - поинтересовалась </text:span><text:span text:style-name="T134">Твайлайт</text:span><text:span text:style-name="T84">.</text:span></text:p>
      <text:p text:style-name="P124"><text:soft-page-break/>- У меня была единственная подруга, которая отставила меня</text:p>
      <text:p text:style-name="P212"><text:span text:style-name="T84">- </text:span><text:span text:style-name="T135">Я уверена, что ты сможешь найти верных друзей</text:span></text:p>
      <text:p text:style-name="P212"><text:span text:style-name="T135">- Спасибо, ваше величество, но мне этого не нужно </text:span><text:span text:style-name="T136">сейчас</text:span></text:p>
      <text:p text:style-name="P212"><text:span text:style-name="T85">- </text:span><text:span text:style-name="T137">Хорошо, т</text:span><text:span text:style-name="T88">ы <text:s/>желаешь быть исследователем различных мест в Эквестрии и писать научные работы?</text:span></text:p>
      <text:p text:style-name="P212"><text:span text:style-name="T88">- </text:span><text:span text:style-name="T89">Да, я люблю путешествовать, писать статьи и быть одной, поэтому это занятие мне подойдет больше всего</text:span></text:p>
      <text:p text:style-name="P213"><text:span text:style-name="T89">- </text:span><text:span text:style-name="T92">Эмбер, т</text:span><text:span text:style-name="T90">ы принесешь неоценимую пользу </text:span><text:span text:style-name="T91">для Эквестрии. </text:span><text:span text:style-name="T87">Главное не забывай, </text:span><text:span text:style-name="T93">что</text:span><text:span text:style-name="T86"> школа магии всегда открыта для тебя</text:span></text:p>
      <text:p text:style-name="P214"><text:span text:style-name="T86"><text:tab/>Э</text:span><text:span text:style-name="T8">мбер ничего не ответила, её чувства подсказывали, что она никогда не вернётся в школу, а эта встреча с принцессой </text:span><text:span text:style-name="T138">Твайлайт</text:span><text:span text:style-name="T8"> и директором </text:span><text:span text:style-name="T138">Стар Свирлом</text:span><text:span text:style-name="T8"> последняя.</text:span></text:p>
      <text:p text:style-name="P214"><text:span text:style-name="T8">- </text:span><text:span text:style-name="T94">Я могу идти, ваше величество?</text:span></text:p>
      <text:p text:style-name="P214"><text:span text:style-name="T94">- </text:span><text:span text:style-name="T95">Да, Эмбер Грим</text:span></text:p>
      <text:p text:style-name="P215"><text:soft-page-break/><text:span text:style-name="T95"><text:tab/>Э</text:span><text:span text:style-name="T8">мбер Грим </text:span><text:span text:style-name="T96">ещё раз взглянула на принцессу </text:span><text:span text:style-name="T139">Твайла</text:span><text:span text:style-name="T140">й</text:span><text:span text:style-name="T139">т</text:span><text:span text:style-name="T140"> и</text:span><text:span text:style-name="T96"> вышла из тронного зала. </text:span></text:p>
      <text:p text:style-name="P201"><text:span text:style-name="T35">- </text:span><text:span text:style-name="T105">Как</text:span><text:span text:style-name="T141">ое</text:span><text:span text:style-name="T105"> у вас мнение</text:span><text:span text:style-name="T97">, директор? - </text:span><text:span text:style-name="T98">обратилась принцесса </text:span><text:span text:style-name="T100">Тва</text:span><text:span text:style-name="T102">й</text:span><text:span text:style-name="T100">ла</text:span><text:span text:style-name="T101">йт</text:span><text:span text:style-name="T98"> к Стар Свирлу, который все это время </text:span><text:span text:style-name="T99">сохранял задумчивый вид.</text:span></text:p>
      <text:p text:style-name="P210"><text:span text:style-name="T99">- </text:span><text:span text:style-name="T103">Она очень талантливая пони </text:span><text:span text:style-name="T104">и обладает удивительными магическими способностями, которых я никогда ещё не видел, </text:span><text:span text:style-name="T111">а самое главное, она очень сильная пони, которую не сломит даже самая темная магия</text:span></text:p>
      <text:p text:style-name="P201"><text:span text:style-name="T104">- </text:span><text:span text:style-name="T106">Я полностью согласна с вами, </text:span><text:span text:style-name="T107">только я беспокоюсь и тревожусь </text:span><text:span text:style-name="T142">за неё</text:span><text:span text:style-name="T107">.</text:span></text:p>
      <text:p text:style-name="P201"><text:span text:style-name="T107">- </text:span><text:span text:style-name="T143">Б</text:span><text:span text:style-name="T108">удьте спокойны, </text:span><text:span text:style-name="T144">все её научные работы она будет отправлять мне</text:span><text:span text:style-name="T109">, </text:span><text:span text:style-name="T110">мы никогда не потеряем связь с ней</text:span></text:p>
      <text:p text:style-name="P201"><text:span text:style-name="T111">- </text:span><text:span text:style-name="T112">Хорошо, </text:span><text:span text:style-name="T145">директор</text:span><text:span text:style-name="T112">, </text:span><text:span text:style-name="T114">но я</text:span><text:span text:style-name="T112"> бы хотела чтобы вы отправили </text:span><text:span text:style-name="T113">Марбла приглядеть за ней</text:span></text:p>
      <text:p text:style-name="P201"><text:span text:style-name="T113">- </text:span><text:span text:style-name="T146">С удовольствием</text:span></text:p>
      <text:p text:style-name="P216"><text:span text:style-name="T115"><text:tab/>С</text:span><text:span text:style-name="T8">тар Свирл удалился и принцесса Твайлайт осталась одна. </text:span></text:p>
      <text:p text:style-name="P216"><text:span text:style-name="T8"><text:tab/>Она </text:span><text:span text:style-name="T147">задумалась</text:span><text:span text:style-name="T8"> и ей стало </text:span><text:span text:style-name="T117">очень </text:span><text:span text:style-name="T8">грустно из-за столь жест</text:span><text:span text:style-name="T118">о</text:span><text:span text:style-name="T8">кой судьбы Эмбер Грим, которая осталась одна </text:span><text:span text:style-name="T116">с осознанием </text:span><text:span text:style-name="T119">неизвестности </text:span><text:span text:style-name="T148">своего прошлого</text:span><text:span text:style-name="T119">.</text:span></text:p>
      <text:p text:style-name="P217"><text:soft-page-break/><text:span text:style-name="T150">1</text:span><text:span text:style-name="T149">4. </text:span><text:span text:style-name="T151">Осенний забег</text:span></text:p>
      <text:p text:style-name="P117"><text:tab/>Флурри вновь вернулась в Понивилль <text:span text:style-name="T1573">и приступила к восстановлению</text:span> фонтана Золотой Дуб. </text:p>
      <text:p text:style-name="P117"><text:span text:style-name="T1494"><text:tab/>Сначала она думала, что это утомительное и рутинное занятие, но её завлекло и теперь о</text:span><text:span text:style-name="T1493">на была </text:span><text:span text:style-name="T1494">готова</text:span><text:span text:style-name="T1493"> променять все уроки истории </text:span><text:span text:style-name="T1574">магии</text:span><text:span text:style-name="T1493"> </text:span><text:span text:style-name="T1495">на строительство какого-нибудь памятника или сооружения</text:span><text:span text:style-name="T1493">.</text:span></text:p>
      <text:p text:style-name="P116"><text:tab/><text:span text:style-name="T1490">Лара поправилась и уехала в Кантерлот, чтобы приступить к занятиям. </text:span><text:span text:style-name="T1575">О</text:span><text:span text:style-name="T1496">на снова увиделась со школьными подругами, узнала все подробности об уходе Эмбер Грим и ей не терпелось поделиться с </text:span><text:span text:style-name="T1576">Флурри</text:span><text:span text:style-name="T1496"> </text:span><text:span text:style-name="T1578">историей о </text:span><text:span text:style-name="T1577">невероятн</text:span><text:span text:style-name="T1578">ом</text:span><text:span text:style-name="T1577"> происшестви</text:span><text:span text:style-name="T1579">и</text:span><text:span text:style-name="T1577">, </text:span><text:span text:style-name="T1580">которое произошло в библиотеки Кантерлота</text:span><text:span text:style-name="T1496">.</text:span></text:p>
      <text:p text:style-name="P118"><text:tab/><text:span text:style-name="T1491">На выходных </text:span><text:span text:style-name="T1497">Лара решила приехать в Понивилль,</text:span><text:span text:style-name="T1492"> </text:span><text:span text:style-name="T1497">чтобы встретится с Флурри </text:span><text:span text:style-name="T1581">и </text:span><text:span text:style-name="T1497">посмотреть на осенний забег. </text:span><text:span text:style-name="T1583">«В</text:span><text:span text:style-name="T1581">озможно даже поучаствовать» - </text:span><text:span text:style-name="T1582">думала она</text:span><text:span text:style-name="T1581">.</text:span></text:p>
      <text:p text:style-name="P116">- <text:span text:style-name="T1498">Флурри, ты будешь участвовать?</text:span></text:p>
      <text:p text:style-name="P119">- Настроения нет — <text:span text:style-name="T1584">со скучным видом ответила Флурри.</text:span></text:p>
      <text:p text:style-name="P119"><text:soft-page-break/>- <text:span text:style-name="T1585">Ты что, с</text:span><text:span text:style-name="T1499">лишком много съела мафинов — засмеялась Лара.</text:span></text:p>
      <text:p text:style-name="P119">- <text:span text:style-name="T1500">Я отправила Эмбер сообщение, </text:span><text:span text:style-name="T1501">но она не отвечает у</text:span><text:span text:style-name="T1502">же неделю</text:span></text:p>
      <text:p text:style-name="P119">- <text:span text:style-name="T1503">Может быть она избавилась от </text:span><text:span text:style-name="T1504">книги?</text:span></text:p>
      <text:p text:style-name="P119">- <text:span text:style-name="T1504">Нет, она не могла, разве ты не понимаешь, что она </text:span><text:span text:style-name="T1586">очень добрая и хорошая пони</text:span></text:p>
      <text:p text:style-name="P119">- <text:span text:style-name="T1505">Конечно понимаю, я ведь тебе тогда посоветовала подружиться с ней и у тебя это прекрасно получилось — </text:span><text:span text:style-name="T1506">улыбнувшись, сказала Лара и взглянула на Ратушу, около которой уже собрались почти все жители Понивилля, чтобы начать </text:span><text:span text:style-name="T1507">осенний </text:span><text:span text:style-name="T1506">забег.</text:span></text:p>
      <text:p text:style-name="P119">- <text:span text:style-name="T1508">Да, я всегда буду об этом вспомин…</text:span></text:p>
      <text:p text:style-name="P119">- <text:span text:style-name="T1508">Может все таки поучаствуем? </text:span><text:span text:style-name="T1509">У</text:span><text:span text:style-name="T1508">же начинается — перебила её Лара.</text:span></text:p>
      <text:p text:style-name="P119">- <text:span text:style-name="T1510">Если ты так хочешь, бежим тогда</text:span></text:p>
      <text:p text:style-name="P120"><text:tab/>Флурри с Ларой мигом добрались до <text:span text:style-name="T1511">старта и встали рядом с другими пони, которые приготовились к забегу.</text:span></text:p>
      <text:p text:style-name="P120"><text:soft-page-break/><text:tab/><text:span text:style-name="T1512">Прозвенел колокольчик и все </text:span><text:span text:style-name="T1515">быстро рванули</text:span><text:span text:style-name="T1513"> вперед, </text:span><text:span text:style-name="T1516">оставив</text:span><text:span text:style-name="T1513"> после себя </text:span><text:span text:style-name="T1587">клубы</text:span><text:span text:style-name="T1514"> пыли.</text:span></text:p>
      <text:p text:style-name="P120"><text:tab/><text:span text:style-name="T1515">Флурри </text:span><text:span text:style-name="T1516">с Ларой </text:span><text:span text:style-name="T1589">быстро отстали от других</text:span><text:span text:style-name="T1516">, </text:span><text:span text:style-name="T1590">они не спешили к финишу, потому <text:s/>что</text:span><text:span text:style-name="T1516"> </text:span><text:span text:style-name="T1590">хотели</text:span><text:span text:style-name="T1516"> насладиться медленной пробежкой </text:span><text:span text:style-name="T1588">и поболтать друг с другом.</text:span></text:p>
      <text:p text:style-name="P120">- <text:span text:style-name="T1517">Ты хотела что-то рассказать, Лара <text:s/>- </text:span><text:span text:style-name="T1593">поинтересовалась Флурри.</text:span></text:p>
      <text:p text:style-name="P120">- <text:span text:style-name="T1517">Да, в школе кое-что произошло</text:span></text:p>
      <text:p text:style-name="P120">- <text:span text:style-name="T1518">Рассказывай, мне очень интересно</text:span></text:p>
      <text:p text:style-name="P120">- <text:span text:style-name="T1519">Ты знала, что в Кантерлотской библиотек</text:span><text:span text:style-name="T1591">е</text:span><text:span text:style-name="T1519"> есть очень </text:span><text:span text:style-name="T1592">старинные</text:span><text:span text:style-name="T1519"> издания </text:span><text:span text:style-name="T1520">книг, </text:span><text:span text:style-name="T1521">которые ты не сможешь найти ни в одном уголку Эквестрии? — </text:span><text:span text:style-name="T1526">спросила</text:span><text:span text:style-name="T1524"> Лара</text:span></text:p>
      <text:p text:style-name="P120">- <text:span text:style-name="T1522">Нет, я не настолько люблю читать — </text:span><text:span text:style-name="T1525">ответила Флурри, </text:span><text:span text:style-name="T1527">и сделал</text:span><text:span text:style-name="T1529">а</text:span><text:span text:style-name="T1527"> поворот </text:span><text:span text:style-name="T1528">направо, как было </text:span><text:span text:style-name="T1530">написано</text:span><text:span text:style-name="T1528"> на указател</text:span><text:span text:style-name="T1531">е</text:span><text:span text:style-name="T1528">.</text:span></text:p>
      <text:p text:style-name="P120">- <text:span text:style-name="T1523">Там была </text:span><text:span text:style-name="T1532">особая книга, о ней мало кто знает </text:span><text:span text:style-name="T1533">и её </text:span><text:span text:style-name="T1534">разрешают читать</text:span><text:span text:style-name="T1533"> только на самых старших курсах — </text:span><text:span text:style-name="T1535">говорила Лара, </text:span><text:span text:style-name="T1536">начиная уставать от бега — </text:span><text:span text:style-name="T1537">Она называется «Секреты Аликорнов». </text:span><text:span text:style-name="T1538">Никому не известно её точного автора, кто-то говорит что сама </text:span><text:soft-page-break/><text:span text:style-name="T1594">принцесса </text:span><text:span text:style-name="T1538">Селестия её написала. </text:span><text:span text:style-name="T1595">Д</text:span><text:span text:style-name="T1538">ругие утверждают, что однажды </text:span><text:span text:style-name="T1539">неизвестный </text:span><text:span text:style-name="T1538">Аликорн покинул свою страну и решил попутешествовать по Эквестрии. </text:span><text:span text:style-name="T1596">О</text:span><text:span text:style-name="T1540">н увидел много красивых мест и решил</text:span><text:span text:style-name="T1538"> </text:span><text:span text:style-name="T1540">оставить</text:span><text:span text:style-name="T1538"> книгу для </text:span><text:span text:style-name="T1597">жителей Эквестрии</text:span><text:span text:style-name="T1538">, </text:span><text:span text:style-name="T1541">как подарок.</text:span></text:p>
      <text:p text:style-name="P121">- <text:span text:style-name="T1542">Ты читала эту книгу? - заинтересовалась Флурри.</text:span></text:p>
      <text:p text:style-name="P121">- <text:span text:style-name="T1543">Нет конечно, но я знала о ней — </text:span><text:span text:style-name="T1548">ответила Лара и остановилась, у неё больше не было сил </text:span><text:span text:style-name="T1598">бежать</text:span><text:span text:style-name="T1548">.</text:span></text:p>
      <text:p text:style-name="P121">- <text:span text:style-name="T1544">Ты говорила, что в школе что-то произошло </text:span></text:p>
      <text:p text:style-name="P121">- <text:span text:style-name="T1544">Да, эта книга пропала</text:span></text:p>
      <text:p text:style-name="P121">- <text:span text:style-name="T1545">Что? </text:span><text:span text:style-name="T1546">Когда? - </text:span><text:span text:style-name="T1549">удивилась Флурри.</text:span></text:p>
      <text:p text:style-name="P121">- <text:span text:style-name="T1546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550">что это подделка</text:span></text:p>
      <text:p text:style-name="P121">- <text:span text:style-name="T1551">А как</text:span><text:span text:style-name="T1547"> ты </text:span><text:span text:style-name="T1552">узнала о том, что её украли</text:span><text:span text:style-name="T1547">?</text:span></text:p>
      <text:p text:style-name="P121">- <text:span text:style-name="T1553">Все очень просто, я хорошо знаю </text:span><text:span text:style-name="T1554">мистера </text:span><text:span text:style-name="T1555">Санлайта, который заведу</text:span><text:span text:style-name="T1599">е</text:span><text:span text:style-name="T1555">т всякими старинными и запретными вещами </text:span><text:span text:style-name="T1557">в библиотеке Кантерлота</text:span><text:span text:style-name="T1555">, </text:span><text:span text:style-name="T1556">он со мной и поделился</text:span></text:p>
      <text:p text:style-name="P122">- Я не понимаю, зачем нужно было красть эту книгу? Что в ней такого особенного?</text:p>
      <text:p text:style-name="P122"><text:soft-page-break/>- <text:span text:style-name="T1558">В этом и заключается весь интерес, мистер Санлайт открывал её несколько раз и </text:span><text:span text:style-name="T1559">все страницы всегда оказывались пустыми</text:span></text:p>
      <text:p text:style-name="P122">- <text:span text:style-name="T1560">Это уже становится интересным</text:span></text:p>
      <text:p text:style-name="P122">- <text:span text:style-name="T1561">Прибавь тот факт, что её украли и украли гениально, </text:span><text:span text:style-name="T1600">не оставив ни следа </text:span><text:span text:style-name="T1601">после себя</text:span></text:p>
      <text:p text:style-name="P122">- <text:span text:style-name="T1562">Я уже вновь хочу отправиться </text:span><text:span text:style-name="T1563">в Кантерлот, чтобы </text:span><text:span text:style-name="T1602">побольше узнать об этом происшествии и поболтать</text:span><text:span text:style-name="T1564"> с мистером Санлайтом</text:span></text:p>
      <text:p text:style-name="P122">- <text:span text:style-name="T1565">А я думала, что сложные и запутанные загадки для тебя скучное занятие </text:span></text:p>
      <text:p text:style-name="P122">- <text:span text:style-name="T1566">Да, но </text:span><text:span text:style-name="T1603">в этой загадке есть </text:span><text:span text:style-name="T1566">что-то </text:span><text:span text:style-name="T1567">особенно интересное — </text:span><text:span text:style-name="T1604">не могла успокоиться Флурри.</text:span></text:p>
      <text:p text:style-name="P122">- <text:span text:style-name="T1568">Хорошо, так уж и быть устрою тебе встречу с мистером Санлайтом и проведу для тебя экскурсию по библиотеке Кантерлота</text:span></text:p>
      <text:p text:style-name="P122">- <text:span text:style-name="T1569">Спасибо, Лара</text:span></text:p>
      <text:p text:style-name="P123"><text:tab/>Флурри и Лара пробежали только малую часть всего забега и решили вернуться обратно. </text:p>
      <text:p text:style-name="P123"><text:soft-page-break/><text:tab/>Остальные пони мчались к финишу. <text:span text:style-name="T1571">К</text:span>расно-желтые листья <text:span text:style-name="T1571">под их ногами</text:span> <text:span text:style-name="T1570">перемешивались </text:span><text:span text:style-name="T1571">и разлетались в разные </text:span><text:span text:style-name="T1572">стороны.</text:span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93"><text:soft-page-break/>15. Тайна происхождения</text:p>
      <text:p text:style-name="P126"><text:tab/><text:span text:style-name="T1608">Эмбер Грим пробиралась через </text:span><text:span text:style-name="T1609">дикие кустарники. </text:span></text:p>
      <text:p text:style-name="P126"><text:span text:style-name="T1609"><text:tab/>Она</text:span><text:span text:style-name="T1739"> не</text:span><text:span text:style-name="T1609"> виделась со своим отцом </text:span><text:span text:style-name="T1739">с тех пор, как уехала в школу Кантерлота.</text:span></text:p>
      <text:p text:style-name="P126"><text:tab/><text:span text:style-name="T1610">За вереницей диких кустарников и деревьев была расположена маленькая деревня, </text:span><text:span text:style-name="T1611">в которой жили земные пони.</text:span></text:p>
      <text:p text:style-name="P129"><text:tab/><text:span text:style-name="T1612">Это был родной дом Эмбер. </text:span><text:span text:style-name="T1613">О</text:span><text:span text:style-name="T1612">на с </text:span><text:span text:style-name="T1740">волнением</text:span><text:span text:style-name="T1612"> побежала вдоль единственной желто-изумрудной тропинки </text:span><text:span text:style-name="T1614">к маленькому деревянному домику на окраине деревни</text:span><text:span text:style-name="T1612">.</text:span></text:p>
      <text:p text:style-name="P127"><text:tab/><text:span text:style-name="T1615">Дверь была открыта и Эмбер вошла внутрь, </text:span><text:span text:style-name="T1741">но никого там не было</text:span><text:span text:style-name="T1616">.</text:span></text:p>
      <text:p text:style-name="P127"><text:tab/><text:span text:style-name="T1617">Она решила отправиться к соседней хижине и </text:span><text:span text:style-name="T1618">узнать </text:span><text:span text:style-name="T1742">о своем отце</text:span><text:span text:style-name="T1618"> от мистера </text:span><text:span text:style-name="T1619">Гринграсса, </text:span><text:span text:style-name="T1620">который обожал выращивать овощи </text:span><text:span text:style-name="T1621">и ягоду </text:span><text:span text:style-name="T1622">и имел самый огромный огород в деревне</text:span><text:span text:style-name="T1621">.</text:span></text:p>
      <text:p text:style-name="P127">- <text:span text:style-name="T1623">Здравствуйте, мистер Гринграсс — поприве</text:span><text:span text:style-name="T1624">т</text:span><text:span text:style-name="T1623">ствовала Эмбер Грим своего </text:span><text:span text:style-name="T1743">давнего друга</text:span></text:p>
      <text:p text:style-name="P127"><text:soft-page-break/>- <text:span text:style-name="T1625">Неужели Эмбер? </text:span><text:span text:style-name="T1626">Ты так изменилась, уже закончила школ</text:span><text:span text:style-name="T1744">у</text:span><text:span text:style-name="T1626">? - </text:span><text:span text:style-name="T1627">удивленно спросил Гринграсс, он не ожидала увидеть Эмбер.</text:span></text:p>
      <text:p text:style-name="P127">- <text:span text:style-name="T1628">Нет, я ушла из школы, но это не важно, мне нужно найти моего отца, где он?</text:span></text:p>
      <text:p text:style-name="P130"><text:tab/>Гринграсс <text:span text:style-name="T1629">подошел к деревянному бочонку, в котором был брусничный сок, </text:span><text:span text:style-name="T1630">налил его в кружку и протянул Эмбер.</text:span></text:p>
      <text:p text:style-name="P130">- <text:span text:style-name="T1631">Что-то случилось? - </text:span><text:span text:style-name="T1632">спросила Эмбер с волнением.</text:span></text:p>
      <text:p text:style-name="P130">- <text:span text:style-name="T1633">Да, твой отец… - не решался сказать Гринграсс.</text:span></text:p>
      <text:p text:style-name="P130">- <text:span text:style-name="T1634">Нет, он не мог умереть, вы лжёте — </text:span><text:span text:style-name="T1635">начала злиться Эмбер.</text:span></text:p>
      <text:p text:style-name="P130">- <text:span text:style-name="T1636">Эмбер, прости, но я не смог помочь ему, а все так надеялись на меня, я плохой друг</text:span></text:p>
      <text:p text:style-name="P131"><text:tab/><text:span text:style-name="T1637">Эмбер замолчала, </text:span><text:span text:style-name="T1638">её жизнь становилась ещё более невыносимой после ухода </text:span><text:span text:style-name="T1745">её отца</text:span><text:span text:style-name="T1639">, который всегда верил в </text:span><text:span text:style-name="T1746">нее</text:span><text:span text:style-name="T1639"> и </text:span><text:span text:style-name="T1640">был готов помоч</text:span><text:span text:style-name="T1746">ь </text:span><text:span text:style-name="T1747">во всем.</text:span><text:span text:style-name="T1640"> <text:s/></text:span></text:p>
      <text:p text:style-name="P131"><text:span text:style-name="T1641"><text:tab/>Она решила взять себя в копыта несмотря ни на что и узнать </text:span><text:span text:style-name="T1642">всю </text:span><text:span text:style-name="T1641">правду </text:span><text:span text:style-name="T1642">о его смерти.</text:span></text:p>
      <text:p text:style-name="P131">- <text:span text:style-name="T1643">Как он умер? - сказ</text:span><text:span text:style-name="T1748">ала </text:span><text:span text:style-name="T1643">Эмбер после длительного молчания.</text:span></text:p>
      <text:p text:style-name="P131"><text:soft-page-break/>- <text:span text:style-name="T1644">Это довольно странная и ужасная история</text:span></text:p>
      <text:p text:style-name="P131">- <text:span text:style-name="T1647">М</text:span><text:span text:style-name="T1645">истер Гринграсс я должна знать вс</text:span><text:span text:style-name="T1646">ю правду, абсолютно </text:span><text:span text:style-name="T1647">всё — </text:span><text:span text:style-name="T1749">твердо отрезала Эмбер.</text:span></text:p>
      <text:p text:style-name="P131">- <text:span text:style-name="T1648">Хорошо, я расскажу </text:span><text:span text:style-name="T1649">тебе Эмбер всю историю. </text:span><text:span text:style-name="T1650">Это началось после твоего отъезда в школу Кантерлот</text:span><text:span text:style-name="T1750">а</text:span><text:span text:style-name="T1650">. </text:span><text:span text:style-name="T1651">Он долго грустил <text:s/>и у него начали появляться сильные головные боли. Я часто посещал его и </text:span><text:span text:style-name="T1653">при</text:span><text:span text:style-name="T1654">носил ему лекарства</text:span><text:span text:style-name="T1652">. </text:span><text:span text:style-name="T1655">Но ничего не помогало и он несмотря ни на что решил отправиться на </text:span><text:span text:style-name="T1658">ежегодную </text:span><text:span text:style-name="T1655">ярмарку. </text:span><text:span text:style-name="T1659">Во время пути ему</text:span><text:span text:style-name="T1656"> стало плохо </text:span><text:span text:style-name="T1657">и он начал бредить </text:span><text:span text:style-name="T1660">и поэтому его спутник </text:span><text:span text:style-name="T1661">мистер Паинт </text:span><text:span text:style-name="T1662">помог ему снова добраться до дом</text:span><text:span text:style-name="T1663">а, а сам поехал на ярмарку чтобы выполнить просьбу твоего отца. </text:span><text:span text:style-name="T1664">Через несколько дней его кожа начала бледнеть и </text:span><text:span text:style-name="T1665">с ним начали происходить странные вещи. </text:span><text:span text:style-name="T1666">Он </text:span><text:span text:style-name="T1668">постоянно</text:span><text:span text:style-name="T1666"> повторял «</text:span><text:span text:style-name="T1667">В</text:span><text:span text:style-name="T1666">онрокила </text:span><text:span text:style-name="T1667">Н</text:span><text:span text:style-name="T1666">артс», </text:span><text:span text:style-name="T1668">иногда </text:span><text:span text:style-name="T1751">случалось</text:span><text:span text:style-name="T1668"> что он взлетал над кроватью и светился. Конечно в этот бред никто не ве</text:span><text:span text:style-name="T1669">рил, </text:span><text:span text:style-name="T1670">но я видел это <text:s/>своими глазами. </text:span><text:span text:style-name="T1671">В последнюю ночь я был с ним и держал его за копыт</text:span><text:span text:style-name="T1752">а</text:span><text:span text:style-name="T1671">. </text:span><text:span text:style-name="T1672">Вдруг я заметил что он нач</text:span><text:span text:style-name="T1674">ал </text:span><text:span text:style-name="T1675">растворяться </text:span><text:span text:style-name="T1676">как облако</text:span><text:span text:style-name="T1673">, мне ничего не удалось сделать, от него осталась только горстка </text:span><text:span text:style-name="T1677">черной </text:span><text:span text:style-name="T1678">пыли.</text:span></text:p>
      <text:p text:style-name="P132"><text:soft-page-break/><text:tab/>Эмбер внимательно слушала и не могла поверить в это. Все было настолько мрачным и странным что <text:span text:style-name="T1753">ей</text:span> становилось <text:span text:style-name="T1753">только хуже</text:span>.</text:p>
      <text:p text:style-name="P128">- <text:span text:style-name="T1679">Многие жители этой деревни приняли это как проклятье и обвинили во все тебя, Эмбер — </text:span><text:span text:style-name="T1680">с сожалением продолжал Гринграсс.</text:span></text:p>
      <text:p text:style-name="P128">- <text:span text:style-name="T1680">Меня? Почему?</text:span></text:p>
      <text:p text:style-name="P128">- <text:span text:style-name="T1681">Потому что он приютил тебя, </text:span><text:span text:style-name="T1682">когда ты осталась совсем одна в заброшенном лесу — </text:span><text:span text:style-name="T1683">со вздохом ответил Гринграсс.</text:span></text:p>
      <text:p text:style-name="P128">- <text:span text:style-name="T1683">И они думают, что я была проклята с самого начала </text:span><text:span text:style-name="T1684">и все мои приметы говорили им об этом, а мой отец расплачивался за то, что приютил меня?</text:span></text:p>
      <text:p text:style-name="P128">- <text:span text:style-name="T1685">К сожалению этот слух разлетелся и в соседние деревни, поэтому тебе </text:span><text:span text:style-name="T1686">лучше стоит </text:span><text:span text:style-name="T1754">обратно</text:span><text:span text:style-name="T1686"> вернуться в школу</text:span></text:p>
      <text:p text:style-name="P133">- Ни за что, пока не узнаю правду. Где останки моего отца? - твердо сказала Эмбер Грим и высушила кружку брусничного сока.</text:p>
      <text:p text:style-name="P133">- <text:span text:style-name="T1687">Я все оставил в его хижине, </text:span><text:span text:style-name="T1688">в </text:span><text:span text:style-name="T1689">единственном </text:span><text:span text:style-name="T1690">маленьком шкафчике, в которо</text:span><text:span text:style-name="T1691">й ты раньше клала книги</text:span></text:p>
      <text:p text:style-name="P134"><text:soft-page-break/>- <text:span text:style-name="T1755">Большое </text:span><text:span text:style-name="T1756">с</text:span><text:span text:style-name="T1755">пасибо</text:span><text:span text:style-name="T1692"> вам, мистер Гринграсс и прощайте — </text:span><text:span text:style-name="T1693">протянула копыто Эмбер.</text:span></text:p>
      <text:p text:style-name="P134"><text:span text:style-name="T1694"><text:tab/>Гринграсс </text:span><text:span text:style-name="T1693"><text:s/></text:span><text:span text:style-name="T1694">кивнул и пожал её копыто.</text:span></text:p>
      <text:p text:style-name="P135"><text:tab/><text:span text:style-name="T1695">Эмбер </text:span><text:span text:style-name="T1696">снова вернулась в </text:span><text:span text:style-name="T1757">свой маленький домик</text:span><text:span text:style-name="T1696">, </text:span><text:span text:style-name="T1758">в котором прошло всё её детство</text:span><text:span text:style-name="T1696">. <text:s/></text:span></text:p>
      <text:p text:style-name="P142"><text:tab/>Она решила не терять ни минуты и кинулась к шкафчику. </text:p>
      <text:p text:style-name="P134"><text:tab/><text:span text:style-name="T1697">На самой верхней полке была деревянная коробочка, в которой она нашла черную </text:span><text:span text:style-name="T1698">пыль, похожую на пепел. </text:span></text:p>
      <text:p text:style-name="P136"><text:tab/><text:span text:style-name="T1699">Она не смогла сдержаться и заплакала. </text:span></text:p>
      <text:p text:style-name="P137"><text:span text:style-name="T1700"><text:tab/>Вдруг ей показалось что она находится снова в том замке, который </text:span><text:span text:style-name="T1759">впервые увидела,</text:span><text:span text:style-name="T1700"> </text:span><text:span text:style-name="T1701">когда Флурри её обняла. </text:span></text:p>
      <text:p text:style-name="P138"><text:span text:style-name="T1701"><text:tab/>Это был огромный </text:span><text:span text:style-name="T1760">черный замок и он постоянно удалился</text:span><text:span text:style-name="T1701">. </text:span><text:span text:style-name="T1702">Картина мгновенно изменилась и Эмбер </text:span><text:span text:style-name="T1703">уже в темном лесу совершенно одна. </text:span></text:p>
      <text:p text:style-name="P138"><text:span text:style-name="T1704"><text:tab/>Здесь её нашел отец </text:span><text:span text:style-name="T1705">и приютил у себя. </text:span><text:span text:style-name="T1708">Он</text:span><text:span text:style-name="T1705"> всегда </text:span><text:span text:style-name="T1707">останется для неё родным отцом и лучшим другом на свете</text:span><text:span text:style-name="T1706">.</text:span></text:p>
      <text:p text:style-name="P134"><text:soft-page-break/><text:tab/><text:span text:style-name="T1709">Эмбер долго находилась в тоскливой задумчивости. </text:span><text:span text:style-name="T1710">Внезапно она заметила на второй полке коробку, на которой было написано «От мистера Паинта».</text:span></text:p>
      <text:p text:style-name="P134"><text:tab/><text:span text:style-name="T1711">Она взяла её и открыла. </text:span><text:span text:style-name="T1712">Внутри была темно-розовая лента с надписью Эмбер Грим (её имя при рождении подумала она) и </text:span><text:span text:style-name="T1713">плотная багровая ткань, в которой по всей видимости и нашел её отец.</text:span></text:p>
      <text:p text:style-name="P134"><text:tab/>«<text:span text:style-name="T1714">Если мистер Паинт купил эти вещи на ярмарке, т</text:span><text:span text:style-name="T1715">о получается, что мой отец решил от них избавиться, чтобы </text:span><text:span text:style-name="T1716">они не напоминали ему </text:span><text:span text:style-name="T1761">о том, что меня бросили</text:span><text:span text:style-name="T1716">. </text:span><text:span text:style-name="T1717">Тогда зачем он захотел их вернуть обратно? Возможно потому что он хотел рассказать мне всю правду</text:span><text:span text:style-name="T1714">» - </text:span><text:span text:style-name="T1718">думала Эмбер.</text:span></text:p>
      <text:p text:style-name="P134"><text:tab/><text:span text:style-name="T1719">Она снова </text:span><text:span text:style-name="T1720">обратила внимание на внутренности шкафчика и чуть не забыла про коробку </text:span><text:span text:style-name="T1721">писем, </text:span><text:span text:style-name="T1722">в которой лежало одно единственное адресованное ей письмо.</text:span></text:p>
      <text:p text:style-name="P134"><text:tab/><text:span text:style-name="T1722">Эмбер развернула его и </text:span><text:span text:style-name="T1762">прочла</text:span><text:span text:style-name="T1722">:</text:span></text:p>
      <text:p text:style-name="P134"><text:tab/>«<text:span text:style-name="T1722">Дорогая Эмбер, </text:span><text:span text:style-name="T1723">я всегда желал тебе только добра и хотел, чтобы ты была счастлива, </text:span><text:span text:style-name="T1724">но к глубокому твоему огорчению я ничего не смог тебе дать кроме </text:span><text:span text:style-name="T1725">настоящей и преданной любви. Я всегда </text:span><text:soft-page-break/><text:span text:style-name="T1725">буду верить в тебя <text:s/>и ты обязательно узнаешь всю правду</text:span>».</text:p>
      <text:p text:style-name="P134"><text:tab/><text:span text:style-name="T1726">Внизу была приписка: «Твой любящий тебя </text:span><text:span text:style-name="T1763">вечно</text:span><text:span text:style-name="T1726"> отец»</text:span></text:p>
      <text:p text:style-name="P134"><text:tab/><text:span text:style-name="T1727">У Эмбер снова пошли слезы, она </text:span><text:span text:style-name="T1728">впала в глубокую тоску и </text:span><text:span text:style-name="T1729">пробыла в таком состоянии всю </text:span><text:span text:style-name="T1730">ночь.</text:span></text:p>
      <text:p text:style-name="P134"><text:tab/><text:span text:style-name="T1731">В этот день ночь в Эквестрии </text:span><text:span text:style-name="T1732">была холодной и </text:span><text:span text:style-name="T1733"><text:s/></text:span><text:span text:style-name="T1734">никто </text:span><text:span text:style-name="T1733">не решал</text:span><text:span text:style-name="T1734">ся</text:span><text:span text:style-name="T1733"> выйти на </text:span><text:span text:style-name="T1735">столь</text:span><text:span text:style-name="T1733"> позднюю прогулку </text:span><text:span text:style-name="T1736">по темным </text:span><text:span text:style-name="T1737">уголкам это</text:span><text:span text:style-name="T1765">го</text:span><text:span text:style-name="T1737"> </text:span><text:span text:style-name="T1764">удивительно</text:span><text:span text:style-name="T1765">го</text:span><text:span text:style-name="T1737"> </text:span><text:span text:style-name="T1738">и </text:span><text:span text:style-name="T1764">полно</text:span><text:span text:style-name="T1765">го</text:span><text:span text:style-name="T1764"> загадочных вещей</text:span><text:span text:style-name="T1738"> </text:span><text:span text:style-name="T1766">места</text:span><text:span text:style-name="T1733">.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86"><text:soft-page-break/>16. Расследование</text:p>
      <text:p text:style-name="P187"><text:span text:style-name="T591"><text:tab/></text:span><text:span text:style-name="T592">Наступил первый день зимы </text:span><text:span text:style-name="T593">и в Кантерлоте пошел снег.</text:span></text:p>
      <text:p text:style-name="P189"><text:span text:style-name="T593"><text:tab/></text:span><text:span text:style-name="T594">Флурри </text:span><text:span text:style-name="T595">вдыхала свежий воздух и наслаждалась снегопадом. </text:span></text:p>
      <text:p text:style-name="P189"><text:span text:style-name="T595"><text:tab/></text:span><text:span text:style-name="T596">Она </text:span><text:span text:style-name="T597">снова приступила к занятиям и </text:span><text:span text:style-name="T598">решила вместе с Ларой отправиться в библиотеку Кантерлота, чтобы узнать </text:span><text:span text:style-name="T599">больше о загадочной краже <text:s/>столько необычной книги.</text:span></text:p>
      <text:p text:style-name="P188"><text:span text:style-name="T599">- </text:span><text:span text:style-name="T600">Флурри, познакомься, это мистер </text:span><text:span text:style-name="T601">Санлайт — представила </text:span><text:span text:style-name="T602">Лара своего </text:span><text:span text:style-name="T603">книжного друга.</text:span></text:p>
      <text:p text:style-name="P194"><text:span text:style-name="T603">- </text:span><text:span text:style-name="T604">Значит вы храните тайну всяких загадочных вещей в </text:span><text:span text:style-name="T656">этой библиотеке?</text:span><text:span text:style-name="T604"> — поинтересовалась Флурри.</text:span></text:p>
      <text:p text:style-name="P194"><text:span text:style-name="T604">- </text:span><text:span text:style-name="T605">Простите, </text:span><text:span text:style-name="T606">это тайна — улыбнулся мистер Санлайт.</text:span></text:p>
      <text:p text:style-name="P194"><text:span text:style-name="T606">- </text:span><text:span text:style-name="T607">Но вы рассказали моей подруге о </text:span><text:span text:style-name="T608">таинственной краже </text:span><text:span text:style-name="T609">книги под названием «</text:span><text:span text:style-name="T610">Тайны</text:span><text:span text:style-name="T609"> Аликорн</text:span><text:span text:style-name="T611">ов</text:span><text:span text:style-name="T609">» - </text:span><text:span text:style-name="T612">продолжала интересоваться Флурри.</text:span></text:p>
      <text:p text:style-name="P194"><text:span text:style-name="T612">- «Секреты Аликорнов» - поправил </text:span><text:span text:style-name="T657">её </text:span><text:span text:style-name="T612">мистер Санлайт — Да. Я поделился с вашей подругой. Это довольно </text:span><text:span text:style-name="T613">загадочная </text:span><text:span text:style-name="T614">и необычная </text:span><text:span text:style-name="T613">кража</text:span></text:p>
      <text:p text:style-name="P194"><text:span text:style-name="T613">- </text:span><text:span text:style-name="T615">А как вы думаете кто мог украсть её?</text:span></text:p>
      <text:p text:style-name="P194"><text:soft-page-break/><text:span text:style-name="T615">- </text:span><text:span text:style-name="T616">Я даже не могу предположить, что это кто-то из учеников потому что </text:span><text:span text:style-name="T617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18">но загадку так и не решил.</text:span></text:p>
      <text:p text:style-name="P194"><text:span text:style-name="T618">- </text:span><text:span text:style-name="T619">Хм, </text:span><text:span text:style-name="T620">то есть никто раньше не пытался её украсть? Может это была с самого начала подделка?</text:span></text:p>
      <text:p text:style-name="P143">- Нет конечно. Там стояла магическая метка и всё время что она хранилась здесь она не менялась.</text:p>
      <text:p text:style-name="P194"><text:span text:style-name="T620">- </text:span><text:span text:style-name="T621">А можно каким-нибудь образом определить точное время кражи?</text:span></text:p>
      <text:p text:style-name="P194"><text:span text:style-name="T621">- Точностью конечно я не могу похвастаться, но </text:span><text:span text:style-name="T622">с помощью </text:span><text:span text:style-name="T623">директора Стар Свирла мне удалось узнать что это произошло на второй недели сент</text:span><text:span text:style-name="T624">ября.</text:span></text:p>
      <text:p text:style-name="P194"><text:span text:style-name="T624">- </text:span><text:span text:style-name="T625">А как охранялась книга?</text:span></text:p>
      <text:p text:style-name="P195"><text:span text:style-name="T625">- Абсолютно так же как и все другие </text:span><text:span text:style-name="T658">ценные книги</text:span><text:span text:style-name="T625"> — </text:span><text:span text:style-name="T659">ответил мистер Санлайт и на этом их разговор закончился.</text:span></text:p>
      <text:p text:style-name="P195"><text:span text:style-name="T659"><text:tab/></text:span><text:span text:style-name="T627">Флурри вышла из библиотек</text:span><text:span text:style-name="T660">и</text:span><text:span text:style-name="T627">, чтобы вновь подышать свежим воздухом и все </text:span><text:span text:style-name="T661">хорошенько </text:span><text:span text:style-name="T627">обдумать.</text:span></text:p>
      <text:p text:style-name="P196"><text:soft-page-break/><text:span text:style-name="T626">- </text:span><text:span text:style-name="T628">Ну что Флурри, </text:span><text:span text:style-name="T630">разгадала</text:span><text:span text:style-name="T628"> загадку? - </text:span><text:span text:style-name="T629">следом за ней вышла Лара.</text:span></text:p>
      <text:p text:style-name="P197"><text:span text:style-name="T629">- </text:span><text:span text:style-name="T631">Ещё нет, а каким образом охраняются книги в библиотеке Кантерлота?</text:span></text:p>
      <text:p text:style-name="P144">- Разве ты не знаешь? - с большим удивлением спросила Лара.</text:p>
      <text:p text:style-name="P197"><text:span text:style-name="T631">- </text:span><text:span text:style-name="T632">К сожалению я не настолько начитана как ты</text:span></text:p>
      <text:p text:style-name="P145">- Нам об этом рассказывали еще на первом учебном году и ни один раз.</text:p>
      <text:p text:style-name="P197"><text:span text:style-name="T632">- </text:span><text:span text:style-name="T633">Ладно, </text:span><text:span text:style-name="T634">расскажи ещё раз</text:span></text:p>
      <text:p text:style-name="P197"><text:span text:style-name="T634">- </text:span><text:span text:style-name="T635">Во-первых в библиотеке всегда остается хранитель или его заместитель, </text:span><text:span text:style-name="T636">который может моментально </text:span><text:span text:style-name="T637">оповестить всю стражу Кантерлота</text:span><text:span text:style-name="T638">. Во-вторых после закрытия библиотек</text:span><text:span text:style-name="T662">а</text:span><text:span text:style-name="T638"> блокируется защитными чарами, также ими блокируются </text:span><text:span text:style-name="T644">книжные</text:span><text:span text:style-name="T638"> полки, </text:span><text:span text:style-name="T643">на которых хранятся старинные и ценные издания,</text:span><text:span text:style-name="T638"> </text:span><text:span text:style-name="T639">поэтому </text:span><text:span text:style-name="T640">ни у кого </text:span><text:span text:style-name="T645">практически не было шансов украсть эту книгу</text:span><text:span text:style-name="T640">.</text:span></text:p>
      <text:p text:style-name="P197"><text:span text:style-name="T640">- </text:span><text:span text:style-name="T641">Если это не ученик, который зашел в обычные будние дни, как это сделали мы, </text:span><text:span text:style-name="T642">разве нет?</text:span></text:p>
      <text:p text:style-name="P197"><text:span text:style-name="T642">- </text:span><text:span text:style-name="T643">Верно, </text:span><text:span text:style-name="T646">но я ещё раз повторюсь, на этой книг</text:span><text:span text:style-name="T647">е</text:span><text:span text:style-name="T646"> были непростые защитные чары</text:span></text:p>
      <text:p text:style-name="P197"><text:soft-page-break/><text:span text:style-name="T646">- </text:span><text:span text:style-name="T648">А ты сможешь снять эти чары?</text:span></text:p>
      <text:p text:style-name="P197"><text:span text:style-name="T648">- </text:span><text:span text:style-name="T649">Я проводила этот эксперимент с </text:span><text:span text:style-name="T663">разрешения</text:span><text:span text:style-name="T649"> мистера Санлайта, но мне не удалось это сделать даже после недели практики.</text:span></text:p>
      <text:p text:style-name="P197"><text:span text:style-name="T649">- </text:span><text:span text:style-name="T650">Значит вора нужно искать среди </text:span><text:span text:style-name="T651">самых лучших учеников</text:span></text:p>
      <text:p text:style-name="P197"><text:span text:style-name="T651">- </text:span><text:span text:style-name="T652">Да, </text:span><text:span text:style-name="T664">все верно, </text:span><text:span text:style-name="T665">ты в правильном направлении</text:span></text:p>
      <text:p text:style-name="P146">- То есть ты уже знаешь кто забрал книгу? </text:p>
      <text:p text:style-name="P197"><text:span text:style-name="T652">- </text:span><text:span text:style-name="T653">Я </text:span><text:span text:style-name="T666">могу только предполагать, потому что ещё не имею точных доказательств</text:span></text:p>
      <text:p text:style-name="P197"><text:span text:style-name="T653">- </text:span><text:span text:style-name="T667">И кого ты предполагаешь? - все больше стала интересоваться Флурри.</text:span></text:p>
      <text:p text:style-name="P197"><text:span text:style-name="T653">- Прости, Флурри, </text:span><text:span text:style-name="T668">это всего лишь предположение и я не хочу, чтобы он</text:span><text:span text:style-name="T669">о </text:span><text:span text:style-name="T670">взрастило</text:span><text:span text:style-name="T669"> в тебе ложные доводы — </text:span><text:span text:style-name="T671">спокойно ответила Лара.</text:span></text:p>
      <text:p text:style-name="P197"><text:span text:style-name="T653">- </text:span><text:span text:style-name="T654">Я сама узнаю! - </text:span><text:span text:style-name="T655">торжественно сказал</text:span><text:span text:style-name="T672">а</text:span><text:span text:style-name="T655"> Флурри.</text:span></text:p>
      <text:p text:style-name="P198"><text:span text:style-name="T655"><text:tab/>Л</text:span><text:span text:style-name="T442">ара улыбнулась и они поспешили на урок по истории Магии, на котором Флурри часто отвлекалась.</text:span></text:p>
      <text:p text:style-name="P199"><text:soft-page-break/><text:span text:style-name="T442"><text:tab/>Кантерлотские башни уже покрылись снежным покровом и их </text:span><text:span text:style-name="T673">когда-то золотистые</text:span><text:span text:style-name="T442"> крыши </text:span><text:span text:style-name="T673">стали белоснежными.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86"><text:soft-page-break/>17. Оборотни</text:p>
      <text:p text:style-name="P139"><text:tab/><text:span text:style-name="T1767">Посреди темно-зеленного леса возвышался <text:s/>серо-синий замок, </text:span><text:span text:style-name="T1768">местами покрытый густой травой </text:span><text:span text:style-name="T1769">и мхом.</text:span></text:p>
      <text:p text:style-name="P139"><text:tab/><text:span text:style-name="T1770">Это был улей, в котором жили оборот</text:span><text:span text:style-name="T1771">ни.</text:span></text:p>
      <text:p text:style-name="P139"><text:tab/><text:span text:style-name="T1771">Эмбер </text:span><text:span text:style-name="T1772">уже успела познакомиться с Торексом и </text:span><text:span text:style-name="T1773">узнать очень много интересного из жизни оборотней.</text:span></text:p>
      <text:p text:style-name="P139">- <text:span text:style-name="T1774">Спасибо большое, что поделились со мной вашей историей — </text:span><text:span text:style-name="T1775">говорила Эмбер — это будет очень интересная статья для школы Кантерлота </text:span><text:span text:style-name="T1776">и для всей Эквестрии.</text:span></text:p>
      <text:p text:style-name="P139">- <text:span text:style-name="T1777">Я рад был поделиться </text:span><text:span text:style-name="T1864">нашей историей </text:span><text:span text:style-name="T1777">— </text:span><text:span text:style-name="T1778">ответил Торек</text:span><text:span text:style-name="T1779">с.</text:span></text:p>
      <text:p text:style-name="P147"><text:tab/>Эмб<text:span text:style-name="T1780">ер </text:span><text:span text:style-name="T1781">направилась в </text:span><text:span text:style-name="T1783">свою комнату, отведенную </text:span><text:span text:style-name="T1865">для неё</text:span><text:span text:style-name="T1783"> в улье</text:span><text:span text:style-name="T1782">, чтобы просмотреть все заметки и записи, которые она успела </text:span><text:span text:style-name="T1783">сделать</text:span><text:span text:style-name="T1782"> пока Торекс рассказывал <text:s/></text:span><text:span text:style-name="T1866">длинную </text:span><text:span text:style-name="T1782">историю </text:span><text:span text:style-name="T1867">о прошлом оборотней</text:span><text:span text:style-name="T1782">.</text:span></text:p>
      <text:p text:style-name="P148">«<text:span text:style-name="T1784">Это будет очень интересная </text:span><text:span text:style-name="T1868">статья</text:span><text:span text:style-name="T1784">, которую будет читать вся школа Кантерлота, директору она понравится больше всего</text:span>» - <text:span text:style-name="T1784">думала Эмбер.</text:span></text:p>
      <text:p text:style-name="P149"><text:soft-page-break/><text:tab/>Она всегда хотела научиться менять свой облик, как это делали оборотни, и <text:span text:style-name="T1785">директор Стар Свирл очень удачно выбрал </text:span><text:span text:style-name="T1786">место, </text:span><text:span text:style-name="T1869">в которое ей нужно было </text:span><text:span text:style-name="T1870">отправиться</text:span><text:span text:style-name="T1786">.</text:span></text:p>
      <text:p text:style-name="P149"><text:tab/><text:span text:style-name="T1787">Эмбер давно поняла, что перевоплощение это часть магии </text:span><text:span text:style-name="T1788">оборотней, а их магия не такая, как у неё. <text:s/></text:span></text:p>
      <text:p text:style-name="P149"><text:tab/><text:span text:style-name="T1789">Недавно она узнала о </text:span><text:span text:style-name="T1790">своем </text:span><text:span text:style-name="T1791">прошлом почти все и теперь она не сомневалась, что ее магия </text:span><text:span text:style-name="T1792">особенная и она способна </text:span><text:span text:style-name="T1793">вбирать в себя магию других существ, </text:span><text:span text:style-name="T1794">но для этого нужно сконцентрироваться и находится </text:span><text:span text:style-name="T1795">постоянно в улье, пока она не сможет </text:span><text:span text:style-name="T1796">научиться менять свой облик.</text:span></text:p>
      <text:p text:style-name="P149"><text:tab/><text:span text:style-name="T1797">Вечером она решила </text:span><text:span text:style-name="T1798">вновь </text:span><text:span text:style-name="T1797">прогуляться </text:span><text:span text:style-name="T1798">по всему улью и внезапно встретилась с </text:span><text:span text:style-name="T1799">Джу</text:span><text:span text:style-name="T1871">л</text:span><text:span text:style-name="T1799">лекой.</text:span></text:p>
      <text:p text:style-name="P149"><text:tab/><text:span text:style-name="T1800">Она было одним из самых близких друзей Торекса </text:span><text:span text:style-name="T1801">и часто помогала ему </text:span><text:span text:style-name="T1802">организовывать поездки и праздники.</text:span></text:p>
      <text:p text:style-name="P149">- <text:span text:style-name="T1803">Ты уже собираешься </text:span><text:span text:style-name="T1804">домой? - поинтересовалась Джу</text:span><text:span text:style-name="T1872">л</text:span><text:span text:style-name="T1804">лека.</text:span></text:p>
      <text:p text:style-name="P149">- <text:span text:style-name="T1805">Нет, я хотела прогуляться по улью еще раз — </text:span><text:span text:style-name="T1873">ответила Эмбер.</text:span></text:p>
      <text:p text:style-name="P149"><text:soft-page-break/>- <text:span text:style-name="T1806">Вот как, я </text:span><text:span text:style-name="T1808">могу показать тебе самые интересные места.</text:span></text:p>
      <text:p text:style-name="P149">- <text:span text:style-name="T1807">Хорошо.</text:span></text:p>
      <text:p text:style-name="P147"><text:tab/><text:span text:style-name="T1809">Эмбер </text:span><text:span text:style-name="T1810">направилась вместе с Джул</text:span><text:span text:style-name="T1874">л</text:span><text:span text:style-name="T1810">екой вновь исследовать загадочный улей.</text:span></text:p>
      <text:p text:style-name="P150">- <text:span text:style-name="T1811">Знаешь, мы ведь раньше были черного цвета, как ты, </text:span><text:span text:style-name="T1812">прости если я случайно тебя обидела.</text:span></text:p>
      <text:p text:style-name="P150">- <text:span text:style-name="T1813">Ничего.</text:span></text:p>
      <text:p text:style-name="P150">- <text:span text:style-name="T1814">Стар Свирл написал нам письмо перед тем, как ты приехала, </text:span><text:span text:style-name="T1815">он сказал что ты очень талантливая пони и обладаешь </text:span><text:span text:style-name="T1875">особенной </text:span><text:span text:style-name="T1815">магией.</text:span></text:p>
      <text:p text:style-name="P150">- <text:span text:style-name="T1816">Да, это так.</text:span></text:p>
      <text:p text:style-name="P150">- <text:span text:style-name="T1817">Я видела н</text:span><text:span text:style-name="T1876">и</text:span><text:span text:style-name="T1817"> раз пони и как они используют свою магию, но у них был рог, </text:span><text:span text:style-name="T1818">а у тебя его нет, как тебе удается? - </text:span><text:span text:style-name="T1819">удивленно спросила Джу</text:span><text:span text:style-name="T1877">л</text:span><text:span text:style-name="T1819">лека.</text:span></text:p>
      <text:p text:style-name="P150">- <text:span text:style-name="T1819">Магия бывает разной.</text:span></text:p>
      <text:p text:style-name="P150">- <text:span text:style-name="T1820">То есть ты обладаешь другой магией, </text:span><text:span text:style-name="T1821">не той магией которой обладают все пони?</text:span></text:p>
      <text:p text:style-name="P150">- <text:span text:style-name="T1822">Возможно.</text:span></text:p>
      <text:p text:style-name="P150">- <text:span text:style-name="T1823">Это так интересно!</text:span></text:p>
      <text:p text:style-name="P151"><text:soft-page-break/><text:tab/>Джул<text:span text:style-name="T1878">л</text:span>ека задумалась и <text:span text:style-name="T1824">для Эмбер показалось, что она не знает куда идет. </text:span></text:p>
      <text:p text:style-name="P151"><text:span text:style-name="T1825"><text:tab/>Но когда она увидела сверкающий зал, полный разных светящихся камней и </text:span><text:span text:style-name="T1826">кристаллов, она поняла.</text:span></text:p>
      <text:p text:style-name="P151">- Т<text:span text:style-name="T1827">ы удивлена? - </text:span><text:span text:style-name="T1828">спросила Джу</text:span><text:span text:style-name="T1879">л</text:span><text:span text:style-name="T1828">лека.</text:span></text:p>
      <text:p text:style-name="P151">- <text:span text:style-name="T1829">Да! Торекс мне не показывал это место.</text:span></text:p>
      <text:p text:style-name="P151">- <text:span text:style-name="T1830">Это такая странность. Торекс очень гостеприимный, но он часто забывает показать свои</text:span><text:span text:style-name="T1880">м</text:span><text:span text:style-name="T1830"> гостям это место.</text:span></text:p>
      <text:p text:style-name="P151">- <text:span text:style-name="T1831">Да, </text:span><text:span text:style-name="T1881">это странно</text:span><text:span text:style-name="T1831"> - </text:span><text:span text:style-name="T1882">согласилась Эмбер.</text:span></text:p>
      <text:p text:style-name="P151">- <text:span text:style-name="T1832">Эти камни </text:span><text:span text:style-name="T1833">мы привезли из разных уголков Эквестрии, а кристаллы </text:span><text:span text:style-name="T1834">нам</text:span><text:span text:style-name="T1833"> подарили, когда мы ездили летом в Кристальную империю.</text:span></text:p>
      <text:p text:style-name="P152">«Флурри из Кристальной империи» - подумала Эмбер.</text:p>
      <text:p text:style-name="P152">- <text:span text:style-name="T1835">Это очень интересно, Джул</text:span><text:span text:style-name="T1883">л</text:span><text:span text:style-name="T1835">ека — </text:span><text:span text:style-name="T1836">Эмбер сделала еще одну заметку </text:span><text:span text:style-name="T1837">в своей </text:span><text:span text:style-name="T1838">маленькой книжке.</text:span></text:p>
      <text:p text:style-name="P153"><text:tab/>Джул<text:span text:style-name="T1884">л</text:span>ека показала много новых мест, в которых Эмбер еще не бывал<text:span text:style-name="T1843">а</text:span> и это <text:span text:style-name="T1839">еще прибавило интересного материала, а главное она начала </text:span><text:span text:style-name="T1885">больше</text:span><text:span text:style-name="T1839"> чувствовать магию оборотней и </text:span><text:span text:style-name="T1840">возможно она скоро </text:span><text:soft-page-break/><text:span text:style-name="T1840">сможет менять свой облик, как это делал Торекс, </text:span><text:span text:style-name="T1841">когда рассказывал ей </text:span><text:span text:style-name="T1885">историю о драконах</text:span><text:span text:style-name="T1842">.</text:span></text:p>
      <text:p text:style-name="P154"><text:tab/><text:span text:style-name="T1844">Эмбер вернулась к себе, </text:span><text:span text:style-name="T1845">просмотрела вновь старый альбом, в котором были фотографии ее отца. <text:s/><text:tab/></text:span><text:span text:style-name="T1846">Она очень сильно его любила и </text:span><text:span text:style-name="T1847">ей удалось узнать всю правду о нем.</text:span></text:p>
      <text:p text:style-name="P154"><text:tab/><text:span text:style-name="T1848">Старая мантия, в которой е</text:span><text:span text:style-name="T1886">ё</text:span><text:span text:style-name="T1848"> нашел отец, была не из Эквестрии, а из совершенно другого </text:span><text:span text:style-name="T1849">загадочного</text:span><text:span text:style-name="T1848"> места, </text:span><text:span text:style-name="T1850">о котором она не так много знала.</text:span></text:p>
      <text:p text:style-name="P154"><text:tab/><text:span text:style-name="T1851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852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4"><text:tab/><text:span text:style-name="T1853">Е</text:span><text:span text:style-name="T1890">ё</text:span><text:span text:style-name="T1853"> особенная магия позволяла </text:span><text:span text:style-name="T1887">видеть</text:span><text:span text:style-name="T1853"> мир по другому и находить новые </text:span><text:span text:style-name="T1854">магические заклинания, которы</text:span><text:span text:style-name="T1888">е</text:span><text:span text:style-name="T1854"> никому </text:span><text:span text:style-name="T1889">и никогда</text:span><text:span text:style-name="T1854"> раньше не были известны.</text:span></text:p>
      <text:p text:style-name="P154"><text:tab/><text:span text:style-name="T1855">На следующий день </text:span><text:span text:style-name="T1856">Эмбер написала статью и прочитала её Торексу и Джул</text:span><text:span text:style-name="T1891">л</text:span><text:span text:style-name="T1857">еке.</text:span></text:p>
      <text:p text:style-name="P154">- <text:span text:style-name="T1858">Отличная статья, у тебя хорошо получилось! — </text:span><text:span text:style-name="T1859">сказал Торекс.</text:span></text:p>
      <text:p text:style-name="P154"><text:soft-page-break/>- <text:span text:style-name="T1860">Это восхитительно, мне очень понравилось! - добавила Джул</text:span><text:span text:style-name="T1892">л</text:span><text:span text:style-name="T1860">ека.</text:span></text:p>
      <text:p text:style-name="P155"><text:tab/><text:span text:style-name="T1861">Эмбер отправила письмо Стар Свирлу </text:span><text:span text:style-name="T1893">вместе со своей статьей</text:span><text:span text:style-name="T1861"> </text:span><text:span text:style-name="T1862">и решила </text:span><text:span text:style-name="T1863">закончить последнее дело — овладеть магией оборотней.</text:span></text:p>
      <text:p text:style-name="P155"><text:tab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86"><text:soft-page-break/>18. <text:span text:style-name="T1894">История оборотней</text:span></text:p>
      <text:p text:style-name="P139"><text:tab/><text:span text:style-name="T1895">Флурри на протяжении недели думала об исчезновении книги </text:span><text:span text:style-name="T1896">и забыла про свое сообщение, которое отправила Эмбер </text:span><text:span text:style-name="T1977">еще </text:span><text:span text:style-name="T1978">неделю назад.</text:span></text:p>
      <text:p text:style-name="P139"><text:tab/><text:span text:style-name="T1897">Неожиданно она увидела объявление в главном зале школы, </text:span><text:span text:style-name="T1898">которое гласило:</text:span></text:p>
      <text:p text:style-name="P139">«<text:span text:style-name="T1899">Школа Кантерлота с удовольствием одобрила заявку на получени</text:span><text:span text:style-name="T1979">е</text:span><text:span text:style-name="T1899"> научно-исследовательской работы для талантливой учениц</text:span><text:span text:style-name="T1902">ы </text:span><text:span text:style-name="T1899">Эмбер Грим. </text:span><text:span text:style-name="T1900">С радостью сообщаем всем ученикам, что первая ее статья о</text:span><text:span text:style-name="T1903">б</text:span><text:span text:style-name="T1900"> истории оборотней уже доступна в </text:span><text:span text:style-name="T1901">библиотеке Кантерлота</text:span>».</text:p>
      <text:p text:style-name="P139"><text:tab/><text:span text:style-name="T1904">Флурри была </text:span><text:span text:style-name="T1980">удивлена и сильно</text:span><text:span text:style-name="T1904"> обрадована. </text:span><text:span text:style-name="T1981">Она </text:span><text:span text:style-name="T1904">с нетерпением </text:span><text:span text:style-name="T1905">кинулась</text:span><text:span text:style-name="T1904"> в библиотеку, чтобы </text:span><text:span text:style-name="T1982">прочесть</text:span><text:span text:style-name="T1904"> статью.</text:span></text:p>
      <text:p text:style-name="P139"><text:tab/><text:span text:style-name="T1906">Она была потрясена складным слогом Эмбер </text:span><text:span text:style-name="T1907">и решила поделиться с Ларой.</text:span></text:p>
      <text:p text:style-name="P139">- <text:span text:style-name="T1907">Спасибо Флурри! Я уже читала её статью и ни один раз. Я полностью с тобой согласна, она написана гениально и очень интересно! - </text:span><text:span text:style-name="T1984">ответила</text:span><text:span text:style-name="T1908"> Лара на предложени</text:span><text:span text:style-name="T1985">е</text:span><text:span text:style-name="T1908"> Флурри</text:span><text:span text:style-name="T1983">.</text:span></text:p>
      <text:p text:style-name="P139"><text:soft-page-break/>- <text:span text:style-name="T1909">Как я могла узнать об этом в самый последний момент! - </text:span><text:span text:style-name="T1910">удивилась Флурри.</text:span></text:p>
      <text:p text:style-name="P139">- <text:span text:style-name="T1911">Ты </text:span><text:span text:style-name="T1912">была занята загадкой об исчезновении книги и </text:span><text:span text:style-name="T1913">поэтому не могла думать о другом</text:span><text:span text:style-name="T1911"> — улыбнулась Лара.</text:span></text:p>
      <text:p text:style-name="P140">- <text:span text:style-name="T1914">Да! Постой, я совершенно забыла! - </text:span><text:span text:style-name="T1915">воскликнула Флурри и достала магическую книгу.</text:span></text:p>
      <text:p text:style-name="P140"><text:span text:style-name="T1916"><text:tab/>Она взглянула на ту страницу, где написала Эмбер сообщение и увидела, что </text:span><text:span text:style-name="T1917">добавились две новые строчки:</text:span></text:p>
      <text:p text:style-name="P139">«<text:span text:style-name="T1918">Все хорошо! </text:span><text:span text:style-name="T1919">Я узнала очень многое из истории оборотней. </text:span><text:span text:style-name="T1918">Тебе понравилась моя статья?</text:span>»</text:p>
      <text:p text:style-name="P141">- <text:span text:style-name="T1920">Смотри! Она ответила! - </text:span><text:span text:style-name="T1921">замахала крыльями Флурри и чуть не задела Силл</text:span><text:span text:style-name="T1986">и — </text:span><text:span text:style-name="T1988">Ой, прости!</text:span></text:p>
      <text:p text:style-name="P141"><text:span text:style-name="T1988"><text:tab/>Силли</text:span><text:span text:style-name="T1987"> ничего не </text:span><text:span text:style-name="T1989">ответил</text:span><text:span text:style-name="T1987">, потому что сильно спешил на историю магии — </text:span><text:span text:style-name="T1991">на </text:span><text:span text:style-name="T1987">урок, </text:span><text:span text:style-name="T1990">который никогда ему не удавался.</text:span></text:p>
      <text:p text:style-name="P139">- <text:span text:style-name="T1922">Я вижу ты очень рада! - </text:span><text:span text:style-name="T1923">сказала Лара и </text:span><text:span text:style-name="T1924">глянула в книгу, куда добавились еще </text:span><text:span text:style-name="T1925">три</text:span><text:span text:style-name="T1924"> строчки, написанные только что Флурри:</text:span></text:p>
      <text:p text:style-name="P139"><text:soft-page-break/>«<text:span text:style-name="T1924">Твоя статья шедевр! Она понравилась всем без исключения, я в этом не сомневаюсь. Лара сказала, что ты гениальна! </text:span><text:span text:style-name="T1992">П</text:span><text:span text:style-name="T1924">иши чаще!</text:span>».</text:p>
      <text:p text:style-name="P139">- <text:span text:style-name="T1926">Да, я переполнена энергией! - </text:span><text:span text:style-name="T1993">перечитывая еще раз ответ Эмбер, сказала Флурри.</text:span></text:p>
      <text:p text:style-name="P139">- <text:span text:style-name="T1927">Месяц назад ты хотела её убить, а сейчас ты сходишь с ума от радости, когда она отвечает на твои сообщения.</text:span></text:p>
      <text:p text:style-name="P139">- <text:span text:style-name="T1928">Да! </text:span><text:span text:style-name="T1929">Ты всегда была права, </text:span><text:span text:style-name="T1930">Лара!</text:span></text:p>
      <text:p text:style-name="P139">- <text:span text:style-name="T1931">Согласна, но если бы не та магическая дуэль, так бы не сложилось, поэтому Флурри </text:span><text:span text:style-name="T1932">это заслуга </text:span><text:span text:style-name="T1933">принадлежит и тебе.</text:span></text:p>
      <text:p text:style-name="P139">- <text:span text:style-name="T1994">Как ты думаешь,</text:span><text:span text:style-name="T1934"> куда она сейчас </text:span><text:span text:style-name="T1995">отправиться</text:span><text:span text:style-name="T1934">?</text:span></text:p>
      <text:p text:style-name="P139">- <text:span text:style-name="T1935">Не знаю, может быть в Кристальную империю.</text:span></text:p>
      <text:p text:style-name="P139">- <text:span text:style-name="T1936">Я бы с удовольствием ей показала </text:span><text:span text:style-name="T1937">самые красивые и невероятные места!</text:span></text:p>
      <text:p text:style-name="P139">- <text:span text:style-name="T1938">Остановись Флурри, там директор!</text:span></text:p>
      <text:p text:style-name="P139">- <text:span text:style-name="T1938">Да, прости, </text:span><text:span text:style-name="T1996">я</text:span><text:span text:style-name="T1938"> слишком энергичная.</text:span></text:p>
      <text:p text:style-name="P139"><text:tab/><text:span text:style-name="T1939">Стар Свирл разговаривал с одним из грифонов </text:span><text:span text:style-name="T1940">около школьного кабинета, где преподавали историю.</text:span></text:p>
      <text:p text:style-name="P139"><text:soft-page-break/><text:tab/><text:span text:style-name="T1941">Флурри решила подслушать их разговор и спряталась за углом. </text:span></text:p>
      <text:p text:style-name="P139">- <text:span text:style-name="T1942">Флурри </text:span><text:span text:style-name="T1997">что ты делаешь</text:span><text:span text:style-name="T1942">?… - не договорила Лара.</text:span></text:p>
      <text:p text:style-name="P139">- <text:span text:style-name="T1942">Тссс! - </text:span><text:span text:style-name="T1943">перебила е</text:span><text:span text:style-name="T1998">ё</text:span><text:span text:style-name="T1943"> Флурри.</text:span></text:p>
      <text:p text:style-name="P139">- <text:span text:style-name="T1944">Известий больше не было </text:span><text:span text:style-name="T1945">от Марбла? - </text:span><text:span text:style-name="T1946">спросил Стар Свирл у грифона.</text:span></text:p>
      <text:p text:style-name="P139">- <text:span text:style-name="T1948">Самое последнее я вам сообщил два дня назад. </text:span><text:span text:style-name="T1946"><text:s/>— </text:span><text:span text:style-name="T1947">ответил тот.</text:span></text:p>
      <text:p text:style-name="P139">- <text:span text:style-name="T1949">Возможно что-то случилось — </text:span><text:span text:style-name="T1950">задумчиво говорил Стар Свирл.</text:span></text:p>
      <text:p text:style-name="P156">- <text:s/><text:span text:style-name="T1951">Мой брат самый надеж</text:span><text:span text:style-name="T1952">ный</text:span><text:span text:style-name="T1951"> из грифонов </text:span><text:span text:style-name="T1952">и я сильно беспокоюсь о нем.</text:span></text:p>
      <text:p text:style-name="P157"><text:span text:style-name="T1951">- </text:span><text:span text:style-name="T1953">Успокойтесь, Эль</text:span><text:span text:style-name="T1954">бер</text:span><text:span text:style-name="T1955">ус</text:span><text:span text:style-name="T1953">, </text:span><text:span text:style-name="T1956">может быть он просто </text:span><text:span text:style-name="T1957">по случайности оставил где-нибудь чернила и </text:span><text:span text:style-name="T1999">магическую </text:span><text:span text:style-name="T1957">бумагу.</text:span></text:p>
      <text:p text:style-name="P158"><text:span text:style-name="T1953">- </text:span><text:span text:style-name="T1958">Это невозможно! </text:span><text:span text:style-name="T1959">А Эмбер что-нибудь ответила вам?</text:span></text:p>
      <text:p text:style-name="P158"><text:span text:style-name="T1953">- </text:span><text:span text:style-name="T1959">Она отправила только статью, </text:span><text:span text:style-name="T1960">а на остальные сообщения она ничего не отвечает.</text:span></text:p>
      <text:p text:style-name="P158">- <text:span text:style-name="T1961">Вы же можете телепортироваться и узнать у оборотней куда она могла направиться</text:span></text:p>
      <text:p text:style-name="P158"><text:soft-page-break/>- <text:span text:style-name="T1961">Я уже сделал это утром. К сожалению они ничего не знают.</text:span></text:p>
      <text:p text:style-name="P158">- <text:span text:style-name="T2000">Вдруг… - </text:span><text:span text:style-name="T2006">не договорил</text:span><text:span text:style-name="T2000"> грифон.</text:span></text:p>
      <text:p text:style-name="P159">- <text:span text:style-name="T2001">Не стоит беспокоиться! </text:span><text:span text:style-name="T2000">С</text:span><text:span text:style-name="T1962"> вашим братом все будет хорошо! </text:span><text:span text:style-name="T2002">Не бросайтесь в поиск</text:span><text:span text:style-name="T2004">и</text:span><text:span text:style-name="T2002">, </text:span><text:span text:style-name="T1963">а то придется вас еще искать. </text:span><text:span text:style-name="T2003">Я сам разберусь с этим</text:span><text:span text:style-name="T1963"> —</text:span><text:span text:style-name="T1964"> </text:span><text:span text:style-name="T2005">сказал</text:span><text:span text:style-name="T1964"> Стар Свирл.</text:span></text:p>
      <text:p text:style-name="P160"><text:tab/>Грифон кивнул и удалился.</text:p>
      <text:p text:style-name="P161"><text:tab/>Флурри <text:span text:style-name="T1965">вместе с Ларой вышли из-за угла </text:span><text:span text:style-name="T1966">и поприветствовали директора, словно они ничего не слышали</text:span><text:span text:style-name="T1965">.</text:span></text:p>
      <text:p text:style-name="P162"><text:span text:style-name="T1965">- </text:span><text:span text:style-name="T1967">Что ты думаешь об этом? <text:s/>- </text:span><text:span text:style-name="T1968">спросила Флурри свою подругу.</text:span></text:p>
      <text:p text:style-name="P163"><text:span text:style-name="T1965">- </text:span><text:span text:style-name="T2007">Э</text:span><text:span text:style-name="T1969">то уже становиться очень интересным.</text:span></text:p>
      <text:p text:style-name="P164"><text:span text:style-name="T1965">- </text:span><text:span text:style-name="T1970">Да! Может Эмбер угрожает опасность и поэтому она решила уехать, чтобы </text:span><text:span text:style-name="T1971">не навлечь беду на нас!</text:span></text:p>
      <text:p text:style-name="P164"><text:span text:style-name="T1965">- </text:span><text:span text:style-name="T1972">Возможно. А что ты думаешь о грифоне Марбле?</text:span></text:p>
      <text:p text:style-name="P165"><text:span text:style-name="T1965">- </text:span><text:span text:style-name="T1972">Он интересный собеседник и очень надежный. <text:s/>Я немного с ним общалась, но в этом я смогла убедиться.</text:span></text:p>
      <text:p text:style-name="P166"><text:soft-page-break/><text:span text:style-name="T1965">- </text:span><text:span text:style-name="T1973">Он пропал, Флурри! И Эмбер тоже! </text:span><text:span text:style-name="T1974">Его попросили приглядеть за ней.</text:span></text:p>
      <text:p text:style-name="P167"><text:span text:style-name="T1965">- </text:span><text:span text:style-name="T1974">Значит здесь замешана темная магия!?</text:span></text:p>
      <text:p text:style-name="P167"><text:span text:style-name="T1965">- </text:span><text:span text:style-name="T1975">Все возможно, я чувствую, что скоро мы узнаем об этом.</text:span></text:p>
      <text:p text:style-name="P167"><text:span text:style-name="T1975"><text:tab/>Флурри</text:span><text:span text:style-name="T1965"><text:tab/> </text:span><text:span text:style-name="T1975">достала книгу и глянула туда ещё раз.</text:span></text:p>
      <text:p text:style-name="P167">- <text:span text:style-name="T1976">Думаешь она ответит? - </text:span><text:span text:style-name="T2009">спросила Лара, поглядывая в книгу.</text:span></text:p>
      <text:p text:style-name="P167">- <text:span text:style-name="T1976">Возможно нет, но я </text:span><text:span text:style-name="T2008">все равно </text:span><text:span text:style-name="T1976">напишу — </text:span><text:span text:style-name="T2010">ответила Флурри и </text:span><text:span text:style-name="T1976">дописала еще несколько строчек:</text:span></text:p>
      <text:p text:style-name="P167">«<text:span text:style-name="T1976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190"><text:tab/><text:span text:style-name="T674">Лара кивнула и они вместе зашли в кабинет по истории магии.</text:span></text:p>
      <text:p text:style-name="P218"/>
      <text:p text:style-name="P218"/>
      <text:p text:style-name="P218"/>
      <text:p text:style-name="P218"/>
      <text:p text:style-name="P218"/>
      <text:p text:style-name="P191"><text:soft-page-break/>19. <text:span text:style-name="T1605">Колокольчик Грог</text:span><text:span text:style-name="T1606">ара</text:span></text:p>
      <text:p text:style-name="P192">20. <text:span text:style-name="T1607">Темная пони</text:span></text:p>
      <text:p text:style-name="P1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5-21T10:25:31.863421732</dc:date>
    <meta:editing-duration>P1DT9H43M27S</meta:editing-duration>
    <meta:editing-cycles>3267</meta:editing-cycles>
    <meta:generator>LibreOffice/7.2.6.2$Linux_X86_64 LibreOffice_project/20$Build-2</meta:generator>
    <meta:document-statistic meta:table-count="0" meta:image-count="0" meta:object-count="0" meta:page-count="111" meta:paragraph-count="809" meta:word-count="13852" meta:character-count="85273" meta:non-whitespace-character-count="71581"/>
  </office:meta>
</office:document-meta>
</file>